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 Dat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arse matrix upd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CoeffRef</text:p>
          </table:table-cell>
          <table:table-cell office:value-type="string" calcext:value-type="string">
            <text:p>Triplets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Indice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31978" calcext:value-type="float">
            <text:p>0.00231978</text:p>
          </table:table-cell>
          <table:table-cell office:value-type="float" office:value="0.00208635" calcext:value-type="float">
            <text:p>0.00208635</text:p>
          </table:table-cell>
          <table:table-cell office:value-type="float" office:value="0.0106099" calcext:value-type="float">
            <text:p>0.0106099</text:p>
          </table:table-cell>
          <table:table-cell office:value-type="float" office:value="0.00015091" calcext:value-type="float">
            <text:p>0.00015091</text:p>
          </table:table-cell>
          <table:table-cell office:value-type="float" office:value="0.0002877" calcext:value-type="float">
            <text:p>0.000287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49989" calcext:value-type="float">
            <text:p>0.00449989</text:p>
          </table:table-cell>
          <table:table-cell office:value-type="float" office:value="0.00353899" calcext:value-type="float">
            <text:p>0.00353899</text:p>
          </table:table-cell>
          <table:table-cell office:value-type="float" office:value="0.021677" calcext:value-type="float">
            <text:p>0.021677</text:p>
          </table:table-cell>
          <table:table-cell office:value-type="float" office:value="0.00034391" calcext:value-type="float">
            <text:p>0.00034391</text:p>
          </table:table-cell>
          <table:table-cell office:value-type="float" office:value="0.00048767" calcext:value-type="float">
            <text:p>0.0004876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04474" calcext:value-type="float">
            <text:p>0.00704474</text:p>
          </table:table-cell>
          <table:table-cell office:value-type="float" office:value="0.00637256" calcext:value-type="float">
            <text:p>0.00637256</text:p>
          </table:table-cell>
          <table:table-cell office:value-type="float" office:value="0.0376993" calcext:value-type="float">
            <text:p>0.0376993</text:p>
          </table:table-cell>
          <table:table-cell office:value-type="float" office:value="0.0004491" calcext:value-type="float">
            <text:p>0.0004491</text:p>
          </table:table-cell>
          <table:table-cell office:value-type="float" office:value="0.00079037" calcext:value-type="float">
            <text:p>0.0007903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29958" calcext:value-type="float">
            <text:p>0.00929958</text:p>
          </table:table-cell>
          <table:table-cell office:value-type="float" office:value="0.00735692" calcext:value-type="float">
            <text:p>0.00735692</text:p>
          </table:table-cell>
          <table:table-cell office:value-type="float" office:value="0.0526536" calcext:value-type="float">
            <text:p>0.0526536</text:p>
          </table:table-cell>
          <table:table-cell office:value-type="float" office:value="0.00055944" calcext:value-type="float">
            <text:p>0.00055944</text:p>
          </table:table-cell>
          <table:table-cell office:value-type="float" office:value="0.00113448" calcext:value-type="float">
            <text:p>0.0011344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6377" calcext:value-type="float">
            <text:p>0.0116377</text:p>
          </table:table-cell>
          <table:table-cell office:value-type="float" office:value="0.00859478" calcext:value-type="float">
            <text:p>0.00859478</text:p>
          </table:table-cell>
          <table:table-cell office:value-type="float" office:value="0.0703914" calcext:value-type="float">
            <text:p>0.0703914</text:p>
          </table:table-cell>
          <table:table-cell office:value-type="float" office:value="0.00089903" calcext:value-type="float">
            <text:p>0.00089903</text:p>
          </table:table-cell>
          <table:table-cell office:value-type="float" office:value="0.00124301" calcext:value-type="float">
            <text:p>0.0012430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1438" calcext:value-type="float">
            <text:p>0.0141438</text:p>
          </table:table-cell>
          <table:table-cell office:value-type="float" office:value="0.0104107" calcext:value-type="float">
            <text:p>0.0104107</text:p>
          </table:table-cell>
          <table:table-cell office:value-type="float" office:value="0.0846759" calcext:value-type="float">
            <text:p>0.0846759</text:p>
          </table:table-cell>
          <table:table-cell office:value-type="float" office:value="0.00081884" calcext:value-type="float">
            <text:p>0.00081884</text:p>
          </table:table-cell>
          <table:table-cell office:value-type="float" office:value="0.0017071" calcext:value-type="float">
            <text:p>0.001707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66397" calcext:value-type="float">
            <text:p>0.0166397</text:p>
          </table:table-cell>
          <table:table-cell office:value-type="float" office:value="0.0112415" calcext:value-type="float">
            <text:p>0.0112415</text:p>
          </table:table-cell>
          <table:table-cell office:value-type="float" office:value="0.109272" calcext:value-type="float">
            <text:p>0.109272</text:p>
          </table:table-cell>
          <table:table-cell office:value-type="float" office:value="0.00138297" calcext:value-type="float">
            <text:p>0.00138297</text:p>
          </table:table-cell>
          <table:table-cell office:value-type="float" office:value="0.00177684" calcext:value-type="float">
            <text:p>0.0017768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8535" calcext:value-type="float">
            <text:p>0.0188535</text:p>
          </table:table-cell>
          <table:table-cell office:value-type="float" office:value="0.0131449" calcext:value-type="float">
            <text:p>0.0131449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0107214" calcext:value-type="float">
            <text:p>0.00107214</text:p>
          </table:table-cell>
          <table:table-cell office:value-type="float" office:value="0.00187699" calcext:value-type="float">
            <text:p>0.0018769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465" calcext:value-type="float">
            <text:p>0.021465</text:p>
          </table:table-cell>
          <table:table-cell office:value-type="float" office:value="0.0157603" calcext:value-type="float">
            <text:p>0.0157603</text:p>
          </table:table-cell>
          <table:table-cell office:value-type="float" office:value="0.155069" calcext:value-type="float">
            <text:p>0.155069</text:p>
          </table:table-cell>
          <table:table-cell office:value-type="float" office:value="0.0012082" calcext:value-type="float">
            <text:p>0.0012082</text:p>
          </table:table-cell>
          <table:table-cell office:value-type="float" office:value="0.00219748" calcext:value-type="float">
            <text:p>0.0021974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39105" calcext:value-type="float">
            <text:p>0.0239105</text:p>
          </table:table-cell>
          <table:table-cell office:value-type="float" office:value="0.0177489" calcext:value-type="float">
            <text:p>0.0177489</text:p>
          </table:table-cell>
          <table:table-cell office:value-type="float" office:value="0.179853" calcext:value-type="float">
            <text:p>0.179853</text:p>
          </table:table-cell>
          <table:table-cell office:value-type="float" office:value="0.00134759" calcext:value-type="float">
            <text:p>0.00134759</text:p>
          </table:table-cell>
          <table:table-cell office:value-type="float" office:value="0.00256443" calcext:value-type="float">
            <text:p>0.0025644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62851" calcext:value-type="float">
            <text:p>0.0262851</text:p>
          </table:table-cell>
          <table:table-cell office:value-type="float" office:value="0.0186255" calcext:value-type="float">
            <text:p>0.0186255</text:p>
          </table:table-cell>
          <table:table-cell office:value-type="float" office:value="0.207207" calcext:value-type="float">
            <text:p>0.207207</text:p>
          </table:table-cell>
          <table:table-cell office:value-type="float" office:value="0.00152823" calcext:value-type="float">
            <text:p>0.00152823</text:p>
          </table:table-cell>
          <table:table-cell office:value-type="float" office:value="0.00278647" calcext:value-type="float">
            <text:p>0.0027864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90861" calcext:value-type="float">
            <text:p>0.0290861</text:p>
          </table:table-cell>
          <table:table-cell office:value-type="float" office:value="0.0207208" calcext:value-type="float">
            <text:p>0.0207208</text:p>
          </table:table-cell>
          <table:table-cell office:value-type="float" office:value="0.236469" calcext:value-type="float">
            <text:p>0.236469</text:p>
          </table:table-cell>
          <table:table-cell office:value-type="float" office:value="0.00160452" calcext:value-type="float">
            <text:p>0.00160452</text:p>
          </table:table-cell>
          <table:table-cell office:value-type="float" office:value="0.00316873" calcext:value-type="float">
            <text:p>0.00316873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13301" calcext:value-type="float">
            <text:p>0.0313301</text:p>
          </table:table-cell>
          <table:table-cell office:value-type="float" office:value="0.0214212" calcext:value-type="float">
            <text:p>0.0214212</text:p>
          </table:table-cell>
          <table:table-cell office:value-type="float" office:value="0.264616" calcext:value-type="float">
            <text:p>0.264616</text:p>
          </table:table-cell>
          <table:table-cell office:value-type="float" office:value="0.00174181" calcext:value-type="float">
            <text:p>0.00174181</text:p>
          </table:table-cell>
          <table:table-cell office:value-type="float" office:value="0.00353109" calcext:value-type="float">
            <text:p>0.0035310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39209" calcext:value-type="float">
            <text:p>0.0339209</text:p>
          </table:table-cell>
          <table:table-cell office:value-type="float" office:value="0.0238161" calcext:value-type="float">
            <text:p>0.0238161</text:p>
          </table:table-cell>
          <table:table-cell office:value-type="float" office:value="0.296396" calcext:value-type="float">
            <text:p>0.296396</text:p>
          </table:table-cell>
          <table:table-cell office:value-type="float" office:value="0.00187914" calcext:value-type="float">
            <text:p>0.00187914</text:p>
          </table:table-cell>
          <table:table-cell office:value-type="float" office:value="0.003472" calcext:value-type="float">
            <text:p>0.00347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66425" calcext:value-type="float">
            <text:p>0.0366425</text:p>
          </table:table-cell>
          <table:table-cell office:value-type="float" office:value="0.0241017" calcext:value-type="float">
            <text:p>0.0241017</text:p>
          </table:table-cell>
          <table:table-cell office:value-type="float" office:value="0.326796" calcext:value-type="float">
            <text:p>0.326796</text:p>
          </table:table-cell>
          <table:table-cell office:value-type="float" office:value="0.0020044" calcext:value-type="float">
            <text:p>0.0020044</text:p>
          </table:table-cell>
          <table:table-cell office:value-type="float" office:value="0.00379139" calcext:value-type="float">
            <text:p>0.0037913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95034" calcext:value-type="float">
            <text:p>0.0395034</text:p>
          </table:table-cell>
          <table:table-cell office:value-type="float" office:value="0.0258883" calcext:value-type="float">
            <text:p>0.0258883</text:p>
          </table:table-cell>
          <table:table-cell office:value-type="float" office:value="0.372438" calcext:value-type="float">
            <text:p>0.372438</text:p>
          </table:table-cell>
          <table:table-cell office:value-type="float" office:value="0.00220853" calcext:value-type="float">
            <text:p>0.00220853</text:p>
          </table:table-cell>
          <table:table-cell office:value-type="float" office:value="0.00402432" calcext:value-type="float">
            <text:p>0.0040243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13416" calcext:value-type="float">
            <text:p>0.0413416</text:p>
          </table:table-cell>
          <table:table-cell office:value-type="float" office:value="0.0283533" calcext:value-type="float">
            <text:p>0.0283533</text:p>
          </table:table-cell>
          <table:table-cell office:value-type="float" office:value="0.403124" calcext:value-type="float">
            <text:p>0.403124</text:p>
          </table:table-cell>
          <table:table-cell office:value-type="float" office:value="0.00255481" calcext:value-type="float">
            <text:p>0.00255481</text:p>
          </table:table-cell>
          <table:table-cell office:value-type="float" office:value="0.00505256" calcext:value-type="float">
            <text:p>0.0050525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36276" calcext:value-type="float">
            <text:p>0.0436276</text:p>
          </table:table-cell>
          <table:table-cell office:value-type="float" office:value="0.0305286" calcext:value-type="float">
            <text:p>0.0305286</text:p>
          </table:table-cell>
          <table:table-cell office:value-type="float" office:value="0.454395" calcext:value-type="float">
            <text:p>0.454395</text:p>
          </table:table-cell>
          <table:table-cell office:value-type="float" office:value="0.00289898" calcext:value-type="float">
            <text:p>0.00289898</text:p>
          </table:table-cell>
          <table:table-cell office:value-type="float" office:value="0.00461403" calcext:value-type="float">
            <text:p>0.0046140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72695" calcext:value-type="float">
            <text:p>0.0472695</text:p>
          </table:table-cell>
          <table:table-cell office:value-type="float" office:value="0.0318534" calcext:value-type="float">
            <text:p>0.0318534</text:p>
          </table:table-cell>
          <table:table-cell office:value-type="float" office:value="0.49378" calcext:value-type="float">
            <text:p>0.49378</text:p>
          </table:table-cell>
          <table:table-cell office:value-type="float" office:value="0.00371508" calcext:value-type="float">
            <text:p>0.00371508</text:p>
          </table:table-cell>
          <table:table-cell office:value-type="float" office:value="0.00485425" calcext:value-type="float">
            <text:p>0.0048542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93805" calcext:value-type="float">
            <text:p>0.0493805</text:p>
          </table:table-cell>
          <table:table-cell office:value-type="float" office:value="0.0343817" calcext:value-type="float">
            <text:p>0.0343817</text:p>
          </table:table-cell>
          <table:table-cell office:value-type="float" office:value="0.529039" calcext:value-type="float">
            <text:p>0.529039</text:p>
          </table:table-cell>
          <table:table-cell office:value-type="float" office:value="0.00326376" calcext:value-type="float">
            <text:p>0.00326376</text:p>
          </table:table-cell>
          <table:table-cell office:value-type="float" office:value="0.00515049" calcext:value-type="float">
            <text:p>0.0051504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28897" calcext:value-type="float">
            <text:p>0.0528897</text:p>
          </table:table-cell>
          <table:table-cell office:value-type="float" office:value="0.0365706" calcext:value-type="float">
            <text:p>0.0365706</text:p>
          </table:table-cell>
          <table:table-cell office:value-type="float" office:value="0.587206" calcext:value-type="float">
            <text:p>0.587206</text:p>
          </table:table-cell>
          <table:table-cell office:value-type="float" office:value="0.00372019" calcext:value-type="float">
            <text:p>0.00372019</text:p>
          </table:table-cell>
          <table:table-cell office:value-type="float" office:value="0.00557959" calcext:value-type="float">
            <text:p>0.0055795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56456" calcext:value-type="float">
            <text:p>0.0556456</text:p>
          </table:table-cell>
          <table:table-cell office:value-type="float" office:value="0.0366329" calcext:value-type="float">
            <text:p>0.0366329</text:p>
          </table:table-cell>
          <table:table-cell office:value-type="float" office:value="0.614628" calcext:value-type="float">
            <text:p>0.614628</text:p>
          </table:table-cell>
          <table:table-cell office:value-type="float" office:value="0.00395948" calcext:value-type="float">
            <text:p>0.00395948</text:p>
          </table:table-cell>
          <table:table-cell office:value-type="float" office:value="0.00601512" calcext:value-type="float">
            <text:p>0.0060151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85567" calcext:value-type="float">
            <text:p>0.0585567</text:p>
          </table:table-cell>
          <table:table-cell office:value-type="float" office:value="0.0402217" calcext:value-type="float">
            <text:p>0.0402217</text:p>
          </table:table-cell>
          <table:table-cell office:value-type="float" office:value="0.667377" calcext:value-type="float">
            <text:p>0.667377</text:p>
          </table:table-cell>
          <table:table-cell office:value-type="float" office:value="0.00361282" calcext:value-type="float">
            <text:p>0.00361282</text:p>
          </table:table-cell>
          <table:table-cell office:value-type="float" office:value="0.00619925" calcext:value-type="float">
            <text:p>0.0061992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10477" calcext:value-type="float">
            <text:p>0.0610477</text:p>
          </table:table-cell>
          <table:table-cell office:value-type="float" office:value="0.0416172" calcext:value-type="float">
            <text:p>0.0416172</text:p>
          </table:table-cell>
          <table:table-cell office:value-type="float" office:value="0.713079" calcext:value-type="float">
            <text:p>0.713079</text:p>
          </table:table-cell>
          <table:table-cell office:value-type="float" office:value="0.00528372" calcext:value-type="float">
            <text:p>0.00528372</text:p>
          </table:table-cell>
          <table:table-cell office:value-type="float" office:value="0.00651402" calcext:value-type="float">
            <text:p>0.0065140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4149" calcext:value-type="float">
            <text:p>0.064149</text:p>
          </table:table-cell>
          <table:table-cell office:value-type="float" office:value="0.0423409" calcext:value-type="float">
            <text:p>0.0423409</text:p>
          </table:table-cell>
          <table:table-cell office:value-type="float" office:value="0.75971" calcext:value-type="float">
            <text:p>0.75971</text:p>
          </table:table-cell>
          <table:table-cell office:value-type="float" office:value="0.00386481" calcext:value-type="float">
            <text:p>0.00386481</text:p>
          </table:table-cell>
          <table:table-cell office:value-type="float" office:value="0.00775688" calcext:value-type="float">
            <text:p>0.00775688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68199" calcext:value-type="float">
            <text:p>0.068199</text:p>
          </table:table-cell>
          <table:table-cell office:value-type="float" office:value="0.0436384" calcext:value-type="float">
            <text:p>0.0436384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00430764" calcext:value-type="float">
            <text:p>0.00430764</text:p>
          </table:table-cell>
          <table:table-cell office:value-type="float" office:value="0.00696064" calcext:value-type="float">
            <text:p>0.0069606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00967" calcext:value-type="float">
            <text:p>0.0700967</text:p>
          </table:table-cell>
          <table:table-cell office:value-type="float" office:value="0.0465297" calcext:value-type="float">
            <text:p>0.0465297</text:p>
          </table:table-cell>
          <table:table-cell office:value-type="float" office:value="0.872599" calcext:value-type="float">
            <text:p>0.872599</text:p>
          </table:table-cell>
          <table:table-cell office:value-type="float" office:value="0.00448053" calcext:value-type="float">
            <text:p>0.00448053</text:p>
          </table:table-cell>
          <table:table-cell office:value-type="float" office:value="0.00735459" calcext:value-type="float">
            <text:p>0.0073545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737441" calcext:value-type="float">
            <text:p>0.0737441</text:p>
          </table:table-cell>
          <table:table-cell office:value-type="float" office:value="0.0466277" calcext:value-type="float">
            <text:p>0.0466277</text:p>
          </table:table-cell>
          <table:table-cell office:value-type="float" office:value="0.930906" calcext:value-type="float">
            <text:p>0.930906</text:p>
          </table:table-cell>
          <table:table-cell office:value-type="float" office:value="0.00550388" calcext:value-type="float">
            <text:p>0.00550388</text:p>
          </table:table-cell>
          <table:table-cell office:value-type="float" office:value="0.00749267" calcext:value-type="float">
            <text:p>0.00749267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764402" calcext:value-type="float">
            <text:p>0.0764402</text:p>
          </table:table-cell>
          <table:table-cell office:value-type="float" office:value="0.0482489" calcext:value-type="float">
            <text:p>0.0482489</text:p>
          </table:table-cell>
          <table:table-cell office:value-type="float" office:value="1.00143" calcext:value-type="float">
            <text:p>1.00143</text:p>
          </table:table-cell>
          <table:table-cell office:value-type="float" office:value="0.00540053" calcext:value-type="float">
            <text:p>0.00540053</text:p>
          </table:table-cell>
          <table:table-cell office:value-type="float" office:value="0.00942602" calcext:value-type="float">
            <text:p>0.0094260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89786" calcext:value-type="float">
            <text:p>0.0789786</text:p>
          </table:table-cell>
          <table:table-cell office:value-type="float" office:value="0.0493684" calcext:value-type="float">
            <text:p>0.0493684</text:p>
          </table:table-cell>
          <table:table-cell office:value-type="float" office:value="1.04257" calcext:value-type="float">
            <text:p>1.04257</text:p>
          </table:table-cell>
          <table:table-cell office:value-type="float" office:value="0.00547745" calcext:value-type="float">
            <text:p>0.00547745</text:p>
          </table:table-cell>
          <table:table-cell office:value-type="float" office:value="0.00819436" calcext:value-type="float">
            <text:p>0.00819436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826811" calcext:value-type="float">
            <text:p>0.0826811</text:p>
          </table:table-cell>
          <table:table-cell office:value-type="float" office:value="0.0515457" calcext:value-type="float">
            <text:p>0.0515457</text:p>
          </table:table-cell>
          <table:table-cell office:value-type="float" office:value="1.1009" calcext:value-type="float">
            <text:p>1.1009</text:p>
          </table:table-cell>
          <table:table-cell office:value-type="float" office:value="0.00569515" calcext:value-type="float">
            <text:p>0.00569515</text:p>
          </table:table-cell>
          <table:table-cell office:value-type="float" office:value="0.008372" calcext:value-type="float">
            <text:p>0.008372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864354" calcext:value-type="float">
            <text:p>0.0864354</text:p>
          </table:table-cell>
          <table:table-cell office:value-type="float" office:value="0.0528978" calcext:value-type="float">
            <text:p>0.0528978</text:p>
          </table:table-cell>
          <table:table-cell office:value-type="float" office:value="1.17215" calcext:value-type="float">
            <text:p>1.17215</text:p>
          </table:table-cell>
          <table:table-cell office:value-type="float" office:value="0.00636128" calcext:value-type="float">
            <text:p>0.00636128</text:p>
          </table:table-cell>
          <table:table-cell office:value-type="float" office:value="0.0088612" calcext:value-type="float">
            <text:p>0.008861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92722" calcext:value-type="float">
            <text:p>0.0892722</text:p>
          </table:table-cell>
          <table:table-cell office:value-type="float" office:value="0.0554392" calcext:value-type="float">
            <text:p>0.0554392</text:p>
          </table:table-cell>
          <table:table-cell office:value-type="float" office:value="1.22605" calcext:value-type="float">
            <text:p>1.22605</text:p>
          </table:table-cell>
          <table:table-cell office:value-type="float" office:value="0.0064888" calcext:value-type="float">
            <text:p>0.0064888</text:p>
          </table:table-cell>
          <table:table-cell office:value-type="float" office:value="0.00943098" calcext:value-type="float">
            <text:p>0.0094309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929488" calcext:value-type="float">
            <text:p>0.0929488</text:p>
          </table:table-cell>
          <table:table-cell office:value-type="float" office:value="0.05846" calcext:value-type="float">
            <text:p>0.05846</text:p>
          </table:table-cell>
          <table:table-cell office:value-type="float" office:value="1.2864" calcext:value-type="float">
            <text:p>1.2864</text:p>
          </table:table-cell>
          <table:table-cell office:value-type="float" office:value="0.00663737" calcext:value-type="float">
            <text:p>0.00663737</text:p>
          </table:table-cell>
          <table:table-cell office:value-type="float" office:value="0.00945801" calcext:value-type="float">
            <text:p>0.0094580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948643" calcext:value-type="float">
            <text:p>0.0948643</text:p>
          </table:table-cell>
          <table:table-cell office:value-type="float" office:value="0.0574125" calcext:value-type="float">
            <text:p>0.0574125</text:p>
          </table:table-cell>
          <table:table-cell office:value-type="float" office:value="1.36708" calcext:value-type="float">
            <text:p>1.36708</text:p>
          </table:table-cell>
          <table:table-cell office:value-type="float" office:value="0.00664711" calcext:value-type="float">
            <text:p>0.00664711</text:p>
          </table:table-cell>
          <table:table-cell office:value-type="float" office:value="0.00975801" calcext:value-type="float">
            <text:p>0.0097580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995344" calcext:value-type="float">
            <text:p>0.0995344</text:p>
          </table:table-cell>
          <table:table-cell office:value-type="float" office:value="0.0587899" calcext:value-type="float">
            <text:p>0.0587899</text:p>
          </table:table-cell>
          <table:table-cell office:value-type="float" office:value="1.43021" calcext:value-type="float">
            <text:p>1.43021</text:p>
          </table:table-cell>
          <table:table-cell office:value-type="float" office:value="0.00672677" calcext:value-type="float">
            <text:p>0.00672677</text:p>
          </table:table-cell>
          <table:table-cell office:value-type="float" office:value="0.0100819" calcext:value-type="float">
            <text:p>0.010081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03099" calcext:value-type="float">
            <text:p>0.103099</text:p>
          </table:table-cell>
          <table:table-cell office:value-type="float" office:value="0.060534" calcext:value-type="float">
            <text:p>0.060534</text:p>
          </table:table-cell>
          <table:table-cell office:value-type="float" office:value="1.49157" calcext:value-type="float">
            <text:p>1.49157</text:p>
          </table:table-cell>
          <table:table-cell office:value-type="float" office:value="0.00717944" calcext:value-type="float">
            <text:p>0.00717944</text:p>
          </table:table-cell>
          <table:table-cell office:value-type="float" office:value="0.0105382" calcext:value-type="float">
            <text:p>0.010538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05834" calcext:value-type="float">
            <text:p>0.105834</text:p>
          </table:table-cell>
          <table:table-cell office:value-type="float" office:value="0.0618495" calcext:value-type="float">
            <text:p>0.0618495</text:p>
          </table:table-cell>
          <table:table-cell office:value-type="float" office:value="1.56954" calcext:value-type="float">
            <text:p>1.56954</text:p>
          </table:table-cell>
          <table:table-cell office:value-type="float" office:value="0.0074029" calcext:value-type="float">
            <text:p>0.0074029</text:p>
          </table:table-cell>
          <table:table-cell office:value-type="float" office:value="0.0107351" calcext:value-type="float">
            <text:p>0.010735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8678" calcext:value-type="float">
            <text:p>0.108678</text:p>
          </table:table-cell>
          <table:table-cell office:value-type="float" office:value="0.0658819" calcext:value-type="float">
            <text:p>0.0658819</text:p>
          </table:table-cell>
          <table:table-cell office:value-type="float" office:value="1.64949" calcext:value-type="float">
            <text:p>1.64949</text:p>
          </table:table-cell>
          <table:table-cell office:value-type="float" office:value="0.00790925" calcext:value-type="float">
            <text:p>0.00790925</text:p>
          </table:table-cell>
          <table:table-cell office:value-type="float" office:value="0.0120328" calcext:value-type="float">
            <text:p>0.012032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11299" calcext:value-type="float">
            <text:p>0.111299</text:p>
          </table:table-cell>
          <table:table-cell office:value-type="float" office:value="0.0659314" calcext:value-type="float">
            <text:p>0.0659314</text:p>
          </table:table-cell>
          <table:table-cell office:value-type="float" office:value="1.72231" calcext:value-type="float">
            <text:p>1.72231</text:p>
          </table:table-cell>
          <table:table-cell office:value-type="float" office:value="0.00727481" calcext:value-type="float">
            <text:p>0.00727481</text:p>
          </table:table-cell>
          <table:table-cell office:value-type="float" office:value="0.0112667" calcext:value-type="float">
            <text:p>0.01126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1607" calcext:value-type="float">
            <text:p>0.11607</text:p>
          </table:table-cell>
          <table:table-cell office:value-type="float" office:value="0.0675464" calcext:value-type="float">
            <text:p>0.0675464</text:p>
          </table:table-cell>
          <table:table-cell office:value-type="float" office:value="1.81952" calcext:value-type="float">
            <text:p>1.81952</text:p>
          </table:table-cell>
          <table:table-cell office:value-type="float" office:value="0.00892312" calcext:value-type="float">
            <text:p>0.00892312</text:p>
          </table:table-cell>
          <table:table-cell office:value-type="float" office:value="0.0117284" calcext:value-type="float">
            <text:p>0.0117284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19077" calcext:value-type="float">
            <text:p>0.119077</text:p>
          </table:table-cell>
          <table:table-cell office:value-type="float" office:value="0.0682243" calcext:value-type="float">
            <text:p>0.0682243</text:p>
          </table:table-cell>
          <table:table-cell office:value-type="float" office:value="1.87525" calcext:value-type="float">
            <text:p>1.87525</text:p>
          </table:table-cell>
          <table:table-cell office:value-type="float" office:value="0.00798027" calcext:value-type="float">
            <text:p>0.00798027</text:p>
          </table:table-cell>
          <table:table-cell office:value-type="float" office:value="0.0119105" calcext:value-type="float">
            <text:p>0.011910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22384" calcext:value-type="float">
            <text:p>0.122384</text:p>
          </table:table-cell>
          <table:table-cell office:value-type="float" office:value="0.0701204" calcext:value-type="float">
            <text:p>0.0701204</text:p>
          </table:table-cell>
          <table:table-cell office:value-type="float" office:value="1.95277" calcext:value-type="float">
            <text:p>1.95277</text:p>
          </table:table-cell>
          <table:table-cell office:value-type="float" office:value="0.00887244" calcext:value-type="float">
            <text:p>0.00887244</text:p>
          </table:table-cell>
          <table:table-cell office:value-type="float" office:value="0.0122763" calcext:value-type="float">
            <text:p>0.012276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5619" calcext:value-type="float">
            <text:p>0.125619</text:p>
          </table:table-cell>
          <table:table-cell office:value-type="float" office:value="0.0715758" calcext:value-type="float">
            <text:p>0.0715758</text:p>
          </table:table-cell>
          <table:table-cell office:value-type="float" office:value="2.05367" calcext:value-type="float">
            <text:p>2.05367</text:p>
          </table:table-cell>
          <table:table-cell office:value-type="float" office:value="0.00878466" calcext:value-type="float">
            <text:p>0.00878466</text:p>
          </table:table-cell>
          <table:table-cell office:value-type="float" office:value="0.0123139" calcext:value-type="float">
            <text:p>0.0123139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9194" calcext:value-type="float">
            <text:p>0.129194</text:p>
          </table:table-cell>
          <table:table-cell office:value-type="float" office:value="0.0735733" calcext:value-type="float">
            <text:p>0.0735733</text:p>
          </table:table-cell>
          <table:table-cell office:value-type="float" office:value="2.15015" calcext:value-type="float">
            <text:p>2.15015</text:p>
          </table:table-cell>
          <table:table-cell office:value-type="float" office:value="0.00990211" calcext:value-type="float">
            <text:p>0.00990211</text:p>
          </table:table-cell>
          <table:table-cell office:value-type="float" office:value="0.0131596" calcext:value-type="float">
            <text:p>0.0131596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287" calcext:value-type="float">
            <text:p>0.13287</text:p>
          </table:table-cell>
          <table:table-cell office:value-type="float" office:value="0.0730237" calcext:value-type="float">
            <text:p>0.0730237</text:p>
          </table:table-cell>
          <table:table-cell office:value-type="float" office:value="2.22343" calcext:value-type="float">
            <text:p>2.22343</text:p>
          </table:table-cell>
          <table:table-cell office:value-type="float" office:value="0.00889658" calcext:value-type="float">
            <text:p>0.00889658</text:p>
          </table:table-cell>
          <table:table-cell office:value-type="float" office:value="0.0128632" calcext:value-type="float">
            <text:p>0.012863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36557" calcext:value-type="float">
            <text:p>0.136557</text:p>
          </table:table-cell>
          <table:table-cell office:value-type="float" office:value="0.0754744" calcext:value-type="float">
            <text:p>0.0754744</text:p>
          </table:table-cell>
          <table:table-cell office:value-type="float" office:value="2.31893" calcext:value-type="float">
            <text:p>2.31893</text:p>
          </table:table-cell>
          <table:table-cell office:value-type="float" office:value="0.00926316" calcext:value-type="float">
            <text:p>0.00926316</text:p>
          </table:table-cell>
          <table:table-cell office:value-type="float" office:value="0.0154068" calcext:value-type="float">
            <text:p>0.0154068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39914" calcext:value-type="float">
            <text:p>0.139914</text:p>
          </table:table-cell>
          <table:table-cell office:value-type="float" office:value="0.0779487" calcext:value-type="float">
            <text:p>0.0779487</text:p>
          </table:table-cell>
          <table:table-cell office:value-type="float" office:value="2.37824" calcext:value-type="float">
            <text:p>2.37824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139013" calcext:value-type="float">
            <text:p>0.013901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3452" calcext:value-type="float">
            <text:p>0.143452</text:p>
          </table:table-cell>
          <table:table-cell office:value-type="float" office:value="0.0793531" calcext:value-type="float">
            <text:p>0.0793531</text:p>
          </table:table-cell>
          <table:table-cell office:value-type="float" office:value="2.46434" calcext:value-type="float">
            <text:p>2.46434</text:p>
          </table:table-cell>
          <table:table-cell office:value-type="float" office:value="0.0106315" calcext:value-type="float">
            <text:p>0.0106315</text:p>
          </table:table-cell>
          <table:table-cell office:value-type="float" office:value="0.0141046" calcext:value-type="float">
            <text:p>0.0141046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47466" calcext:value-type="float">
            <text:p>0.147466</text:p>
          </table:table-cell>
          <table:table-cell office:value-type="float" office:value="0.0793507" calcext:value-type="float">
            <text:p>0.0793507</text:p>
          </table:table-cell>
          <table:table-cell office:value-type="float" office:value="2.58145" calcext:value-type="float">
            <text:p>2.58145</text:p>
          </table:table-cell>
          <table:table-cell office:value-type="float" office:value="0.00999011" calcext:value-type="float">
            <text:p>0.00999011</text:p>
          </table:table-cell>
          <table:table-cell office:value-type="float" office:value="0.0143547" calcext:value-type="float">
            <text:p>0.0143547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49911" calcext:value-type="float">
            <text:p>0.149911</text:p>
          </table:table-cell>
          <table:table-cell office:value-type="float" office:value="0.0814257" calcext:value-type="float">
            <text:p>0.0814257</text:p>
          </table:table-cell>
          <table:table-cell office:value-type="float" office:value="2.6517" calcext:value-type="float">
            <text:p>2.6517</text:p>
          </table:table-cell>
          <table:table-cell office:value-type="float" office:value="0.0114999" calcext:value-type="float">
            <text:p>0.0114999</text:p>
          </table:table-cell>
          <table:table-cell office:value-type="float" office:value="0.0145875" calcext:value-type="float">
            <text:p>0.0145875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54486" calcext:value-type="float">
            <text:p>0.154486</text:p>
          </table:table-cell>
          <table:table-cell office:value-type="float" office:value="0.0857275" calcext:value-type="float">
            <text:p>0.0857275</text:p>
          </table:table-cell>
          <table:table-cell office:value-type="float" office:value="2.72835" calcext:value-type="float">
            <text:p>2.72835</text:p>
          </table:table-cell>
          <table:table-cell office:value-type="float" office:value="0.0108001" calcext:value-type="float">
            <text:p>0.0108001</text:p>
          </table:table-cell>
          <table:table-cell office:value-type="float" office:value="0.0153507" calcext:value-type="float">
            <text:p>0.0153507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58403" calcext:value-type="float">
            <text:p>0.158403</text:p>
          </table:table-cell>
          <table:table-cell office:value-type="float" office:value="0.0886612" calcext:value-type="float">
            <text:p>0.0886612</text:p>
          </table:table-cell>
          <table:table-cell office:value-type="float" office:value="2.89357" calcext:value-type="float">
            <text:p>2.89357</text:p>
          </table:table-cell>
          <table:table-cell office:value-type="float" office:value="0.0103997" calcext:value-type="float">
            <text:p>0.0103997</text:p>
          </table:table-cell>
          <table:table-cell office:value-type="float" office:value="0.0179893" calcext:value-type="float">
            <text:p>0.017989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62143" calcext:value-type="float">
            <text:p>0.162143</text:p>
          </table:table-cell>
          <table:table-cell office:value-type="float" office:value="0.0887046" calcext:value-type="float">
            <text:p>0.0887046</text:p>
          </table:table-cell>
          <table:table-cell office:value-type="float" office:value="2.94227" calcext:value-type="float">
            <text:p>2.94227</text:p>
          </table:table-cell>
          <table:table-cell office:value-type="float" office:value="0.0121841" calcext:value-type="float">
            <text:p>0.0121841</text:p>
          </table:table-cell>
          <table:table-cell office:value-type="float" office:value="0.0181001" calcext:value-type="float">
            <text:p>0.0181001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66522" calcext:value-type="float">
            <text:p>0.166522</text:p>
          </table:table-cell>
          <table:table-cell office:value-type="float" office:value="0.0877785" calcext:value-type="float">
            <text:p>0.0877785</text:p>
          </table:table-cell>
          <table:table-cell office:value-type="float" office:value="3.07429" calcext:value-type="float">
            <text:p>3.07429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158466" calcext:value-type="float">
            <text:p>0.0158466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69564" calcext:value-type="float">
            <text:p>0.169564</text:p>
          </table:table-cell>
          <table:table-cell office:value-type="float" office:value="0.0912885" calcext:value-type="float">
            <text:p>0.0912885</text:p>
          </table:table-cell>
          <table:table-cell office:value-type="float" office:value="3.2356" calcext:value-type="float">
            <text:p>3.2356</text:p>
          </table:table-cell>
          <table:table-cell office:value-type="float" office:value="0.0127628" calcext:value-type="float">
            <text:p>0.0127628</text:p>
          </table:table-cell>
          <table:table-cell office:value-type="float" office:value="0.0188742" calcext:value-type="float">
            <text:p>0.018874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73238" calcext:value-type="float">
            <text:p>0.173238</text:p>
          </table:table-cell>
          <table:table-cell office:value-type="float" office:value="0.0928" calcext:value-type="float">
            <text:p>0.0928</text:p>
          </table:table-cell>
          <table:table-cell office:value-type="float" office:value="3.23684" calcext:value-type="float">
            <text:p>3.23684</text:p>
          </table:table-cell>
          <table:table-cell office:value-type="float" office:value="0.0109458" calcext:value-type="float">
            <text:p>0.0109458</text:p>
          </table:table-cell>
          <table:table-cell office:value-type="float" office:value="0.0166821" calcext:value-type="float">
            <text:p>0.016682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78131" calcext:value-type="float">
            <text:p>0.178131</text:p>
          </table:table-cell>
          <table:table-cell office:value-type="float" office:value="0.0946123" calcext:value-type="float">
            <text:p>0.0946123</text:p>
          </table:table-cell>
          <table:table-cell office:value-type="float" office:value="3.33291" calcext:value-type="float">
            <text:p>3.33291</text:p>
          </table:table-cell>
          <table:table-cell office:value-type="float" office:value="0.0117961" calcext:value-type="float">
            <text:p>0.0117961</text:p>
          </table:table-cell>
          <table:table-cell office:value-type="float" office:value="0.0193372" calcext:value-type="float">
            <text:p>0.0193372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78812" calcext:value-type="float">
            <text:p>0.178812</text:p>
          </table:table-cell>
          <table:table-cell office:value-type="float" office:value="0.0933301" calcext:value-type="float">
            <text:p>0.0933301</text:p>
          </table:table-cell>
          <table:table-cell office:value-type="float" office:value="3.45477" calcext:value-type="float">
            <text:p>3.45477</text:p>
          </table:table-cell>
          <table:table-cell office:value-type="float" office:value="0.0120159" calcext:value-type="float">
            <text:p>0.0120159</text:p>
          </table:table-cell>
          <table:table-cell office:value-type="float" office:value="0.0170195" calcext:value-type="float">
            <text:p>0.017019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98752" calcext:value-type="float">
            <text:p>0.198752</text:p>
          </table:table-cell>
          <table:table-cell office:value-type="float" office:value="0.0935706" calcext:value-type="float">
            <text:p>0.0935706</text:p>
          </table:table-cell>
          <table:table-cell office:value-type="float" office:value="3.62048" calcext:value-type="float">
            <text:p>3.62048</text:p>
          </table:table-cell>
          <table:table-cell office:value-type="float" office:value="0.0128628" calcext:value-type="float">
            <text:p>0.0128628</text:p>
          </table:table-cell>
          <table:table-cell office:value-type="float" office:value="0.0175687" calcext:value-type="float">
            <text:p>0.017568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0.0965407" calcext:value-type="float">
            <text:p>0.0965407</text:p>
          </table:table-cell>
          <table:table-cell office:value-type="float" office:value="3.70972" calcext:value-type="float">
            <text:p>3.70972</text:p>
          </table:table-cell>
          <table:table-cell office:value-type="float" office:value="0.0131145" calcext:value-type="float">
            <text:p>0.0131145</text:p>
          </table:table-cell>
          <table:table-cell office:value-type="float" office:value="0.0178033" calcext:value-type="float">
            <text:p>0.0178033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92372" calcext:value-type="float">
            <text:p>0.192372</text:p>
          </table:table-cell>
          <table:table-cell office:value-type="float" office:value="0.0980687" calcext:value-type="float">
            <text:p>0.0980687</text:p>
          </table:table-cell>
          <table:table-cell office:value-type="float" office:value="3.80271" calcext:value-type="float">
            <text:p>3.80271</text:p>
          </table:table-cell>
          <table:table-cell office:value-type="float" office:value="0.0128548" calcext:value-type="float">
            <text:p>0.0128548</text:p>
          </table:table-cell>
          <table:table-cell office:value-type="float" office:value="0.0188581" calcext:value-type="float">
            <text:p>0.0188581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94141" calcext:value-type="float">
            <text:p>0.194141</text:p>
          </table:table-cell>
          <table:table-cell office:value-type="float" office:value="0.104914" calcext:value-type="float">
            <text:p>0.104914</text:p>
          </table:table-cell>
          <table:table-cell office:value-type="float" office:value="3.94457" calcext:value-type="float">
            <text:p>3.94457</text:p>
          </table:table-cell>
          <table:table-cell office:value-type="float" office:value="0.0139132" calcext:value-type="float">
            <text:p>0.0139132</text:p>
          </table:table-cell>
          <table:table-cell office:value-type="float" office:value="0.018345" calcext:value-type="float">
            <text:p>0.018345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9924" calcext:value-type="float">
            <text:p>0.19924</text:p>
          </table:table-cell>
          <table:table-cell office:value-type="float" office:value="0.103767" calcext:value-type="float">
            <text:p>0.103767</text:p>
          </table:table-cell>
          <table:table-cell office:value-type="float" office:value="4.05409" calcext:value-type="float">
            <text:p>4.05409</text:p>
          </table:table-cell>
          <table:table-cell office:value-type="float" office:value="0.0138357" calcext:value-type="float">
            <text:p>0.0138357</text:p>
          </table:table-cell>
          <table:table-cell office:value-type="float" office:value="0.0185795" calcext:value-type="float">
            <text:p>0.018579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06485" calcext:value-type="float">
            <text:p>0.206485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4.22104" calcext:value-type="float">
            <text:p>4.22104</text:p>
          </table:table-cell>
          <table:table-cell office:value-type="float" office:value="0.014602" calcext:value-type="float">
            <text:p>0.014602</text:p>
          </table:table-cell>
          <table:table-cell office:value-type="float" office:value="0.0191894" calcext:value-type="float">
            <text:p>0.0191894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09241" calcext:value-type="float">
            <text:p>0.209241</text:p>
          </table:table-cell>
          <table:table-cell office:value-type="float" office:value="0.109078" calcext:value-type="float">
            <text:p>0.109078</text:p>
          </table:table-cell>
          <table:table-cell office:value-type="float" office:value="4.2976" calcext:value-type="float">
            <text:p>4.2976</text:p>
          </table:table-cell>
          <table:table-cell office:value-type="float" office:value="0.0146744" calcext:value-type="float">
            <text:p>0.0146744</text:p>
          </table:table-cell>
          <table:table-cell office:value-type="float" office:value="0.0193973" calcext:value-type="float">
            <text:p>0.0193973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12779" calcext:value-type="float">
            <text:p>0.212779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4.39572" calcext:value-type="float">
            <text:p>4.39572</text:p>
          </table:table-cell>
          <table:table-cell office:value-type="float" office:value="0.0144489" calcext:value-type="float">
            <text:p>0.0144489</text:p>
          </table:table-cell>
          <table:table-cell office:value-type="float" office:value="0.0197957" calcext:value-type="float">
            <text:p>0.0197957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16918" calcext:value-type="float">
            <text:p>0.216918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4.55577" calcext:value-type="float">
            <text:p>4.55577</text:p>
          </table:table-cell>
          <table:table-cell office:value-type="float" office:value="0.014319" calcext:value-type="float">
            <text:p>0.014319</text:p>
          </table:table-cell>
          <table:table-cell office:value-type="float" office:value="0.0197061" calcext:value-type="float">
            <text:p>0.0197061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21564" calcext:value-type="float">
            <text:p>0.221564</text:p>
          </table:table-cell>
          <table:table-cell office:value-type="float" office:value="0.110571" calcext:value-type="float">
            <text:p>0.110571</text:p>
          </table:table-cell>
          <table:table-cell office:value-type="float" office:value="4.71734" calcext:value-type="float">
            <text:p>4.71734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0.0202735" calcext:value-type="float">
            <text:p>0.020273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26179" calcext:value-type="float">
            <text:p>0.226179</text:p>
          </table:table-cell>
          <table:table-cell office:value-type="float" office:value="0.111449" calcext:value-type="float">
            <text:p>0.111449</text:p>
          </table:table-cell>
          <table:table-cell office:value-type="float" office:value="4.82244" calcext:value-type="float">
            <text:p>4.82244</text:p>
          </table:table-cell>
          <table:table-cell office:value-type="float" office:value="0.0133868" calcext:value-type="float">
            <text:p>0.0133868</text:p>
          </table:table-cell>
          <table:table-cell office:value-type="float" office:value="0.0205885" calcext:value-type="float">
            <text:p>0.0205885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112958" calcext:value-type="float">
            <text:p>0.112958</text:p>
          </table:table-cell>
          <table:table-cell office:value-type="float" office:value="4.83814" calcext:value-type="float">
            <text:p>4.83814</text:p>
          </table:table-cell>
          <table:table-cell office:value-type="float" office:value="0.0158143" calcext:value-type="float">
            <text:p>0.0158143</text:p>
          </table:table-cell>
          <table:table-cell office:value-type="float" office:value="0.0209159" calcext:value-type="float">
            <text:p>0.0209159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34868" calcext:value-type="float">
            <text:p>0.234868</text:p>
          </table:table-cell>
          <table:table-cell office:value-type="float" office:value="0.114321" calcext:value-type="float">
            <text:p>0.114321</text:p>
          </table:table-cell>
          <table:table-cell office:value-type="float" office:value="5.05126" calcext:value-type="float">
            <text:p>5.05126</text:p>
          </table:table-cell>
          <table:table-cell office:value-type="float" office:value="0.0146286" calcext:value-type="float">
            <text:p>0.0146286</text:p>
          </table:table-cell>
          <table:table-cell office:value-type="float" office:value="0.0210972" calcext:value-type="float">
            <text:p>0.0210972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39264" calcext:value-type="float">
            <text:p>0.239264</text:p>
          </table:table-cell>
          <table:table-cell office:value-type="float" office:value="0.118516" calcext:value-type="float">
            <text:p>0.118516</text:p>
          </table:table-cell>
          <table:table-cell office:value-type="float" office:value="5.19158" calcext:value-type="float">
            <text:p>5.19158</text:p>
          </table:table-cell>
          <table:table-cell office:value-type="float" office:value="0.0176011" calcext:value-type="float">
            <text:p>0.0176011</text:p>
          </table:table-cell>
          <table:table-cell office:value-type="float" office:value="0.0216726" calcext:value-type="float">
            <text:p>0.021672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42145" calcext:value-type="float">
            <text:p>0.242145</text:p>
          </table:table-cell>
          <table:table-cell office:value-type="float" office:value="0.114967" calcext:value-type="float">
            <text:p>0.114967</text:p>
          </table:table-cell>
          <table:table-cell office:value-type="float" office:value="5.29012" calcext:value-type="float">
            <text:p>5.29012</text:p>
          </table:table-cell>
          <table:table-cell office:value-type="float" office:value="0.0159344" calcext:value-type="float">
            <text:p>0.0159344</text:p>
          </table:table-cell>
          <table:table-cell office:value-type="float" office:value="0.0214784" calcext:value-type="float">
            <text:p>0.0214784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246659" calcext:value-type="float">
            <text:p>0.246659</text:p>
          </table:table-cell>
          <table:table-cell office:value-type="float" office:value="0.117794" calcext:value-type="float">
            <text:p>0.117794</text:p>
          </table:table-cell>
          <table:table-cell office:value-type="float" office:value="5.45752" calcext:value-type="float">
            <text:p>5.45752</text:p>
          </table:table-cell>
          <table:table-cell office:value-type="float" office:value="0.0150335" calcext:value-type="float">
            <text:p>0.0150335</text:p>
          </table:table-cell>
          <table:table-cell office:value-type="float" office:value="0.0221894" calcext:value-type="float">
            <text:p>0.022189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52256" calcext:value-type="float">
            <text:p>0.25225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5.56723" calcext:value-type="float">
            <text:p>5.56723</text:p>
          </table:table-cell>
          <table:table-cell office:value-type="float" office:value="0.0146289" calcext:value-type="float">
            <text:p>0.0146289</text:p>
          </table:table-cell>
          <table:table-cell office:value-type="float" office:value="0.0227658" calcext:value-type="float">
            <text:p>0.0227658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59019" calcext:value-type="float">
            <text:p>0.259019</text:p>
          </table:table-cell>
          <table:table-cell office:value-type="float" office:value="0.124179" calcext:value-type="float">
            <text:p>0.124179</text:p>
          </table:table-cell>
          <table:table-cell office:value-type="float" office:value="5.69043" calcext:value-type="float">
            <text:p>5.69043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30407" calcext:value-type="float">
            <text:p>0.023040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62477" calcext:value-type="float">
            <text:p>0.262477</text:p>
          </table:table-cell>
          <table:table-cell office:value-type="float" office:value="0.12728" calcext:value-type="float">
            <text:p>0.12728</text:p>
          </table:table-cell>
          <table:table-cell office:value-type="float" office:value="5.89925" calcext:value-type="float">
            <text:p>5.89925</text:p>
          </table:table-cell>
          <table:table-cell office:value-type="float" office:value="0.0157309" calcext:value-type="float">
            <text:p>0.0157309</text:p>
          </table:table-cell>
          <table:table-cell office:value-type="float" office:value="0.0232305" calcext:value-type="float">
            <text:p>0.0232305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64469" calcext:value-type="float">
            <text:p>0.264469</text:p>
          </table:table-cell>
          <table:table-cell office:value-type="float" office:value="0.130976" calcext:value-type="float">
            <text:p>0.130976</text:p>
          </table:table-cell>
          <table:table-cell office:value-type="float" office:value="5.98168" calcext:value-type="float">
            <text:p>5.98168</text:p>
          </table:table-cell>
          <table:table-cell office:value-type="float" office:value="0.0167005" calcext:value-type="float">
            <text:p>0.0167005</text:p>
          </table:table-cell>
          <table:table-cell office:value-type="float" office:value="0.0231747" calcext:value-type="float">
            <text:p>0.0231747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68139" calcext:value-type="float">
            <text:p>0.268139</text:p>
          </table:table-cell>
          <table:table-cell office:value-type="float" office:value="0.132494" calcext:value-type="float">
            <text:p>0.132494</text:p>
          </table:table-cell>
          <table:table-cell office:value-type="float" office:value="6.0954" calcext:value-type="float">
            <text:p>6.0954</text:p>
          </table:table-cell>
          <table:table-cell office:value-type="float" office:value="0.0179067" calcext:value-type="float">
            <text:p>0.0179067</text:p>
          </table:table-cell>
          <table:table-cell office:value-type="float" office:value="0.0239123" calcext:value-type="float">
            <text:p>0.0239123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72766" calcext:value-type="float">
            <text:p>0.272766</text:p>
          </table:table-cell>
          <table:table-cell office:value-type="float" office:value="0.130622" calcext:value-type="float">
            <text:p>0.130622</text:p>
          </table:table-cell>
          <table:table-cell office:value-type="float" office:value="6.33171" calcext:value-type="float">
            <text:p>6.33171</text:p>
          </table:table-cell>
          <table:table-cell office:value-type="float" office:value="0.0175065" calcext:value-type="float">
            <text:p>0.0175065</text:p>
          </table:table-cell>
          <table:table-cell office:value-type="float" office:value="0.0244207" calcext:value-type="float">
            <text:p>0.0244207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77395" calcext:value-type="float">
            <text:p>0.277395</text:p>
          </table:table-cell>
          <table:table-cell office:value-type="float" office:value="0.134057" calcext:value-type="float">
            <text:p>0.134057</text:p>
          </table:table-cell>
          <table:table-cell office:value-type="float" office:value="6.43004" calcext:value-type="float">
            <text:p>6.43004</text:p>
          </table:table-cell>
          <table:table-cell office:value-type="float" office:value="0.017526" calcext:value-type="float">
            <text:p>0.017526</text:p>
          </table:table-cell>
          <table:table-cell office:value-type="float" office:value="0.0242896" calcext:value-type="float">
            <text:p>0.0242896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82634" calcext:value-type="float">
            <text:p>0.282634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6.61962" calcext:value-type="float">
            <text:p>6.61962</text:p>
          </table:table-cell>
          <table:table-cell office:value-type="float" office:value="0.0163788" calcext:value-type="float">
            <text:p>0.0163788</text:p>
          </table:table-cell>
          <table:table-cell office:value-type="float" office:value="0.0241182" calcext:value-type="float">
            <text:p>0.0241182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86804" calcext:value-type="float">
            <text:p>0.286804</text:p>
          </table:table-cell>
          <table:table-cell office:value-type="float" office:value="0.139578" calcext:value-type="float">
            <text:p>0.139578</text:p>
          </table:table-cell>
          <table:table-cell office:value-type="float" office:value="6.7147" calcext:value-type="float">
            <text:p>6.7147</text:p>
          </table:table-cell>
          <table:table-cell office:value-type="float" office:value="0.0181478" calcext:value-type="float">
            <text:p>0.0181478</text:p>
          </table:table-cell>
          <table:table-cell office:value-type="float" office:value="0.0252417" calcext:value-type="float">
            <text:p>0.0252417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92485" calcext:value-type="float">
            <text:p>0.292485</text:p>
          </table:table-cell>
          <table:table-cell office:value-type="float" office:value="0.143965" calcext:value-type="float">
            <text:p>0.143965</text:p>
          </table:table-cell>
          <table:table-cell office:value-type="float" office:value="6.91494" calcext:value-type="float">
            <text:p>6.91494</text:p>
          </table:table-cell>
          <table:table-cell office:value-type="float" office:value="0.0179948" calcext:value-type="float">
            <text:p>0.0179948</text:p>
          </table:table-cell>
          <table:table-cell office:value-type="float" office:value="0.0250569" calcext:value-type="float">
            <text:p>0.0250569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94402" calcext:value-type="float">
            <text:p>0.294402</text:p>
          </table:table-cell>
          <table:table-cell office:value-type="float" office:value="0.140391" calcext:value-type="float">
            <text:p>0.140391</text:p>
          </table:table-cell>
          <table:table-cell office:value-type="float" office:value="6.93103" calcext:value-type="float">
            <text:p>6.93103</text:p>
          </table:table-cell>
          <table:table-cell office:value-type="float" office:value="0.0190417" calcext:value-type="float">
            <text:p>0.0190417</text:p>
          </table:table-cell>
          <table:table-cell office:value-type="float" office:value="0.0255627" calcext:value-type="float">
            <text:p>0.025562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98491" calcext:value-type="float">
            <text:p>0.298491</text:p>
          </table:table-cell>
          <table:table-cell office:value-type="float" office:value="0.145557" calcext:value-type="float">
            <text:p>0.145557</text:p>
          </table:table-cell>
          <table:table-cell office:value-type="float" office:value="7.13793" calcext:value-type="float">
            <text:p>7.13793</text:p>
          </table:table-cell>
          <table:table-cell office:value-type="float" office:value="0.0190581" calcext:value-type="float">
            <text:p>0.0190581</text:p>
          </table:table-cell>
          <table:table-cell office:value-type="float" office:value="0.0259752" calcext:value-type="float">
            <text:p>0.0259752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143581" calcext:value-type="float">
            <text:p>0.143581</text:p>
          </table:table-cell>
          <table:table-cell office:value-type="float" office:value="7.30807" calcext:value-type="float">
            <text:p>7.30807</text:p>
          </table:table-cell>
          <table:table-cell office:value-type="float" office:value="0.0184377" calcext:value-type="float">
            <text:p>0.0184377</text:p>
          </table:table-cell>
          <table:table-cell office:value-type="float" office:value="0.0261501" calcext:value-type="float">
            <text:p>0.0261501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0841" calcext:value-type="float">
            <text:p>0.30841</text:p>
          </table:table-cell>
          <table:table-cell office:value-type="float" office:value="0.14754" calcext:value-type="float">
            <text:p>0.14754</text:p>
          </table:table-cell>
          <table:table-cell office:value-type="float" office:value="7.43525" calcext:value-type="float">
            <text:p>7.43525</text:p>
          </table:table-cell>
          <table:table-cell office:value-type="float" office:value="0.0193122" calcext:value-type="float">
            <text:p>0.0193122</text:p>
          </table:table-cell>
          <table:table-cell office:value-type="float" office:value="0.0259569" calcext:value-type="float">
            <text:p>0.0259569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12692" calcext:value-type="float">
            <text:p>0.312692</text:p>
          </table:table-cell>
          <table:table-cell office:value-type="float" office:value="0.150142" calcext:value-type="float">
            <text:p>0.150142</text:p>
          </table:table-cell>
          <table:table-cell office:value-type="float" office:value="7.64028" calcext:value-type="float">
            <text:p>7.64028</text:p>
          </table:table-cell>
          <table:table-cell office:value-type="float" office:value="0.0197021" calcext:value-type="float">
            <text:p>0.0197021</text:p>
          </table:table-cell>
          <table:table-cell office:value-type="float" office:value="0.0266819" calcext:value-type="float">
            <text:p>0.0266819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17955" calcext:value-type="float">
            <text:p>0.317955</text:p>
          </table:table-cell>
          <table:table-cell office:value-type="float" office:value="0.15241" calcext:value-type="float">
            <text:p>0.15241</text:p>
          </table:table-cell>
          <table:table-cell office:value-type="float" office:value="7.70733" calcext:value-type="float">
            <text:p>7.70733</text:p>
          </table:table-cell>
          <table:table-cell office:value-type="float" office:value="0.0193485" calcext:value-type="float">
            <text:p>0.0193485</text:p>
          </table:table-cell>
          <table:table-cell office:value-type="float" office:value="0.0268487" calcext:value-type="float">
            <text:p>0.0268487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20919" calcext:value-type="float">
            <text:p>0.320919</text:p>
          </table:table-cell>
          <table:table-cell office:value-type="float" office:value="0.151699" calcext:value-type="float">
            <text:p>0.151699</text:p>
          </table:table-cell>
          <table:table-cell office:value-type="float" office:value="7.89832" calcext:value-type="float">
            <text:p>7.89832</text:p>
          </table:table-cell>
          <table:table-cell office:value-type="float" office:value="0.0198947" calcext:value-type="float">
            <text:p>0.0198947</text:p>
          </table:table-cell>
          <table:table-cell office:value-type="float" office:value="0.0277302" calcext:value-type="float">
            <text:p>0.0277302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25875" calcext:value-type="float">
            <text:p>0.325875</text:p>
          </table:table-cell>
          <table:table-cell office:value-type="float" office:value="0.149379" calcext:value-type="float">
            <text:p>0.149379</text:p>
          </table:table-cell>
          <table:table-cell office:value-type="float" office:value="8.15763" calcext:value-type="float">
            <text:p>8.15763</text:p>
          </table:table-cell>
          <table:table-cell office:value-type="float" office:value="0.0195452" calcext:value-type="float">
            <text:p>0.0195452</text:p>
          </table:table-cell>
          <table:table-cell office:value-type="float" office:value="0.0276888" calcext:value-type="float">
            <text:p>0.0276888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3081" calcext:value-type="float">
            <text:p>0.33081</text:p>
          </table:table-cell>
          <table:table-cell office:value-type="float" office:value="0.152488" calcext:value-type="float">
            <text:p>0.152488</text:p>
          </table:table-cell>
          <table:table-cell office:value-type="float" office:value="8.2601" calcext:value-type="float">
            <text:p>8.2601</text:p>
          </table:table-cell>
          <table:table-cell office:value-type="float" office:value="0.0197703" calcext:value-type="float">
            <text:p>0.0197703</text:p>
          </table:table-cell>
          <table:table-cell office:value-type="float" office:value="0.0287882" calcext:value-type="float">
            <text:p>0.0287882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34344" calcext:value-type="float">
            <text:p>0.334344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8.44583" calcext:value-type="float">
            <text:p>8.44583</text:p>
          </table:table-cell>
          <table:table-cell office:value-type="float" office:value="0.0207174" calcext:value-type="float">
            <text:p>0.0207174</text:p>
          </table:table-cell>
          <table:table-cell office:value-type="float" office:value="0.0290977" calcext:value-type="float">
            <text:p>0.0290977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3857" calcext:value-type="float">
            <text:p>0.33857</text:p>
          </table:table-cell>
          <table:table-cell office:value-type="float" office:value="0.154805" calcext:value-type="float">
            <text:p>0.154805</text:p>
          </table:table-cell>
          <table:table-cell office:value-type="float" office:value="8.62589" calcext:value-type="float">
            <text:p>8.62589</text:p>
          </table:table-cell>
          <table:table-cell office:value-type="float" office:value="0.0210304" calcext:value-type="float">
            <text:p>0.0210304</text:p>
          </table:table-cell>
          <table:table-cell office:value-type="float" office:value="0.0279545" calcext:value-type="float">
            <text:p>0.027954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4429" calcext:value-type="float">
            <text:p>0.34429</text:p>
          </table:table-cell>
          <table:table-cell office:value-type="float" office:value="0.153941" calcext:value-type="float">
            <text:p>0.153941</text:p>
          </table:table-cell>
          <table:table-cell office:value-type="float" office:value="8.76101" calcext:value-type="float">
            <text:p>8.76101</text:p>
          </table:table-cell>
          <table:table-cell office:value-type="float" office:value="0.0198274" calcext:value-type="float">
            <text:p>0.0198274</text:p>
          </table:table-cell>
          <table:table-cell office:value-type="float" office:value="0.0288798" calcext:value-type="float">
            <text:p>0.0288798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48507" calcext:value-type="float">
            <text:p>0.348507</text:p>
          </table:table-cell>
          <table:table-cell office:value-type="float" office:value="0.159998" calcext:value-type="float">
            <text:p>0.159998</text:p>
          </table:table-cell>
          <table:table-cell office:value-type="float" office:value="9.00559" calcext:value-type="float">
            <text:p>9.00559</text:p>
          </table:table-cell>
          <table:table-cell office:value-type="float" office:value="0.0220285" calcext:value-type="float">
            <text:p>0.0220285</text:p>
          </table:table-cell>
          <table:table-cell office:value-type="float" office:value="0.0290374" calcext:value-type="float">
            <text:p>0.0290374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53642" calcext:value-type="float">
            <text:p>0.353642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9.07403" calcext:value-type="float">
            <text:p>9.07403</text:p>
          </table:table-cell>
          <table:table-cell office:value-type="float" office:value="0.0216816" calcext:value-type="float">
            <text:p>0.0216816</text:p>
          </table:table-cell>
          <table:table-cell office:value-type="float" office:value="0.02915" calcext:value-type="float">
            <text:p>0.0291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57324" calcext:value-type="float">
            <text:p>0.357324</text:p>
          </table:table-cell>
          <table:table-cell office:value-type="float" office:value="0.157768" calcext:value-type="float">
            <text:p>0.157768</text:p>
          </table:table-cell>
          <table:table-cell office:value-type="float" office:value="9.39783" calcext:value-type="float">
            <text:p>9.39783</text:p>
          </table:table-cell>
          <table:table-cell office:value-type="float" office:value="0.0212705" calcext:value-type="float">
            <text:p>0.0212705</text:p>
          </table:table-cell>
          <table:table-cell office:value-type="float" office:value="0.0296773" calcext:value-type="float">
            <text:p>0.029677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x-vector multipli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 (Threads: 1)</text:p>
          </table:table-cell>
          <table:table-cell office:value-type="string" calcext:value-type="string">
            <text:p>Dense (Threads: 2)</text:p>
          </table:table-cell>
          <table:table-cell office:value-type="string" calcext:value-type="string">
            <text:p>Dense (Threads: 3)</text:p>
          </table:table-cell>
          <table:table-cell office:value-type="string" calcext:value-type="string">
            <text:p>Dense (Threads: 4)</text:p>
          </table:table-cell>
          <table:table-cell office:value-type="string" calcext:value-type="string">
            <text:p>Spars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692" calcext:value-type="float">
            <text:p>0.00017692</text:p>
          </table:table-cell>
          <table:table-cell office:value-type="float" office:value="0.00016049" calcext:value-type="float">
            <text:p>0.00016049</text:p>
          </table:table-cell>
          <table:table-cell office:value-type="float" office:value="0.00015962" calcext:value-type="float">
            <text:p>0.00015962</text:p>
          </table:table-cell>
          <table:table-cell office:value-type="float" office:value="0.0001576" calcext:value-type="float">
            <text:p>0.0001576</text:p>
          </table:table-cell>
          <table:table-cell office:value-type="float" office:value="0.000222" calcext:value-type="float">
            <text:p>0.00022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4797" calcext:value-type="float">
            <text:p>0.00024797</text:p>
          </table:table-cell>
          <table:table-cell office:value-type="float" office:value="0.00024098" calcext:value-type="float">
            <text:p>0.00024098</text:p>
          </table:table-cell>
          <table:table-cell office:value-type="float" office:value="0.00024737" calcext:value-type="float">
            <text:p>0.00024737</text:p>
          </table:table-cell>
          <table:table-cell office:value-type="float" office:value="0.00023639" calcext:value-type="float">
            <text:p>0.00023639</text:p>
          </table:table-cell>
          <table:table-cell office:value-type="float" office:value="0.00040707" calcext:value-type="float">
            <text:p>0.000407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2485" calcext:value-type="float">
            <text:p>0.00032485</text:p>
          </table:table-cell>
          <table:table-cell office:value-type="float" office:value="0.00031785" calcext:value-type="float">
            <text:p>0.00031785</text:p>
          </table:table-cell>
          <table:table-cell office:value-type="float" office:value="0.00032015" calcext:value-type="float">
            <text:p>0.00032015</text:p>
          </table:table-cell>
          <table:table-cell office:value-type="float" office:value="0.00031602" calcext:value-type="float">
            <text:p>0.00031602</text:p>
          </table:table-cell>
          <table:table-cell office:value-type="float" office:value="0.00062135" calcext:value-type="float">
            <text:p>0.0006213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8102" calcext:value-type="float">
            <text:p>0.00048102</text:p>
          </table:table-cell>
          <table:table-cell office:value-type="float" office:value="0.00045045" calcext:value-type="float">
            <text:p>0.00045045</text:p>
          </table:table-cell>
          <table:table-cell office:value-type="float" office:value="0.00047222" calcext:value-type="float">
            <text:p>0.00047222</text:p>
          </table:table-cell>
          <table:table-cell office:value-type="float" office:value="0.00045113" calcext:value-type="float">
            <text:p>0.00045113</text:p>
          </table:table-cell>
          <table:table-cell office:value-type="float" office:value="0.00066726" calcext:value-type="float">
            <text:p>0.0006672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57676" calcext:value-type="float">
            <text:p>0.00057676</text:p>
          </table:table-cell>
          <table:table-cell office:value-type="float" office:value="0.00058079" calcext:value-type="float">
            <text:p>0.00058079</text:p>
          </table:table-cell>
          <table:table-cell office:value-type="float" office:value="0.00058008" calcext:value-type="float">
            <text:p>0.00058008</text:p>
          </table:table-cell>
          <table:table-cell office:value-type="float" office:value="0.00057959" calcext:value-type="float">
            <text:p>0.00057959</text:p>
          </table:table-cell>
          <table:table-cell office:value-type="float" office:value="0.00076801" calcext:value-type="float">
            <text:p>0.0007680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75846" calcext:value-type="float">
            <text:p>0.00075846</text:p>
          </table:table-cell>
          <table:table-cell office:value-type="float" office:value="0.00076222" calcext:value-type="float">
            <text:p>0.00076222</text:p>
          </table:table-cell>
          <table:table-cell office:value-type="float" office:value="0.00074286" calcext:value-type="float">
            <text:p>0.00074286</text:p>
          </table:table-cell>
          <table:table-cell office:value-type="float" office:value="0.0007612" calcext:value-type="float">
            <text:p>0.0007612</text:p>
          </table:table-cell>
          <table:table-cell office:value-type="float" office:value="0.00097034" calcext:value-type="float">
            <text:p>0.0009703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90304" calcext:value-type="float">
            <text:p>0.00090304</text:p>
          </table:table-cell>
          <table:table-cell office:value-type="float" office:value="0.00090628" calcext:value-type="float">
            <text:p>0.00090628</text:p>
          </table:table-cell>
          <table:table-cell office:value-type="float" office:value="0.00089031" calcext:value-type="float">
            <text:p>0.00089031</text:p>
          </table:table-cell>
          <table:table-cell office:value-type="float" office:value="0.00089613" calcext:value-type="float">
            <text:p>0.00089613</text:p>
          </table:table-cell>
          <table:table-cell office:value-type="float" office:value="0.00099582" calcext:value-type="float">
            <text:p>0.0009958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16161" calcext:value-type="float">
            <text:p>0.00116161</text:p>
          </table:table-cell>
          <table:table-cell office:value-type="float" office:value="0.00115463" calcext:value-type="float">
            <text:p>0.00115463</text:p>
          </table:table-cell>
          <table:table-cell office:value-type="float" office:value="0.00114955" calcext:value-type="float">
            <text:p>0.00114955</text:p>
          </table:table-cell>
          <table:table-cell office:value-type="float" office:value="0.00113902" calcext:value-type="float">
            <text:p>0.00113902</text:p>
          </table:table-cell>
          <table:table-cell office:value-type="float" office:value="0.00107966" calcext:value-type="float">
            <text:p>0.0010796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37075" calcext:value-type="float">
            <text:p>0.00137075</text:p>
          </table:table-cell>
          <table:table-cell office:value-type="float" office:value="0.00134688" calcext:value-type="float">
            <text:p>0.00134688</text:p>
          </table:table-cell>
          <table:table-cell office:value-type="float" office:value="0.00132568" calcext:value-type="float">
            <text:p>0.00132568</text:p>
          </table:table-cell>
          <table:table-cell office:value-type="float" office:value="0.00136417" calcext:value-type="float">
            <text:p>0.00136417</text:p>
          </table:table-cell>
          <table:table-cell office:value-type="float" office:value="0.0013382" calcext:value-type="float">
            <text:p>0.001338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6271" calcext:value-type="float">
            <text:p>0.0016271</text:p>
          </table:table-cell>
          <table:table-cell office:value-type="float" office:value="0.00161568" calcext:value-type="float">
            <text:p>0.00161568</text:p>
          </table:table-cell>
          <table:table-cell office:value-type="float" office:value="0.0016312" calcext:value-type="float">
            <text:p>0.0016312</text:p>
          </table:table-cell>
          <table:table-cell office:value-type="float" office:value="0.00162846" calcext:value-type="float">
            <text:p>0.00162846</text:p>
          </table:table-cell>
          <table:table-cell office:value-type="float" office:value="0.0014838" calcext:value-type="float">
            <text:p>0.001483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88906" calcext:value-type="float">
            <text:p>0.00188906</text:p>
          </table:table-cell>
          <table:table-cell office:value-type="float" office:value="0.00283255" calcext:value-type="float">
            <text:p>0.00283255</text:p>
          </table:table-cell>
          <table:table-cell office:value-type="float" office:value="0.00187496" calcext:value-type="float">
            <text:p>0.00187496</text:p>
          </table:table-cell>
          <table:table-cell office:value-type="float" office:value="0.00187959" calcext:value-type="float">
            <text:p>0.00187959</text:p>
          </table:table-cell>
          <table:table-cell office:value-type="float" office:value="0.00149037" calcext:value-type="float">
            <text:p>0.0014903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25373" calcext:value-type="float">
            <text:p>0.00225373</text:p>
          </table:table-cell>
          <table:table-cell office:value-type="float" office:value="0.0022432" calcext:value-type="float">
            <text:p>0.0022432</text:p>
          </table:table-cell>
          <table:table-cell office:value-type="float" office:value="0.00224688" calcext:value-type="float">
            <text:p>0.00224688</text:p>
          </table:table-cell>
          <table:table-cell office:value-type="float" office:value="0.0022465" calcext:value-type="float">
            <text:p>0.0022465</text:p>
          </table:table-cell>
          <table:table-cell office:value-type="float" office:value="0.00159951" calcext:value-type="float">
            <text:p>0.0015995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52331" calcext:value-type="float">
            <text:p>0.00252331</text:p>
          </table:table-cell>
          <table:table-cell office:value-type="float" office:value="0.00250733" calcext:value-type="float">
            <text:p>0.00250733</text:p>
          </table:table-cell>
          <table:table-cell office:value-type="float" office:value="0.00251809" calcext:value-type="float">
            <text:p>0.00251809</text:p>
          </table:table-cell>
          <table:table-cell office:value-type="float" office:value="0.00250068" calcext:value-type="float">
            <text:p>0.00250068</text:p>
          </table:table-cell>
          <table:table-cell office:value-type="float" office:value="0.00187598" calcext:value-type="float">
            <text:p>0.0018759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0732" calcext:value-type="float">
            <text:p>0.0030732</text:p>
          </table:table-cell>
          <table:table-cell office:value-type="float" office:value="0.00305534" calcext:value-type="float">
            <text:p>0.00305534</text:p>
          </table:table-cell>
          <table:table-cell office:value-type="float" office:value="0.00305974" calcext:value-type="float">
            <text:p>0.00305974</text:p>
          </table:table-cell>
          <table:table-cell office:value-type="float" office:value="0.00196448" calcext:value-type="float">
            <text:p>0.0019644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89631" calcext:value-type="float">
            <text:p>0.00389631</text:p>
          </table:table-cell>
          <table:table-cell office:value-type="float" office:value="0.00388595" calcext:value-type="float">
            <text:p>0.00388595</text:p>
          </table:table-cell>
          <table:table-cell office:value-type="float" office:value="0.00384365" calcext:value-type="float">
            <text:p>0.00384365</text:p>
          </table:table-cell>
          <table:table-cell office:value-type="float" office:value="0.00381632" calcext:value-type="float">
            <text:p>0.00381632</text:p>
          </table:table-cell>
          <table:table-cell office:value-type="float" office:value="0.00237891" calcext:value-type="float">
            <text:p>0.0023789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472004" calcext:value-type="float">
            <text:p>0.00472004</text:p>
          </table:table-cell>
          <table:table-cell office:value-type="float" office:value="0.00473019" calcext:value-type="float">
            <text:p>0.00473019</text:p>
          </table:table-cell>
          <table:table-cell office:value-type="float" office:value="0.00471925" calcext:value-type="float">
            <text:p>0.00471925</text:p>
          </table:table-cell>
          <table:table-cell office:value-type="float" office:value="0.00473752" calcext:value-type="float">
            <text:p>0.00473752</text:p>
          </table:table-cell>
          <table:table-cell office:value-type="float" office:value="0.00209891" calcext:value-type="float">
            <text:p>0.0020989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0.00524016" calcext:value-type="float">
            <text:p>0.00524016</text:p>
          </table:table-cell>
          <table:table-cell office:value-type="float" office:value="0.00526981" calcext:value-type="float">
            <text:p>0.00526981</text:p>
          </table:table-cell>
          <table:table-cell office:value-type="float" office:value="0.00525508" calcext:value-type="float">
            <text:p>0.00525508</text:p>
          </table:table-cell>
          <table:table-cell office:value-type="float" office:value="0.00219673" calcext:value-type="float">
            <text:p>0.0021967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98598" calcext:value-type="float">
            <text:p>0.00598598</text:p>
          </table:table-cell>
          <table:table-cell office:value-type="float" office:value="0.00573034" calcext:value-type="float">
            <text:p>0.00573034</text:p>
          </table:table-cell>
          <table:table-cell office:value-type="float" office:value="0.00572474" calcext:value-type="float">
            <text:p>0.00572474</text:p>
          </table:table-cell>
          <table:table-cell office:value-type="float" office:value="0.00612289" calcext:value-type="float">
            <text:p>0.00612289</text:p>
          </table:table-cell>
          <table:table-cell office:value-type="float" office:value="0.00241846" calcext:value-type="float">
            <text:p>0.0024184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96289" calcext:value-type="float">
            <text:p>0.00596289</text:p>
          </table:table-cell>
          <table:table-cell office:value-type="float" office:value="0.0059473" calcext:value-type="float">
            <text:p>0.0059473</text:p>
          </table:table-cell>
          <table:table-cell office:value-type="float" office:value="0.00608974" calcext:value-type="float">
            <text:p>0.00608974</text:p>
          </table:table-cell>
          <table:table-cell office:value-type="float" office:value="0.0063841" calcext:value-type="float">
            <text:p>0.0063841</text:p>
          </table:table-cell>
          <table:table-cell office:value-type="float" office:value="0.00285925" calcext:value-type="float">
            <text:p>0.0028592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702767" calcext:value-type="float">
            <text:p>0.00702767</text:p>
          </table:table-cell>
          <table:table-cell office:value-type="float" office:value="0.00700015" calcext:value-type="float">
            <text:p>0.00700015</text:p>
          </table:table-cell>
          <table:table-cell office:value-type="float" office:value="0.00702538" calcext:value-type="float">
            <text:p>0.00702538</text:p>
          </table:table-cell>
          <table:table-cell office:value-type="float" office:value="0.00699947" calcext:value-type="float">
            <text:p>0.00699947</text:p>
          </table:table-cell>
          <table:table-cell office:value-type="float" office:value="0.0026382" calcext:value-type="float">
            <text:p>0.002638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829526" calcext:value-type="float">
            <text:p>0.00829526</text:p>
          </table:table-cell>
          <table:table-cell office:value-type="float" office:value="0.00816215" calcext:value-type="float">
            <text:p>0.00816215</text:p>
          </table:table-cell>
          <table:table-cell office:value-type="float" office:value="0.00810414" calcext:value-type="float">
            <text:p>0.00810414</text:p>
          </table:table-cell>
          <table:table-cell office:value-type="float" office:value="0.0079676" calcext:value-type="float">
            <text:p>0.0079676</text:p>
          </table:table-cell>
          <table:table-cell office:value-type="float" office:value="0.00295185" calcext:value-type="float">
            <text:p>0.0029518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870173" calcext:value-type="float">
            <text:p>0.00870173</text:p>
          </table:table-cell>
          <table:table-cell office:value-type="float" office:value="0.00832218" calcext:value-type="float">
            <text:p>0.00832218</text:p>
          </table:table-cell>
          <table:table-cell office:value-type="float" office:value="0.00831289" calcext:value-type="float">
            <text:p>0.00831289</text:p>
          </table:table-cell>
          <table:table-cell office:value-type="float" office:value="0.00907008" calcext:value-type="float">
            <text:p>0.00907008</text:p>
          </table:table-cell>
          <table:table-cell office:value-type="float" office:value="0.00290696" calcext:value-type="float">
            <text:p>0.00290696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931245" calcext:value-type="float">
            <text:p>0.00931245</text:p>
          </table:table-cell>
          <table:table-cell office:value-type="float" office:value="0.00974594" calcext:value-type="float">
            <text:p>0.00974594</text:p>
          </table:table-cell>
          <table:table-cell office:value-type="float" office:value="0.00983572" calcext:value-type="float">
            <text:p>0.00983572</text:p>
          </table:table-cell>
          <table:table-cell office:value-type="float" office:value="0.00934361" calcext:value-type="float">
            <text:p>0.00934361</text:p>
          </table:table-cell>
          <table:table-cell office:value-type="float" office:value="0.0029627" calcext:value-type="float">
            <text:p>0.002962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887" calcext:value-type="float">
            <text:p>0.009887</text:p>
          </table:table-cell>
          <table:table-cell office:value-type="float" office:value="0.00982279" calcext:value-type="float">
            <text:p>0.00982279</text:p>
          </table:table-cell>
          <table:table-cell office:value-type="float" office:value="0.0100908" calcext:value-type="float">
            <text:p>0.0100908</text:p>
          </table:table-cell>
          <table:table-cell office:value-type="float" office:value="0.00996952" calcext:value-type="float">
            <text:p>0.00996952</text:p>
          </table:table-cell>
          <table:table-cell office:value-type="float" office:value="0.00305297" calcext:value-type="float">
            <text:p>0.00305297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23079" calcext:value-type="float">
            <text:p>0.0123079</text:p>
          </table:table-cell>
          <table:table-cell office:value-type="float" office:value="0.0120576" calcext:value-type="float">
            <text:p>0.0120576</text:p>
          </table:table-cell>
          <table:table-cell office:value-type="float" office:value="0.0118779" calcext:value-type="float">
            <text:p>0.0118779</text:p>
          </table:table-cell>
          <table:table-cell office:value-type="float" office:value="0.0125549" calcext:value-type="float">
            <text:p>0.0125549</text:p>
          </table:table-cell>
          <table:table-cell office:value-type="float" office:value="0.00325222" calcext:value-type="float">
            <text:p>0.0032522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16169" calcext:value-type="float">
            <text:p>0.0116169</text:p>
          </table:table-cell>
          <table:table-cell office:value-type="float" office:value="0.0115986" calcext:value-type="float">
            <text:p>0.0115986</text:p>
          </table:table-cell>
          <table:table-cell office:value-type="float" office:value="0.011576" calcext:value-type="float">
            <text:p>0.011576</text:p>
          </table:table-cell>
          <table:table-cell office:value-type="float" office:value="0.0113645" calcext:value-type="float">
            <text:p>0.0113645</text:p>
          </table:table-cell>
          <table:table-cell office:value-type="float" office:value="0.00337068" calcext:value-type="float">
            <text:p>0.0033706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20862" calcext:value-type="float">
            <text:p>0.0120862</text:p>
          </table:table-cell>
          <table:table-cell office:value-type="float" office:value="0.0118712" calcext:value-type="float">
            <text:p>0.0118712</text:p>
          </table:table-cell>
          <table:table-cell office:value-type="float" office:value="0.0119137" calcext:value-type="float">
            <text:p>0.0119137</text:p>
          </table:table-cell>
          <table:table-cell office:value-type="float" office:value="0.0125072" calcext:value-type="float">
            <text:p>0.0125072</text:p>
          </table:table-cell>
          <table:table-cell office:value-type="float" office:value="0.00345271" calcext:value-type="float">
            <text:p>0.0034527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37123" calcext:value-type="float">
            <text:p>0.0137123</text:p>
          </table:table-cell>
          <table:table-cell office:value-type="float" office:value="0.0138945" calcext:value-type="float">
            <text:p>0.0138945</text:p>
          </table:table-cell>
          <table:table-cell office:value-type="float" office:value="0.0138302" calcext:value-type="float">
            <text:p>0.0138302</text:p>
          </table:table-cell>
          <table:table-cell office:value-type="float" office:value="0.0137105" calcext:value-type="float">
            <text:p>0.0137105</text:p>
          </table:table-cell>
          <table:table-cell office:value-type="float" office:value="0.00361143" calcext:value-type="float">
            <text:p>0.0036114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44177" calcext:value-type="float">
            <text:p>0.0144177</text:p>
          </table:table-cell>
          <table:table-cell office:value-type="float" office:value="0.0144088" calcext:value-type="float">
            <text:p>0.0144088</text:p>
          </table:table-cell>
          <table:table-cell office:value-type="float" office:value="0.0155853" calcext:value-type="float">
            <text:p>0.0155853</text:p>
          </table:table-cell>
          <table:table-cell office:value-type="float" office:value="0.0142681" calcext:value-type="float">
            <text:p>0.0142681</text:p>
          </table:table-cell>
          <table:table-cell office:value-type="float" office:value="0.00374662" calcext:value-type="float">
            <text:p>0.0037466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50781" calcext:value-type="float">
            <text:p>0.0150781</text:p>
          </table:table-cell>
          <table:table-cell office:value-type="float" office:value="0.0154848" calcext:value-type="float">
            <text:p>0.0154848</text:p>
          </table:table-cell>
          <table:table-cell office:value-type="float" office:value="0.0151726" calcext:value-type="float">
            <text:p>0.0151726</text:p>
          </table:table-cell>
          <table:table-cell office:value-type="float" office:value="0.0149178" calcext:value-type="float">
            <text:p>0.0149178</text:p>
          </table:table-cell>
          <table:table-cell office:value-type="float" office:value="0.00386008" calcext:value-type="float">
            <text:p>0.00386008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6932" calcext:value-type="float">
            <text:p>0.016932</text:p>
          </table:table-cell>
          <table:table-cell office:value-type="float" office:value="0.0165842" calcext:value-type="float">
            <text:p>0.0165842</text:p>
          </table:table-cell>
          <table:table-cell office:value-type="float" office:value="0.0167517" calcext:value-type="float">
            <text:p>0.0167517</text:p>
          </table:table-cell>
          <table:table-cell office:value-type="float" office:value="0.0162385" calcext:value-type="float">
            <text:p>0.0162385</text:p>
          </table:table-cell>
          <table:table-cell office:value-type="float" office:value="0.00409331" calcext:value-type="float">
            <text:p>0.004093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93474" calcext:value-type="float">
            <text:p>0.0193474</text:p>
          </table:table-cell>
          <table:table-cell office:value-type="float" office:value="0.0185566" calcext:value-type="float">
            <text:p>0.0185566</text:p>
          </table:table-cell>
          <table:table-cell office:value-type="float" office:value="0.0192206" calcext:value-type="float">
            <text:p>0.0192206</text:p>
          </table:table-cell>
          <table:table-cell office:value-type="float" office:value="0.0188463" calcext:value-type="float">
            <text:p>0.0188463</text:p>
          </table:table-cell>
          <table:table-cell office:value-type="float" office:value="0.00473925" calcext:value-type="float">
            <text:p>0.0047392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86564" calcext:value-type="float">
            <text:p>0.0186564</text:p>
          </table:table-cell>
          <table:table-cell office:value-type="float" office:value="0.0191828" calcext:value-type="float">
            <text:p>0.0191828</text:p>
          </table:table-cell>
          <table:table-cell office:value-type="float" office:value="0.018809" calcext:value-type="float">
            <text:p>0.018809</text:p>
          </table:table-cell>
          <table:table-cell office:value-type="float" office:value="0.0190241" calcext:value-type="float">
            <text:p>0.0190241</text:p>
          </table:table-cell>
          <table:table-cell office:value-type="float" office:value="0.00430373" calcext:value-type="float">
            <text:p>0.0043037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10409" calcext:value-type="float">
            <text:p>0.0210409</text:p>
          </table:table-cell>
          <table:table-cell office:value-type="float" office:value="0.0206663" calcext:value-type="float">
            <text:p>0.0206663</text:p>
          </table:table-cell>
          <table:table-cell office:value-type="float" office:value="0.0207847" calcext:value-type="float">
            <text:p>0.0207847</text:p>
          </table:table-cell>
          <table:table-cell office:value-type="float" office:value="0.0211122" calcext:value-type="float">
            <text:p>0.0211122</text:p>
          </table:table-cell>
          <table:table-cell office:value-type="float" office:value="0.00439504" calcext:value-type="float">
            <text:p>0.00439504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207479" calcext:value-type="float">
            <text:p>0.0207479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206398" calcext:value-type="float">
            <text:p>0.0206398</text:p>
          </table:table-cell>
          <table:table-cell office:value-type="float" office:value="0.020803" calcext:value-type="float">
            <text:p>0.020803</text:p>
          </table:table-cell>
          <table:table-cell office:value-type="float" office:value="0.00455756" calcext:value-type="float">
            <text:p>0.00455756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240329" calcext:value-type="float">
            <text:p>0.0240329</text:p>
          </table:table-cell>
          <table:table-cell office:value-type="float" office:value="0.0231377" calcext:value-type="float">
            <text:p>0.0231377</text:p>
          </table:table-cell>
          <table:table-cell office:value-type="float" office:value="0.0234865" calcext:value-type="float">
            <text:p>0.0234865</text:p>
          </table:table-cell>
          <table:table-cell office:value-type="float" office:value="0.0239751" calcext:value-type="float">
            <text:p>0.0239751</text:p>
          </table:table-cell>
          <table:table-cell office:value-type="float" office:value="0.00457647" calcext:value-type="float">
            <text:p>0.00457647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31883" calcext:value-type="float">
            <text:p>0.0231883</text:p>
          </table:table-cell>
          <table:table-cell office:value-type="float" office:value="0.0235436" calcext:value-type="float">
            <text:p>0.0235436</text:p>
          </table:table-cell>
          <table:table-cell office:value-type="float" office:value="0.0233213" calcext:value-type="float">
            <text:p>0.0233213</text:p>
          </table:table-cell>
          <table:table-cell office:value-type="float" office:value="0.0235485" calcext:value-type="float">
            <text:p>0.0235485</text:p>
          </table:table-cell>
          <table:table-cell office:value-type="float" office:value="0.00501136" calcext:value-type="float">
            <text:p>0.0050113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55072" calcext:value-type="float">
            <text:p>0.0255072</text:p>
          </table:table-cell>
          <table:table-cell office:value-type="float" office:value="0.0263991" calcext:value-type="float">
            <text:p>0.0263991</text:p>
          </table:table-cell>
          <table:table-cell office:value-type="float" office:value="0.0257861" calcext:value-type="float">
            <text:p>0.0257861</text:p>
          </table:table-cell>
          <table:table-cell office:value-type="float" office:value="0.0258468" calcext:value-type="float">
            <text:p>0.0258468</text:p>
          </table:table-cell>
          <table:table-cell office:value-type="float" office:value="0.00484568" calcext:value-type="float">
            <text:p>0.0048456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8095" calcext:value-type="float">
            <text:p>0.0258095</text:p>
          </table:table-cell>
          <table:table-cell office:value-type="float" office:value="0.0252189" calcext:value-type="float">
            <text:p>0.0252189</text:p>
          </table:table-cell>
          <table:table-cell office:value-type="float" office:value="0.0254839" calcext:value-type="float">
            <text:p>0.0254839</text:p>
          </table:table-cell>
          <table:table-cell office:value-type="float" office:value="0.0252488" calcext:value-type="float">
            <text:p>0.0252488</text:p>
          </table:table-cell>
          <table:table-cell office:value-type="float" office:value="0.00513038" calcext:value-type="float">
            <text:p>0.0051303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294051" calcext:value-type="float">
            <text:p>0.0294051</text:p>
          </table:table-cell>
          <table:table-cell office:value-type="float" office:value="0.0284969" calcext:value-type="float">
            <text:p>0.0284969</text:p>
          </table:table-cell>
          <table:table-cell office:value-type="float" office:value="0.0285623" calcext:value-type="float">
            <text:p>0.0285623</text:p>
          </table:table-cell>
          <table:table-cell office:value-type="float" office:value="0.0285549" calcext:value-type="float">
            <text:p>0.0285549</text:p>
          </table:table-cell>
          <table:table-cell office:value-type="float" office:value="0.00521959" calcext:value-type="float">
            <text:p>0.00521959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290765" calcext:value-type="float">
            <text:p>0.0290765</text:p>
          </table:table-cell>
          <table:table-cell office:value-type="float" office:value="0.0282417" calcext:value-type="float">
            <text:p>0.0282417</text:p>
          </table:table-cell>
          <table:table-cell office:value-type="float" office:value="0.0287223" calcext:value-type="float">
            <text:p>0.0287223</text:p>
          </table:table-cell>
          <table:table-cell office:value-type="float" office:value="0.0284741" calcext:value-type="float">
            <text:p>0.0284741</text:p>
          </table:table-cell>
          <table:table-cell office:value-type="float" office:value="0.00531252" calcext:value-type="float">
            <text:p>0.0053125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19413" calcext:value-type="float">
            <text:p>0.0319413</text:p>
          </table:table-cell>
          <table:table-cell office:value-type="float" office:value="0.0312757" calcext:value-type="float">
            <text:p>0.0312757</text:p>
          </table:table-cell>
          <table:table-cell office:value-type="float" office:value="0.0310705" calcext:value-type="float">
            <text:p>0.0310705</text:p>
          </table:table-cell>
          <table:table-cell office:value-type="float" office:value="0.0315372" calcext:value-type="float">
            <text:p>0.0315372</text:p>
          </table:table-cell>
          <table:table-cell office:value-type="float" office:value="0.00567026" calcext:value-type="float">
            <text:p>0.00567026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02621" calcext:value-type="float">
            <text:p>0.0302621</text:p>
          </table:table-cell>
          <table:table-cell office:value-type="float" office:value="0.0309408" calcext:value-type="float">
            <text:p>0.0309408</text:p>
          </table:table-cell>
          <table:table-cell office:value-type="float" office:value="0.0306578" calcext:value-type="float">
            <text:p>0.0306578</text:p>
          </table:table-cell>
          <table:table-cell office:value-type="float" office:value="0.0311105" calcext:value-type="float">
            <text:p>0.0311105</text:p>
          </table:table-cell>
          <table:table-cell office:value-type="float" office:value="0.00552339" calcext:value-type="float">
            <text:p>0.0055233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43364" calcext:value-type="float">
            <text:p>0.0343364</text:p>
          </table:table-cell>
          <table:table-cell office:value-type="float" office:value="0.0343834" calcext:value-type="float">
            <text:p>0.0343834</text:p>
          </table:table-cell>
          <table:table-cell office:value-type="float" office:value="0.0344523" calcext:value-type="float">
            <text:p>0.0344523</text:p>
          </table:table-cell>
          <table:table-cell office:value-type="float" office:value="0.0343101" calcext:value-type="float">
            <text:p>0.0343101</text:p>
          </table:table-cell>
          <table:table-cell office:value-type="float" office:value="0.00575526" calcext:value-type="float">
            <text:p>0.00575526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45851" calcext:value-type="float">
            <text:p>0.0345851</text:p>
          </table:table-cell>
          <table:table-cell office:value-type="float" office:value="0.0338657" calcext:value-type="float">
            <text:p>0.0338657</text:p>
          </table:table-cell>
          <table:table-cell office:value-type="float" office:value="0.0346171" calcext:value-type="float">
            <text:p>0.0346171</text:p>
          </table:table-cell>
          <table:table-cell office:value-type="float" office:value="0.034447" calcext:value-type="float">
            <text:p>0.034447</text:p>
          </table:table-cell>
          <table:table-cell office:value-type="float" office:value="0.00584531" calcext:value-type="float">
            <text:p>0.00584531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76732" calcext:value-type="float">
            <text:p>0.0376732</text:p>
          </table:table-cell>
          <table:table-cell office:value-type="float" office:value="0.0371899" calcext:value-type="float">
            <text:p>0.0371899</text:p>
          </table:table-cell>
          <table:table-cell office:value-type="float" office:value="0.0372749" calcext:value-type="float">
            <text:p>0.0372749</text:p>
          </table:table-cell>
          <table:table-cell office:value-type="float" office:value="0.0364255" calcext:value-type="float">
            <text:p>0.0364255</text:p>
          </table:table-cell>
          <table:table-cell office:value-type="float" office:value="0.00599068" calcext:value-type="float">
            <text:p>0.0059906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362254" calcext:value-type="float">
            <text:p>0.0362254</text:p>
          </table:table-cell>
          <table:table-cell office:value-type="float" office:value="0.0369785" calcext:value-type="float">
            <text:p>0.0369785</text:p>
          </table:table-cell>
          <table:table-cell office:value-type="float" office:value="0.0361909" calcext:value-type="float">
            <text:p>0.0361909</text:p>
          </table:table-cell>
          <table:table-cell office:value-type="float" office:value="0.0360872" calcext:value-type="float">
            <text:p>0.0360872</text:p>
          </table:table-cell>
          <table:table-cell office:value-type="float" office:value="0.00614985" calcext:value-type="float">
            <text:p>0.0061498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04106" calcext:value-type="float">
            <text:p>0.0404106</text:p>
          </table:table-cell>
          <table:table-cell office:value-type="float" office:value="0.0403895" calcext:value-type="float">
            <text:p>0.0403895</text:p>
          </table:table-cell>
          <table:table-cell office:value-type="float" office:value="0.0412817" calcext:value-type="float">
            <text:p>0.0412817</text:p>
          </table:table-cell>
          <table:table-cell office:value-type="float" office:value="0.0404344" calcext:value-type="float">
            <text:p>0.0404344</text:p>
          </table:table-cell>
          <table:table-cell office:value-type="float" office:value="0.00630331" calcext:value-type="float">
            <text:p>0.0063033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99376" calcext:value-type="float">
            <text:p>0.0399376</text:p>
          </table:table-cell>
          <table:table-cell office:value-type="float" office:value="0.0404923" calcext:value-type="float">
            <text:p>0.0404923</text:p>
          </table:table-cell>
          <table:table-cell office:value-type="float" office:value="0.0405546" calcext:value-type="float">
            <text:p>0.0405546</text:p>
          </table:table-cell>
          <table:table-cell office:value-type="float" office:value="0.0391693" calcext:value-type="float">
            <text:p>0.0391693</text:p>
          </table:table-cell>
          <table:table-cell office:value-type="float" office:value="0.00627719" calcext:value-type="float">
            <text:p>0.00627719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36243" calcext:value-type="float">
            <text:p>0.0436243</text:p>
          </table:table-cell>
          <table:table-cell office:value-type="float" office:value="0.0445474" calcext:value-type="float">
            <text:p>0.0445474</text:p>
          </table:table-cell>
          <table:table-cell office:value-type="float" office:value="0.0438997" calcext:value-type="float">
            <text:p>0.0438997</text:p>
          </table:table-cell>
          <table:table-cell office:value-type="float" office:value="0.0428231" calcext:value-type="float">
            <text:p>0.0428231</text:p>
          </table:table-cell>
          <table:table-cell office:value-type="float" office:value="0.00645775" calcext:value-type="float">
            <text:p>0.00645775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0438241" calcext:value-type="float">
            <text:p>0.0438241</text:p>
          </table:table-cell>
          <table:table-cell office:value-type="float" office:value="0.0431131" calcext:value-type="float">
            <text:p>0.0431131</text:p>
          </table:table-cell>
          <table:table-cell office:value-type="float" office:value="0.041754" calcext:value-type="float">
            <text:p>0.041754</text:p>
          </table:table-cell>
          <table:table-cell office:value-type="float" office:value="0.00654452" calcext:value-type="float">
            <text:p>0.00654452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73749" calcext:value-type="float">
            <text:p>0.0473749</text:p>
          </table:table-cell>
          <table:table-cell office:value-type="float" office:value="0.0474753" calcext:value-type="float">
            <text:p>0.0474753</text:p>
          </table:table-cell>
          <table:table-cell office:value-type="float" office:value="0.047276" calcext:value-type="float">
            <text:p>0.047276</text:p>
          </table:table-cell>
          <table:table-cell office:value-type="float" office:value="0.0464233" calcext:value-type="float">
            <text:p>0.0464233</text:p>
          </table:table-cell>
          <table:table-cell office:value-type="float" office:value="0.00702181" calcext:value-type="float">
            <text:p>0.00702181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62532" calcext:value-type="float">
            <text:p>0.0462532</text:p>
          </table:table-cell>
          <table:table-cell office:value-type="float" office:value="0.0474141" calcext:value-type="float">
            <text:p>0.0474141</text:p>
          </table:table-cell>
          <table:table-cell office:value-type="float" office:value="0.0466028" calcext:value-type="float">
            <text:p>0.0466028</text:p>
          </table:table-cell>
          <table:table-cell office:value-type="float" office:value="0.0455349" calcext:value-type="float">
            <text:p>0.0455349</text:p>
          </table:table-cell>
          <table:table-cell office:value-type="float" office:value="0.00720726" calcext:value-type="float">
            <text:p>0.0072072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04551" calcext:value-type="float">
            <text:p>0.0504551</text:p>
          </table:table-cell>
          <table:table-cell office:value-type="float" office:value="0.051094" calcext:value-type="float">
            <text:p>0.051094</text:p>
          </table:table-cell>
          <table:table-cell office:value-type="float" office:value="0.0504913" calcext:value-type="float">
            <text:p>0.0504913</text:p>
          </table:table-cell>
          <table:table-cell office:value-type="float" office:value="0.0496661" calcext:value-type="float">
            <text:p>0.0496661</text:p>
          </table:table-cell>
          <table:table-cell office:value-type="float" office:value="0.00716744" calcext:value-type="float">
            <text:p>0.0071674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91467" calcext:value-type="float">
            <text:p>0.0491467</text:p>
          </table:table-cell>
          <table:table-cell office:value-type="float" office:value="0.0501281" calcext:value-type="float">
            <text:p>0.0501281</text:p>
          </table:table-cell>
          <table:table-cell office:value-type="float" office:value="0.0491827" calcext:value-type="float">
            <text:p>0.0491827</text:p>
          </table:table-cell>
          <table:table-cell office:value-type="float" office:value="0.0481967" calcext:value-type="float">
            <text:p>0.0481967</text:p>
          </table:table-cell>
          <table:table-cell office:value-type="float" office:value="0.00734403" calcext:value-type="float">
            <text:p>0.00734403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556283" calcext:value-type="float">
            <text:p>0.0556283</text:p>
          </table:table-cell>
          <table:table-cell office:value-type="float" office:value="0.0553795" calcext:value-type="float">
            <text:p>0.0553795</text:p>
          </table:table-cell>
          <table:table-cell office:value-type="float" office:value="0.0536744" calcext:value-type="float">
            <text:p>0.0536744</text:p>
          </table:table-cell>
          <table:table-cell office:value-type="float" office:value="0.0536309" calcext:value-type="float">
            <text:p>0.0536309</text:p>
          </table:table-cell>
          <table:table-cell office:value-type="float" office:value="0.00751094" calcext:value-type="float">
            <text:p>0.00751094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32442" calcext:value-type="float">
            <text:p>0.0532442</text:p>
          </table:table-cell>
          <table:table-cell office:value-type="float" office:value="0.0541884" calcext:value-type="float">
            <text:p>0.0541884</text:p>
          </table:table-cell>
          <table:table-cell office:value-type="float" office:value="0.0529715" calcext:value-type="float">
            <text:p>0.0529715</text:p>
          </table:table-cell>
          <table:table-cell office:value-type="float" office:value="0.052336" calcext:value-type="float">
            <text:p>0.052336</text:p>
          </table:table-cell>
          <table:table-cell office:value-type="float" office:value="0.00746895" calcext:value-type="float">
            <text:p>0.0074689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58084" calcext:value-type="float">
            <text:p>0.058084</text:p>
          </table:table-cell>
          <table:table-cell office:value-type="float" office:value="0.0586978" calcext:value-type="float">
            <text:p>0.0586978</text:p>
          </table:table-cell>
          <table:table-cell office:value-type="float" office:value="0.0570184" calcext:value-type="float">
            <text:p>0.0570184</text:p>
          </table:table-cell>
          <table:table-cell office:value-type="float" office:value="0.0569123" calcext:value-type="float">
            <text:p>0.0569123</text:p>
          </table:table-cell>
          <table:table-cell office:value-type="float" office:value="0.00762557" calcext:value-type="float">
            <text:p>0.00762557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64177" calcext:value-type="float">
            <text:p>0.0564177</text:p>
          </table:table-cell>
          <table:table-cell office:value-type="float" office:value="0.0574092" calcext:value-type="float">
            <text:p>0.0574092</text:p>
          </table:table-cell>
          <table:table-cell office:value-type="float" office:value="0.0554974" calcext:value-type="float">
            <text:p>0.0554974</text:p>
          </table:table-cell>
          <table:table-cell office:value-type="float" office:value="0.0552627" calcext:value-type="float">
            <text:p>0.0552627</text:p>
          </table:table-cell>
          <table:table-cell office:value-type="float" office:value="0.00767767" calcext:value-type="float">
            <text:p>0.00767767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630421" calcext:value-type="float">
            <text:p>0.0630421</text:p>
          </table:table-cell>
          <table:table-cell office:value-type="float" office:value="0.0629504" calcext:value-type="float">
            <text:p>0.0629504</text:p>
          </table:table-cell>
          <table:table-cell office:value-type="float" office:value="0.0610576" calcext:value-type="float">
            <text:p>0.0610576</text:p>
          </table:table-cell>
          <table:table-cell office:value-type="float" office:value="0.0609409" calcext:value-type="float">
            <text:p>0.0609409</text:p>
          </table:table-cell>
          <table:table-cell office:value-type="float" office:value="0.00768523" calcext:value-type="float">
            <text:p>0.0076852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616469" calcext:value-type="float">
            <text:p>0.0616469</text:p>
          </table:table-cell>
          <table:table-cell office:value-type="float" office:value="0.0619158" calcext:value-type="float">
            <text:p>0.0619158</text:p>
          </table:table-cell>
          <table:table-cell office:value-type="float" office:value="0.0595972" calcext:value-type="float">
            <text:p>0.0595972</text:p>
          </table:table-cell>
          <table:table-cell office:value-type="float" office:value="0.0597133" calcext:value-type="float">
            <text:p>0.0597133</text:p>
          </table:table-cell>
          <table:table-cell office:value-type="float" office:value="0.00810936" calcext:value-type="float">
            <text:p>0.00810936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68133" calcext:value-type="float">
            <text:p>0.0668133</text:p>
          </table:table-cell>
          <table:table-cell office:value-type="float" office:value="0.0676933" calcext:value-type="float">
            <text:p>0.0676933</text:p>
          </table:table-cell>
          <table:table-cell office:value-type="float" office:value="0.0654552" calcext:value-type="float">
            <text:p>0.0654552</text:p>
          </table:table-cell>
          <table:table-cell office:value-type="float" office:value="0.064753" calcext:value-type="float">
            <text:p>0.064753</text:p>
          </table:table-cell>
          <table:table-cell office:value-type="float" office:value="0.00810993" calcext:value-type="float">
            <text:p>0.0081099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59262" calcext:value-type="float">
            <text:p>0.0759262</text:p>
          </table:table-cell>
          <table:table-cell office:value-type="float" office:value="0.0750043" calcext:value-type="float">
            <text:p>0.0750043</text:p>
          </table:table-cell>
          <table:table-cell office:value-type="float" office:value="0.07312" calcext:value-type="float">
            <text:p>0.07312</text:p>
          </table:table-cell>
          <table:table-cell office:value-type="float" office:value="0.0731238" calcext:value-type="float">
            <text:p>0.0731238</text:p>
          </table:table-cell>
          <table:table-cell office:value-type="float" office:value="0.0085241" calcext:value-type="float">
            <text:p>0.008524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33754" calcext:value-type="float">
            <text:p>0.0733754</text:p>
          </table:table-cell>
          <table:table-cell office:value-type="float" office:value="0.071363" calcext:value-type="float">
            <text:p>0.071363</text:p>
          </table:table-cell>
          <table:table-cell office:value-type="float" office:value="0.0695971" calcext:value-type="float">
            <text:p>0.0695971</text:p>
          </table:table-cell>
          <table:table-cell office:value-type="float" office:value="0.0695334" calcext:value-type="float">
            <text:p>0.0695334</text:p>
          </table:table-cell>
          <table:table-cell office:value-type="float" office:value="0.00845184" calcext:value-type="float">
            <text:p>0.0084518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71028" calcext:value-type="float">
            <text:p>0.0771028</text:p>
          </table:table-cell>
          <table:table-cell office:value-type="float" office:value="0.0713511" calcext:value-type="float">
            <text:p>0.0713511</text:p>
          </table:table-cell>
          <table:table-cell office:value-type="float" office:value="0.0693455" calcext:value-type="float">
            <text:p>0.0693455</text:p>
          </table:table-cell>
          <table:table-cell office:value-type="float" office:value="0.0691245" calcext:value-type="float">
            <text:p>0.0691245</text:p>
          </table:table-cell>
          <table:table-cell office:value-type="float" office:value="0.00862718" calcext:value-type="float">
            <text:p>0.0086271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770125" calcext:value-type="float">
            <text:p>0.0770125</text:p>
          </table:table-cell>
          <table:table-cell office:value-type="float" office:value="0.0754919" calcext:value-type="float">
            <text:p>0.0754919</text:p>
          </table:table-cell>
          <table:table-cell office:value-type="float" office:value="0.0735127" calcext:value-type="float">
            <text:p>0.0735127</text:p>
          </table:table-cell>
          <table:table-cell office:value-type="float" office:value="0.0735162" calcext:value-type="float">
            <text:p>0.0735162</text:p>
          </table:table-cell>
          <table:table-cell office:value-type="float" office:value="0.00873568" calcext:value-type="float">
            <text:p>0.00873568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747086" calcext:value-type="float">
            <text:p>0.0747086</text:p>
          </table:table-cell>
          <table:table-cell office:value-type="float" office:value="0.0734094" calcext:value-type="float">
            <text:p>0.0734094</text:p>
          </table:table-cell>
          <table:table-cell office:value-type="float" office:value="0.0713405" calcext:value-type="float">
            <text:p>0.0713405</text:p>
          </table:table-cell>
          <table:table-cell office:value-type="float" office:value="0.0712142" calcext:value-type="float">
            <text:p>0.0712142</text:p>
          </table:table-cell>
          <table:table-cell office:value-type="float" office:value="0.00869575" calcext:value-type="float">
            <text:p>0.0086957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817386" calcext:value-type="float">
            <text:p>0.0817386</text:p>
          </table:table-cell>
          <table:table-cell office:value-type="float" office:value="0.0805171" calcext:value-type="float">
            <text:p>0.0805171</text:p>
          </table:table-cell>
          <table:table-cell office:value-type="float" office:value="0.0780426" calcext:value-type="float">
            <text:p>0.0780426</text:p>
          </table:table-cell>
          <table:table-cell office:value-type="float" office:value="0.0779612" calcext:value-type="float">
            <text:p>0.0779612</text:p>
          </table:table-cell>
          <table:table-cell office:value-type="float" office:value="0.0089688" calcext:value-type="float">
            <text:p>0.0089688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99346" calcext:value-type="float">
            <text:p>0.0799346</text:p>
          </table:table-cell>
          <table:table-cell office:value-type="float" office:value="0.0787925" calcext:value-type="float">
            <text:p>0.0787925</text:p>
          </table:table-cell>
          <table:table-cell office:value-type="float" office:value="0.0760213" calcext:value-type="float">
            <text:p>0.0760213</text:p>
          </table:table-cell>
          <table:table-cell office:value-type="float" office:value="0.0766905" calcext:value-type="float">
            <text:p>0.0766905</text:p>
          </table:table-cell>
          <table:table-cell office:value-type="float" office:value="0.00941553" calcext:value-type="float">
            <text:p>0.0094155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87603" calcext:value-type="float">
            <text:p>0.087603</text:p>
          </table:table-cell>
          <table:table-cell office:value-type="float" office:value="0.0851286" calcext:value-type="float">
            <text:p>0.0851286</text:p>
          </table:table-cell>
          <table:table-cell office:value-type="float" office:value="0.0826705" calcext:value-type="float">
            <text:p>0.0826705</text:p>
          </table:table-cell>
          <table:table-cell office:value-type="float" office:value="0.0824789" calcext:value-type="float">
            <text:p>0.0824789</text:p>
          </table:table-cell>
          <table:table-cell office:value-type="float" office:value="0.00924516" calcext:value-type="float">
            <text:p>0.00924516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51712" calcext:value-type="float">
            <text:p>0.0851712</text:p>
          </table:table-cell>
          <table:table-cell office:value-type="float" office:value="0.0832547" calcext:value-type="float">
            <text:p>0.0832547</text:p>
          </table:table-cell>
          <table:table-cell office:value-type="float" office:value="0.0800452" calcext:value-type="float">
            <text:p>0.0800452</text:p>
          </table:table-cell>
          <table:table-cell office:value-type="float" office:value="0.0800281" calcext:value-type="float">
            <text:p>0.0800281</text:p>
          </table:table-cell>
          <table:table-cell office:value-type="float" office:value="0.00925903" calcext:value-type="float">
            <text:p>0.00925903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937359" calcext:value-type="float">
            <text:p>0.0937359</text:p>
          </table:table-cell>
          <table:table-cell office:value-type="float" office:value="0.0900668" calcext:value-type="float">
            <text:p>0.0900668</text:p>
          </table:table-cell>
          <table:table-cell office:value-type="float" office:value="0.0876116" calcext:value-type="float">
            <text:p>0.0876116</text:p>
          </table:table-cell>
          <table:table-cell office:value-type="float" office:value="0.087517" calcext:value-type="float">
            <text:p>0.087517</text:p>
          </table:table-cell>
          <table:table-cell office:value-type="float" office:value="0.00944546" calcext:value-type="float">
            <text:p>0.00944546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983844" calcext:value-type="float">
            <text:p>0.0983844</text:p>
          </table:table-cell>
          <table:table-cell office:value-type="float" office:value="0.088117" calcext:value-type="float">
            <text:p>0.088117</text:p>
          </table:table-cell>
          <table:table-cell office:value-type="float" office:value="0.0849544" calcext:value-type="float">
            <text:p>0.0849544</text:p>
          </table:table-cell>
          <table:table-cell office:value-type="float" office:value="0.0850658" calcext:value-type="float">
            <text:p>0.0850658</text:p>
          </table:table-cell>
          <table:table-cell office:value-type="float" office:value="0.00957098" calcext:value-type="float">
            <text:p>0.00957098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00328" calcext:value-type="float">
            <text:p>0.100328</text:p>
          </table:table-cell>
          <table:table-cell office:value-type="float" office:value="0.0953208" calcext:value-type="float">
            <text:p>0.0953208</text:p>
          </table:table-cell>
          <table:table-cell office:value-type="float" office:value="0.0923588" calcext:value-type="float">
            <text:p>0.0923588</text:p>
          </table:table-cell>
          <table:table-cell office:value-type="float" office:value="0.093888" calcext:value-type="float">
            <text:p>0.093888</text:p>
          </table:table-cell>
          <table:table-cell office:value-type="float" office:value="0.00963456" calcext:value-type="float">
            <text:p>0.00963456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975838" calcext:value-type="float">
            <text:p>0.0975838</text:p>
          </table:table-cell>
          <table:table-cell office:value-type="float" office:value="0.0926513" calcext:value-type="float">
            <text:p>0.0926513</text:p>
          </table:table-cell>
          <table:table-cell office:value-type="float" office:value="0.0889277" calcext:value-type="float">
            <text:p>0.0889277</text:p>
          </table:table-cell>
          <table:table-cell office:value-type="float" office:value="0.0890275" calcext:value-type="float">
            <text:p>0.0890275</text:p>
          </table:table-cell>
          <table:table-cell office:value-type="float" office:value="0.00980357" calcext:value-type="float">
            <text:p>0.00980357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05876" calcext:value-type="float">
            <text:p>0.105876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097083" calcext:value-type="float">
            <text:p>0.097083</text:p>
          </table:table-cell>
          <table:table-cell office:value-type="float" office:value="0.0969413" calcext:value-type="float">
            <text:p>0.0969413</text:p>
          </table:table-cell>
          <table:table-cell office:value-type="float" office:value="0.0101205" calcext:value-type="float">
            <text:p>0.010120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03925" calcext:value-type="float">
            <text:p>0.103925</text:p>
          </table:table-cell>
          <table:table-cell office:value-type="float" office:value="0.097757" calcext:value-type="float">
            <text:p>0.097757</text:p>
          </table:table-cell>
          <table:table-cell office:value-type="float" office:value="0.0942032" calcext:value-type="float">
            <text:p>0.0942032</text:p>
          </table:table-cell>
          <table:table-cell office:value-type="float" office:value="0.0939849" calcext:value-type="float">
            <text:p>0.0939849</text:p>
          </table:table-cell>
          <table:table-cell office:value-type="float" office:value="0.0101009" calcext:value-type="float">
            <text:p>0.0101009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11973" calcext:value-type="float">
            <text:p>0.111973</text:p>
          </table:table-cell>
          <table:table-cell office:value-type="float" office:value="0.105374" calcext:value-type="float">
            <text:p>0.105374</text:p>
          </table:table-cell>
          <table:table-cell office:value-type="float" office:value="0.102191" calcext:value-type="float">
            <text:p>0.102191</text:p>
          </table:table-cell>
          <table:table-cell office:value-type="float" office:value="0.102107" calcext:value-type="float">
            <text:p>0.102107</text:p>
          </table:table-cell>
          <table:table-cell office:value-type="float" office:value="0.0100397" calcext:value-type="float">
            <text:p>0.0100397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09685" calcext:value-type="float">
            <text:p>0.109685</text:p>
          </table:table-cell>
          <table:table-cell office:value-type="float" office:value="0.10309" calcext:value-type="float">
            <text:p>0.10309</text:p>
          </table:table-cell>
          <table:table-cell office:value-type="float" office:value="0.098877" calcext:value-type="float">
            <text:p>0.098877</text:p>
          </table:table-cell>
          <table:table-cell office:value-type="float" office:value="0.0987538" calcext:value-type="float">
            <text:p>0.0987538</text:p>
          </table:table-cell>
          <table:table-cell office:value-type="float" office:value="0.00998452" calcext:value-type="float">
            <text:p>0.00998452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19877" calcext:value-type="float">
            <text:p>0.119877</text:p>
          </table:table-cell>
          <table:table-cell office:value-type="float" office:value="0.108231" calcext:value-type="float">
            <text:p>0.108231</text:p>
          </table:table-cell>
          <table:table-cell office:value-type="float" office:value="0.107556" calcext:value-type="float">
            <text:p>0.107556</text:p>
          </table:table-cell>
          <table:table-cell office:value-type="float" office:value="0.10751" calcext:value-type="float">
            <text:p>0.10751</text:p>
          </table:table-cell>
          <table:table-cell office:value-type="float" office:value="0.0104848" calcext:value-type="float">
            <text:p>0.0104848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17114" calcext:value-type="float">
            <text:p>0.117114</text:p>
          </table:table-cell>
          <table:table-cell office:value-type="float" office:value="0.107999" calcext:value-type="float">
            <text:p>0.107999</text:p>
          </table:table-cell>
          <table:table-cell office:value-type="float" office:value="0.106007" calcext:value-type="float">
            <text:p>0.106007</text:p>
          </table:table-cell>
          <table:table-cell office:value-type="float" office:value="0.10421" calcext:value-type="float">
            <text:p>0.10421</text:p>
          </table:table-cell>
          <table:table-cell office:value-type="float" office:value="0.0106321" calcext:value-type="float">
            <text:p>0.010632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26453" calcext:value-type="float">
            <text:p>0.126453</text:p>
          </table:table-cell>
          <table:table-cell office:value-type="float" office:value="0.112493" calcext:value-type="float">
            <text:p>0.112493</text:p>
          </table:table-cell>
          <table:table-cell office:value-type="float" office:value="0.112129" calcext:value-type="float">
            <text:p>0.112129</text:p>
          </table:table-cell>
          <table:table-cell office:value-type="float" office:value="0.112115" calcext:value-type="float">
            <text:p>0.112115</text:p>
          </table:table-cell>
          <table:table-cell office:value-type="float" office:value="0.0106574" calcext:value-type="float">
            <text:p>0.0106574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25698" calcext:value-type="float">
            <text:p>0.125698</text:p>
          </table:table-cell>
          <table:table-cell office:value-type="float" office:value="0.109816" calcext:value-type="float">
            <text:p>0.109816</text:p>
          </table:table-cell>
          <table:table-cell office:value-type="float" office:value="0.108992" calcext:value-type="float">
            <text:p>0.108992</text:p>
          </table:table-cell>
          <table:table-cell office:value-type="float" office:value="0.108722" calcext:value-type="float">
            <text:p>0.108722</text:p>
          </table:table-cell>
          <table:table-cell office:value-type="float" office:value="0.0105918" calcext:value-type="float">
            <text:p>0.010591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38265" calcext:value-type="float">
            <text:p>0.138265</text:p>
          </table:table-cell>
          <table:table-cell office:value-type="float" office:value="0.119122" calcext:value-type="float">
            <text:p>0.119122</text:p>
          </table:table-cell>
          <table:table-cell office:value-type="float" office:value="0.119039" calcext:value-type="float">
            <text:p>0.119039</text:p>
          </table:table-cell>
          <table:table-cell office:value-type="float" office:value="0.118967" calcext:value-type="float">
            <text:p>0.118967</text:p>
          </table:table-cell>
          <table:table-cell office:value-type="float" office:value="0.010845" calcext:value-type="float">
            <text:p>0.010845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32277" calcext:value-type="float">
            <text:p>0.132277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0.115055" calcext:value-type="float">
            <text:p>0.115055</text:p>
          </table:table-cell>
          <table:table-cell office:value-type="float" office:value="0.114902" calcext:value-type="float">
            <text:p>0.114902</text:p>
          </table:table-cell>
          <table:table-cell office:value-type="float" office:value="0.0111134" calcext:value-type="float">
            <text:p>0.011113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42718" calcext:value-type="float">
            <text:p>0.142718</text:p>
          </table:table-cell>
          <table:table-cell office:value-type="float" office:value="0.123944" calcext:value-type="float">
            <text:p>0.123944</text:p>
          </table:table-cell>
          <table:table-cell office:value-type="float" office:value="0.12384" calcext:value-type="float">
            <text:p>0.12384</text:p>
          </table:table-cell>
          <table:table-cell office:value-type="float" office:value="0.123822" calcext:value-type="float">
            <text:p>0.123822</text:p>
          </table:table-cell>
          <table:table-cell office:value-type="float" office:value="0.01137" calcext:value-type="float">
            <text:p>0.0113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5952" calcext:value-type="float">
            <text:p>0.15952</text:p>
          </table:table-cell>
          <table:table-cell office:value-type="float" office:value="0.122152" calcext:value-type="float">
            <text:p>0.122152</text:p>
          </table:table-cell>
          <table:table-cell office:value-type="float" office:value="0.119433" calcext:value-type="float">
            <text:p>0.119433</text:p>
          </table:table-cell>
          <table:table-cell office:value-type="float" office:value="0.119285" calcext:value-type="float">
            <text:p>0.119285</text:p>
          </table:table-cell>
          <table:table-cell office:value-type="float" office:value="0.0113612" calcext:value-type="float">
            <text:p>0.0113612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55793" calcext:value-type="float">
            <text:p>0.155793</text:p>
          </table:table-cell>
          <table:table-cell office:value-type="float" office:value="0.13049" calcext:value-type="float">
            <text:p>0.13049</text:p>
          </table:table-cell>
          <table:table-cell office:value-type="float" office:value="0.130173" calcext:value-type="float">
            <text:p>0.130173</text:p>
          </table:table-cell>
          <table:table-cell office:value-type="float" office:value="0.130616" calcext:value-type="float">
            <text:p>0.130616</text:p>
          </table:table-cell>
          <table:table-cell office:value-type="float" office:value="0.0114808" calcext:value-type="float">
            <text:p>0.0114808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54518" calcext:value-type="float">
            <text:p>0.154518</text:p>
          </table:table-cell>
          <table:table-cell office:value-type="float" office:value="0.125791" calcext:value-type="float">
            <text:p>0.125791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125653" calcext:value-type="float">
            <text:p>0.125653</text:p>
          </table:table-cell>
          <table:table-cell office:value-type="float" office:value="0.0117958" calcext:value-type="float">
            <text:p>0.0117958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67222" calcext:value-type="float">
            <text:p>0.167222</text:p>
          </table:table-cell>
          <table:table-cell office:value-type="float" office:value="0.138853" calcext:value-type="float">
            <text:p>0.138853</text:p>
          </table:table-cell>
          <table:table-cell office:value-type="float" office:value="0.141758" calcext:value-type="float">
            <text:p>0.141758</text:p>
          </table:table-cell>
          <table:table-cell office:value-type="float" office:value="0.139429" calcext:value-type="float">
            <text:p>0.139429</text:p>
          </table:table-cell>
          <table:table-cell office:value-type="float" office:value="0.0117711" calcext:value-type="float">
            <text:p>0.0117711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72703" calcext:value-type="float">
            <text:p>0.172703</text:p>
          </table:table-cell>
          <table:table-cell office:value-type="float" office:value="0.139233" calcext:value-type="float">
            <text:p>0.139233</text:p>
          </table:table-cell>
          <table:table-cell office:value-type="float" office:value="0.138865" calcext:value-type="float">
            <text:p>0.138865</text:p>
          </table:table-cell>
          <table:table-cell office:value-type="float" office:value="0.138986" calcext:value-type="float">
            <text:p>0.138986</text:p>
          </table:table-cell>
          <table:table-cell office:value-type="float" office:value="0.0119819" calcext:value-type="float">
            <text:p>0.0119819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78936" calcext:value-type="float">
            <text:p>0.178936</text:p>
          </table:table-cell>
          <table:table-cell office:value-type="float" office:value="0.147631" calcext:value-type="float">
            <text:p>0.147631</text:p>
          </table:table-cell>
          <table:table-cell office:value-type="float" office:value="0.147875" calcext:value-type="float">
            <text:p>0.147875</text:p>
          </table:table-cell>
          <table:table-cell office:value-type="float" office:value="0.147715" calcext:value-type="float">
            <text:p>0.147715</text:p>
          </table:table-cell>
          <table:table-cell office:value-type="float" office:value="0.0119005" calcext:value-type="float">
            <text:p>0.011900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92575" calcext:value-type="float">
            <text:p>0.192575</text:p>
          </table:table-cell>
          <table:table-cell office:value-type="float" office:value="0.154651" calcext:value-type="float">
            <text:p>0.154651</text:p>
          </table:table-cell>
          <table:table-cell office:value-type="float" office:value="0.164365" calcext:value-type="float">
            <text:p>0.164365</text:p>
          </table:table-cell>
          <table:table-cell office:value-type="float" office:value="0.147387" calcext:value-type="float">
            <text:p>0.147387</text:p>
          </table:table-cell>
          <table:table-cell office:value-type="float" office:value="0.0123622" calcext:value-type="float">
            <text:p>0.0123622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9577" calcext:value-type="float">
            <text:p>0.19577</text:p>
          </table:table-cell>
          <table:table-cell office:value-type="float" office:value="0.158939" calcext:value-type="float">
            <text:p>0.158939</text:p>
          </table:table-cell>
          <table:table-cell office:value-type="float" office:value="0.158734" calcext:value-type="float">
            <text:p>0.158734</text:p>
          </table:table-cell>
          <table:table-cell office:value-type="float" office:value="0.159273" calcext:value-type="float">
            <text:p>0.159273</text:p>
          </table:table-cell>
          <table:table-cell office:value-type="float" office:value="0.0122556" calcext:value-type="float">
            <text:p>0.0122556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5188" calcext:value-type="float">
            <text:p>0.195188</text:p>
          </table:table-cell>
          <table:table-cell office:value-type="float" office:value="0.155902" calcext:value-type="float">
            <text:p>0.155902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963" calcext:value-type="float">
            <text:p>0.155963</text:p>
          </table:table-cell>
          <table:table-cell office:value-type="float" office:value="0.0126348" calcext:value-type="float">
            <text:p>0.0126348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06591" calcext:value-type="float">
            <text:p>0.206591</text:p>
          </table:table-cell>
          <table:table-cell office:value-type="float" office:value="0.170707" calcext:value-type="float">
            <text:p>0.170707</text:p>
          </table:table-cell>
          <table:table-cell office:value-type="float" office:value="0.171757" calcext:value-type="float">
            <text:p>0.171757</text:p>
          </table:table-cell>
          <table:table-cell office:value-type="float" office:value="0.173495" calcext:value-type="float">
            <text:p>0.173495</text:p>
          </table:table-cell>
          <table:table-cell office:value-type="float" office:value="0.0124655" calcext:value-type="float">
            <text:p>0.012465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03002" calcext:value-type="float">
            <text:p>0.203002</text:p>
          </table:table-cell>
          <table:table-cell office:value-type="float" office:value="0.162478" calcext:value-type="float">
            <text:p>0.162478</text:p>
          </table:table-cell>
          <table:table-cell office:value-type="float" office:value="0.165079" calcext:value-type="float">
            <text:p>0.165079</text:p>
          </table:table-cell>
          <table:table-cell office:value-type="float" office:value="0.168256" calcext:value-type="float">
            <text:p>0.168256</text:p>
          </table:table-cell>
          <table:table-cell office:value-type="float" office:value="0.0128031" calcext:value-type="float">
            <text:p>0.0128031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16557" calcext:value-type="float">
            <text:p>0.216557</text:p>
          </table:table-cell>
          <table:table-cell office:value-type="float" office:value="0.175307" calcext:value-type="float">
            <text:p>0.175307</text:p>
          </table:table-cell>
          <table:table-cell office:value-type="float" office:value="0.174643" calcext:value-type="float">
            <text:p>0.174643</text:p>
          </table:table-cell>
          <table:table-cell office:value-type="float" office:value="0.175987" calcext:value-type="float">
            <text:p>0.175987</text:p>
          </table:table-cell>
          <table:table-cell office:value-type="float" office:value="0.0128501" calcext:value-type="float">
            <text:p>0.0128501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36367" calcext:value-type="float">
            <text:p>0.236367</text:p>
          </table:table-cell>
          <table:table-cell office:value-type="float" office:value="0.178395" calcext:value-type="float">
            <text:p>0.178395</text:p>
          </table:table-cell>
          <table:table-cell office:value-type="float" office:value="0.178777" calcext:value-type="float">
            <text:p>0.178777</text:p>
          </table:table-cell>
          <table:table-cell office:value-type="float" office:value="0.179645" calcext:value-type="float">
            <text:p>0.179645</text:p>
          </table:table-cell>
          <table:table-cell office:value-type="float" office:value="0.0130225" calcext:value-type="float">
            <text:p>0.013022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36426" calcext:value-type="float">
            <text:p>0.236426</text:p>
          </table:table-cell>
          <table:table-cell office:value-type="float" office:value="0.19616" calcext:value-type="float">
            <text:p>0.19616</text:p>
          </table:table-cell>
          <table:table-cell office:value-type="float" office:value="0.19771" calcext:value-type="float">
            <text:p>0.19771</text:p>
          </table:table-cell>
          <table:table-cell office:value-type="float" office:value="0.196605" calcext:value-type="float">
            <text:p>0.196605</text:p>
          </table:table-cell>
          <table:table-cell office:value-type="float" office:value="0.0131273" calcext:value-type="float">
            <text:p>0.013127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x-matrix multipli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 (Threads: 1)</text:p>
          </table:table-cell>
          <table:table-cell office:value-type="string" calcext:value-type="string">
            <text:p>Dense (Threads: 2)</text:p>
          </table:table-cell>
          <table:table-cell office:value-type="string" calcext:value-type="string">
            <text:p>Dense (Threads: 3)</text:p>
          </table:table-cell>
          <table:table-cell office:value-type="string" calcext:value-type="string">
            <text:p>Dense (Threads: 4)</text:p>
          </table:table-cell>
          <table:table-cell office:value-type="string" calcext:value-type="string">
            <text:p>Spars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1049" calcext:value-type="float">
            <text:p>0.00101049</text:p>
          </table:table-cell>
          <table:table-cell office:value-type="float" office:value="0.00091838" calcext:value-type="float">
            <text:p>0.00091838</text:p>
          </table:table-cell>
          <table:table-cell office:value-type="float" office:value="0.00092256" calcext:value-type="float">
            <text:p>0.00092256</text:p>
          </table:table-cell>
          <table:table-cell office:value-type="float" office:value="0.00092601" calcext:value-type="float">
            <text:p>0.00092601</text:p>
          </table:table-cell>
          <table:table-cell office:value-type="float" office:value="0.00474628" calcext:value-type="float">
            <text:p>0.0047462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13061" calcext:value-type="float">
            <text:p>0.00213061</text:p>
          </table:table-cell>
          <table:table-cell office:value-type="float" office:value="0.00212033" calcext:value-type="float">
            <text:p>0.00212033</text:p>
          </table:table-cell>
          <table:table-cell office:value-type="float" office:value="0.00239737" calcext:value-type="float">
            <text:p>0.00239737</text:p>
          </table:table-cell>
          <table:table-cell office:value-type="float" office:value="0.00211902" calcext:value-type="float">
            <text:p>0.00211902</text:p>
          </table:table-cell>
          <table:table-cell office:value-type="float" office:value="0.00990993" calcext:value-type="float">
            <text:p>0.0099099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94876" calcext:value-type="float">
            <text:p>0.00394876</text:p>
          </table:table-cell>
          <table:table-cell office:value-type="float" office:value="0.00389714" calcext:value-type="float">
            <text:p>0.00389714</text:p>
          </table:table-cell>
          <table:table-cell office:value-type="float" office:value="0.00389462" calcext:value-type="float">
            <text:p>0.00389462</text:p>
          </table:table-cell>
          <table:table-cell office:value-type="float" office:value="0.00389293" calcext:value-type="float">
            <text:p>0.00389293</text:p>
          </table:table-cell>
          <table:table-cell office:value-type="float" office:value="0.0174148" calcext:value-type="float">
            <text:p>0.017414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89745" calcext:value-type="float">
            <text:p>0.00689745</text:p>
          </table:table-cell>
          <table:table-cell office:value-type="float" office:value="0.00684606" calcext:value-type="float">
            <text:p>0.00684606</text:p>
          </table:table-cell>
          <table:table-cell office:value-type="float" office:value="0.00693779" calcext:value-type="float">
            <text:p>0.00693779</text:p>
          </table:table-cell>
          <table:table-cell office:value-type="float" office:value="0.00691756" calcext:value-type="float">
            <text:p>0.00691756</text:p>
          </table:table-cell>
          <table:table-cell office:value-type="float" office:value="0.0195728" calcext:value-type="float">
            <text:p>0.019572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09508" calcext:value-type="float">
            <text:p>0.0109508</text:p>
          </table:table-cell>
          <table:table-cell office:value-type="float" office:value="0.0113164" calcext:value-type="float">
            <text:p>0.0113164</text:p>
          </table:table-cell>
          <table:table-cell office:value-type="float" office:value="0.0109084" calcext:value-type="float">
            <text:p>0.0109084</text:p>
          </table:table-cell>
          <table:table-cell office:value-type="float" office:value="0.0109079" calcext:value-type="float">
            <text:p>0.0109079</text:p>
          </table:table-cell>
          <table:table-cell office:value-type="float" office:value="0.0235731" calcext:value-type="float">
            <text:p>0.023573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70286" calcext:value-type="float">
            <text:p>0.0170286</text:p>
          </table:table-cell>
          <table:table-cell office:value-type="float" office:value="0.0176584" calcext:value-type="float">
            <text:p>0.0176584</text:p>
          </table:table-cell>
          <table:table-cell office:value-type="float" office:value="0.0165497" calcext:value-type="float">
            <text:p>0.0165497</text:p>
          </table:table-cell>
          <table:table-cell office:value-type="float" office:value="0.0168902" calcext:value-type="float">
            <text:p>0.0168902</text:p>
          </table:table-cell>
          <table:table-cell office:value-type="float" office:value="0.0284997" calcext:value-type="float">
            <text:p>0.028499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46574" calcext:value-type="float">
            <text:p>0.0246574</text:p>
          </table:table-cell>
          <table:table-cell office:value-type="float" office:value="0.025582" calcext:value-type="float">
            <text:p>0.02558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46585" calcext:value-type="float">
            <text:p>0.0246585</text:p>
          </table:table-cell>
          <table:table-cell office:value-type="float" office:value="0.0339781" calcext:value-type="float">
            <text:p>0.033978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4822" calcext:value-type="float">
            <text:p>0.034822</text:p>
          </table:table-cell>
          <table:table-cell office:value-type="float" office:value="0.0336025" calcext:value-type="float">
            <text:p>0.0336025</text:p>
          </table:table-cell>
          <table:table-cell office:value-type="float" office:value="0.0335704" calcext:value-type="float">
            <text:p>0.0335704</text:p>
          </table:table-cell>
          <table:table-cell office:value-type="float" office:value="0.0334276" calcext:value-type="float">
            <text:p>0.0334276</text:p>
          </table:table-cell>
          <table:table-cell office:value-type="float" office:value="0.0383048" calcext:value-type="float">
            <text:p>0.038304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57231" calcext:value-type="float">
            <text:p>0.0457231</text:p>
          </table:table-cell>
          <table:table-cell office:value-type="float" office:value="0.045233" calcext:value-type="float">
            <text:p>0.045233</text:p>
          </table:table-cell>
          <table:table-cell office:value-type="float" office:value="0.0451888" calcext:value-type="float">
            <text:p>0.0451888</text:p>
          </table:table-cell>
          <table:table-cell office:value-type="float" office:value="0.0445204" calcext:value-type="float">
            <text:p>0.0445204</text:p>
          </table:table-cell>
          <table:table-cell office:value-type="float" office:value="0.0464133" calcext:value-type="float">
            <text:p>0.046413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91423" calcext:value-type="float">
            <text:p>0.0591423</text:p>
          </table:table-cell>
          <table:table-cell office:value-type="float" office:value="0.0595541" calcext:value-type="float">
            <text:p>0.0595541</text:p>
          </table:table-cell>
          <table:table-cell office:value-type="float" office:value="0.0580613" calcext:value-type="float">
            <text:p>0.0580613</text:p>
          </table:table-cell>
          <table:table-cell office:value-type="float" office:value="0.0579702" calcext:value-type="float">
            <text:p>0.0579702</text:p>
          </table:table-cell>
          <table:table-cell office:value-type="float" office:value="0.0492293" calcext:value-type="float">
            <text:p>0.049229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56527" calcext:value-type="float">
            <text:p>0.0756527</text:p>
          </table:table-cell>
          <table:table-cell office:value-type="float" office:value="0.0939452" calcext:value-type="float">
            <text:p>0.0939452</text:p>
          </table:table-cell>
          <table:table-cell office:value-type="float" office:value="0.0463365" calcext:value-type="float">
            <text:p>0.0463365</text:p>
          </table:table-cell>
          <table:table-cell office:value-type="float" office:value="0.0463244" calcext:value-type="float">
            <text:p>0.0463244</text:p>
          </table:table-cell>
          <table:table-cell office:value-type="float" office:value="0.0529478" calcext:value-type="float">
            <text:p>0.0529478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950377" calcext:value-type="float">
            <text:p>0.0950377</text:p>
          </table:table-cell>
          <table:table-cell office:value-type="float" office:value="0.0817921" calcext:value-type="float">
            <text:p>0.0817921</text:p>
          </table:table-cell>
          <table:table-cell office:value-type="float" office:value="0.0578269" calcext:value-type="float">
            <text:p>0.0578269</text:p>
          </table:table-cell>
          <table:table-cell office:value-type="float" office:value="0.0577333" calcext:value-type="float">
            <text:p>0.0577333</text:p>
          </table:table-cell>
          <table:table-cell office:value-type="float" office:value="0.0572824" calcext:value-type="float">
            <text:p>0.057282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7275" calcext:value-type="float">
            <text:p>0.117275</text:p>
          </table:table-cell>
          <table:table-cell office:value-type="float" office:value="0.0694982" calcext:value-type="float">
            <text:p>0.0694982</text:p>
          </table:table-cell>
          <table:table-cell office:value-type="float" office:value="8.63637" calcext:value-type="float">
            <text:p>8.63637</text:p>
          </table:table-cell>
          <table:table-cell office:value-type="float" office:value="9.43717" calcext:value-type="float">
            <text:p>9.43717</text:p>
          </table:table-cell>
          <table:table-cell office:value-type="float" office:value="0.063518" calcext:value-type="float">
            <text:p>0.06351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73841" calcext:value-type="float">
            <text:p>0.173841</text:p>
          </table:table-cell>
          <table:table-cell office:value-type="float" office:value="0.0841097" calcext:value-type="float">
            <text:p>0.0841097</text:p>
          </table:table-cell>
          <table:table-cell office:value-type="float" office:value="9.227" calcext:value-type="float">
            <text:p>9.227</text:p>
          </table:table-cell>
          <table:table-cell office:value-type="float" office:value="11.9168" calcext:value-type="float">
            <text:p>11.9168</text:p>
          </table:table-cell>
          <table:table-cell office:value-type="float" office:value="0.0678982" calcext:value-type="float">
            <text:p>0.067898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7122" calcext:value-type="float">
            <text:p>0.227122</text:p>
          </table:table-cell>
          <table:table-cell office:value-type="float" office:value="0.109339" calcext:value-type="float">
            <text:p>0.109339</text:p>
          </table:table-cell>
          <table:table-cell office:value-type="float" office:value="9.7834" calcext:value-type="float">
            <text:p>9.7834</text:p>
          </table:table-cell>
          <table:table-cell office:value-type="float" office:value="12.2368" calcext:value-type="float">
            <text:p>12.2368</text:p>
          </table:table-cell>
          <table:table-cell office:value-type="float" office:value="0.0732292" calcext:value-type="float">
            <text:p>0.073229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18417" calcext:value-type="float">
            <text:p>0.218417</text:p>
          </table:table-cell>
          <table:table-cell office:value-type="float" office:value="0.121981" calcext:value-type="float">
            <text:p>0.121981</text:p>
          </table:table-cell>
          <table:table-cell office:value-type="float" office:value="9.88793" calcext:value-type="float">
            <text:p>9.88793</text:p>
          </table:table-cell>
          <table:table-cell office:value-type="float" office:value="11.6416" calcext:value-type="float">
            <text:p>11.6416</text:p>
          </table:table-cell>
          <table:table-cell office:value-type="float" office:value="0.0770263" calcext:value-type="float">
            <text:p>0.077026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08643" calcext:value-type="float">
            <text:p>0.308643</text:p>
          </table:table-cell>
          <table:table-cell office:value-type="float" office:value="0.170468" calcext:value-type="float">
            <text:p>0.170468</text:p>
          </table:table-cell>
          <table:table-cell office:value-type="float" office:value="9.2299" calcext:value-type="float">
            <text:p>9.2299</text:p>
          </table:table-cell>
          <table:table-cell office:value-type="float" office:value="11.5565" calcext:value-type="float">
            <text:p>11.5565</text:p>
          </table:table-cell>
          <table:table-cell office:value-type="float" office:value="0.0822028" calcext:value-type="float">
            <text:p>0.082202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78117" calcext:value-type="float">
            <text:p>0.278117</text:p>
          </table:table-cell>
          <table:table-cell office:value-type="float" office:value="0.15508" calcext:value-type="float">
            <text:p>0.15508</text:p>
          </table:table-cell>
          <table:table-cell office:value-type="float" office:value="9.1113" calcext:value-type="float">
            <text:p>9.1113</text:p>
          </table:table-cell>
          <table:table-cell office:value-type="float" office:value="11.9147" calcext:value-type="float">
            <text:p>11.9147</text:p>
          </table:table-cell>
          <table:table-cell office:value-type="float" office:value="0.0914966" calcext:value-type="float">
            <text:p>0.091496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1356" calcext:value-type="float">
            <text:p>0.321356</text:p>
          </table:table-cell>
          <table:table-cell office:value-type="float" office:value="0.173769" calcext:value-type="float">
            <text:p>0.173769</text:p>
          </table:table-cell>
          <table:table-cell office:value-type="float" office:value="9.63762" calcext:value-type="float">
            <text:p>9.63762</text:p>
          </table:table-cell>
          <table:table-cell office:value-type="float" office:value="11.5556" calcext:value-type="float">
            <text:p>11.5556</text:p>
          </table:table-cell>
          <table:table-cell office:value-type="float" office:value="0.0917306" calcext:value-type="float">
            <text:p>0.09173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69972" calcext:value-type="float">
            <text:p>0.369972</text:p>
          </table:table-cell>
          <table:table-cell office:value-type="float" office:value="0.203915" calcext:value-type="float">
            <text:p>0.203915</text:p>
          </table:table-cell>
          <table:table-cell office:value-type="float" office:value="9.99803" calcext:value-type="float">
            <text:p>9.99803</text:p>
          </table:table-cell>
          <table:table-cell office:value-type="float" office:value="12.0363" calcext:value-type="float">
            <text:p>12.0363</text:p>
          </table:table-cell>
          <table:table-cell office:value-type="float" office:value="0.0964072" calcext:value-type="float">
            <text:p>0.096407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23423" calcext:value-type="float">
            <text:p>0.423423</text:p>
          </table:table-cell>
          <table:table-cell office:value-type="float" office:value="0.224281" calcext:value-type="float">
            <text:p>0.224281</text:p>
          </table:table-cell>
          <table:table-cell office:value-type="float" office:value="8.91836" calcext:value-type="float">
            <text:p>8.91836</text:p>
          </table:table-cell>
          <table:table-cell office:value-type="float" office:value="11.2" calcext:value-type="float">
            <text:p>11.2</text:p>
          </table:table-cell>
          <table:table-cell office:value-type="float" office:value="0.102309" calcext:value-type="float">
            <text:p>0.10230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81459" calcext:value-type="float">
            <text:p>0.481459</text:p>
          </table:table-cell>
          <table:table-cell office:value-type="float" office:value="0.262195" calcext:value-type="float">
            <text:p>0.262195</text:p>
          </table:table-cell>
          <table:table-cell office:value-type="float" office:value="9.69221" calcext:value-type="float">
            <text:p>9.69221</text:p>
          </table:table-cell>
          <table:table-cell office:value-type="float" office:value="12.1544" calcext:value-type="float">
            <text:p>12.1544</text:p>
          </table:table-cell>
          <table:table-cell office:value-type="float" office:value="0.106439" calcext:value-type="float">
            <text:p>0.10643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64929" calcext:value-type="float">
            <text:p>0.564929</text:p>
          </table:table-cell>
          <table:table-cell office:value-type="float" office:value="0.335162" calcext:value-type="float">
            <text:p>0.335162</text:p>
          </table:table-cell>
          <table:table-cell office:value-type="float" office:value="9.81587" calcext:value-type="float">
            <text:p>9.81587</text:p>
          </table:table-cell>
          <table:table-cell office:value-type="float" office:value="11.8345" calcext:value-type="float">
            <text:p>11.8345</text:p>
          </table:table-cell>
          <table:table-cell office:value-type="float" office:value="0.109234" calcext:value-type="float">
            <text:p>0.10923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11165" calcext:value-type="float">
            <text:p>0.611165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9.72816" calcext:value-type="float">
            <text:p>9.72816</text:p>
          </table:table-cell>
          <table:table-cell office:value-type="float" office:value="12.195" calcext:value-type="float">
            <text:p>12.195</text:p>
          </table:table-cell>
          <table:table-cell office:value-type="float" office:value="0.114688" calcext:value-type="float">
            <text:p>0.114688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58073" calcext:value-type="float">
            <text:p>0.758073</text:p>
          </table:table-cell>
          <table:table-cell office:value-type="float" office:value="0.363068" calcext:value-type="float">
            <text:p>0.363068</text:p>
          </table:table-cell>
          <table:table-cell office:value-type="float" office:value="10.7838" calcext:value-type="float">
            <text:p>10.7838</text:p>
          </table:table-cell>
          <table:table-cell office:value-type="float" office:value="12.4345" calcext:value-type="float">
            <text:p>12.4345</text:p>
          </table:table-cell>
          <table:table-cell office:value-type="float" office:value="0.120234" calcext:value-type="float">
            <text:p>0.12023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64813" calcext:value-type="float">
            <text:p>0.764813</text:p>
          </table:table-cell>
          <table:table-cell office:value-type="float" office:value="0.408628" calcext:value-type="float">
            <text:p>0.408628</text:p>
          </table:table-cell>
          <table:table-cell office:value-type="float" office:value="9.72416" calcext:value-type="float">
            <text:p>9.72416</text:p>
          </table:table-cell>
          <table:table-cell office:value-type="float" office:value="12.0756" calcext:value-type="float">
            <text:p>12.0756</text:p>
          </table:table-cell>
          <table:table-cell office:value-type="float" office:value="0.126586" calcext:value-type="float">
            <text:p>0.12658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53376" calcext:value-type="float">
            <text:p>0.853376</text:p>
          </table:table-cell>
          <table:table-cell office:value-type="float" office:value="0.439018" calcext:value-type="float">
            <text:p>0.439018</text:p>
          </table:table-cell>
          <table:table-cell office:value-type="float" office:value="9.23811" calcext:value-type="float">
            <text:p>9.23811</text:p>
          </table:table-cell>
          <table:table-cell office:value-type="float" office:value="11.9131" calcext:value-type="float">
            <text:p>11.9131</text:p>
          </table:table-cell>
          <table:table-cell office:value-type="float" office:value="0.129098" calcext:value-type="float">
            <text:p>0.129098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39915" calcext:value-type="float">
            <text:p>0.939915</text:p>
          </table:table-cell>
          <table:table-cell office:value-type="float" office:value="0.511795" calcext:value-type="float">
            <text:p>0.5117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1.9951" calcext:value-type="float">
            <text:p>11.9951</text:p>
          </table:table-cell>
          <table:table-cell office:value-type="float" office:value="0.133568" calcext:value-type="float">
            <text:p>0.133568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378" calcext:value-type="float">
            <text:p>1.0378</text:p>
          </table:table-cell>
          <table:table-cell office:value-type="float" office:value="0.580831" calcext:value-type="float">
            <text:p>0.580831</text:p>
          </table:table-cell>
          <table:table-cell office:value-type="float" office:value="9.22261" calcext:value-type="float">
            <text:p>9.22261</text:p>
          </table:table-cell>
          <table:table-cell office:value-type="float" office:value="11.5539" calcext:value-type="float">
            <text:p>11.5539</text:p>
          </table:table-cell>
          <table:table-cell office:value-type="float" office:value="0.134952" calcext:value-type="float">
            <text:p>0.13495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14001" calcext:value-type="float">
            <text:p>1.14001</text:p>
          </table:table-cell>
          <table:table-cell office:value-type="float" office:value="0.621221" calcext:value-type="float">
            <text:p>0.621221</text:p>
          </table:table-cell>
          <table:table-cell office:value-type="float" office:value="9.55903" calcext:value-type="float">
            <text:p>9.55903</text:p>
          </table:table-cell>
          <table:table-cell office:value-type="float" office:value="11.6737" calcext:value-type="float">
            <text:p>11.6737</text:p>
          </table:table-cell>
          <table:table-cell office:value-type="float" office:value="0.140049" calcext:value-type="float">
            <text:p>0.14004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9039" calcext:value-type="float">
            <text:p>1.29039</text:p>
          </table:table-cell>
          <table:table-cell office:value-type="float" office:value="0.682736" calcext:value-type="float">
            <text:p>0.682736</text:p>
          </table:table-cell>
          <table:table-cell office:value-type="float" office:value="9.4621" calcext:value-type="float">
            <text:p>9.4621</text:p>
          </table:table-cell>
          <table:table-cell office:value-type="float" office:value="11.9547" calcext:value-type="float">
            <text:p>11.9547</text:p>
          </table:table-cell>
          <table:table-cell office:value-type="float" office:value="0.144438" calcext:value-type="float">
            <text:p>0.144438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6642" calcext:value-type="float">
            <text:p>1.36642</text:p>
          </table:table-cell>
          <table:table-cell office:value-type="float" office:value="0.725864" calcext:value-type="float">
            <text:p>0.725864</text:p>
          </table:table-cell>
          <table:table-cell office:value-type="float" office:value="9.25649" calcext:value-type="float">
            <text:p>9.25649</text:p>
          </table:table-cell>
          <table:table-cell office:value-type="float" office:value="12.3113" calcext:value-type="float">
            <text:p>12.3113</text:p>
          </table:table-cell>
          <table:table-cell office:value-type="float" office:value="0.153177" calcext:value-type="float">
            <text:p>0.153177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9268" calcext:value-type="float">
            <text:p>1.49268</text:p>
          </table:table-cell>
          <table:table-cell office:value-type="float" office:value="0.772947" calcext:value-type="float">
            <text:p>0.772947</text:p>
          </table:table-cell>
          <table:table-cell office:value-type="float" office:value="9.196" calcext:value-type="float">
            <text:p>9.196</text:p>
          </table:table-cell>
          <table:table-cell office:value-type="float" office:value="12.2308" calcext:value-type="float">
            <text:p>12.2308</text:p>
          </table:table-cell>
          <table:table-cell office:value-type="float" office:value="0.159804" calcext:value-type="float">
            <text:p>0.15980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62189" calcext:value-type="float">
            <text:p>1.62189</text:p>
          </table:table-cell>
          <table:table-cell office:value-type="float" office:value="0.873156" calcext:value-type="float">
            <text:p>0.873156</text:p>
          </table:table-cell>
          <table:table-cell office:value-type="float" office:value="8.99648" calcext:value-type="float">
            <text:p>8.99648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0.161489" calcext:value-type="float">
            <text:p>0.161489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766" calcext:value-type="float">
            <text:p>1.766</text:p>
          </table:table-cell>
          <table:table-cell office:value-type="float" office:value="0.90595" calcext:value-type="float">
            <text:p>0.90595</text:p>
          </table:table-cell>
          <table:table-cell office:value-type="float" office:value="10.0969" calcext:value-type="float">
            <text:p>10.0969</text:p>
          </table:table-cell>
          <table:table-cell office:value-type="float" office:value="11.951" calcext:value-type="float">
            <text:p>11.951</text:p>
          </table:table-cell>
          <table:table-cell office:value-type="float" office:value="0.168805" calcext:value-type="float">
            <text:p>0.16880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91572" calcext:value-type="float">
            <text:p>1.91572</text:p>
          </table:table-cell>
          <table:table-cell office:value-type="float" office:value="1.00619" calcext:value-type="float">
            <text:p>1.00619</text:p>
          </table:table-cell>
          <table:table-cell office:value-type="float" office:value="9.36176" calcext:value-type="float">
            <text:p>9.36176</text:p>
          </table:table-cell>
          <table:table-cell office:value-type="float" office:value="11.83" calcext:value-type="float">
            <text:p>11.83</text:p>
          </table:table-cell>
          <table:table-cell office:value-type="float" office:value="0.168715" calcext:value-type="float">
            <text:p>0.168715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06831" calcext:value-type="float">
            <text:p>2.06831</text:p>
          </table:table-cell>
          <table:table-cell office:value-type="float" office:value="1.10285" calcext:value-type="float">
            <text:p>1.10285</text:p>
          </table:table-cell>
          <table:table-cell office:value-type="float" office:value="9.95121" calcext:value-type="float">
            <text:p>9.95121</text:p>
          </table:table-cell>
          <table:table-cell office:value-type="float" office:value="11.9484" calcext:value-type="float">
            <text:p>11.9484</text:p>
          </table:table-cell>
          <table:table-cell office:value-type="float" office:value="0.173628" calcext:value-type="float">
            <text:p>0.173628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24117" calcext:value-type="float">
            <text:p>2.24117</text:p>
          </table:table-cell>
          <table:table-cell office:value-type="float" office:value="1.17013" calcext:value-type="float">
            <text:p>1.17013</text:p>
          </table:table-cell>
          <table:table-cell office:value-type="float" office:value="9.02127" calcext:value-type="float">
            <text:p>9.02127</text:p>
          </table:table-cell>
          <table:table-cell office:value-type="float" office:value="12.3924" calcext:value-type="float">
            <text:p>12.3924</text:p>
          </table:table-cell>
          <table:table-cell office:value-type="float" office:value="0.180305" calcext:value-type="float">
            <text:p>0.1803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46887" calcext:value-type="float">
            <text:p>2.46887</text:p>
          </table:table-cell>
          <table:table-cell office:value-type="float" office:value="1.3106" calcext:value-type="float">
            <text:p>1.3106</text:p>
          </table:table-cell>
          <table:table-cell office:value-type="float" office:value="9.32789" calcext:value-type="float">
            <text:p>9.32789</text:p>
          </table:table-cell>
          <table:table-cell office:value-type="float" office:value="12.3112" calcext:value-type="float">
            <text:p>12.3112</text:p>
          </table:table-cell>
          <table:table-cell office:value-type="float" office:value="0.19103" calcext:value-type="float">
            <text:p>0.1910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0161" calcext:value-type="float">
            <text:p>2.60161</text:p>
          </table:table-cell>
          <table:table-cell office:value-type="float" office:value="1.36228" calcext:value-type="float">
            <text:p>1.36228</text:p>
          </table:table-cell>
          <table:table-cell office:value-type="float" office:value="8.81383" calcext:value-type="float">
            <text:p>8.81383</text:p>
          </table:table-cell>
          <table:table-cell office:value-type="float" office:value="11.6676" calcext:value-type="float">
            <text:p>11.6676</text:p>
          </table:table-cell>
          <table:table-cell office:value-type="float" office:value="0.193164" calcext:value-type="float">
            <text:p>0.19316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87285" calcext:value-type="float">
            <text:p>2.87285</text:p>
          </table:table-cell>
          <table:table-cell office:value-type="float" office:value="1.43837" calcext:value-type="float">
            <text:p>1.43837</text:p>
          </table:table-cell>
          <table:table-cell office:value-type="float" office:value="8.94035" calcext:value-type="float">
            <text:p>8.94035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0.196388" calcext:value-type="float">
            <text:p>0.19638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00335" calcext:value-type="float">
            <text:p>3.00335</text:p>
          </table:table-cell>
          <table:table-cell office:value-type="float" office:value="1.58106" calcext:value-type="float">
            <text:p>1.58106</text:p>
          </table:table-cell>
          <table:table-cell office:value-type="float" office:value="8.34587" calcext:value-type="float">
            <text:p>8.34587</text:p>
          </table:table-cell>
          <table:table-cell office:value-type="float" office:value="12.3055" calcext:value-type="float">
            <text:p>12.3055</text:p>
          </table:table-cell>
          <table:table-cell office:value-type="float" office:value="0.201655" calcext:value-type="float">
            <text:p>0.20165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24329" calcext:value-type="float">
            <text:p>3.24329</text:p>
          </table:table-cell>
          <table:table-cell office:value-type="float" office:value="1.6814" calcext:value-type="float">
            <text:p>1.6814</text:p>
          </table:table-cell>
          <table:table-cell office:value-type="float" office:value="8.39737" calcext:value-type="float">
            <text:p>8.39737</text:p>
          </table:table-cell>
          <table:table-cell office:value-type="float" office:value="11.7075" calcext:value-type="float">
            <text:p>11.7075</text:p>
          </table:table-cell>
          <table:table-cell office:value-type="float" office:value="0.201651" calcext:value-type="float">
            <text:p>0.20165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44551" calcext:value-type="float">
            <text:p>3.44551</text:p>
          </table:table-cell>
          <table:table-cell office:value-type="float" office:value="1.86263" calcext:value-type="float">
            <text:p>1.86263</text:p>
          </table:table-cell>
          <table:table-cell office:value-type="float" office:value="8.20986" calcext:value-type="float">
            <text:p>8.20986</text:p>
          </table:table-cell>
          <table:table-cell office:value-type="float" office:value="11.8322" calcext:value-type="float">
            <text:p>11.8322</text:p>
          </table:table-cell>
          <table:table-cell office:value-type="float" office:value="0.209862" calcext:value-type="float">
            <text:p>0.20986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70028" calcext:value-type="float">
            <text:p>3.70028</text:p>
          </table:table-cell>
          <table:table-cell office:value-type="float" office:value="1.99719" calcext:value-type="float">
            <text:p>1.99719</text:p>
          </table:table-cell>
          <table:table-cell office:value-type="float" office:value="9.09833" calcext:value-type="float">
            <text:p>9.09833</text:p>
          </table:table-cell>
          <table:table-cell office:value-type="float" office:value="11.8217" calcext:value-type="float">
            <text:p>11.8217</text:p>
          </table:table-cell>
          <table:table-cell office:value-type="float" office:value="0.210425" calcext:value-type="float">
            <text:p>0.210425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95708" calcext:value-type="float">
            <text:p>3.95708</text:p>
          </table:table-cell>
          <table:table-cell office:value-type="float" office:value="2.11336" calcext:value-type="float">
            <text:p>2.11336</text:p>
          </table:table-cell>
          <table:table-cell office:value-type="float" office:value="8.91733" calcext:value-type="float">
            <text:p>8.91733</text:p>
          </table:table-cell>
          <table:table-cell office:value-type="float" office:value="11.9086" calcext:value-type="float">
            <text:p>11.9086</text:p>
          </table:table-cell>
          <table:table-cell office:value-type="float" office:value="0.216611" calcext:value-type="float">
            <text:p>0.21661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33904" calcext:value-type="float">
            <text:p>4.33904</text:p>
          </table:table-cell>
          <table:table-cell office:value-type="float" office:value="2.30734" calcext:value-type="float">
            <text:p>2.30734</text:p>
          </table:table-cell>
          <table:table-cell office:value-type="float" office:value="8.25415" calcext:value-type="float">
            <text:p>8.25415</text:p>
          </table:table-cell>
          <table:table-cell office:value-type="float" office:value="12.0277" calcext:value-type="float">
            <text:p>12.0277</text:p>
          </table:table-cell>
          <table:table-cell office:value-type="float" office:value="0.222618" calcext:value-type="float">
            <text:p>0.222618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56459" calcext:value-type="float">
            <text:p>4.56459</text:p>
          </table:table-cell>
          <table:table-cell office:value-type="float" office:value="2.39978" calcext:value-type="float">
            <text:p>2.39978</text:p>
          </table:table-cell>
          <table:table-cell office:value-type="float" office:value="8.76974" calcext:value-type="float">
            <text:p>8.76974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23155" calcext:value-type="float">
            <text:p>0.2315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79979" calcext:value-type="float">
            <text:p>4.79979</text:p>
          </table:table-cell>
          <table:table-cell office:value-type="float" office:value="2.55678" calcext:value-type="float">
            <text:p>2.55678</text:p>
          </table:table-cell>
          <table:table-cell office:value-type="float" office:value="8.88111" calcext:value-type="float">
            <text:p>8.88111</text:p>
          </table:table-cell>
          <table:table-cell office:value-type="float" office:value="13.6281" calcext:value-type="float">
            <text:p>13.6281</text:p>
          </table:table-cell>
          <table:table-cell office:value-type="float" office:value="0.231024" calcext:value-type="float">
            <text:p>0.231024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07681" calcext:value-type="float">
            <text:p>5.07681</text:p>
          </table:table-cell>
          <table:table-cell office:value-type="float" office:value="2.81556" calcext:value-type="float">
            <text:p>2.81556</text:p>
          </table:table-cell>
          <table:table-cell office:value-type="float" office:value="8.28017" calcext:value-type="float">
            <text:p>8.28017</text:p>
          </table:table-cell>
          <table:table-cell office:value-type="float" office:value="13.4609" calcext:value-type="float">
            <text:p>13.4609</text:p>
          </table:table-cell>
          <table:table-cell office:value-type="float" office:value="0.235093" calcext:value-type="float">
            <text:p>0.235093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39996" calcext:value-type="float">
            <text:p>5.39996</text:p>
          </table:table-cell>
          <table:table-cell office:value-type="float" office:value="2.87716" calcext:value-type="float">
            <text:p>2.87716</text:p>
          </table:table-cell>
          <table:table-cell office:value-type="float" office:value="9.20843" calcext:value-type="float">
            <text:p>9.20843</text:p>
          </table:table-cell>
          <table:table-cell office:value-type="float" office:value="12.4681" calcext:value-type="float">
            <text:p>12.4681</text:p>
          </table:table-cell>
          <table:table-cell office:value-type="float" office:value="0.240638" calcext:value-type="float">
            <text:p>0.240638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1686" calcext:value-type="float">
            <text:p>5.71686</text:p>
          </table:table-cell>
          <table:table-cell office:value-type="float" office:value="3.13212" calcext:value-type="float">
            <text:p>3.13212</text:p>
          </table:table-cell>
          <table:table-cell office:value-type="float" office:value="9.8148" calcext:value-type="float">
            <text:p>9.8148</text:p>
          </table:table-cell>
          <table:table-cell office:value-type="float" office:value="13.4895" calcext:value-type="float">
            <text:p>13.4895</text:p>
          </table:table-cell>
          <table:table-cell office:value-type="float" office:value="0.244868" calcext:value-type="float">
            <text:p>0.244868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05914" calcext:value-type="float">
            <text:p>6.05914</text:p>
          </table:table-cell>
          <table:table-cell office:value-type="float" office:value="3.41457" calcext:value-type="float">
            <text:p>3.41457</text:p>
          </table:table-cell>
          <table:table-cell office:value-type="float" office:value="10.2516" calcext:value-type="float">
            <text:p>10.2516</text:p>
          </table:table-cell>
          <table:table-cell office:value-type="float" office:value="13.705" calcext:value-type="float">
            <text:p>13.705</text:p>
          </table:table-cell>
          <table:table-cell office:value-type="float" office:value="0.251318" calcext:value-type="float">
            <text:p>0.251318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48854" calcext:value-type="float">
            <text:p>6.48854</text:p>
          </table:table-cell>
          <table:table-cell office:value-type="float" office:value="3.52673" calcext:value-type="float">
            <text:p>3.52673</text:p>
          </table:table-cell>
          <table:table-cell office:value-type="float" office:value="11.0761" calcext:value-type="float">
            <text:p>11.0761</text:p>
          </table:table-cell>
          <table:table-cell office:value-type="float" office:value="13.8707" calcext:value-type="float">
            <text:p>13.8707</text:p>
          </table:table-cell>
          <table:table-cell office:value-type="float" office:value="0.255256" calcext:value-type="float">
            <text:p>0.255256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17247" calcext:value-type="float">
            <text:p>7.17247</text:p>
          </table:table-cell>
          <table:table-cell office:value-type="float" office:value="4.43702" calcext:value-type="float">
            <text:p>4.43702</text:p>
          </table:table-cell>
          <table:table-cell office:value-type="float" office:value="10.7148" calcext:value-type="float">
            <text:p>10.7148</text:p>
          </table:table-cell>
          <table:table-cell office:value-type="float" office:value="14.2188" calcext:value-type="float">
            <text:p>14.2188</text:p>
          </table:table-cell>
          <table:table-cell office:value-type="float" office:value="0.267373" calcext:value-type="float">
            <text:p>0.267373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22237" calcext:value-type="float">
            <text:p>7.22237</text:p>
          </table:table-cell>
          <table:table-cell office:value-type="float" office:value="4.03339" calcext:value-type="float">
            <text:p>4.03339</text:p>
          </table:table-cell>
          <table:table-cell office:value-type="float" office:value="11.1538" calcext:value-type="float">
            <text:p>11.1538</text:p>
          </table:table-cell>
          <table:table-cell office:value-type="float" office:value="13.4124" calcext:value-type="float">
            <text:p>13.4124</text:p>
          </table:table-cell>
          <table:table-cell office:value-type="float" office:value="0.268969" calcext:value-type="float">
            <text:p>0.268969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63957" calcext:value-type="float">
            <text:p>7.63957</text:p>
          </table:table-cell>
          <table:table-cell office:value-type="float" office:value="4.15799" calcext:value-type="float">
            <text:p>4.15799</text:p>
          </table:table-cell>
          <table:table-cell office:value-type="float" office:value="11.1527" calcext:value-type="float">
            <text:p>11.1527</text:p>
          </table:table-cell>
          <table:table-cell office:value-type="float" office:value="14.3073" calcext:value-type="float">
            <text:p>14.3073</text:p>
          </table:table-cell>
          <table:table-cell office:value-type="float" office:value="0.279703" calcext:value-type="float">
            <text:p>0.27970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08009" calcext:value-type="float">
            <text:p>8.08009</text:p>
          </table:table-cell>
          <table:table-cell office:value-type="float" office:value="4.47884" calcext:value-type="float">
            <text:p>4.47884</text:p>
          </table:table-cell>
          <table:table-cell office:value-type="float" office:value="11.4921" calcext:value-type="float">
            <text:p>11.4921</text:p>
          </table:table-cell>
          <table:table-cell office:value-type="float" office:value="14.3023" calcext:value-type="float">
            <text:p>14.3023</text:p>
          </table:table-cell>
          <table:table-cell office:value-type="float" office:value="0.268045" calcext:value-type="float">
            <text:p>0.26804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47318" calcext:value-type="float">
            <text:p>8.47318</text:p>
          </table:table-cell>
          <table:table-cell office:value-type="float" office:value="4.68731" calcext:value-type="float">
            <text:p>4.68731</text:p>
          </table:table-cell>
          <table:table-cell office:value-type="float" office:value="10.6751" calcext:value-type="float">
            <text:p>10.6751</text:p>
          </table:table-cell>
          <table:table-cell office:value-type="float" office:value="13.484" calcext:value-type="float">
            <text:p>13.484</text:p>
          </table:table-cell>
          <table:table-cell office:value-type="float" office:value="0.274313" calcext:value-type="float">
            <text:p>0.27431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90111" calcext:value-type="float">
            <text:p>8.90111</text:p>
          </table:table-cell>
          <table:table-cell office:value-type="float" office:value="4.96517" calcext:value-type="float">
            <text:p>4.96517</text:p>
          </table:table-cell>
          <table:table-cell office:value-type="float" office:value="11.3142" calcext:value-type="float">
            <text:p>11.3142</text:p>
          </table:table-cell>
          <table:table-cell office:value-type="float" office:value="14.4984" calcext:value-type="float">
            <text:p>14.4984</text:p>
          </table:table-cell>
          <table:table-cell office:value-type="float" office:value="0.279258" calcext:value-type="float">
            <text:p>0.27925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36351" calcext:value-type="float">
            <text:p>9.36351</text:p>
          </table:table-cell>
          <table:table-cell office:value-type="float" office:value="5.20768" calcext:value-type="float">
            <text:p>5.20768</text:p>
          </table:table-cell>
          <table:table-cell office:value-type="float" office:value="11.5103" calcext:value-type="float">
            <text:p>11.5103</text:p>
          </table:table-cell>
          <table:table-cell office:value-type="float" office:value="14.825" calcext:value-type="float">
            <text:p>14.825</text:p>
          </table:table-cell>
          <table:table-cell office:value-type="float" office:value="0.28791" calcext:value-type="float">
            <text:p>0.2879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8345" calcext:value-type="float">
            <text:p>9.8345</text:p>
          </table:table-cell>
          <table:table-cell office:value-type="float" office:value="5.52877" calcext:value-type="float">
            <text:p>5.52877</text:p>
          </table:table-cell>
          <table:table-cell office:value-type="float" office:value="11.4614" calcext:value-type="float">
            <text:p>11.4614</text:p>
          </table:table-cell>
          <table:table-cell office:value-type="float" office:value="14.5394" calcext:value-type="float">
            <text:p>14.5394</text:p>
          </table:table-cell>
          <table:table-cell office:value-type="float" office:value="0.29398" calcext:value-type="float">
            <text:p>0.29398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3707" calcext:value-type="float">
            <text:p>10.3707</text:p>
          </table:table-cell>
          <table:table-cell office:value-type="float" office:value="5.70088" calcext:value-type="float">
            <text:p>5.70088</text:p>
          </table:table-cell>
          <table:table-cell office:value-type="float" office:value="11.631" calcext:value-type="float">
            <text:p>11.631</text:p>
          </table:table-cell>
          <table:table-cell office:value-type="float" office:value="15.1126" calcext:value-type="float">
            <text:p>15.1126</text:p>
          </table:table-cell>
          <table:table-cell office:value-type="float" office:value="0.296233" calcext:value-type="float">
            <text:p>0.296233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7036" calcext:value-type="float">
            <text:p>10.7036</text:p>
          </table:table-cell>
          <table:table-cell office:value-type="float" office:value="6.17096" calcext:value-type="float">
            <text:p>6.17096</text:p>
          </table:table-cell>
          <table:table-cell office:value-type="float" office:value="11.8132" calcext:value-type="float">
            <text:p>11.8132</text:p>
          </table:table-cell>
          <table:table-cell office:value-type="float" office:value="14.5024" calcext:value-type="float">
            <text:p>14.5024</text:p>
          </table:table-cell>
          <table:table-cell office:value-type="float" office:value="0.303344" calcext:value-type="float">
            <text:p>0.30334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2508" calcext:value-type="float">
            <text:p>11.2508</text:p>
          </table:table-cell>
          <table:table-cell office:value-type="float" office:value="6.43251" calcext:value-type="float">
            <text:p>6.43251</text:p>
          </table:table-cell>
          <table:table-cell office:value-type="float" office:value="11.8422" calcext:value-type="float">
            <text:p>11.8422</text:p>
          </table:table-cell>
          <table:table-cell office:value-type="float" office:value="14.7374" calcext:value-type="float">
            <text:p>14.7374</text:p>
          </table:table-cell>
          <table:table-cell office:value-type="float" office:value="0.312679" calcext:value-type="float">
            <text:p>0.31267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7978" calcext:value-type="float">
            <text:p>11.7978</text:p>
          </table:table-cell>
          <table:table-cell office:value-type="float" office:value="6.82531" calcext:value-type="float">
            <text:p>6.82531</text:p>
          </table:table-cell>
          <table:table-cell office:value-type="float" office:value="11.6974" calcext:value-type="float">
            <text:p>11.6974</text:p>
          </table:table-cell>
          <table:table-cell office:value-type="float" office:value="14.1782" calcext:value-type="float">
            <text:p>14.1782</text:p>
          </table:table-cell>
          <table:table-cell office:value-type="float" office:value="0.315485" calcext:value-type="float">
            <text:p>0.315485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2588" calcext:value-type="float">
            <text:p>12.2588</text:p>
          </table:table-cell>
          <table:table-cell office:value-type="float" office:value="7.07379" calcext:value-type="float">
            <text:p>7.07379</text:p>
          </table:table-cell>
          <table:table-cell office:value-type="float" office:value="11.831" calcext:value-type="float">
            <text:p>11.831</text:p>
          </table:table-cell>
          <table:table-cell office:value-type="float" office:value="15.148" calcext:value-type="float">
            <text:p>15.148</text:p>
          </table:table-cell>
          <table:table-cell office:value-type="float" office:value="0.317251" calcext:value-type="float">
            <text:p>0.317251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.8255" calcext:value-type="float">
            <text:p>12.8255</text:p>
          </table:table-cell>
          <table:table-cell office:value-type="float" office:value="7.52335" calcext:value-type="float">
            <text:p>7.52335</text:p>
          </table:table-cell>
          <table:table-cell office:value-type="float" office:value="11.8762" calcext:value-type="float">
            <text:p>11.8762</text:p>
          </table:table-cell>
          <table:table-cell office:value-type="float" office:value="15.2992" calcext:value-type="float">
            <text:p>15.2992</text:p>
          </table:table-cell>
          <table:table-cell office:value-type="float" office:value="0.323947" calcext:value-type="float">
            <text:p>0.323947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.4095" calcext:value-type="float">
            <text:p>13.4095</text:p>
          </table:table-cell>
          <table:table-cell office:value-type="float" office:value="7.62248" calcext:value-type="float">
            <text:p>7.62248</text:p>
          </table:table-cell>
          <table:table-cell office:value-type="float" office:value="11.8347" calcext:value-type="float">
            <text:p>11.8347</text:p>
          </table:table-cell>
          <table:table-cell office:value-type="float" office:value="15.4137" calcext:value-type="float">
            <text:p>15.4137</text:p>
          </table:table-cell>
          <table:table-cell office:value-type="float" office:value="0.329454" calcext:value-type="float">
            <text:p>0.32945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8.00761" calcext:value-type="float">
            <text:p>8.00761</text:p>
          </table:table-cell>
          <table:table-cell office:value-type="float" office:value="12.1079" calcext:value-type="float">
            <text:p>12.1079</text:p>
          </table:table-cell>
          <table:table-cell office:value-type="float" office:value="16.2701" calcext:value-type="float">
            <text:p>16.2701</text:p>
          </table:table-cell>
          <table:table-cell office:value-type="float" office:value="0.337661" calcext:value-type="float">
            <text:p>0.337661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.6243" calcext:value-type="float">
            <text:p>14.6243</text:p>
          </table:table-cell>
          <table:table-cell office:value-type="float" office:value="8.28754" calcext:value-type="float">
            <text:p>8.28754</text:p>
          </table:table-cell>
          <table:table-cell office:value-type="float" office:value="12.2442" calcext:value-type="float">
            <text:p>12.2442</text:p>
          </table:table-cell>
          <table:table-cell office:value-type="float" office:value="15.9314" calcext:value-type="float">
            <text:p>15.9314</text:p>
          </table:table-cell>
          <table:table-cell office:value-type="float" office:value="0.338587" calcext:value-type="float">
            <text:p>0.338587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.2384" calcext:value-type="float">
            <text:p>15.2384</text:p>
          </table:table-cell>
          <table:table-cell office:value-type="float" office:value="8.68837" calcext:value-type="float">
            <text:p>8.68837</text:p>
          </table:table-cell>
          <table:table-cell office:value-type="float" office:value="12.6935" calcext:value-type="float">
            <text:p>12.6935</text:p>
          </table:table-cell>
          <table:table-cell office:value-type="float" office:value="15.2633" calcext:value-type="float">
            <text:p>15.2633</text:p>
          </table:table-cell>
          <table:table-cell office:value-type="float" office:value="0.343567" calcext:value-type="float">
            <text:p>0.343567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7174" calcext:value-type="float">
            <text:p>15.7174</text:p>
          </table:table-cell>
          <table:table-cell office:value-type="float" office:value="9.05602" calcext:value-type="float">
            <text:p>9.05602</text:p>
          </table:table-cell>
          <table:table-cell office:value-type="float" office:value="12.222" calcext:value-type="float">
            <text:p>12.222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0.338435" calcext:value-type="float">
            <text:p>0.338435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.4078" calcext:value-type="float">
            <text:p>16.4078</text:p>
          </table:table-cell>
          <table:table-cell office:value-type="float" office:value="9.43367" calcext:value-type="float">
            <text:p>9.43367</text:p>
          </table:table-cell>
          <table:table-cell office:value-type="float" office:value="12.386" calcext:value-type="float">
            <text:p>12.386</text:p>
          </table:table-cell>
          <table:table-cell office:value-type="float" office:value="17.721" calcext:value-type="float">
            <text:p>17.721</text:p>
          </table:table-cell>
          <table:table-cell office:value-type="float" office:value="0.347661" calcext:value-type="float">
            <text:p>0.347661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.0446" calcext:value-type="float">
            <text:p>17.0446</text:p>
          </table:table-cell>
          <table:table-cell office:value-type="float" office:value="9.63391" calcext:value-type="float">
            <text:p>9.63391</text:p>
          </table:table-cell>
          <table:table-cell office:value-type="float" office:value="12.5171" calcext:value-type="float">
            <text:p>12.5171</text:p>
          </table:table-cell>
          <table:table-cell office:value-type="float" office:value="17.2614" calcext:value-type="float">
            <text:p>17.2614</text:p>
          </table:table-cell>
          <table:table-cell office:value-type="float" office:value="0.351443" calcext:value-type="float">
            <text:p>0.351443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.7305" calcext:value-type="float">
            <text:p>17.7305</text:p>
          </table:table-cell>
          <table:table-cell office:value-type="float" office:value="10.1922" calcext:value-type="float">
            <text:p>10.1922</text:p>
          </table:table-cell>
          <table:table-cell office:value-type="float" office:value="13.5324" calcext:value-type="float">
            <text:p>13.5324</text:p>
          </table:table-cell>
          <table:table-cell office:value-type="float" office:value="16.8791" calcext:value-type="float">
            <text:p>16.8791</text:p>
          </table:table-cell>
          <table:table-cell office:value-type="float" office:value="0.356024" calcext:value-type="float">
            <text:p>0.356024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.4011" calcext:value-type="float">
            <text:p>18.4011</text:p>
          </table:table-cell>
          <table:table-cell office:value-type="float" office:value="10.6146" calcext:value-type="float">
            <text:p>10.6146</text:p>
          </table:table-cell>
          <table:table-cell office:value-type="float" office:value="13.9384" calcext:value-type="float">
            <text:p>13.9384</text:p>
          </table:table-cell>
          <table:table-cell office:value-type="float" office:value="18.575" calcext:value-type="float">
            <text:p>18.575</text:p>
          </table:table-cell>
          <table:table-cell office:value-type="float" office:value="0.360974" calcext:value-type="float">
            <text:p>0.360974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1395" calcext:value-type="float">
            <text:p>19.1395</text:p>
          </table:table-cell>
          <table:table-cell office:value-type="float" office:value="11.0573" calcext:value-type="float">
            <text:p>11.0573</text:p>
          </table:table-cell>
          <table:table-cell office:value-type="float" office:value="13.9606" calcext:value-type="float">
            <text:p>13.9606</text:p>
          </table:table-cell>
          <table:table-cell office:value-type="float" office:value="18.8605" calcext:value-type="float">
            <text:p>18.8605</text:p>
          </table:table-cell>
          <table:table-cell office:value-type="float" office:value="0.368112" calcext:value-type="float">
            <text:p>0.368112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.8851" calcext:value-type="float">
            <text:p>19.8851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14.1952" calcext:value-type="float">
            <text:p>14.1952</text:p>
          </table:table-cell>
          <table:table-cell office:value-type="float" office:value="17.6062" calcext:value-type="float">
            <text:p>17.6062</text:p>
          </table:table-cell>
          <table:table-cell office:value-type="float" office:value="0.374651" calcext:value-type="float">
            <text:p>0.37465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.6532" calcext:value-type="float">
            <text:p>20.6532</text:p>
          </table:table-cell>
          <table:table-cell office:value-type="float" office:value="11.8546" calcext:value-type="float">
            <text:p>11.8546</text:p>
          </table:table-cell>
          <table:table-cell office:value-type="float" office:value="30.0698" calcext:value-type="float">
            <text:p>30.0698</text:p>
          </table:table-cell>
          <table:table-cell office:value-type="float" office:value="36.3321" calcext:value-type="float">
            <text:p>36.3321</text:p>
          </table:table-cell>
          <table:table-cell office:value-type="float" office:value="0.373948" calcext:value-type="float">
            <text:p>0.373948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.3934" calcext:value-type="float">
            <text:p>21.3934</text:p>
          </table:table-cell>
          <table:table-cell office:value-type="float" office:value="12.1667" calcext:value-type="float">
            <text:p>12.1667</text:p>
          </table:table-cell>
          <table:table-cell office:value-type="float" office:value="31.9699" calcext:value-type="float">
            <text:p>31.9699</text:p>
          </table:table-cell>
          <table:table-cell office:value-type="float" office:value="35.7336" calcext:value-type="float">
            <text:p>35.7336</text:p>
          </table:table-cell>
          <table:table-cell office:value-type="float" office:value="0.376873" calcext:value-type="float">
            <text:p>0.376873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.1655" calcext:value-type="float">
            <text:p>22.1655</text:p>
          </table:table-cell>
          <table:table-cell office:value-type="float" office:value="12.6336" calcext:value-type="float">
            <text:p>12.6336</text:p>
          </table:table-cell>
          <table:table-cell office:value-type="float" office:value="32.1638" calcext:value-type="float">
            <text:p>32.1638</text:p>
          </table:table-cell>
          <table:table-cell office:value-type="float" office:value="36.3315" calcext:value-type="float">
            <text:p>36.3315</text:p>
          </table:table-cell>
          <table:table-cell office:value-type="float" office:value="0.385241" calcext:value-type="float">
            <text:p>0.385241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.9088" calcext:value-type="float">
            <text:p>22.9088</text:p>
          </table:table-cell>
          <table:table-cell office:value-type="float" office:value="13.0173" calcext:value-type="float">
            <text:p>13.0173</text:p>
          </table:table-cell>
          <table:table-cell office:value-type="float" office:value="32.0686" calcext:value-type="float">
            <text:p>32.0686</text:p>
          </table:table-cell>
          <table:table-cell office:value-type="float" office:value="36.0519" calcext:value-type="float">
            <text:p>36.0519</text:p>
          </table:table-cell>
          <table:table-cell office:value-type="float" office:value="0.388974" calcext:value-type="float">
            <text:p>0.388974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7678" calcext:value-type="float">
            <text:p>23.7678</text:p>
          </table:table-cell>
          <table:table-cell office:value-type="float" office:value="13.6562" calcext:value-type="float">
            <text:p>13.6562</text:p>
          </table:table-cell>
          <table:table-cell office:value-type="float" office:value="31.9649" calcext:value-type="float">
            <text:p>31.9649</text:p>
          </table:table-cell>
          <table:table-cell office:value-type="float" office:value="36.6524" calcext:value-type="float">
            <text:p>36.6524</text:p>
          </table:table-cell>
          <table:table-cell office:value-type="float" office:value="0.393188" calcext:value-type="float">
            <text:p>0.39318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.6601" calcext:value-type="float">
            <text:p>24.6601</text:p>
          </table:table-cell>
          <table:table-cell office:value-type="float" office:value="14.0557" calcext:value-type="float">
            <text:p>14.0557</text:p>
          </table:table-cell>
          <table:table-cell office:value-type="float" office:value="31.2649" calcext:value-type="float">
            <text:p>31.2649</text:p>
          </table:table-cell>
          <table:table-cell office:value-type="float" office:value="36.4125" calcext:value-type="float">
            <text:p>36.4125</text:p>
          </table:table-cell>
          <table:table-cell office:value-type="float" office:value="0.402164" calcext:value-type="float">
            <text:p>0.40216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.3448" calcext:value-type="float">
            <text:p>26.3448</text:p>
          </table:table-cell>
          <table:table-cell office:value-type="float" office:value="14.5331" calcext:value-type="float">
            <text:p>14.5331</text:p>
          </table:table-cell>
          <table:table-cell office:value-type="float" office:value="32.0137" calcext:value-type="float">
            <text:p>32.0137</text:p>
          </table:table-cell>
          <table:table-cell office:value-type="float" office:value="36.9653" calcext:value-type="float">
            <text:p>36.9653</text:p>
          </table:table-cell>
          <table:table-cell office:value-type="float" office:value="0.410795" calcext:value-type="float">
            <text:p>0.410795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.3305" calcext:value-type="float">
            <text:p>26.3305</text:p>
          </table:table-cell>
          <table:table-cell office:value-type="float" office:value="15.0364" calcext:value-type="float">
            <text:p>15.0364</text:p>
          </table:table-cell>
          <table:table-cell office:value-type="float" office:value="30.2425" calcext:value-type="float">
            <text:p>30.2425</text:p>
          </table:table-cell>
          <table:table-cell office:value-type="float" office:value="37.4446" calcext:value-type="float">
            <text:p>37.4446</text:p>
          </table:table-cell>
          <table:table-cell office:value-type="float" office:value="0.418369" calcext:value-type="float">
            <text:p>0.418369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.2643" calcext:value-type="float">
            <text:p>27.2643</text:p>
          </table:table-cell>
          <table:table-cell office:value-type="float" office:value="15.5172" calcext:value-type="float">
            <text:p>15.5172</text:p>
          </table:table-cell>
          <table:table-cell office:value-type="float" office:value="31.5309" calcext:value-type="float">
            <text:p>31.5309</text:p>
          </table:table-cell>
          <table:table-cell office:value-type="float" office:value="38.2091" calcext:value-type="float">
            <text:p>38.2091</text:p>
          </table:table-cell>
          <table:table-cell office:value-type="float" office:value="0.416389" calcext:value-type="float">
            <text:p>0.41638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.1332" calcext:value-type="float">
            <text:p>28.1332</text:p>
          </table:table-cell>
          <table:table-cell office:value-type="float" office:value="16.0784" calcext:value-type="float">
            <text:p>16.0784</text:p>
          </table:table-cell>
          <table:table-cell office:value-type="float" office:value="34.8276" calcext:value-type="float">
            <text:p>34.8276</text:p>
          </table:table-cell>
          <table:table-cell office:value-type="float" office:value="38.2856" calcext:value-type="float">
            <text:p>38.2856</text:p>
          </table:table-cell>
          <table:table-cell office:value-type="float" office:value="0.420722" calcext:value-type="float">
            <text:p>0.420722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.1711" calcext:value-type="float">
            <text:p>29.1711</text:p>
          </table:table-cell>
          <table:table-cell office:value-type="float" office:value="16.6395" calcext:value-type="float">
            <text:p>16.6395</text:p>
          </table:table-cell>
          <table:table-cell office:value-type="float" office:value="33.2984" calcext:value-type="float">
            <text:p>33.2984</text:p>
          </table:table-cell>
          <table:table-cell office:value-type="float" office:value="39.9999" calcext:value-type="float">
            <text:p>39.9999</text:p>
          </table:table-cell>
          <table:table-cell office:value-type="float" office:value="0.421903" calcext:value-type="float">
            <text:p>0.421903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9.9996" calcext:value-type="float">
            <text:p>29.9996</text:p>
          </table:table-cell>
          <table:table-cell office:value-type="float" office:value="17.0974" calcext:value-type="float">
            <text:p>17.0974</text:p>
          </table:table-cell>
          <table:table-cell office:value-type="float" office:value="33.6098" calcext:value-type="float">
            <text:p>33.6098</text:p>
          </table:table-cell>
          <table:table-cell office:value-type="float" office:value="39.8069" calcext:value-type="float">
            <text:p>39.8069</text:p>
          </table:table-cell>
          <table:table-cell office:value-type="float" office:value="0.446174" calcext:value-type="float">
            <text:p>0.446174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1.1334" calcext:value-type="float">
            <text:p>31.1334</text:p>
          </table:table-cell>
          <table:table-cell office:value-type="float" office:value="17.7498" calcext:value-type="float">
            <text:p>17.7498</text:p>
          </table:table-cell>
          <table:table-cell office:value-type="float" office:value="34.159" calcext:value-type="float">
            <text:p>34.159</text:p>
          </table:table-cell>
          <table:table-cell office:value-type="float" office:value="38.717" calcext:value-type="float">
            <text:p>38.717</text:p>
          </table:table-cell>
          <table:table-cell office:value-type="float" office:value="0.431095" calcext:value-type="float">
            <text:p>0.43109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2.0075" calcext:value-type="float">
            <text:p>32.0075</text:p>
          </table:table-cell>
          <table:table-cell office:value-type="float" office:value="18.1222" calcext:value-type="float">
            <text:p>18.1222</text:p>
          </table:table-cell>
          <table:table-cell office:value-type="float" office:value="34.1609" calcext:value-type="float">
            <text:p>34.1609</text:p>
          </table:table-cell>
          <table:table-cell office:value-type="float" office:value="41.3678" calcext:value-type="float">
            <text:p>41.3678</text:p>
          </table:table-cell>
          <table:table-cell office:value-type="float" office:value="0.445378" calcext:value-type="float">
            <text:p>0.445378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.0184" calcext:value-type="float">
            <text:p>33.0184</text:p>
          </table:table-cell>
          <table:table-cell office:value-type="float" office:value="18.9455" calcext:value-type="float">
            <text:p>18.9455</text:p>
          </table:table-cell>
          <table:table-cell office:value-type="float" office:value="34.1901" calcext:value-type="float">
            <text:p>34.1901</text:p>
          </table:table-cell>
          <table:table-cell office:value-type="float" office:value="42.0077" calcext:value-type="float">
            <text:p>42.0077</text:p>
          </table:table-cell>
          <table:table-cell office:value-type="float" office:value="0.44675" calcext:value-type="float">
            <text:p>0.44675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.0213" calcext:value-type="float">
            <text:p>34.0213</text:p>
          </table:table-cell>
          <table:table-cell office:value-type="float" office:value="19.3796" calcext:value-type="float">
            <text:p>19.3796</text:p>
          </table:table-cell>
          <table:table-cell office:value-type="float" office:value="34.5972" calcext:value-type="float">
            <text:p>34.5972</text:p>
          </table:table-cell>
          <table:table-cell office:value-type="float" office:value="41.4426" calcext:value-type="float">
            <text:p>41.4426</text:p>
          </table:table-cell>
          <table:table-cell office:value-type="float" office:value="0.453869" calcext:value-type="float">
            <text:p>0.453869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.2733" calcext:value-type="float">
            <text:p>35.2733</text:p>
          </table:table-cell>
          <table:table-cell office:value-type="float" office:value="20.08" calcext:value-type="float">
            <text:p>20.08</text:p>
          </table:table-cell>
          <table:table-cell office:value-type="float" office:value="34.9822" calcext:value-type="float">
            <text:p>34.9822</text:p>
          </table:table-cell>
          <table:table-cell office:value-type="float" office:value="41.6073" calcext:value-type="float">
            <text:p>41.6073</text:p>
          </table:table-cell>
          <table:table-cell office:value-type="float" office:value="0.451217" calcext:value-type="float">
            <text:p>0.451217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6.531" calcext:value-type="float">
            <text:p>36.531</text:p>
          </table:table-cell>
          <table:table-cell office:value-type="float" office:value="20.8737" calcext:value-type="float">
            <text:p>20.8737</text:p>
          </table:table-cell>
          <table:table-cell office:value-type="float" office:value="36.3551" calcext:value-type="float">
            <text:p>36.3551</text:p>
          </table:table-cell>
          <table:table-cell office:value-type="float" office:value="40.8299" calcext:value-type="float">
            <text:p>40.8299</text:p>
          </table:table-cell>
          <table:table-cell office:value-type="float" office:value="0.45563" calcext:value-type="float">
            <text:p>0.45563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.3303" calcext:value-type="float">
            <text:p>37.3303</text:p>
          </table:table-cell>
          <table:table-cell office:value-type="float" office:value="21.2245" calcext:value-type="float">
            <text:p>21.2245</text:p>
          </table:table-cell>
          <table:table-cell office:value-type="float" office:value="36.9467" calcext:value-type="float">
            <text:p>36.9467</text:p>
          </table:table-cell>
          <table:table-cell office:value-type="float" office:value="44.329" calcext:value-type="float">
            <text:p>44.329</text:p>
          </table:table-cell>
          <table:table-cell office:value-type="float" office:value="0.463343" calcext:value-type="float">
            <text:p>0.463343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.2925" calcext:value-type="float">
            <text:p>38.2925</text:p>
          </table:table-cell>
          <table:table-cell office:value-type="float" office:value="21.664" calcext:value-type="float">
            <text:p>21.664</text:p>
          </table:table-cell>
          <table:table-cell office:value-type="float" office:value="37.586" calcext:value-type="float">
            <text:p>37.586</text:p>
          </table:table-cell>
          <table:table-cell office:value-type="float" office:value="43.042" calcext:value-type="float">
            <text:p>43.042</text:p>
          </table:table-cell>
          <table:table-cell office:value-type="float" office:value="0.466944" calcext:value-type="float">
            <text:p>0.466944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.9424" calcext:value-type="float">
            <text:p>40.9424</text:p>
          </table:table-cell>
          <table:table-cell office:value-type="float" office:value="22.4619" calcext:value-type="float">
            <text:p>22.4619</text:p>
          </table:table-cell>
          <table:table-cell office:value-type="float" office:value="37.6896" calcext:value-type="float">
            <text:p>37.6896</text:p>
          </table:table-cell>
          <table:table-cell office:value-type="float" office:value="43.1535" calcext:value-type="float">
            <text:p>43.1535</text:p>
          </table:table-cell>
          <table:table-cell office:value-type="float" office:value="0.471581" calcext:value-type="float">
            <text:p>0.4715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lving a linear syste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: PartialPivLU</text:p>
          </table:table-cell>
          <table:table-cell office:value-type="string" calcext:value-type="string">
            <text:p>Dense: FullPivLU</text:p>
          </table:table-cell>
          <table:table-cell office:value-type="string" calcext:value-type="string">
            <text:p>Dense: HouseholderQR</text:p>
          </table:table-cell>
          <table:table-cell office:value-type="string" calcext:value-type="string">
            <text:p>Dense: CompleteOrthogonalDecomposition</text:p>
          </table:table-cell>
          <table:table-cell office:value-type="string" calcext:value-type="string">
            <text:p>Dense: LLT</text:p>
          </table:table-cell>
          <table:table-cell office:value-type="string" calcext:value-type="string">
            <text:p>Dense: LDLT</text:p>
          </table:table-cell>
          <table:table-cell office:value-type="string" calcext:value-type="string">
            <text:p>Sparse: SimplicialLLT</text:p>
          </table:table-cell>
          <table:table-cell office:value-type="string" calcext:value-type="string">
            <text:p>Sparse: SimplicialLDLT</text:p>
          </table:table-cell>
          <table:table-cell office:value-type="string" calcext:value-type="string">
            <text:p>Sparse: SparseLU</text:p>
          </table:table-cell>
          <table:table-cell office:value-type="string" calcext:value-type="string">
            <text:p>Sparse: ConjugateGradient</text:p>
          </table:table-cell>
          <table:table-cell office:value-type="string" calcext:value-type="string">
            <text:p>Sparse: LeastSquaresConjugateGradient</text:p>
          </table:table-cell>
          <table:table-cell office:value-type="string" calcext:value-type="string">
            <text:p>Sparse: BiCGSTA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80293" calcext:value-type="float">
            <text:p>0.00180293</text:p>
          </table:table-cell>
          <table:table-cell office:value-type="float" office:value="0.0032312" calcext:value-type="float">
            <text:p>0.0032312</text:p>
          </table:table-cell>
          <table:table-cell office:value-type="float" office:value="0.00493966" calcext:value-type="float">
            <text:p>0.00493966</text:p>
          </table:table-cell>
          <table:table-cell office:value-type="float" office:value="0.00760986" calcext:value-type="float">
            <text:p>0.00760986</text:p>
          </table:table-cell>
          <table:table-cell office:value-type="float" office:value="0.00170658" calcext:value-type="float">
            <text:p>0.00170658</text:p>
          </table:table-cell>
          <table:table-cell office:value-type="float" office:value="0.00197309" calcext:value-type="float">
            <text:p>0.00197309</text:p>
          </table:table-cell>
          <table:table-cell office:value-type="float" office:value="0.00934625" calcext:value-type="float">
            <text:p>0.00934625</text:p>
          </table:table-cell>
          <table:table-cell office:value-type="float" office:value="0.00889091" calcext:value-type="float">
            <text:p>0.00889091</text:p>
          </table:table-cell>
          <table:table-cell office:value-type="float" office:value="0.0141865" calcext:value-type="float">
            <text:p>0.0141865</text:p>
          </table:table-cell>
          <table:table-cell office:value-type="float" office:value="0.00410233" calcext:value-type="float">
            <text:p>0.00410233</text:p>
          </table:table-cell>
          <table:table-cell office:value-type="float" office:value="0.00601523" calcext:value-type="float">
            <text:p>0.00601523</text:p>
          </table:table-cell>
          <table:table-cell office:value-type="float" office:value="0.00499493" calcext:value-type="float">
            <text:p>0.004994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9109" calcext:value-type="float">
            <text:p>0.00389109</text:p>
          </table:table-cell>
          <table:table-cell office:value-type="float" office:value="0.00724342" calcext:value-type="float">
            <text:p>0.00724342</text:p>
          </table:table-cell>
          <table:table-cell office:value-type="float" office:value="0.00964989" calcext:value-type="float">
            <text:p>0.00964989</text:p>
          </table:table-cell>
          <table:table-cell office:value-type="float" office:value="0.0158349" calcext:value-type="float">
            <text:p>0.0158349</text:p>
          </table:table-cell>
          <table:table-cell office:value-type="float" office:value="0.00329962" calcext:value-type="float">
            <text:p>0.00329962</text:p>
          </table:table-cell>
          <table:table-cell office:value-type="float" office:value="0.00398339" calcext:value-type="float">
            <text:p>0.00398339</text:p>
          </table:table-cell>
          <table:table-cell office:value-type="float" office:value="0.0150376" calcext:value-type="float">
            <text:p>0.0150376</text:p>
          </table:table-cell>
          <table:table-cell office:value-type="float" office:value="0.0150727" calcext:value-type="float">
            <text:p>0.0150727</text:p>
          </table:table-cell>
          <table:table-cell office:value-type="float" office:value="0.0215221" calcext:value-type="float">
            <text:p>0.0215221</text:p>
          </table:table-cell>
          <table:table-cell office:value-type="float" office:value="0.0100261" calcext:value-type="float">
            <text:p>0.0100261</text:p>
          </table:table-cell>
          <table:table-cell office:value-type="float" office:value="0.0160152" calcext:value-type="float">
            <text:p>0.0160152</text:p>
          </table:table-cell>
          <table:table-cell office:value-type="float" office:value="0.00737594" calcext:value-type="float">
            <text:p>0.00737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59327" calcext:value-type="float">
            <text:p>0.00659327</text:p>
          </table:table-cell>
          <table:table-cell office:value-type="float" office:value="0.0129462" calcext:value-type="float">
            <text:p>0.0129462</text:p>
          </table:table-cell>
          <table:table-cell office:value-type="float" office:value="0.0154358" calcext:value-type="float">
            <text:p>0.0154358</text:p>
          </table:table-cell>
          <table:table-cell office:value-type="float" office:value="0.0261508" calcext:value-type="float">
            <text:p>0.0261508</text:p>
          </table:table-cell>
          <table:table-cell office:value-type="float" office:value="0.00527515" calcext:value-type="float">
            <text:p>0.00527515</text:p>
          </table:table-cell>
          <table:table-cell office:value-type="float" office:value="0.00698527" calcext:value-type="float">
            <text:p>0.00698527</text:p>
          </table:table-cell>
          <table:table-cell office:value-type="float" office:value="0.0237296" calcext:value-type="float">
            <text:p>0.0237296</text:p>
          </table:table-cell>
          <table:table-cell office:value-type="float" office:value="0.0215329" calcext:value-type="float">
            <text:p>0.0215329</text:p>
          </table:table-cell>
          <table:table-cell office:value-type="float" office:value="0.0308255" calcext:value-type="float">
            <text:p>0.0308255</text:p>
          </table:table-cell>
          <table:table-cell office:value-type="float" office:value="0.0132211" calcext:value-type="float">
            <text:p>0.0132211</text:p>
          </table:table-cell>
          <table:table-cell office:value-type="float" office:value="0.0251336" calcext:value-type="float">
            <text:p>0.0251336</text:p>
          </table:table-cell>
          <table:table-cell office:value-type="float" office:value="0.00944432" calcext:value-type="float">
            <text:p>0.00944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3593" calcext:value-type="float">
            <text:p>0.0113593</text:p>
          </table:table-cell>
          <table:table-cell office:value-type="float" office:value="0.0208243" calcext:value-type="float">
            <text:p>0.0208243</text:p>
          </table:table-cell>
          <table:table-cell office:value-type="float" office:value="0.0229041" calcext:value-type="float">
            <text:p>0.0229041</text:p>
          </table:table-cell>
          <table:table-cell office:value-type="float" office:value="0.0394306" calcext:value-type="float">
            <text:p>0.0394306</text:p>
          </table:table-cell>
          <table:table-cell office:value-type="float" office:value="0.00783459" calcext:value-type="float">
            <text:p>0.00783459</text:p>
          </table:table-cell>
          <table:table-cell office:value-type="float" office:value="0.010747" calcext:value-type="float">
            <text:p>0.010747</text:p>
          </table:table-cell>
          <table:table-cell office:value-type="float" office:value="0.0289272" calcext:value-type="float">
            <text:p>0.0289272</text:p>
          </table:table-cell>
          <table:table-cell office:value-type="float" office:value="0.0278027" calcext:value-type="float">
            <text:p>0.0278027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0.0195107" calcext:value-type="float">
            <text:p>0.0195107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.0123057" calcext:value-type="float">
            <text:p>0.01230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0935" calcext:value-type="float">
            <text:p>0.0150935</text:p>
          </table:table-cell>
          <table:table-cell office:value-type="float" office:value="0.0315966" calcext:value-type="float">
            <text:p>0.0315966</text:p>
          </table:table-cell>
          <table:table-cell office:value-type="float" office:value="0.0323463" calcext:value-type="float">
            <text:p>0.0323463</text:p>
          </table:table-cell>
          <table:table-cell office:value-type="float" office:value="0.0555151" calcext:value-type="float">
            <text:p>0.0555151</text:p>
          </table:table-cell>
          <table:table-cell office:value-type="float" office:value="0.0106835" calcext:value-type="float">
            <text:p>0.0106835</text:p>
          </table:table-cell>
          <table:table-cell office:value-type="float" office:value="0.0145438" calcext:value-type="float">
            <text:p>0.0145438</text:p>
          </table:table-cell>
          <table:table-cell office:value-type="float" office:value="0.033298" calcext:value-type="float">
            <text:p>0.033298</text:p>
          </table:table-cell>
          <table:table-cell office:value-type="float" office:value="0.0323138" calcext:value-type="float">
            <text:p>0.0323138</text:p>
          </table:table-cell>
          <table:table-cell office:value-type="float" office:value="0.0506021" calcext:value-type="float">
            <text:p>0.0506021</text:p>
          </table:table-cell>
          <table:table-cell office:value-type="float" office:value="0.0202043" calcext:value-type="float">
            <text:p>0.0202043</text:p>
          </table:table-cell>
          <table:table-cell office:value-type="float" office:value="0.0323156" calcext:value-type="float">
            <text:p>0.0323156</text:p>
          </table:table-cell>
          <table:table-cell office:value-type="float" office:value="0.0152799" calcext:value-type="float">
            <text:p>0.01527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05168" calcext:value-type="float">
            <text:p>0.0205168</text:p>
          </table:table-cell>
          <table:table-cell office:value-type="float" office:value="0.0449912" calcext:value-type="float">
            <text:p>0.0449912</text:p>
          </table:table-cell>
          <table:table-cell office:value-type="float" office:value="0.0424425" calcext:value-type="float">
            <text:p>0.0424425</text:p>
          </table:table-cell>
          <table:table-cell office:value-type="float" office:value="0.0725071" calcext:value-type="float">
            <text:p>0.0725071</text:p>
          </table:table-cell>
          <table:table-cell office:value-type="float" office:value="0.0137044" calcext:value-type="float">
            <text:p>0.0137044</text:p>
          </table:table-cell>
          <table:table-cell office:value-type="float" office:value="0.0190949" calcext:value-type="float">
            <text:p>0.0190949</text:p>
          </table:table-cell>
          <table:table-cell office:value-type="float" office:value="0.038534" calcext:value-type="float">
            <text:p>0.038534</text:p>
          </table:table-cell>
          <table:table-cell office:value-type="float" office:value="0.0369122" calcext:value-type="float">
            <text:p>0.0369122</text:p>
          </table:table-cell>
          <table:table-cell office:value-type="float" office:value="0.0573885" calcext:value-type="float">
            <text:p>0.0573885</text:p>
          </table:table-cell>
          <table:table-cell office:value-type="float" office:value="0.0240992" calcext:value-type="float">
            <text:p>0.0240992</text:p>
          </table:table-cell>
          <table:table-cell office:value-type="float" office:value="0.0353122" calcext:value-type="float">
            <text:p>0.0353122</text:p>
          </table:table-cell>
          <table:table-cell office:value-type="float" office:value="0.0178438" calcext:value-type="float">
            <text:p>0.0178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.0614289" calcext:value-type="float">
            <text:p>0.0614289</text:p>
          </table:table-cell>
          <table:table-cell office:value-type="float" office:value="0.0545591" calcext:value-type="float">
            <text:p>0.0545591</text:p>
          </table:table-cell>
          <table:table-cell office:value-type="float" office:value="0.0945957" calcext:value-type="float">
            <text:p>0.0945957</text:p>
          </table:table-cell>
          <table:table-cell office:value-type="float" office:value="0.0203416" calcext:value-type="float">
            <text:p>0.0203416</text:p>
          </table:table-cell>
          <table:table-cell office:value-type="float" office:value="0.0250817" calcext:value-type="float">
            <text:p>0.0250817</text:p>
          </table:table-cell>
          <table:table-cell office:value-type="float" office:value="0.0449943" calcext:value-type="float">
            <text:p>0.0449943</text:p>
          </table:table-cell>
          <table:table-cell office:value-type="float" office:value="0.0434428" calcext:value-type="float">
            <text:p>0.0434428</text:p>
          </table:table-cell>
          <table:table-cell office:value-type="float" office:value="0.065357" calcext:value-type="float">
            <text:p>0.065357</text:p>
          </table:table-cell>
          <table:table-cell office:value-type="float" office:value="0.0282617" calcext:value-type="float">
            <text:p>0.0282617</text:p>
          </table:table-cell>
          <table:table-cell office:value-type="float" office:value="0.0359177" calcext:value-type="float">
            <text:p>0.0359177</text:p>
          </table:table-cell>
          <table:table-cell office:value-type="float" office:value="0.0200343" calcext:value-type="float">
            <text:p>0.02003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43067" calcext:value-type="float">
            <text:p>0.0343067</text:p>
          </table:table-cell>
          <table:table-cell office:value-type="float" office:value="0.0828426" calcext:value-type="float">
            <text:p>0.0828426</text:p>
          </table:table-cell>
          <table:table-cell office:value-type="float" office:value="0.0695545" calcext:value-type="float">
            <text:p>0.0695545</text:p>
          </table:table-cell>
          <table:table-cell office:value-type="float" office:value="0.117495" calcext:value-type="float">
            <text:p>0.117495</text:p>
          </table:table-cell>
          <table:table-cell office:value-type="float" office:value="0.0261019" calcext:value-type="float">
            <text:p>0.0261019</text:p>
          </table:table-cell>
          <table:table-cell office:value-type="float" office:value="0.0304587" calcext:value-type="float">
            <text:p>0.0304587</text:p>
          </table:table-cell>
          <table:table-cell office:value-type="float" office:value="0.049044" calcext:value-type="float">
            <text:p>0.049044</text:p>
          </table:table-cell>
          <table:table-cell office:value-type="float" office:value="0.0482825" calcext:value-type="float">
            <text:p>0.0482825</text:p>
          </table:table-cell>
          <table:table-cell office:value-type="float" office:value="0.0751865" calcext:value-type="float">
            <text:p>0.0751865</text:p>
          </table:table-cell>
          <table:table-cell office:value-type="float" office:value="0.0310134" calcext:value-type="float">
            <text:p>0.0310134</text:p>
          </table:table-cell>
          <table:table-cell office:value-type="float" office:value="0.0411141" calcext:value-type="float">
            <text:p>0.0411141</text:p>
          </table:table-cell>
          <table:table-cell office:value-type="float" office:value="0.0218962" calcext:value-type="float">
            <text:p>0.02189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33099" calcext:value-type="float">
            <text:p>0.0433099</text:p>
          </table:table-cell>
          <table:table-cell office:value-type="float" office:value="0.107955" calcext:value-type="float">
            <text:p>0.107955</text:p>
          </table:table-cell>
          <table:table-cell office:value-type="float" office:value="0.0878921" calcext:value-type="float">
            <text:p>0.0878921</text:p>
          </table:table-cell>
          <table:table-cell office:value-type="float" office:value="0.14318" calcext:value-type="float">
            <text:p>0.14318</text:p>
          </table:table-cell>
          <table:table-cell office:value-type="float" office:value="0.0314881" calcext:value-type="float">
            <text:p>0.0314881</text:p>
          </table:table-cell>
          <table:table-cell office:value-type="float" office:value="0.038231" calcext:value-type="float">
            <text:p>0.038231</text:p>
          </table:table-cell>
          <table:table-cell office:value-type="float" office:value="0.0538998" calcext:value-type="float">
            <text:p>0.0538998</text:p>
          </table:table-cell>
          <table:table-cell office:value-type="float" office:value="0.0513838" calcext:value-type="float">
            <text:p>0.0513838</text:p>
          </table:table-cell>
          <table:table-cell office:value-type="float" office:value="0.081313" calcext:value-type="float">
            <text:p>0.081313</text:p>
          </table:table-cell>
          <table:table-cell office:value-type="float" office:value="0.0341319" calcext:value-type="float">
            <text:p>0.0341319</text:p>
          </table:table-cell>
          <table:table-cell office:value-type="float" office:value="0.0469333" calcext:value-type="float">
            <text:p>0.0469333</text:p>
          </table:table-cell>
          <table:table-cell office:value-type="float" office:value="0.0244168" calcext:value-type="float">
            <text:p>0.0244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2861" calcext:value-type="float">
            <text:p>0.052861</text:p>
          </table:table-cell>
          <table:table-cell office:value-type="float" office:value="0.137751" calcext:value-type="float">
            <text:p>0.137751</text:p>
          </table:table-cell>
          <table:table-cell office:value-type="float" office:value="0.109846" calcext:value-type="float">
            <text:p>0.109846</text:p>
          </table:table-cell>
          <table:table-cell office:value-type="float" office:value="0.177187" calcext:value-type="float">
            <text:p>0.177187</text:p>
          </table:table-cell>
          <table:table-cell office:value-type="float" office:value="0.0392385" calcext:value-type="float">
            <text:p>0.0392385</text:p>
          </table:table-cell>
          <table:table-cell office:value-type="float" office:value="0.045112" calcext:value-type="float">
            <text:p>0.045112</text:p>
          </table:table-cell>
          <table:table-cell office:value-type="float" office:value="0.0598451" calcext:value-type="float">
            <text:p>0.0598451</text:p>
          </table:table-cell>
          <table:table-cell office:value-type="float" office:value="0.0579508" calcext:value-type="float">
            <text:p>0.0579508</text:p>
          </table:table-cell>
          <table:table-cell office:value-type="float" office:value="0.0892508" calcext:value-type="float">
            <text:p>0.0892508</text:p>
          </table:table-cell>
          <table:table-cell office:value-type="float" office:value="0.037484" calcext:value-type="float">
            <text:p>0.037484</text:p>
          </table:table-cell>
          <table:table-cell office:value-type="float" office:value="0.0541829" calcext:value-type="float">
            <text:p>0.0541829</text:p>
          </table:table-cell>
          <table:table-cell office:value-type="float" office:value="0.0256898" calcext:value-type="float">
            <text:p>0.02568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60763" calcext:value-type="float">
            <text:p>0.0660763</text:p>
          </table:table-cell>
          <table:table-cell office:value-type="float" office:value="0.171008" calcext:value-type="float">
            <text:p>0.171008</text:p>
          </table:table-cell>
          <table:table-cell office:value-type="float" office:value="0.130389" calcext:value-type="float">
            <text:p>0.130389</text:p>
          </table:table-cell>
          <table:table-cell office:value-type="float" office:value="0.211184" calcext:value-type="float">
            <text:p>0.211184</text:p>
          </table:table-cell>
          <table:table-cell office:value-type="float" office:value="0.0461145" calcext:value-type="float">
            <text:p>0.0461145</text:p>
          </table:table-cell>
          <table:table-cell office:value-type="float" office:value="0.0540364" calcext:value-type="float">
            <text:p>0.0540364</text:p>
          </table:table-cell>
          <table:table-cell office:value-type="float" office:value="0.0649696" calcext:value-type="float">
            <text:p>0.0649696</text:p>
          </table:table-cell>
          <table:table-cell office:value-type="float" office:value="0.0612227" calcext:value-type="float">
            <text:p>0.0612227</text:p>
          </table:table-cell>
          <table:table-cell office:value-type="float" office:value="0.0956489" calcext:value-type="float">
            <text:p>0.0956489</text:p>
          </table:table-cell>
          <table:table-cell office:value-type="float" office:value="0.0420242" calcext:value-type="float">
            <text:p>0.0420242</text:p>
          </table:table-cell>
          <table:table-cell office:value-type="float" office:value="0.0568789" calcext:value-type="float">
            <text:p>0.0568789</text:p>
          </table:table-cell>
          <table:table-cell office:value-type="float" office:value="0.028336" calcext:value-type="float">
            <text:p>0.0283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802287" calcext:value-type="float">
            <text:p>0.0802287</text:p>
          </table:table-cell>
          <table:table-cell office:value-type="float" office:value="0.212754" calcext:value-type="float">
            <text:p>0.212754</text:p>
          </table:table-cell>
          <table:table-cell office:value-type="float" office:value="0.266883" calcext:value-type="float">
            <text:p>0.266883</text:p>
          </table:table-cell>
          <table:table-cell office:value-type="float" office:value="0.251448" calcext:value-type="float">
            <text:p>0.251448</text:p>
          </table:table-cell>
          <table:table-cell office:value-type="float" office:value="0.0557233" calcext:value-type="float">
            <text:p>0.0557233</text:p>
          </table:table-cell>
          <table:table-cell office:value-type="float" office:value="0.0644437" calcext:value-type="float">
            <text:p>0.0644437</text:p>
          </table:table-cell>
          <table:table-cell office:value-type="float" office:value="0.0709153" calcext:value-type="float">
            <text:p>0.0709153</text:p>
          </table:table-cell>
          <table:table-cell office:value-type="float" office:value="0.0672414" calcext:value-type="float">
            <text:p>0.0672414</text:p>
          </table:table-cell>
          <table:table-cell office:value-type="float" office:value="0.107658" calcext:value-type="float">
            <text:p>0.107658</text:p>
          </table:table-cell>
          <table:table-cell office:value-type="float" office:value="0.0444634" calcext:value-type="float">
            <text:p>0.0444634</text:p>
          </table:table-cell>
          <table:table-cell office:value-type="float" office:value="0.0571981" calcext:value-type="float">
            <text:p>0.0571981</text:p>
          </table:table-cell>
          <table:table-cell office:value-type="float" office:value="0.0300806" calcext:value-type="float">
            <text:p>0.03008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960215" calcext:value-type="float">
            <text:p>0.0960215</text:p>
          </table:table-cell>
          <table:table-cell office:value-type="float" office:value="0.257813" calcext:value-type="float">
            <text:p>0.257813</text:p>
          </table:table-cell>
          <table:table-cell office:value-type="float" office:value="0.303144" calcext:value-type="float">
            <text:p>0.303144</text:p>
          </table:table-cell>
          <table:table-cell office:value-type="float" office:value="0.298167" calcext:value-type="float">
            <text:p>0.298167</text:p>
          </table:table-cell>
          <table:table-cell office:value-type="float" office:value="0.0651418" calcext:value-type="float">
            <text:p>0.0651418</text:p>
          </table:table-cell>
          <table:table-cell office:value-type="float" office:value="0.07637" calcext:value-type="float">
            <text:p>0.07637</text:p>
          </table:table-cell>
          <table:table-cell office:value-type="float" office:value="0.075107" calcext:value-type="float">
            <text:p>0.075107</text:p>
          </table:table-cell>
          <table:table-cell office:value-type="float" office:value="0.0719724" calcext:value-type="float">
            <text:p>0.0719724</text:p>
          </table:table-cell>
          <table:table-cell office:value-type="float" office:value="0.111044" calcext:value-type="float">
            <text:p>0.111044</text:p>
          </table:table-cell>
          <table:table-cell office:value-type="float" office:value="0.0474697" calcext:value-type="float">
            <text:p>0.0474697</text:p>
          </table:table-cell>
          <table:table-cell office:value-type="float" office:value="0.0635061" calcext:value-type="float">
            <text:p>0.0635061</text:p>
          </table:table-cell>
          <table:table-cell office:value-type="float" office:value="0.0325998" calcext:value-type="float">
            <text:p>0.03259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18903" calcext:value-type="float">
            <text:p>0.118903</text:p>
          </table:table-cell>
          <table:table-cell office:value-type="float" office:value="0.310521" calcext:value-type="float">
            <text:p>0.310521</text:p>
          </table:table-cell>
          <table:table-cell office:value-type="float" office:value="0.341309" calcext:value-type="float">
            <text:p>0.341309</text:p>
          </table:table-cell>
          <table:table-cell office:value-type="float" office:value="0.343276" calcext:value-type="float">
            <text:p>0.343276</text:p>
          </table:table-cell>
          <table:table-cell office:value-type="float" office:value="0.0763093" calcext:value-type="float">
            <text:p>0.0763093</text:p>
          </table:table-cell>
          <table:table-cell office:value-type="float" office:value="0.0863111" calcext:value-type="float">
            <text:p>0.0863111</text:p>
          </table:table-cell>
          <table:table-cell office:value-type="float" office:value="0.0817149" calcext:value-type="float">
            <text:p>0.0817149</text:p>
          </table:table-cell>
          <table:table-cell office:value-type="float" office:value="0.0765633" calcext:value-type="float">
            <text:p>0.0765633</text:p>
          </table:table-cell>
          <table:table-cell office:value-type="float" office:value="0.119437" calcext:value-type="float">
            <text:p>0.119437</text:p>
          </table:table-cell>
          <table:table-cell office:value-type="float" office:value="0.0512966" calcext:value-type="float">
            <text:p>0.0512966</text:p>
          </table:table-cell>
          <table:table-cell office:value-type="float" office:value="0.0668193" calcext:value-type="float">
            <text:p>0.0668193</text:p>
          </table:table-cell>
          <table:table-cell office:value-type="float" office:value="0.035631" calcext:value-type="float">
            <text:p>0.0356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9907" calcext:value-type="float">
            <text:p>0.139907</text:p>
          </table:table-cell>
          <table:table-cell office:value-type="float" office:value="0.371271" calcext:value-type="float">
            <text:p>0.371271</text:p>
          </table:table-cell>
          <table:table-cell office:value-type="float" office:value="0.382997" calcext:value-type="float">
            <text:p>0.382997</text:p>
          </table:table-cell>
          <table:table-cell office:value-type="float" office:value="0.396294" calcext:value-type="float">
            <text:p>0.396294</text:p>
          </table:table-cell>
          <table:table-cell office:value-type="float" office:value="0.0878038" calcext:value-type="float">
            <text:p>0.0878038</text:p>
          </table:table-cell>
          <table:table-cell office:value-type="float" office:value="0.099988" calcext:value-type="float">
            <text:p>0.099988</text:p>
          </table:table-cell>
          <table:table-cell office:value-type="float" office:value="0.0862161" calcext:value-type="float">
            <text:p>0.0862161</text:p>
          </table:table-cell>
          <table:table-cell office:value-type="float" office:value="0.0820171" calcext:value-type="float">
            <text:p>0.0820171</text:p>
          </table:table-cell>
          <table:table-cell office:value-type="float" office:value="0.124522" calcext:value-type="float">
            <text:p>0.124522</text:p>
          </table:table-cell>
          <table:table-cell office:value-type="float" office:value="0.054537" calcext:value-type="float">
            <text:p>0.054537</text:p>
          </table:table-cell>
          <table:table-cell office:value-type="float" office:value="0.0691452" calcext:value-type="float">
            <text:p>0.0691452</text:p>
          </table:table-cell>
          <table:table-cell office:value-type="float" office:value="0.0378274" calcext:value-type="float">
            <text:p>0.03782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53721" calcext:value-type="float">
            <text:p>0.153721</text:p>
          </table:table-cell>
          <table:table-cell office:value-type="float" office:value="0.433123" calcext:value-type="float">
            <text:p>0.433123</text:p>
          </table:table-cell>
          <table:table-cell office:value-type="float" office:value="0.430642" calcext:value-type="float">
            <text:p>0.430642</text:p>
          </table:table-cell>
          <table:table-cell office:value-type="float" office:value="0.458309" calcext:value-type="float">
            <text:p>0.458309</text:p>
          </table:table-cell>
          <table:table-cell office:value-type="float" office:value="0.101248" calcext:value-type="float">
            <text:p>0.101248</text:p>
          </table:table-cell>
          <table:table-cell office:value-type="float" office:value="0.112217" calcext:value-type="float">
            <text:p>0.112217</text:p>
          </table:table-cell>
          <table:table-cell office:value-type="float" office:value="0.0911262" calcext:value-type="float">
            <text:p>0.0911262</text:p>
          </table:table-cell>
          <table:table-cell office:value-type="float" office:value="0.086599" calcext:value-type="float">
            <text:p>0.086599</text:p>
          </table:table-cell>
          <table:table-cell office:value-type="float" office:value="0.139837" calcext:value-type="float">
            <text:p>0.139837</text:p>
          </table:table-cell>
          <table:table-cell office:value-type="float" office:value="0.0581149" calcext:value-type="float">
            <text:p>0.0581149</text:p>
          </table:table-cell>
          <table:table-cell office:value-type="float" office:value="0.0749501" calcext:value-type="float">
            <text:p>0.0749501</text:p>
          </table:table-cell>
          <table:table-cell office:value-type="float" office:value="0.0400185" calcext:value-type="float">
            <text:p>0.04001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0149" calcext:value-type="float">
            <text:p>0.180149</text:p>
          </table:table-cell>
          <table:table-cell office:value-type="float" office:value="0.501508" calcext:value-type="float">
            <text:p>0.501508</text:p>
          </table:table-cell>
          <table:table-cell office:value-type="float" office:value="0.476576" calcext:value-type="float">
            <text:p>0.476576</text:p>
          </table:table-cell>
          <table:table-cell office:value-type="float" office:value="0.532508" calcext:value-type="float">
            <text:p>0.532508</text:p>
          </table:table-cell>
          <table:table-cell office:value-type="float" office:value="0.115252" calcext:value-type="float">
            <text:p>0.115252</text:p>
          </table:table-cell>
          <table:table-cell office:value-type="float" office:value="0.12865" calcext:value-type="float">
            <text:p>0.12865</text:p>
          </table:table-cell>
          <table:table-cell office:value-type="float" office:value="0.0946496" calcext:value-type="float">
            <text:p>0.0946496</text:p>
          </table:table-cell>
          <table:table-cell office:value-type="float" office:value="0.0913465" calcext:value-type="float">
            <text:p>0.0913465</text:p>
          </table:table-cell>
          <table:table-cell office:value-type="float" office:value="0.140236" calcext:value-type="float">
            <text:p>0.140236</text:p>
          </table:table-cell>
          <table:table-cell office:value-type="float" office:value="0.0612769" calcext:value-type="float">
            <text:p>0.0612769</text:p>
          </table:table-cell>
          <table:table-cell office:value-type="float" office:value="0.079391" calcext:value-type="float">
            <text:p>0.079391</text:p>
          </table:table-cell>
          <table:table-cell office:value-type="float" office:value="0.0425007" calcext:value-type="float">
            <text:p>0.04250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02149" calcext:value-type="float">
            <text:p>0.202149</text:p>
          </table:table-cell>
          <table:table-cell office:value-type="float" office:value="0.582684" calcext:value-type="float">
            <text:p>0.582684</text:p>
          </table:table-cell>
          <table:table-cell office:value-type="float" office:value="0.530189" calcext:value-type="float">
            <text:p>0.530189</text:p>
          </table:table-cell>
          <table:table-cell office:value-type="float" office:value="0.596174" calcext:value-type="float">
            <text:p>0.596174</text:p>
          </table:table-cell>
          <table:table-cell office:value-type="float" office:value="0.130762" calcext:value-type="float">
            <text:p>0.130762</text:p>
          </table:table-cell>
          <table:table-cell office:value-type="float" office:value="0.14637" calcext:value-type="float">
            <text:p>0.14637</text:p>
          </table:table-cell>
          <table:table-cell office:value-type="float" office:value="0.101245" calcext:value-type="float">
            <text:p>0.101245</text:p>
          </table:table-cell>
          <table:table-cell office:value-type="float" office:value="0.0968098" calcext:value-type="float">
            <text:p>0.0968098</text:p>
          </table:table-cell>
          <table:table-cell office:value-type="float" office:value="0.149094" calcext:value-type="float">
            <text:p>0.149094</text:p>
          </table:table-cell>
          <table:table-cell office:value-type="float" office:value="0.0667658" calcext:value-type="float">
            <text:p>0.0667658</text:p>
          </table:table-cell>
          <table:table-cell office:value-type="float" office:value="0.0816574" calcext:value-type="float">
            <text:p>0.0816574</text:p>
          </table:table-cell>
          <table:table-cell office:value-type="float" office:value="0.0444085" calcext:value-type="float">
            <text:p>0.04440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34896" calcext:value-type="float">
            <text:p>0.234896</text:p>
          </table:table-cell>
          <table:table-cell office:value-type="float" office:value="0.663193" calcext:value-type="float">
            <text:p>0.663193</text:p>
          </table:table-cell>
          <table:table-cell office:value-type="float" office:value="0.583659" calcext:value-type="float">
            <text:p>0.583659</text:p>
          </table:table-cell>
          <table:table-cell office:value-type="float" office:value="0.672919" calcext:value-type="float">
            <text:p>0.672919</text:p>
          </table:table-cell>
          <table:table-cell office:value-type="float" office:value="0.146842" calcext:value-type="float">
            <text:p>0.146842</text:p>
          </table:table-cell>
          <table:table-cell office:value-type="float" office:value="0.160755" calcext:value-type="float">
            <text:p>0.160755</text:p>
          </table:table-cell>
          <table:table-cell office:value-type="float" office:value="0.103909" calcext:value-type="float">
            <text:p>0.103909</text:p>
          </table:table-cell>
          <table:table-cell office:value-type="float" office:value="0.0993908" calcext:value-type="float">
            <text:p>0.0993908</text:p>
          </table:table-cell>
          <table:table-cell office:value-type="float" office:value="0.156228" calcext:value-type="float">
            <text:p>0.156228</text:p>
          </table:table-cell>
          <table:table-cell office:value-type="float" office:value="0.0694623" calcext:value-type="float">
            <text:p>0.0694623</text:p>
          </table:table-cell>
          <table:table-cell office:value-type="float" office:value="0.0889639" calcext:value-type="float">
            <text:p>0.0889639</text:p>
          </table:table-cell>
          <table:table-cell office:value-type="float" office:value="0.0466469" calcext:value-type="float">
            <text:p>0.04664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59739" calcext:value-type="float">
            <text:p>0.259739</text:p>
          </table:table-cell>
          <table:table-cell office:value-type="float" office:value="0.757968" calcext:value-type="float">
            <text:p>0.757968</text:p>
          </table:table-cell>
          <table:table-cell office:value-type="float" office:value="0.649719" calcext:value-type="float">
            <text:p>0.649719</text:p>
          </table:table-cell>
          <table:table-cell office:value-type="float" office:value="0.772659" calcext:value-type="float">
            <text:p>0.772659</text:p>
          </table:table-cell>
          <table:table-cell office:value-type="float" office:value="0.165787" calcext:value-type="float">
            <text:p>0.165787</text:p>
          </table:table-cell>
          <table:table-cell office:value-type="float" office:value="0.180442" calcext:value-type="float">
            <text:p>0.180442</text:p>
          </table:table-cell>
          <table:table-cell office:value-type="float" office:value="0.110759" calcext:value-type="float">
            <text:p>0.110759</text:p>
          </table:table-cell>
          <table:table-cell office:value-type="float" office:value="0.105834" calcext:value-type="float">
            <text:p>0.105834</text:p>
          </table:table-cell>
          <table:table-cell office:value-type="float" office:value="0.166125" calcext:value-type="float">
            <text:p>0.166125</text:p>
          </table:table-cell>
          <table:table-cell office:value-type="float" office:value="0.072108" calcext:value-type="float">
            <text:p>0.072108</text:p>
          </table:table-cell>
          <table:table-cell office:value-type="float" office:value="0.100756" calcext:value-type="float">
            <text:p>0.100756</text:p>
          </table:table-cell>
          <table:table-cell office:value-type="float" office:value="0.0491632" calcext:value-type="float">
            <text:p>0.0491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713384" calcext:value-type="float">
            <text:p>0.713384</text:p>
          </table:table-cell>
          <table:table-cell office:value-type="float" office:value="0.854199" calcext:value-type="float">
            <text:p>0.854199</text:p>
          </table:table-cell>
          <table:table-cell office:value-type="float" office:value="0.18458" calcext:value-type="float">
            <text:p>0.18458</text:p>
          </table:table-cell>
          <table:table-cell office:value-type="float" office:value="0.203172" calcext:value-type="float">
            <text:p>0.203172</text:p>
          </table:table-cell>
          <table:table-cell office:value-type="float" office:value="0.116768" calcext:value-type="float">
            <text:p>0.116768</text:p>
          </table:table-cell>
          <table:table-cell office:value-type="float" office:value="0.111085" calcext:value-type="float">
            <text:p>0.111085</text:p>
          </table:table-cell>
          <table:table-cell office:value-type="float" office:value="0.172899" calcext:value-type="float">
            <text:p>0.172899</text:p>
          </table:table-cell>
          <table:table-cell office:value-type="float" office:value="0.076029" calcext:value-type="float">
            <text:p>0.076029</text:p>
          </table:table-cell>
          <table:table-cell office:value-type="float" office:value="0.0961586" calcext:value-type="float">
            <text:p>0.0961586</text:p>
          </table:table-cell>
          <table:table-cell office:value-type="float" office:value="0.0510598" calcext:value-type="float">
            <text:p>0.05105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7169" calcext:value-type="float">
            <text:p>0.327169</text:p>
          </table:table-cell>
          <table:table-cell office:value-type="float" office:value="0.96917" calcext:value-type="float">
            <text:p>0.96917</text:p>
          </table:table-cell>
          <table:table-cell office:value-type="float" office:value="0.78472" calcext:value-type="float">
            <text:p>0.78472</text:p>
          </table:table-cell>
          <table:table-cell office:value-type="float" office:value="0.962155" calcext:value-type="float">
            <text:p>0.962155</text:p>
          </table:table-cell>
          <table:table-cell office:value-type="float" office:value="0.205698" calcext:value-type="float">
            <text:p>0.205698</text:p>
          </table:table-cell>
          <table:table-cell office:value-type="float" office:value="0.225875" calcext:value-type="float">
            <text:p>0.225875</text:p>
          </table:table-cell>
          <table:table-cell office:value-type="float" office:value="0.121949" calcext:value-type="float">
            <text:p>0.121949</text:p>
          </table:table-cell>
          <table:table-cell office:value-type="float" office:value="0.116596" calcext:value-type="float">
            <text:p>0.116596</text:p>
          </table:table-cell>
          <table:table-cell office:value-type="float" office:value="0.178322" calcext:value-type="float">
            <text:p>0.178322</text:p>
          </table:table-cell>
          <table:table-cell office:value-type="float" office:value="0.0785742" calcext:value-type="float">
            <text:p>0.0785742</text:p>
          </table:table-cell>
          <table:table-cell office:value-type="float" office:value="0.109431" calcext:value-type="float">
            <text:p>0.109431</text:p>
          </table:table-cell>
          <table:table-cell office:value-type="float" office:value="0.0535959" calcext:value-type="float">
            <text:p>0.05359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6506" calcext:value-type="float">
            <text:p>0.376506</text:p>
          </table:table-cell>
          <table:table-cell office:value-type="float" office:value="1.08554" calcext:value-type="float">
            <text:p>1.08554</text:p>
          </table:table-cell>
          <table:table-cell office:value-type="float" office:value="0.866366" calcext:value-type="float">
            <text:p>0.866366</text:p>
          </table:table-cell>
          <table:table-cell office:value-type="float" office:value="1.12228" calcext:value-type="float">
            <text:p>1.12228</text:p>
          </table:table-cell>
          <table:table-cell office:value-type="float" office:value="0.227357" calcext:value-type="float">
            <text:p>0.227357</text:p>
          </table:table-cell>
          <table:table-cell office:value-type="float" office:value="0.251643" calcext:value-type="float">
            <text:p>0.251643</text:p>
          </table:table-cell>
          <table:table-cell office:value-type="float" office:value="0.127096" calcext:value-type="float">
            <text:p>0.127096</text:p>
          </table:table-cell>
          <table:table-cell office:value-type="float" office:value="0.120098" calcext:value-type="float">
            <text:p>0.120098</text:p>
          </table:table-cell>
          <table:table-cell office:value-type="float" office:value="0.184541" calcext:value-type="float">
            <text:p>0.184541</text:p>
          </table:table-cell>
          <table:table-cell office:value-type="float" office:value="0.0836993" calcext:value-type="float">
            <text:p>0.0836993</text:p>
          </table:table-cell>
          <table:table-cell office:value-type="float" office:value="0.108503" calcext:value-type="float">
            <text:p>0.108503</text:p>
          </table:table-cell>
          <table:table-cell office:value-type="float" office:value="0.0559694" calcext:value-type="float">
            <text:p>0.05596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06793" calcext:value-type="float">
            <text:p>0.406793</text:p>
          </table:table-cell>
          <table:table-cell office:value-type="float" office:value="1.21374" calcext:value-type="float">
            <text:p>1.21374</text:p>
          </table:table-cell>
          <table:table-cell office:value-type="float" office:value="1.04515" calcext:value-type="float">
            <text:p>1.04515</text:p>
          </table:table-cell>
          <table:table-cell office:value-type="float" office:value="1.17324" calcext:value-type="float">
            <text:p>1.17324</text:p>
          </table:table-cell>
          <table:table-cell office:value-type="float" office:value="0.252107" calcext:value-type="float">
            <text:p>0.252107</text:p>
          </table:table-cell>
          <table:table-cell office:value-type="float" office:value="0.272816" calcext:value-type="float">
            <text:p>0.272816</text:p>
          </table:table-cell>
          <table:table-cell office:value-type="float" office:value="0.130439" calcext:value-type="float">
            <text:p>0.130439</text:p>
          </table:table-cell>
          <table:table-cell office:value-type="float" office:value="0.123998" calcext:value-type="float">
            <text:p>0.123998</text:p>
          </table:table-cell>
          <table:table-cell office:value-type="float" office:value="0.194832" calcext:value-type="float">
            <text:p>0.194832</text:p>
          </table:table-cell>
          <table:table-cell office:value-type="float" office:value="0.0843481" calcext:value-type="float">
            <text:p>0.0843481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0581977" calcext:value-type="float">
            <text:p>0.05819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69167" calcext:value-type="float">
            <text:p>0.469167</text:p>
          </table:table-cell>
          <table:table-cell office:value-type="float" office:value="1.34881" calcext:value-type="float">
            <text:p>1.34881</text:p>
          </table:table-cell>
          <table:table-cell office:value-type="float" office:value="1.13429" calcext:value-type="float">
            <text:p>1.13429</text:p>
          </table:table-cell>
          <table:table-cell office:value-type="float" office:value="1.31039" calcext:value-type="float">
            <text:p>1.31039</text:p>
          </table:table-cell>
          <table:table-cell office:value-type="float" office:value="0.276928" calcext:value-type="float">
            <text:p>0.276928</text:p>
          </table:table-cell>
          <table:table-cell office:value-type="float" office:value="0.314763" calcext:value-type="float">
            <text:p>0.314763</text:p>
          </table:table-cell>
          <table:table-cell office:value-type="float" office:value="0.138037" calcext:value-type="float">
            <text:p>0.138037</text:p>
          </table:table-cell>
          <table:table-cell office:value-type="float" office:value="0.130748" calcext:value-type="float">
            <text:p>0.130748</text:p>
          </table:table-cell>
          <table:table-cell office:value-type="float" office:value="0.203884" calcext:value-type="float">
            <text:p>0.203884</text:p>
          </table:table-cell>
          <table:table-cell office:value-type="float" office:value="0.0895186" calcext:value-type="float">
            <text:p>0.0895186</text:p>
          </table:table-cell>
          <table:table-cell office:value-type="float" office:value="0.119765" calcext:value-type="float">
            <text:p>0.119765</text:p>
          </table:table-cell>
          <table:table-cell office:value-type="float" office:value="0.0610249" calcext:value-type="float">
            <text:p>0.06102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97544" calcext:value-type="float">
            <text:p>0.497544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1.22851" calcext:value-type="float">
            <text:p>1.22851</text:p>
          </table:table-cell>
          <table:table-cell office:value-type="float" office:value="1.43068" calcext:value-type="float">
            <text:p>1.43068</text:p>
          </table:table-cell>
          <table:table-cell office:value-type="float" office:value="0.304588" calcext:value-type="float">
            <text:p>0.304588</text:p>
          </table:table-cell>
          <table:table-cell office:value-type="float" office:value="0.339029" calcext:value-type="float">
            <text:p>0.339029</text:p>
          </table:table-cell>
          <table:table-cell office:value-type="float" office:value="0.144911" calcext:value-type="float">
            <text:p>0.144911</text:p>
          </table:table-cell>
          <table:table-cell office:value-type="float" office:value="0.135709" calcext:value-type="float">
            <text:p>0.135709</text:p>
          </table:table-cell>
          <table:table-cell office:value-type="float" office:value="0.207545" calcext:value-type="float">
            <text:p>0.207545</text:p>
          </table:table-cell>
          <table:table-cell office:value-type="float" office:value="0.0947829" calcext:value-type="float">
            <text:p>0.0947829</text:p>
          </table:table-cell>
          <table:table-cell office:value-type="float" office:value="0.116958" calcext:value-type="float">
            <text:p>0.116958</text:p>
          </table:table-cell>
          <table:table-cell office:value-type="float" office:value="0.062751" calcext:value-type="float">
            <text:p>0.0627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61954" calcext:value-type="float">
            <text:p>0.561954</text:p>
          </table:table-cell>
          <table:table-cell office:value-type="float" office:value="1.65547" calcext:value-type="float">
            <text:p>1.65547</text:p>
          </table:table-cell>
          <table:table-cell office:value-type="float" office:value="1.32894" calcext:value-type="float">
            <text:p>1.32894</text:p>
          </table:table-cell>
          <table:table-cell office:value-type="float" office:value="1.54342" calcext:value-type="float">
            <text:p>1.54342</text:p>
          </table:table-cell>
          <table:table-cell office:value-type="float" office:value="0.332447" calcext:value-type="float">
            <text:p>0.332447</text:p>
          </table:table-cell>
          <table:table-cell office:value-type="float" office:value="0.379822" calcext:value-type="float">
            <text:p>0.379822</text:p>
          </table:table-cell>
          <table:table-cell office:value-type="float" office:value="0.146719" calcext:value-type="float">
            <text:p>0.146719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0.212465" calcext:value-type="float">
            <text:p>0.212465</text:p>
          </table:table-cell>
          <table:table-cell office:value-type="float" office:value="0.0958223" calcext:value-type="float">
            <text:p>0.0958223</text:p>
          </table:table-cell>
          <table:table-cell office:value-type="float" office:value="0.12882" calcext:value-type="float">
            <text:p>0.12882</text:p>
          </table:table-cell>
          <table:table-cell office:value-type="float" office:value="0.0636347" calcext:value-type="float">
            <text:p>0.06363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0163" calcext:value-type="float">
            <text:p>0.60163</text:p>
          </table:table-cell>
          <table:table-cell office:value-type="float" office:value="1.82925" calcext:value-type="float">
            <text:p>1.82925</text:p>
          </table:table-cell>
          <table:table-cell office:value-type="float" office:value="1.43952" calcext:value-type="float">
            <text:p>1.43952</text:p>
          </table:table-cell>
          <table:table-cell office:value-type="float" office:value="1.71164" calcext:value-type="float">
            <text:p>1.71164</text:p>
          </table:table-cell>
          <table:table-cell office:value-type="float" office:value="0.364467" calcext:value-type="float">
            <text:p>0.364467</text:p>
          </table:table-cell>
          <table:table-cell office:value-type="float" office:value="0.415334" calcext:value-type="float">
            <text:p>0.415334</text:p>
          </table:table-cell>
          <table:table-cell office:value-type="float" office:value="0.14901" calcext:value-type="float">
            <text:p>0.14901</text:p>
          </table:table-cell>
          <table:table-cell office:value-type="float" office:value="0.143985" calcext:value-type="float">
            <text:p>0.143985</text:p>
          </table:table-cell>
          <table:table-cell office:value-type="float" office:value="0.224138" calcext:value-type="float">
            <text:p>0.224138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34493" calcext:value-type="float">
            <text:p>0.134493</text:p>
          </table:table-cell>
          <table:table-cell office:value-type="float" office:value="0.0664161" calcext:value-type="float">
            <text:p>0.06641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98384" calcext:value-type="float">
            <text:p>0.798384</text:p>
          </table:table-cell>
          <table:table-cell office:value-type="float" office:value="1.99909" calcext:value-type="float">
            <text:p>1.99909</text:p>
          </table:table-cell>
          <table:table-cell office:value-type="float" office:value="1.54643" calcext:value-type="float">
            <text:p>1.54643</text:p>
          </table:table-cell>
          <table:table-cell office:value-type="float" office:value="1.86267" calcext:value-type="float">
            <text:p>1.86267</text:p>
          </table:table-cell>
          <table:table-cell office:value-type="float" office:value="0.395683" calcext:value-type="float">
            <text:p>0.395683</text:p>
          </table:table-cell>
          <table:table-cell office:value-type="float" office:value="0.464446" calcext:value-type="float">
            <text:p>0.464446</text:p>
          </table:table-cell>
          <table:table-cell office:value-type="float" office:value="0.156228" calcext:value-type="float">
            <text:p>0.156228</text:p>
          </table:table-cell>
          <table:table-cell office:value-type="float" office:value="0.146111" calcext:value-type="float">
            <text:p>0.146111</text:p>
          </table:table-cell>
          <table:table-cell office:value-type="float" office:value="0.225369" calcext:value-type="float">
            <text:p>0.225369</text:p>
          </table:table-cell>
          <table:table-cell office:value-type="float" office:value="0.101098" calcext:value-type="float">
            <text:p>0.101098</text:p>
          </table:table-cell>
          <table:table-cell office:value-type="float" office:value="0.130412" calcext:value-type="float">
            <text:p>0.130412</text:p>
          </table:table-cell>
          <table:table-cell office:value-type="float" office:value="0.0689059" calcext:value-type="float">
            <text:p>0.06890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897831" calcext:value-type="float">
            <text:p>0.897831</text:p>
          </table:table-cell>
          <table:table-cell office:value-type="float" office:value="2.19413" calcext:value-type="float">
            <text:p>2.19413</text:p>
          </table:table-cell>
          <table:table-cell office:value-type="float" office:value="1.67434" calcext:value-type="float">
            <text:p>1.67434</text:p>
          </table:table-cell>
          <table:table-cell office:value-type="float" office:value="2.01826" calcext:value-type="float">
            <text:p>2.01826</text:p>
          </table:table-cell>
          <table:table-cell office:value-type="float" office:value="0.430808" calcext:value-type="float">
            <text:p>0.430808</text:p>
          </table:table-cell>
          <table:table-cell office:value-type="float" office:value="0.502862" calcext:value-type="float">
            <text:p>0.502862</text:p>
          </table:table-cell>
          <table:table-cell office:value-type="float" office:value="0.16136" calcext:value-type="float">
            <text:p>0.16136</text:p>
          </table:table-cell>
          <table:table-cell office:value-type="float" office:value="0.152823" calcext:value-type="float">
            <text:p>0.152823</text:p>
          </table:table-cell>
          <table:table-cell office:value-type="float" office:value="0.236232" calcext:value-type="float">
            <text:p>0.236232</text:p>
          </table:table-cell>
          <table:table-cell office:value-type="float" office:value="0.107024" calcext:value-type="float">
            <text:p>0.107024</text:p>
          </table:table-cell>
          <table:table-cell office:value-type="float" office:value="0.136281" calcext:value-type="float">
            <text:p>0.136281</text:p>
          </table:table-cell>
          <table:table-cell office:value-type="float" office:value="0.0719055" calcext:value-type="float">
            <text:p>0.0719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2.43581" calcext:value-type="float">
            <text:p>2.43581</text:p>
          </table:table-cell>
          <table:table-cell office:value-type="float" office:value="1.80537" calcext:value-type="float">
            <text:p>1.80537</text:p>
          </table:table-cell>
          <table:table-cell office:value-type="float" office:value="2.19781" calcext:value-type="float">
            <text:p>2.19781</text:p>
          </table:table-cell>
          <table:table-cell office:value-type="float" office:value="0.407109" calcext:value-type="float">
            <text:p>0.407109</text:p>
          </table:table-cell>
          <table:table-cell office:value-type="float" office:value="0.704724" calcext:value-type="float">
            <text:p>0.704724</text:p>
          </table:table-cell>
          <table:table-cell office:value-type="float" office:value="0.165233" calcext:value-type="float">
            <text:p>0.165233</text:p>
          </table:table-cell>
          <table:table-cell office:value-type="float" office:value="0.156402" calcext:value-type="float">
            <text:p>0.156402</text:p>
          </table:table-cell>
          <table:table-cell office:value-type="float" office:value="0.243234" calcext:value-type="float">
            <text:p>0.243234</text:p>
          </table:table-cell>
          <table:table-cell office:value-type="float" office:value="0.111196" calcext:value-type="float">
            <text:p>0.111196</text:p>
          </table:table-cell>
          <table:table-cell office:value-type="float" office:value="0.141196" calcext:value-type="float">
            <text:p>0.141196</text:p>
          </table:table-cell>
          <table:table-cell office:value-type="float" office:value="0.0743241" calcext:value-type="float">
            <text:p>0.07432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14658" calcext:value-type="float">
            <text:p>0.814658</text:p>
          </table:table-cell>
          <table:table-cell office:value-type="float" office:value="2.61555" calcext:value-type="float">
            <text:p>2.61555</text:p>
          </table:table-cell>
          <table:table-cell office:value-type="float" office:value="1.92708" calcext:value-type="float">
            <text:p>1.92708</text:p>
          </table:table-cell>
          <table:table-cell office:value-type="float" office:value="2.37485" calcext:value-type="float">
            <text:p>2.37485</text:p>
          </table:table-cell>
          <table:table-cell office:value-type="float" office:value="0.434784" calcext:value-type="float">
            <text:p>0.434784</text:p>
          </table:table-cell>
          <table:table-cell office:value-type="float" office:value="0.606513" calcext:value-type="float">
            <text:p>0.606513</text:p>
          </table:table-cell>
          <table:table-cell office:value-type="float" office:value="0.17115" calcext:value-type="float">
            <text:p>0.17115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25292" calcext:value-type="float">
            <text:p>0.25292</text:p>
          </table:table-cell>
          <table:table-cell office:value-type="float" office:value="0.114534" calcext:value-type="float">
            <text:p>0.114534</text:p>
          </table:table-cell>
          <table:table-cell office:value-type="float" office:value="0.147505" calcext:value-type="float">
            <text:p>0.147505</text:p>
          </table:table-cell>
          <table:table-cell office:value-type="float" office:value="0.0768167" calcext:value-type="float">
            <text:p>0.07681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13711" calcext:value-type="float">
            <text:p>0.913711</text:p>
          </table:table-cell>
          <table:table-cell office:value-type="float" office:value="2.84703" calcext:value-type="float">
            <text:p>2.84703</text:p>
          </table:table-cell>
          <table:table-cell office:value-type="float" office:value="2.05936" calcext:value-type="float">
            <text:p>2.05936</text:p>
          </table:table-cell>
          <table:table-cell office:value-type="float" office:value="2.62104" calcext:value-type="float">
            <text:p>2.62104</text:p>
          </table:table-cell>
          <table:table-cell office:value-type="float" office:value="0.468358" calcext:value-type="float">
            <text:p>0.468358</text:p>
          </table:table-cell>
          <table:table-cell office:value-type="float" office:value="0.670808" calcext:value-type="float">
            <text:p>0.670808</text:p>
          </table:table-cell>
          <table:table-cell office:value-type="float" office:value="0.179001" calcext:value-type="float">
            <text:p>0.179001</text:p>
          </table:table-cell>
          <table:table-cell office:value-type="float" office:value="0.168853" calcext:value-type="float">
            <text:p>0.168853</text:p>
          </table:table-cell>
          <table:table-cell office:value-type="float" office:value="0.257562" calcext:value-type="float">
            <text:p>0.257562</text:p>
          </table:table-cell>
          <table:table-cell office:value-type="float" office:value="0.119236" calcext:value-type="float">
            <text:p>0.119236</text:p>
          </table:table-cell>
          <table:table-cell office:value-type="float" office:value="0.153697" calcext:value-type="float">
            <text:p>0.153697</text:p>
          </table:table-cell>
          <table:table-cell office:value-type="float" office:value="0.0796694" calcext:value-type="float">
            <text:p>0.07966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29366" calcext:value-type="float">
            <text:p>0.929366</text:p>
          </table:table-cell>
          <table:table-cell office:value-type="float" office:value="3.10886" calcext:value-type="float">
            <text:p>3.10886</text:p>
          </table:table-cell>
          <table:table-cell office:value-type="float" office:value="2.20524" calcext:value-type="float">
            <text:p>2.20524</text:p>
          </table:table-cell>
          <table:table-cell office:value-type="float" office:value="2.78769" calcext:value-type="float">
            <text:p>2.78769</text:p>
          </table:table-cell>
          <table:table-cell office:value-type="float" office:value="0.505459" calcext:value-type="float">
            <text:p>0.505459</text:p>
          </table:table-cell>
          <table:table-cell office:value-type="float" office:value="0.721472" calcext:value-type="float">
            <text:p>0.721472</text:p>
          </table:table-cell>
          <table:table-cell office:value-type="float" office:value="0.181891" calcext:value-type="float">
            <text:p>0.181891</text:p>
          </table:table-cell>
          <table:table-cell office:value-type="float" office:value="0.171916" calcext:value-type="float">
            <text:p>0.171916</text:p>
          </table:table-cell>
          <table:table-cell office:value-type="float" office:value="0.267382" calcext:value-type="float">
            <text:p>0.267382</text:p>
          </table:table-cell>
          <table:table-cell office:value-type="float" office:value="0.12111" calcext:value-type="float">
            <text:p>0.12111</text:p>
          </table:table-cell>
          <table:table-cell office:value-type="float" office:value="0.164746" calcext:value-type="float">
            <text:p>0.164746</text:p>
          </table:table-cell>
          <table:table-cell office:value-type="float" office:value="0.081155" calcext:value-type="float">
            <text:p>0.0811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11" calcext:value-type="float">
            <text:p>0.9511</text:p>
          </table:table-cell>
          <table:table-cell office:value-type="float" office:value="3.36233" calcext:value-type="float">
            <text:p>3.36233</text:p>
          </table:table-cell>
          <table:table-cell office:value-type="float" office:value="2.36109" calcext:value-type="float">
            <text:p>2.36109</text:p>
          </table:table-cell>
          <table:table-cell office:value-type="float" office:value="3.11567" calcext:value-type="float">
            <text:p>3.11567</text:p>
          </table:table-cell>
          <table:table-cell office:value-type="float" office:value="0.541188" calcext:value-type="float">
            <text:p>0.541188</text:p>
          </table:table-cell>
          <table:table-cell office:value-type="float" office:value="0.794744" calcext:value-type="float">
            <text:p>0.794744</text:p>
          </table:table-cell>
          <table:table-cell office:value-type="float" office:value="0.190725" calcext:value-type="float">
            <text:p>0.190725</text:p>
          </table:table-cell>
          <table:table-cell office:value-type="float" office:value="0.176643" calcext:value-type="float">
            <text:p>0.176643</text:p>
          </table:table-cell>
          <table:table-cell office:value-type="float" office:value="0.273825" calcext:value-type="float">
            <text:p>0.273825</text:p>
          </table:table-cell>
          <table:table-cell office:value-type="float" office:value="0.125158" calcext:value-type="float">
            <text:p>0.125158</text:p>
          </table:table-cell>
          <table:table-cell office:value-type="float" office:value="0.162316" calcext:value-type="float">
            <text:p>0.162316</text:p>
          </table:table-cell>
          <table:table-cell office:value-type="float" office:value="0.0831806" calcext:value-type="float">
            <text:p>0.08318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01745" calcext:value-type="float">
            <text:p>1.01745</text:p>
          </table:table-cell>
          <table:table-cell office:value-type="float" office:value="3.64504" calcext:value-type="float">
            <text:p>3.64504</text:p>
          </table:table-cell>
          <table:table-cell office:value-type="float" office:value="2.62787" calcext:value-type="float">
            <text:p>2.62787</text:p>
          </table:table-cell>
          <table:table-cell office:value-type="float" office:value="3.23559" calcext:value-type="float">
            <text:p>3.23559</text:p>
          </table:table-cell>
          <table:table-cell office:value-type="float" office:value="0.583699" calcext:value-type="float">
            <text:p>0.583699</text:p>
          </table:table-cell>
          <table:table-cell office:value-type="float" office:value="0.846608" calcext:value-type="float">
            <text:p>0.846608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183396" calcext:value-type="float">
            <text:p>0.183396</text:p>
          </table:table-cell>
          <table:table-cell office:value-type="float" office:value="0.279509" calcext:value-type="float">
            <text:p>0.279509</text:p>
          </table:table-cell>
          <table:table-cell office:value-type="float" office:value="0.127308" calcext:value-type="float">
            <text:p>0.127308</text:p>
          </table:table-cell>
          <table:table-cell office:value-type="float" office:value="0.178755" calcext:value-type="float">
            <text:p>0.178755</text:p>
          </table:table-cell>
          <table:table-cell office:value-type="float" office:value="0.0853312" calcext:value-type="float">
            <text:p>0.08533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06753" calcext:value-type="float">
            <text:p>1.06753</text:p>
          </table:table-cell>
          <table:table-cell office:value-type="float" office:value="3.92367" calcext:value-type="float">
            <text:p>3.92367</text:p>
          </table:table-cell>
          <table:table-cell office:value-type="float" office:value="2.7843" calcext:value-type="float">
            <text:p>2.7843</text:p>
          </table:table-cell>
          <table:table-cell office:value-type="float" office:value="3.45423" calcext:value-type="float">
            <text:p>3.45423</text:p>
          </table:table-cell>
          <table:table-cell office:value-type="float" office:value="0.622398" calcext:value-type="float">
            <text:p>0.622398</text:p>
          </table:table-cell>
          <table:table-cell office:value-type="float" office:value="0.903011" calcext:value-type="float">
            <text:p>0.903011</text:p>
          </table:table-cell>
          <table:table-cell office:value-type="float" office:value="0.201904" calcext:value-type="float">
            <text:p>0.201904</text:p>
          </table:table-cell>
          <table:table-cell office:value-type="float" office:value="0.190153" calcext:value-type="float">
            <text:p>0.190153</text:p>
          </table:table-cell>
          <table:table-cell office:value-type="float" office:value="0.285225" calcext:value-type="float">
            <text:p>0.285225</text:p>
          </table:table-cell>
          <table:table-cell office:value-type="float" office:value="0.130685" calcext:value-type="float">
            <text:p>0.130685</text:p>
          </table:table-cell>
          <table:table-cell office:value-type="float" office:value="0.178949" calcext:value-type="float">
            <text:p>0.178949</text:p>
          </table:table-cell>
          <table:table-cell office:value-type="float" office:value="0.0946555" calcext:value-type="float">
            <text:p>0.09465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16541" calcext:value-type="float">
            <text:p>1.16541</text:p>
          </table:table-cell>
          <table:table-cell office:value-type="float" office:value="4.23761" calcext:value-type="float">
            <text:p>4.23761</text:p>
          </table:table-cell>
          <table:table-cell office:value-type="float" office:value="2.97007" calcext:value-type="float">
            <text:p>2.97007</text:p>
          </table:table-cell>
          <table:table-cell office:value-type="float" office:value="3.7011" calcext:value-type="float">
            <text:p>3.7011</text:p>
          </table:table-cell>
          <table:table-cell office:value-type="float" office:value="0.666665" calcext:value-type="float">
            <text:p>0.666665</text:p>
          </table:table-cell>
          <table:table-cell office:value-type="float" office:value="0.979451" calcext:value-type="float">
            <text:p>0.979451</text:p>
          </table:table-cell>
          <table:table-cell office:value-type="float" office:value="0.207225" calcext:value-type="float">
            <text:p>0.207225</text:p>
          </table:table-cell>
          <table:table-cell office:value-type="float" office:value="0.195259" calcext:value-type="float">
            <text:p>0.195259</text:p>
          </table:table-cell>
          <table:table-cell office:value-type="float" office:value="0.292969" calcext:value-type="float">
            <text:p>0.292969</text:p>
          </table:table-cell>
          <table:table-cell office:value-type="float" office:value="0.134852" calcext:value-type="float">
            <text:p>0.134852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0896702" calcext:value-type="float">
            <text:p>0.08967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5961" calcext:value-type="float">
            <text:p>1.25961</text:p>
          </table:table-cell>
          <table:table-cell office:value-type="float" office:value="4.62371" calcext:value-type="float">
            <text:p>4.62371</text:p>
          </table:table-cell>
          <table:table-cell office:value-type="float" office:value="3.19649" calcext:value-type="float">
            <text:p>3.19649</text:p>
          </table:table-cell>
          <table:table-cell office:value-type="float" office:value="3.99892" calcext:value-type="float">
            <text:p>3.99892</text:p>
          </table:table-cell>
          <table:table-cell office:value-type="float" office:value="0.769518" calcext:value-type="float">
            <text:p>0.769518</text:p>
          </table:table-cell>
          <table:table-cell office:value-type="float" office:value="1.16978" calcext:value-type="float">
            <text:p>1.16978</text:p>
          </table:table-cell>
          <table:table-cell office:value-type="float" office:value="0.209443" calcext:value-type="float">
            <text:p>0.209443</text:p>
          </table:table-cell>
          <table:table-cell office:value-type="float" office:value="0.197351" calcext:value-type="float">
            <text:p>0.197351</text:p>
          </table:table-cell>
          <table:table-cell office:value-type="float" office:value="0.300922" calcext:value-type="float">
            <text:p>0.300922</text:p>
          </table:table-cell>
          <table:table-cell office:value-type="float" office:value="0.13876" calcext:value-type="float">
            <text:p>0.13876</text:p>
          </table:table-cell>
          <table:table-cell office:value-type="float" office:value="0.193473" calcext:value-type="float">
            <text:p>0.193473</text:p>
          </table:table-cell>
          <table:table-cell office:value-type="float" office:value="0.0932865" calcext:value-type="float">
            <text:p>0.09328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24611" calcext:value-type="float">
            <text:p>1.24611</text:p>
          </table:table-cell>
          <table:table-cell office:value-type="float" office:value="4.8937" calcext:value-type="float">
            <text:p>4.8937</text:p>
          </table:table-cell>
          <table:table-cell office:value-type="float" office:value="3.34614" calcext:value-type="float">
            <text:p>3.34614</text:p>
          </table:table-cell>
          <table:table-cell office:value-type="float" office:value="4.24021" calcext:value-type="float">
            <text:p>4.24021</text:p>
          </table:table-cell>
          <table:table-cell office:value-type="float" office:value="0.758596" calcext:value-type="float">
            <text:p>0.758596</text:p>
          </table:table-cell>
          <table:table-cell office:value-type="float" office:value="1.1275" calcext:value-type="float">
            <text:p>1.1275</text:p>
          </table:table-cell>
          <table:table-cell office:value-type="float" office:value="0.214939" calcext:value-type="float">
            <text:p>0.214939</text:p>
          </table:table-cell>
          <table:table-cell office:value-type="float" office:value="0.201759" calcext:value-type="float">
            <text:p>0.201759</text:p>
          </table:table-cell>
          <table:table-cell office:value-type="float" office:value="0.310056" calcext:value-type="float">
            <text:p>0.310056</text:p>
          </table:table-cell>
          <table:table-cell office:value-type="float" office:value="0.143255" calcext:value-type="float">
            <text:p>0.143255</text:p>
          </table:table-cell>
          <table:table-cell office:value-type="float" office:value="0.184438" calcext:value-type="float">
            <text:p>0.184438</text:p>
          </table:table-cell>
          <table:table-cell office:value-type="float" office:value="0.0958145" calcext:value-type="float">
            <text:p>0.09581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35602" calcext:value-type="float">
            <text:p>1.35602</text:p>
          </table:table-cell>
          <table:table-cell office:value-type="float" office:value="5.22275" calcext:value-type="float">
            <text:p>5.22275</text:p>
          </table:table-cell>
          <table:table-cell office:value-type="float" office:value="3.53261" calcext:value-type="float">
            <text:p>3.53261</text:p>
          </table:table-cell>
          <table:table-cell office:value-type="float" office:value="4.51917" calcext:value-type="float">
            <text:p>4.51917</text:p>
          </table:table-cell>
          <table:table-cell office:value-type="float" office:value="0.808343" calcext:value-type="float">
            <text:p>0.808343</text:p>
          </table:table-cell>
          <table:table-cell office:value-type="float" office:value="1.19755" calcext:value-type="float">
            <text:p>1.19755</text:p>
          </table:table-cell>
          <table:table-cell office:value-type="float" office:value="0.222923" calcext:value-type="float">
            <text:p>0.222923</text:p>
          </table:table-cell>
          <table:table-cell office:value-type="float" office:value="0.208765" calcext:value-type="float">
            <text:p>0.208765</text:p>
          </table:table-cell>
          <table:table-cell office:value-type="float" office:value="0.314884" calcext:value-type="float">
            <text:p>0.314884</text:p>
          </table:table-cell>
          <table:table-cell office:value-type="float" office:value="0.146079" calcext:value-type="float">
            <text:p>0.146079</text:p>
          </table:table-cell>
          <table:table-cell office:value-type="float" office:value="0.190059" calcext:value-type="float">
            <text:p>0.190059</text:p>
          </table:table-cell>
          <table:table-cell office:value-type="float" office:value="0.0979134" calcext:value-type="float">
            <text:p>0.09791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169" calcext:value-type="float">
            <text:p>1.4169</text:p>
          </table:table-cell>
          <table:table-cell office:value-type="float" office:value="5.62014" calcext:value-type="float">
            <text:p>5.62014</text:p>
          </table:table-cell>
          <table:table-cell office:value-type="float" office:value="3.74943" calcext:value-type="float">
            <text:p>3.74943</text:p>
          </table:table-cell>
          <table:table-cell office:value-type="float" office:value="4.86087" calcext:value-type="float">
            <text:p>4.86087</text:p>
          </table:table-cell>
          <table:table-cell office:value-type="float" office:value="0.865235" calcext:value-type="float">
            <text:p>0.865235</text:p>
          </table:table-cell>
          <table:table-cell office:value-type="float" office:value="1.37348" calcext:value-type="float">
            <text:p>1.37348</text:p>
          </table:table-cell>
          <table:table-cell office:value-type="float" office:value="0.226056" calcext:value-type="float">
            <text:p>0.226056</text:p>
          </table:table-cell>
          <table:table-cell office:value-type="float" office:value="0.212057" calcext:value-type="float">
            <text:p>0.212057</text:p>
          </table:table-cell>
          <table:table-cell office:value-type="float" office:value="0.330294" calcext:value-type="float">
            <text:p>0.330294</text:p>
          </table:table-cell>
          <table:table-cell office:value-type="float" office:value="0.150134" calcext:value-type="float">
            <text:p>0.150134</text:p>
          </table:table-cell>
          <table:table-cell office:value-type="float" office:value="0.196322" calcext:value-type="float">
            <text:p>0.196322</text:p>
          </table:table-cell>
          <table:table-cell office:value-type="float" office:value="0.100916" calcext:value-type="float">
            <text:p>0.1009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4748" calcext:value-type="float">
            <text:p>1.44748</text:p>
          </table:table-cell>
          <table:table-cell office:value-type="float" office:value="5.95691" calcext:value-type="float">
            <text:p>5.95691</text:p>
          </table:table-cell>
          <table:table-cell office:value-type="float" office:value="3.9552" calcext:value-type="float">
            <text:p>3.9552</text:p>
          </table:table-cell>
          <table:table-cell office:value-type="float" office:value="5.18803" calcext:value-type="float">
            <text:p>5.18803</text:p>
          </table:table-cell>
          <table:table-cell office:value-type="float" office:value="0.91025" calcext:value-type="float">
            <text:p>0.91025</text:p>
          </table:table-cell>
          <table:table-cell office:value-type="float" office:value="1.39124" calcext:value-type="float">
            <text:p>1.39124</text:p>
          </table:table-cell>
          <table:table-cell office:value-type="float" office:value="0.230546" calcext:value-type="float">
            <text:p>0.230546</text:p>
          </table:table-cell>
          <table:table-cell office:value-type="float" office:value="0.214917" calcext:value-type="float">
            <text:p>0.214917</text:p>
          </table:table-cell>
          <table:table-cell office:value-type="float" office:value="0.338218" calcext:value-type="float">
            <text:p>0.338218</text:p>
          </table:table-cell>
          <table:table-cell office:value-type="float" office:value="0.155338" calcext:value-type="float">
            <text:p>0.155338</text:p>
          </table:table-cell>
          <table:table-cell office:value-type="float" office:value="0.202515" calcext:value-type="float">
            <text:p>0.202515</text:p>
          </table:table-cell>
          <table:table-cell office:value-type="float" office:value="0.107739" calcext:value-type="float">
            <text:p>0.1077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50454" calcext:value-type="float">
            <text:p>1.50454</text:p>
          </table:table-cell>
          <table:table-cell office:value-type="float" office:value="6.39603" calcext:value-type="float">
            <text:p>6.39603</text:p>
          </table:table-cell>
          <table:table-cell office:value-type="float" office:value="4.18995" calcext:value-type="float">
            <text:p>4.18995</text:p>
          </table:table-cell>
          <table:table-cell office:value-type="float" office:value="5.45941" calcext:value-type="float">
            <text:p>5.45941</text:p>
          </table:table-cell>
          <table:table-cell office:value-type="float" office:value="0.966401" calcext:value-type="float">
            <text:p>0.966401</text:p>
          </table:table-cell>
          <table:table-cell office:value-type="float" office:value="1.46052" calcext:value-type="float">
            <text:p>1.46052</text:p>
          </table:table-cell>
          <table:table-cell office:value-type="float" office:value="0.235615" calcext:value-type="float">
            <text:p>0.235615</text:p>
          </table:table-cell>
          <table:table-cell office:value-type="float" office:value="0.219846" calcext:value-type="float">
            <text:p>0.219846</text:p>
          </table:table-cell>
          <table:table-cell office:value-type="float" office:value="0.34004" calcext:value-type="float">
            <text:p>0.34004</text:p>
          </table:table-cell>
          <table:table-cell office:value-type="float" office:value="0.155429" calcext:value-type="float">
            <text:p>0.155429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0.104456" calcext:value-type="float">
            <text:p>0.1044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60084" calcext:value-type="float">
            <text:p>1.60084</text:p>
          </table:table-cell>
          <table:table-cell office:value-type="float" office:value="6.77483" calcext:value-type="float">
            <text:p>6.77483</text:p>
          </table:table-cell>
          <table:table-cell office:value-type="float" office:value="4.39463" calcext:value-type="float">
            <text:p>4.39463</text:p>
          </table:table-cell>
          <table:table-cell office:value-type="float" office:value="5.79548" calcext:value-type="float">
            <text:p>5.79548</text:p>
          </table:table-cell>
          <table:table-cell office:value-type="float" office:value="1.02695" calcext:value-type="float">
            <text:p>1.02695</text:p>
          </table:table-cell>
          <table:table-cell office:value-type="float" office:value="1.55024" calcext:value-type="float">
            <text:p>1.55024</text:p>
          </table:table-cell>
          <table:table-cell office:value-type="float" office:value="0.241357" calcext:value-type="float">
            <text:p>0.241357</text:p>
          </table:table-cell>
          <table:table-cell office:value-type="float" office:value="0.227421" calcext:value-type="float">
            <text:p>0.227421</text:p>
          </table:table-cell>
          <table:table-cell office:value-type="float" office:value="0.345946" calcext:value-type="float">
            <text:p>0.345946</text:p>
          </table:table-cell>
          <table:table-cell office:value-type="float" office:value="0.159846" calcext:value-type="float">
            <text:p>0.159846</text:p>
          </table:table-cell>
          <table:table-cell office:value-type="float" office:value="0.207876" calcext:value-type="float">
            <text:p>0.207876</text:p>
          </table:table-cell>
          <table:table-cell office:value-type="float" office:value="0.106895" calcext:value-type="float">
            <text:p>0.1068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70289" calcext:value-type="float">
            <text:p>1.70289</text:p>
          </table:table-cell>
          <table:table-cell office:value-type="float" office:value="7.22538" calcext:value-type="float">
            <text:p>7.22538</text:p>
          </table:table-cell>
          <table:table-cell office:value-type="float" office:value="4.65315" calcext:value-type="float">
            <text:p>4.65315</text:p>
          </table:table-cell>
          <table:table-cell office:value-type="float" office:value="6.12088" calcext:value-type="float">
            <text:p>6.12088</text:p>
          </table:table-cell>
          <table:table-cell office:value-type="float" office:value="1.08706" calcext:value-type="float">
            <text:p>1.08706</text:p>
          </table:table-cell>
          <table:table-cell office:value-type="float" office:value="1.66117" calcext:value-type="float">
            <text:p>1.66117</text:p>
          </table:table-cell>
          <table:table-cell office:value-type="float" office:value="0.24704" calcext:value-type="float">
            <text:p>0.24704</text:p>
          </table:table-cell>
          <table:table-cell office:value-type="float" office:value="0.231119" calcext:value-type="float">
            <text:p>0.231119</text:p>
          </table:table-cell>
          <table:table-cell office:value-type="float" office:value="0.349095" calcext:value-type="float">
            <text:p>0.349095</text:p>
          </table:table-cell>
          <table:table-cell office:value-type="float" office:value="0.16427" calcext:value-type="float">
            <text:p>0.16427</text:p>
          </table:table-cell>
          <table:table-cell office:value-type="float" office:value="0.228517" calcext:value-type="float">
            <text:p>0.228517</text:p>
          </table:table-cell>
          <table:table-cell office:value-type="float" office:value="0.108403" calcext:value-type="float">
            <text:p>0.1084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6002" calcext:value-type="float">
            <text:p>1.96002</text:p>
          </table:table-cell>
          <table:table-cell office:value-type="float" office:value="7.77531" calcext:value-type="float">
            <text:p>7.77531</text:p>
          </table:table-cell>
          <table:table-cell office:value-type="float" office:value="4.96047" calcext:value-type="float">
            <text:p>4.96047</text:p>
          </table:table-cell>
          <table:table-cell office:value-type="float" office:value="6.55069" calcext:value-type="float">
            <text:p>6.55069</text:p>
          </table:table-cell>
          <table:table-cell office:value-type="float" office:value="1.23813" calcext:value-type="float">
            <text:p>1.23813</text:p>
          </table:table-cell>
          <table:table-cell office:value-type="float" office:value="2.0855" calcext:value-type="float">
            <text:p>2.0855</text:p>
          </table:table-cell>
          <table:table-cell office:value-type="float" office:value="0.248582" calcext:value-type="float">
            <text:p>0.248582</text:p>
          </table:table-cell>
          <table:table-cell office:value-type="float" office:value="0.235535" calcext:value-type="float">
            <text:p>0.235535</text:p>
          </table:table-cell>
          <table:table-cell office:value-type="float" office:value="0.358795" calcext:value-type="float">
            <text:p>0.358795</text:p>
          </table:table-cell>
          <table:table-cell office:value-type="float" office:value="0.170518" calcext:value-type="float">
            <text:p>0.170518</text:p>
          </table:table-cell>
          <table:table-cell office:value-type="float" office:value="0.216701" calcext:value-type="float">
            <text:p>0.216701</text:p>
          </table:table-cell>
          <table:table-cell office:value-type="float" office:value="0.112023" calcext:value-type="float">
            <text:p>0.1120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85436" calcext:value-type="float">
            <text:p>1.85436</text:p>
          </table:table-cell>
          <table:table-cell office:value-type="float" office:value="8.15896" calcext:value-type="float">
            <text:p>8.15896</text:p>
          </table:table-cell>
          <table:table-cell office:value-type="float" office:value="5.28991" calcext:value-type="float">
            <text:p>5.28991</text:p>
          </table:table-cell>
          <table:table-cell office:value-type="float" office:value="6.85879" calcext:value-type="float">
            <text:p>6.85879</text:p>
          </table:table-cell>
          <table:table-cell office:value-type="float" office:value="1.21436" calcext:value-type="float">
            <text:p>1.21436</text:p>
          </table:table-cell>
          <table:table-cell office:value-type="float" office:value="1.84339" calcext:value-type="float">
            <text:p>1.84339</text:p>
          </table:table-cell>
          <table:table-cell office:value-type="float" office:value="0.254024" calcext:value-type="float">
            <text:p>0.254024</text:p>
          </table:table-cell>
          <table:table-cell office:value-type="float" office:value="0.23765" calcext:value-type="float">
            <text:p>0.23765</text:p>
          </table:table-cell>
          <table:table-cell office:value-type="float" office:value="0.365942" calcext:value-type="float">
            <text:p>0.365942</text:p>
          </table:table-cell>
          <table:table-cell office:value-type="float" office:value="0.171472" calcext:value-type="float">
            <text:p>0.171472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114723" calcext:value-type="float">
            <text:p>0.1147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2177" calcext:value-type="float">
            <text:p>1.92177</text:p>
          </table:table-cell>
          <table:table-cell office:value-type="float" office:value="8.6131" calcext:value-type="float">
            <text:p>8.6131</text:p>
          </table:table-cell>
          <table:table-cell office:value-type="float" office:value="5.52382" calcext:value-type="float">
            <text:p>5.52382</text:p>
          </table:table-cell>
          <table:table-cell office:value-type="float" office:value="7.24727" calcext:value-type="float">
            <text:p>7.24727</text:p>
          </table:table-cell>
          <table:table-cell office:value-type="float" office:value="1.27964" calcext:value-type="float">
            <text:p>1.27964</text:p>
          </table:table-cell>
          <table:table-cell office:value-type="float" office:value="1.94803" calcext:value-type="float">
            <text:p>1.94803</text:p>
          </table:table-cell>
          <table:table-cell office:value-type="float" office:value="0.256861" calcext:value-type="float">
            <text:p>0.256861</text:p>
          </table:table-cell>
          <table:table-cell office:value-type="float" office:value="0.243565" calcext:value-type="float">
            <text:p>0.243565</text:p>
          </table:table-cell>
          <table:table-cell office:value-type="float" office:value="0.37168" calcext:value-type="float">
            <text:p>0.37168</text:p>
          </table:table-cell>
          <table:table-cell office:value-type="float" office:value="0.173685" calcext:value-type="float">
            <text:p>0.173685</text:p>
          </table:table-cell>
          <table:table-cell office:value-type="float" office:value="0.237653" calcext:value-type="float">
            <text:p>0.237653</text:p>
          </table:table-cell>
          <table:table-cell office:value-type="float" office:value="0.116839" calcext:value-type="float">
            <text:p>0.1168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99878" calcext:value-type="float">
            <text:p>1.99878</text:p>
          </table:table-cell>
          <table:table-cell office:value-type="float" office:value="9.11785" calcext:value-type="float">
            <text:p>9.11785</text:p>
          </table:table-cell>
          <table:table-cell office:value-type="float" office:value="5.82395" calcext:value-type="float">
            <text:p>5.82395</text:p>
          </table:table-cell>
          <table:table-cell office:value-type="float" office:value="7.58889" calcext:value-type="float">
            <text:p>7.58889</text:p>
          </table:table-cell>
          <table:table-cell office:value-type="float" office:value="1.35044" calcext:value-type="float">
            <text:p>1.35044</text:p>
          </table:table-cell>
          <table:table-cell office:value-type="float" office:value="2.06486" calcext:value-type="float">
            <text:p>2.06486</text:p>
          </table:table-cell>
          <table:table-cell office:value-type="float" office:value="0.264759" calcext:value-type="float">
            <text:p>0.264759</text:p>
          </table:table-cell>
          <table:table-cell office:value-type="float" office:value="0.250218" calcext:value-type="float">
            <text:p>0.250218</text:p>
          </table:table-cell>
          <table:table-cell office:value-type="float" office:value="0.397066" calcext:value-type="float">
            <text:p>0.397066</text:p>
          </table:table-cell>
          <table:table-cell office:value-type="float" office:value="0.176173" calcext:value-type="float">
            <text:p>0.176173</text:p>
          </table:table-cell>
          <table:table-cell office:value-type="float" office:value="0.245317" calcext:value-type="float">
            <text:p>0.245317</text:p>
          </table:table-cell>
          <table:table-cell office:value-type="float" office:value="0.118651" calcext:value-type="float">
            <text:p>0.1186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09434" calcext:value-type="float">
            <text:p>2.09434</text:p>
          </table:table-cell>
          <table:table-cell office:value-type="float" office:value="9.62721" calcext:value-type="float">
            <text:p>9.62721</text:p>
          </table:table-cell>
          <table:table-cell office:value-type="float" office:value="6.11932" calcext:value-type="float">
            <text:p>6.11932</text:p>
          </table:table-cell>
          <table:table-cell office:value-type="float" office:value="8.1445" calcext:value-type="float">
            <text:p>8.1445</text:p>
          </table:table-cell>
          <table:table-cell office:value-type="float" office:value="1.42049" calcext:value-type="float">
            <text:p>1.42049</text:p>
          </table:table-cell>
          <table:table-cell office:value-type="float" office:value="2.23053" calcext:value-type="float">
            <text:p>2.23053</text:p>
          </table:table-cell>
          <table:table-cell office:value-type="float" office:value="0.272419" calcext:value-type="float">
            <text:p>0.272419</text:p>
          </table:table-cell>
          <table:table-cell office:value-type="float" office:value="0.253595" calcext:value-type="float">
            <text:p>0.253595</text:p>
          </table:table-cell>
          <table:table-cell office:value-type="float" office:value="0.384189" calcext:value-type="float">
            <text:p>0.384189</text:p>
          </table:table-cell>
          <table:table-cell office:value-type="float" office:value="0.182328" calcext:value-type="float">
            <text:p>0.182328</text:p>
          </table:table-cell>
          <table:table-cell office:value-type="float" office:value="0.249865" calcext:value-type="float">
            <text:p>0.249865</text:p>
          </table:table-cell>
          <table:table-cell office:value-type="float" office:value="0.121852" calcext:value-type="float">
            <text:p>0.1218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17799" calcext:value-type="float">
            <text:p>2.17799</text:p>
          </table:table-cell>
          <table:table-cell office:value-type="float" office:value="10.2303" calcext:value-type="float">
            <text:p>10.2303</text:p>
          </table:table-cell>
          <table:table-cell office:value-type="float" office:value="6.47027" calcext:value-type="float">
            <text:p>6.47027</text:p>
          </table:table-cell>
          <table:table-cell office:value-type="float" office:value="8.50422" calcext:value-type="float">
            <text:p>8.50422</text:p>
          </table:table-cell>
          <table:table-cell office:value-type="float" office:value="1.49403" calcext:value-type="float">
            <text:p>1.49403</text:p>
          </table:table-cell>
          <table:table-cell office:value-type="float" office:value="2.29193" calcext:value-type="float">
            <text:p>2.29193</text:p>
          </table:table-cell>
          <table:table-cell office:value-type="float" office:value="0.271588" calcext:value-type="float">
            <text:p>0.271588</text:p>
          </table:table-cell>
          <table:table-cell office:value-type="float" office:value="0.253543" calcext:value-type="float">
            <text:p>0.253543</text:p>
          </table:table-cell>
          <table:table-cell office:value-type="float" office:value="0.395483" calcext:value-type="float">
            <text:p>0.395483</text:p>
          </table:table-cell>
          <table:table-cell office:value-type="float" office:value="0.185073" calcext:value-type="float">
            <text:p>0.185073</text:p>
          </table:table-cell>
          <table:table-cell office:value-type="float" office:value="0.254433" calcext:value-type="float">
            <text:p>0.254433</text:p>
          </table:table-cell>
          <table:table-cell office:value-type="float" office:value="0.125243" calcext:value-type="float">
            <text:p>0.1252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30307" calcext:value-type="float">
            <text:p>2.30307</text:p>
          </table:table-cell>
          <table:table-cell office:value-type="float" office:value="10.7532" calcext:value-type="float">
            <text:p>10.7532</text:p>
          </table:table-cell>
          <table:table-cell office:value-type="float" office:value="6.74436" calcext:value-type="float">
            <text:p>6.74436</text:p>
          </table:table-cell>
          <table:table-cell office:value-type="float" office:value="8.94518" calcext:value-type="float">
            <text:p>8.94518</text:p>
          </table:table-cell>
          <table:table-cell office:value-type="float" office:value="1.57307" calcext:value-type="float">
            <text:p>1.57307</text:p>
          </table:table-cell>
          <table:table-cell office:value-type="float" office:value="2.41265" calcext:value-type="float">
            <text:p>2.41265</text:p>
          </table:table-cell>
          <table:table-cell office:value-type="float" office:value="0.278457" calcext:value-type="float">
            <text:p>0.278457</text:p>
          </table:table-cell>
          <table:table-cell office:value-type="float" office:value="0.260749" calcext:value-type="float">
            <text:p>0.260749</text:p>
          </table:table-cell>
          <table:table-cell office:value-type="float" office:value="0.400992" calcext:value-type="float">
            <text:p>0.400992</text:p>
          </table:table-cell>
          <table:table-cell office:value-type="float" office:value="0.192743" calcext:value-type="float">
            <text:p>0.192743</text:p>
          </table:table-cell>
          <table:table-cell office:value-type="float" office:value="0.269683" calcext:value-type="float">
            <text:p>0.269683</text:p>
          </table:table-cell>
          <table:table-cell office:value-type="float" office:value="0.127407" calcext:value-type="float">
            <text:p>0.1274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41058" calcext:value-type="float">
            <text:p>2.41058</text:p>
          </table:table-cell>
          <table:table-cell office:value-type="float" office:value="11.3914" calcext:value-type="float">
            <text:p>11.3914</text:p>
          </table:table-cell>
          <table:table-cell office:value-type="float" office:value="7.07175" calcext:value-type="float">
            <text:p>7.07175</text:p>
          </table:table-cell>
          <table:table-cell office:value-type="float" office:value="9.37311" calcext:value-type="float">
            <text:p>9.37311</text:p>
          </table:table-cell>
          <table:table-cell office:value-type="float" office:value="1.66052" calcext:value-type="float">
            <text:p>1.66052</text:p>
          </table:table-cell>
          <table:table-cell office:value-type="float" office:value="2.63206" calcext:value-type="float">
            <text:p>2.63206</text:p>
          </table:table-cell>
          <table:table-cell office:value-type="float" office:value="0.285012" calcext:value-type="float">
            <text:p>0.285012</text:p>
          </table:table-cell>
          <table:table-cell office:value-type="float" office:value="0.265366" calcext:value-type="float">
            <text:p>0.265366</text:p>
          </table:table-cell>
          <table:table-cell office:value-type="float" office:value="0.408318" calcext:value-type="float">
            <text:p>0.408318</text:p>
          </table:table-cell>
          <table:table-cell office:value-type="float" office:value="0.194166" calcext:value-type="float">
            <text:p>0.194166</text:p>
          </table:table-cell>
          <table:table-cell office:value-type="float" office:value="0.265726" calcext:value-type="float">
            <text:p>0.265726</text:p>
          </table:table-cell>
          <table:table-cell office:value-type="float" office:value="0.12802" calcext:value-type="float">
            <text:p>0.128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68872" calcext:value-type="float">
            <text:p>2.68872</text:p>
          </table:table-cell>
          <table:table-cell office:value-type="float" office:value="12.0626" calcext:value-type="float">
            <text:p>12.0626</text:p>
          </table:table-cell>
          <table:table-cell office:value-type="float" office:value="7.47993" calcext:value-type="float">
            <text:p>7.47993</text:p>
          </table:table-cell>
          <table:table-cell office:value-type="float" office:value="9.89491" calcext:value-type="float">
            <text:p>9.89491</text:p>
          </table:table-cell>
          <table:table-cell office:value-type="float" office:value="1.85641" calcext:value-type="float">
            <text:p>1.85641</text:p>
          </table:table-cell>
          <table:table-cell office:value-type="float" office:value="2.87349" calcext:value-type="float">
            <text:p>2.87349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272218" calcext:value-type="float">
            <text:p>0.272218</text:p>
          </table:table-cell>
          <table:table-cell office:value-type="float" office:value="0.413227" calcext:value-type="float">
            <text:p>0.413227</text:p>
          </table:table-cell>
          <table:table-cell office:value-type="float" office:value="0.196179" calcext:value-type="float">
            <text:p>0.196179</text:p>
          </table:table-cell>
          <table:table-cell office:value-type="float" office:value="0.267593" calcext:value-type="float">
            <text:p>0.267593</text:p>
          </table:table-cell>
          <table:table-cell office:value-type="float" office:value="0.128443" calcext:value-type="float">
            <text:p>0.1284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59126" calcext:value-type="float">
            <text:p>2.59126</text:p>
          </table:table-cell>
          <table:table-cell office:value-type="float" office:value="12.6533" calcext:value-type="float">
            <text:p>12.6533</text:p>
          </table:table-cell>
          <table:table-cell office:value-type="float" office:value="7.75065" calcext:value-type="float">
            <text:p>7.75065</text:p>
          </table:table-cell>
          <table:table-cell office:value-type="float" office:value="10.3081" calcext:value-type="float">
            <text:p>10.3081</text:p>
          </table:table-cell>
          <table:table-cell office:value-type="float" office:value="1.82677" calcext:value-type="float">
            <text:p>1.82677</text:p>
          </table:table-cell>
          <table:table-cell office:value-type="float" office:value="2.87862" calcext:value-type="float">
            <text:p>2.87862</text:p>
          </table:table-cell>
          <table:table-cell office:value-type="float" office:value="0.290017" calcext:value-type="float">
            <text:p>0.290017</text:p>
          </table:table-cell>
          <table:table-cell office:value-type="float" office:value="0.277035" calcext:value-type="float">
            <text:p>0.277035</text:p>
          </table:table-cell>
          <table:table-cell office:value-type="float" office:value="0.426165" calcext:value-type="float">
            <text:p>0.426165</text:p>
          </table:table-cell>
          <table:table-cell office:value-type="float" office:value="0.199377" calcext:value-type="float">
            <text:p>0.199377</text:p>
          </table:table-cell>
          <table:table-cell office:value-type="float" office:value="0.272588" calcext:value-type="float">
            <text:p>0.272588</text:p>
          </table:table-cell>
          <table:table-cell office:value-type="float" office:value="0.132217" calcext:value-type="float">
            <text:p>0.1322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71071" calcext:value-type="float">
            <text:p>2.71071</text:p>
          </table:table-cell>
          <table:table-cell office:value-type="float" office:value="13.2149" calcext:value-type="float">
            <text:p>13.2149</text:p>
          </table:table-cell>
          <table:table-cell office:value-type="float" office:value="8.08694" calcext:value-type="float">
            <text:p>8.08694</text:p>
          </table:table-cell>
          <table:table-cell office:value-type="float" office:value="10.9087" calcext:value-type="float">
            <text:p>10.9087</text:p>
          </table:table-cell>
          <table:table-cell office:value-type="float" office:value="1.91005" calcext:value-type="float">
            <text:p>1.91005</text:p>
          </table:table-cell>
          <table:table-cell office:value-type="float" office:value="2.94737" calcext:value-type="float">
            <text:p>2.94737</text:p>
          </table:table-cell>
          <table:table-cell office:value-type="float" office:value="0.301402" calcext:value-type="float">
            <text:p>0.301402</text:p>
          </table:table-cell>
          <table:table-cell office:value-type="float" office:value="0.283276" calcext:value-type="float">
            <text:p>0.283276</text:p>
          </table:table-cell>
          <table:table-cell office:value-type="float" office:value="0.427739" calcext:value-type="float">
            <text:p>0.427739</text:p>
          </table:table-cell>
          <table:table-cell office:value-type="float" office:value="0.202856" calcext:value-type="float">
            <text:p>0.202856</text:p>
          </table:table-cell>
          <table:table-cell office:value-type="float" office:value="0.263957" calcext:value-type="float">
            <text:p>0.263957</text:p>
          </table:table-cell>
          <table:table-cell office:value-type="float" office:value="0.132179" calcext:value-type="float">
            <text:p>0.1321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77685" calcext:value-type="float">
            <text:p>2.77685</text:p>
          </table:table-cell>
          <table:table-cell office:value-type="float" office:value="13.8848" calcext:value-type="float">
            <text:p>13.8848</text:p>
          </table:table-cell>
          <table:table-cell office:value-type="float" office:value="8.4566" calcext:value-type="float">
            <text:p>8.4566</text:p>
          </table:table-cell>
          <table:table-cell office:value-type="float" office:value="11.3871" calcext:value-type="float">
            <text:p>11.3871</text:p>
          </table:table-cell>
          <table:table-cell office:value-type="float" office:value="2.01745" calcext:value-type="float">
            <text:p>2.01745</text:p>
          </table:table-cell>
          <table:table-cell office:value-type="float" office:value="3.08607" calcext:value-type="float">
            <text:p>3.08607</text:p>
          </table:table-cell>
          <table:table-cell office:value-type="float" office:value="0.298221" calcext:value-type="float">
            <text:p>0.298221</text:p>
          </table:table-cell>
          <table:table-cell office:value-type="float" office:value="0.282364" calcext:value-type="float">
            <text:p>0.282364</text:p>
          </table:table-cell>
          <table:table-cell office:value-type="float" office:value="0.440101" calcext:value-type="float">
            <text:p>0.440101</text:p>
          </table:table-cell>
          <table:table-cell office:value-type="float" office:value="0.206376" calcext:value-type="float">
            <text:p>0.206376</text:p>
          </table:table-cell>
          <table:table-cell office:value-type="float" office:value="0.292748" calcext:value-type="float">
            <text:p>0.292748</text:p>
          </table:table-cell>
          <table:table-cell office:value-type="float" office:value="0.13599" calcext:value-type="float">
            <text:p>0.135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4782" calcext:value-type="float">
            <text:p>2.94782</text:p>
          </table:table-cell>
          <table:table-cell office:value-type="float" office:value="14.5376" calcext:value-type="float">
            <text:p>14.5376</text:p>
          </table:table-cell>
          <table:table-cell office:value-type="float" office:value="8.82874" calcext:value-type="float">
            <text:p>8.82874</text:p>
          </table:table-cell>
          <table:table-cell office:value-type="float" office:value="12.1027" calcext:value-type="float">
            <text:p>12.1027</text:p>
          </table:table-cell>
          <table:table-cell office:value-type="float" office:value="2.09638" calcext:value-type="float">
            <text:p>2.09638</text:p>
          </table:table-cell>
          <table:table-cell office:value-type="float" office:value="3.28597" calcext:value-type="float">
            <text:p>3.28597</text:p>
          </table:table-cell>
          <table:table-cell office:value-type="float" office:value="0.309056" calcext:value-type="float">
            <text:p>0.309056</text:p>
          </table:table-cell>
          <table:table-cell office:value-type="float" office:value="0.287714" calcext:value-type="float">
            <text:p>0.287714</text:p>
          </table:table-cell>
          <table:table-cell office:value-type="float" office:value="0.440646" calcext:value-type="float">
            <text:p>0.440646</text:p>
          </table:table-cell>
          <table:table-cell office:value-type="float" office:value="0.225891" calcext:value-type="float">
            <text:p>0.225891</text:p>
          </table:table-cell>
          <table:table-cell office:value-type="float" office:value="0.287278" calcext:value-type="float">
            <text:p>0.287278</text:p>
          </table:table-cell>
          <table:table-cell office:value-type="float" office:value="0.139705" calcext:value-type="float">
            <text:p>0.1397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1061" calcext:value-type="float">
            <text:p>3.01061</text:p>
          </table:table-cell>
          <table:table-cell office:value-type="float" office:value="15.3595" calcext:value-type="float">
            <text:p>15.3595</text:p>
          </table:table-cell>
          <table:table-cell office:value-type="float" office:value="9.31059" calcext:value-type="float">
            <text:p>9.31059</text:p>
          </table:table-cell>
          <table:table-cell office:value-type="float" office:value="12.457" calcext:value-type="float">
            <text:p>12.457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40246" calcext:value-type="float">
            <text:p>3.40246</text:p>
          </table:table-cell>
          <table:table-cell office:value-type="float" office:value="0.309407" calcext:value-type="float">
            <text:p>0.309407</text:p>
          </table:table-cell>
          <table:table-cell office:value-type="float" office:value="0.292642" calcext:value-type="float">
            <text:p>0.292642</text:p>
          </table:table-cell>
          <table:table-cell office:value-type="float" office:value="0.454309" calcext:value-type="float">
            <text:p>0.454309</text:p>
          </table:table-cell>
          <table:table-cell office:value-type="float" office:value="0.215905" calcext:value-type="float">
            <text:p>0.215905</text:p>
          </table:table-cell>
          <table:table-cell office:value-type="float" office:value="0.294261" calcext:value-type="float">
            <text:p>0.294261</text:p>
          </table:table-cell>
          <table:table-cell office:value-type="float" office:value="0.144163" calcext:value-type="float">
            <text:p>0.1441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15816" calcext:value-type="float">
            <text:p>3.15816</text:p>
          </table:table-cell>
          <table:table-cell office:value-type="float" office:value="16.0228" calcext:value-type="float">
            <text:p>16.0228</text:p>
          </table:table-cell>
          <table:table-cell office:value-type="float" office:value="9.68013" calcext:value-type="float">
            <text:p>9.68013</text:p>
          </table:table-cell>
          <table:table-cell office:value-type="float" office:value="13.0711" calcext:value-type="float">
            <text:p>13.0711</text:p>
          </table:table-cell>
          <table:table-cell office:value-type="float" office:value="2.29168" calcext:value-type="float">
            <text:p>2.29168</text:p>
          </table:table-cell>
          <table:table-cell office:value-type="float" office:value="3.53331" calcext:value-type="float">
            <text:p>3.53331</text:p>
          </table:table-cell>
          <table:table-cell office:value-type="float" office:value="0.316077" calcext:value-type="float">
            <text:p>0.316077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457209" calcext:value-type="float">
            <text:p>0.457209</text:p>
          </table:table-cell>
          <table:table-cell office:value-type="float" office:value="0.213274" calcext:value-type="float">
            <text:p>0.213274</text:p>
          </table:table-cell>
          <table:table-cell office:value-type="float" office:value="0.298189" calcext:value-type="float">
            <text:p>0.298189</text:p>
          </table:table-cell>
          <table:table-cell office:value-type="float" office:value="0.14634" calcext:value-type="float">
            <text:p>0.146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26644" calcext:value-type="float">
            <text:p>3.26644</text:p>
          </table:table-cell>
          <table:table-cell office:value-type="float" office:value="16.8246" calcext:value-type="float">
            <text:p>16.8246</text:p>
          </table:table-cell>
          <table:table-cell office:value-type="float" office:value="10.1538" calcext:value-type="float">
            <text:p>10.1538</text:p>
          </table:table-cell>
          <table:table-cell office:value-type="float" office:value="13.6133" calcext:value-type="float">
            <text:p>13.6133</text:p>
          </table:table-cell>
          <table:table-cell office:value-type="float" office:value="2.4094" calcext:value-type="float">
            <text:p>2.4094</text:p>
          </table:table-cell>
          <table:table-cell office:value-type="float" office:value="3.71946" calcext:value-type="float">
            <text:p>3.71946</text:p>
          </table:table-cell>
          <table:table-cell office:value-type="float" office:value="0.327123" calcext:value-type="float">
            <text:p>0.327123</text:p>
          </table:table-cell>
          <table:table-cell office:value-type="float" office:value="0.310577" calcext:value-type="float">
            <text:p>0.310577</text:p>
          </table:table-cell>
          <table:table-cell office:value-type="float" office:value="0.468095" calcext:value-type="float">
            <text:p>0.468095</text:p>
          </table:table-cell>
          <table:table-cell office:value-type="float" office:value="0.220994" calcext:value-type="float">
            <text:p>0.220994</text:p>
          </table:table-cell>
          <table:table-cell office:value-type="float" office:value="0.295001" calcext:value-type="float">
            <text:p>0.295001</text:p>
          </table:table-cell>
          <table:table-cell office:value-type="float" office:value="0.147589" calcext:value-type="float">
            <text:p>0.1475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04953" calcext:value-type="float">
            <text:p>4.04953</text:p>
          </table:table-cell>
          <table:table-cell office:value-type="float" office:value="17.8734" calcext:value-type="float">
            <text:p>17.8734</text:p>
          </table:table-cell>
          <table:table-cell office:value-type="float" office:value="10.7184" calcext:value-type="float">
            <text:p>10.7184</text:p>
          </table:table-cell>
          <table:table-cell office:value-type="float" office:value="14.5486" calcext:value-type="float">
            <text:p>14.5486</text:p>
          </table:table-cell>
          <table:table-cell office:value-type="float" office:value="2.51837" calcext:value-type="float">
            <text:p>2.51837</text:p>
          </table:table-cell>
          <table:table-cell office:value-type="float" office:value="4.79476" calcext:value-type="float">
            <text:p>4.79476</text:p>
          </table:table-cell>
          <table:table-cell office:value-type="float" office:value="0.332421" calcext:value-type="float">
            <text:p>0.332421</text:p>
          </table:table-cell>
          <table:table-cell office:value-type="float" office:value="0.324498" calcext:value-type="float">
            <text:p>0.324498</text:p>
          </table:table-cell>
          <table:table-cell office:value-type="float" office:value="0.492926" calcext:value-type="float">
            <text:p>0.492926</text:p>
          </table:table-cell>
          <table:table-cell office:value-type="float" office:value="0.243031" calcext:value-type="float">
            <text:p>0.243031</text:p>
          </table:table-cell>
          <table:table-cell office:value-type="float" office:value="0.308696" calcext:value-type="float">
            <text:p>0.308696</text:p>
          </table:table-cell>
          <table:table-cell office:value-type="float" office:value="0.149993" calcext:value-type="float">
            <text:p>0.14999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64054" calcext:value-type="float">
            <text:p>3.64054</text:p>
          </table:table-cell>
          <table:table-cell office:value-type="float" office:value="18.4382" calcext:value-type="float">
            <text:p>18.4382</text:p>
          </table:table-cell>
          <table:table-cell office:value-type="float" office:value="11" calcext:value-type="float">
            <text:p>11</text:p>
          </table:table-cell>
          <table:table-cell office:value-type="float" office:value="14.9026" calcext:value-type="float">
            <text:p>14.9026</text:p>
          </table:table-cell>
          <table:table-cell office:value-type="float" office:value="2.41611" calcext:value-type="float">
            <text:p>2.41611</text:p>
          </table:table-cell>
          <table:table-cell office:value-type="float" office:value="4.21041" calcext:value-type="float">
            <text:p>4.21041</text:p>
          </table:table-cell>
          <table:table-cell office:value-type="float" office:value="0.339488" calcext:value-type="float">
            <text:p>0.339488</text:p>
          </table:table-cell>
          <table:table-cell office:value-type="float" office:value="0.320731" calcext:value-type="float">
            <text:p>0.320731</text:p>
          </table:table-cell>
          <table:table-cell office:value-type="float" office:value="0.491327" calcext:value-type="float">
            <text:p>0.491327</text:p>
          </table:table-cell>
          <table:table-cell office:value-type="float" office:value="0.226488" calcext:value-type="float">
            <text:p>0.226488</text:p>
          </table:table-cell>
          <table:table-cell office:value-type="float" office:value="0.296643" calcext:value-type="float">
            <text:p>0.296643</text:p>
          </table:table-cell>
          <table:table-cell office:value-type="float" office:value="0.154811" calcext:value-type="float">
            <text:p>0.1548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82156" calcext:value-type="float">
            <text:p>3.82156</text:p>
          </table:table-cell>
          <table:table-cell office:value-type="float" office:value="19.2138" calcext:value-type="float">
            <text:p>19.2138</text:p>
          </table:table-cell>
          <table:table-cell office:value-type="float" office:value="11.5017" calcext:value-type="float">
            <text:p>11.5017</text:p>
          </table:table-cell>
          <table:table-cell office:value-type="float" office:value="15.6692" calcext:value-type="float">
            <text:p>15.6692</text:p>
          </table:table-cell>
          <table:table-cell office:value-type="float" office:value="2.51594" calcext:value-type="float">
            <text:p>2.51594</text:p>
          </table:table-cell>
          <table:table-cell office:value-type="float" office:value="4.32964" calcext:value-type="float">
            <text:p>4.32964</text:p>
          </table:table-cell>
          <table:table-cell office:value-type="float" office:value="0.340881" calcext:value-type="float">
            <text:p>0.340881</text:p>
          </table:table-cell>
          <table:table-cell office:value-type="float" office:value="0.322371" calcext:value-type="float">
            <text:p>0.322371</text:p>
          </table:table-cell>
          <table:table-cell office:value-type="float" office:value="0.503293" calcext:value-type="float">
            <text:p>0.503293</text:p>
          </table:table-cell>
          <table:table-cell office:value-type="float" office:value="0.243857" calcext:value-type="float">
            <text:p>0.243857</text:p>
          </table:table-cell>
          <table:table-cell office:value-type="float" office:value="0.326597" calcext:value-type="float">
            <text:p>0.326597</text:p>
          </table:table-cell>
          <table:table-cell office:value-type="float" office:value="0.152138" calcext:value-type="float">
            <text:p>0.1521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93236" calcext:value-type="float">
            <text:p>3.93236</text:p>
          </table:table-cell>
          <table:table-cell office:value-type="float" office:value="20.1081" calcext:value-type="float">
            <text:p>20.1081</text:p>
          </table:table-cell>
          <table:table-cell office:value-type="float" office:value="11.9186" calcext:value-type="float">
            <text:p>11.9186</text:p>
          </table:table-cell>
          <table:table-cell office:value-type="float" office:value="16.221" calcext:value-type="float">
            <text:p>16.221</text:p>
          </table:table-cell>
          <table:table-cell office:value-type="float" office:value="2.62389" calcext:value-type="float">
            <text:p>2.62389</text:p>
          </table:table-cell>
          <table:table-cell office:value-type="float" office:value="4.47132" calcext:value-type="float">
            <text:p>4.47132</text:p>
          </table:table-cell>
          <table:table-cell office:value-type="float" office:value="0.347551" calcext:value-type="float">
            <text:p>0.347551</text:p>
          </table:table-cell>
          <table:table-cell office:value-type="float" office:value="0.327474" calcext:value-type="float">
            <text:p>0.327474</text:p>
          </table:table-cell>
          <table:table-cell office:value-type="float" office:value="0.502051" calcext:value-type="float">
            <text:p>0.502051</text:p>
          </table:table-cell>
          <table:table-cell office:value-type="float" office:value="0.234825" calcext:value-type="float">
            <text:p>0.234825</text:p>
          </table:table-cell>
          <table:table-cell office:value-type="float" office:value="0.325902" calcext:value-type="float">
            <text:p>0.325902</text:p>
          </table:table-cell>
          <table:table-cell office:value-type="float" office:value="0.159793" calcext:value-type="float">
            <text:p>0.1597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19855" calcext:value-type="float">
            <text:p>4.19855</text:p>
          </table:table-cell>
          <table:table-cell office:value-type="float" office:value="20.9936" calcext:value-type="float">
            <text:p>20.9936</text:p>
          </table:table-cell>
          <table:table-cell office:value-type="float" office:value="12.4814" calcext:value-type="float">
            <text:p>12.4814</text:p>
          </table:table-cell>
          <table:table-cell office:value-type="float" office:value="17.2921" calcext:value-type="float">
            <text:p>17.2921</text:p>
          </table:table-cell>
          <table:table-cell office:value-type="float" office:value="2.74968" calcext:value-type="float">
            <text:p>2.74968</text:p>
          </table:table-cell>
          <table:table-cell office:value-type="float" office:value="4.69086" calcext:value-type="float">
            <text:p>4.69086</text:p>
          </table:table-cell>
          <table:table-cell office:value-type="float" office:value="0.352936" calcext:value-type="float">
            <text:p>0.352936</text:p>
          </table:table-cell>
          <table:table-cell office:value-type="float" office:value="0.334491" calcext:value-type="float">
            <text:p>0.334491</text:p>
          </table:table-cell>
          <table:table-cell office:value-type="float" office:value="0.504695" calcext:value-type="float">
            <text:p>0.504695</text:p>
          </table:table-cell>
          <table:table-cell office:value-type="float" office:value="0.255288" calcext:value-type="float">
            <text:p>0.255288</text:p>
          </table:table-cell>
          <table:table-cell office:value-type="float" office:value="0.329663" calcext:value-type="float">
            <text:p>0.329663</text:p>
          </table:table-cell>
          <table:table-cell office:value-type="float" office:value="0.156284" calcext:value-type="float">
            <text:p>0.1562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19975" calcext:value-type="float">
            <text:p>4.19975</text:p>
          </table:table-cell>
          <table:table-cell office:value-type="float" office:value="21.9778" calcext:value-type="float">
            <text:p>21.9778</text:p>
          </table:table-cell>
          <table:table-cell office:value-type="float" office:value="12.8713" calcext:value-type="float">
            <text:p>12.8713</text:p>
          </table:table-cell>
          <table:table-cell office:value-type="float" office:value="17.5587" calcext:value-type="float">
            <text:p>17.5587</text:p>
          </table:table-cell>
          <table:table-cell office:value-type="float" office:value="2.85359" calcext:value-type="float">
            <text:p>2.85359</text:p>
          </table:table-cell>
          <table:table-cell office:value-type="float" office:value="4.85393" calcext:value-type="float">
            <text:p>4.85393</text:p>
          </table:table-cell>
          <table:table-cell office:value-type="float" office:value="0.355624" calcext:value-type="float">
            <text:p>0.355624</text:p>
          </table:table-cell>
          <table:table-cell office:value-type="float" office:value="0.338663" calcext:value-type="float">
            <text:p>0.338663</text:p>
          </table:table-cell>
          <table:table-cell office:value-type="float" office:value="0.51576" calcext:value-type="float">
            <text:p>0.51576</text:p>
          </table:table-cell>
          <table:table-cell office:value-type="float" office:value="0.257525" calcext:value-type="float">
            <text:p>0.257525</text:p>
          </table:table-cell>
          <table:table-cell office:value-type="float" office:value="0.334696" calcext:value-type="float">
            <text:p>0.334696</text:p>
          </table:table-cell>
          <table:table-cell office:value-type="float" office:value="0.161713" calcext:value-type="float">
            <text:p>0.1617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43725" calcext:value-type="float">
            <text:p>4.43725</text:p>
          </table:table-cell>
          <table:table-cell office:value-type="float" office:value="22.8255" calcext:value-type="float">
            <text:p>22.8255</text:p>
          </table:table-cell>
          <table:table-cell office:value-type="float" office:value="13.3671" calcext:value-type="float">
            <text:p>13.3671</text:p>
          </table:table-cell>
          <table:table-cell office:value-type="float" office:value="18.4331" calcext:value-type="float">
            <text:p>18.4331</text:p>
          </table:table-cell>
          <table:table-cell office:value-type="float" office:value="2.97746" calcext:value-type="float">
            <text:p>2.97746</text:p>
          </table:table-cell>
          <table:table-cell office:value-type="float" office:value="5.06837" calcext:value-type="float">
            <text:p>5.06837</text:p>
          </table:table-cell>
          <table:table-cell office:value-type="float" office:value="0.365344" calcext:value-type="float">
            <text:p>0.365344</text:p>
          </table:table-cell>
          <table:table-cell office:value-type="float" office:value="0.344274" calcext:value-type="float">
            <text:p>0.344274</text:p>
          </table:table-cell>
          <table:table-cell office:value-type="float" office:value="0.520382" calcext:value-type="float">
            <text:p>0.520382</text:p>
          </table:table-cell>
          <table:table-cell office:value-type="float" office:value="0.243874" calcext:value-type="float">
            <text:p>0.243874</text:p>
          </table:table-cell>
          <table:table-cell office:value-type="float" office:value="0.318763" calcext:value-type="float">
            <text:p>0.318763</text:p>
          </table:table-cell>
          <table:table-cell office:value-type="float" office:value="0.163192" calcext:value-type="float">
            <text:p>0.16319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58176" calcext:value-type="float">
            <text:p>4.58176</text:p>
          </table:table-cell>
          <table:table-cell office:value-type="float" office:value="23.8382" calcext:value-type="float">
            <text:p>23.8382</text:p>
          </table:table-cell>
          <table:table-cell office:value-type="float" office:value="13.8728" calcext:value-type="float">
            <text:p>13.8728</text:p>
          </table:table-cell>
          <table:table-cell office:value-type="float" office:value="19.0327" calcext:value-type="float">
            <text:p>19.0327</text:p>
          </table:table-cell>
          <table:table-cell office:value-type="float" office:value="3.08578" calcext:value-type="float">
            <text:p>3.08578</text:p>
          </table:table-cell>
          <table:table-cell office:value-type="float" office:value="5.22096" calcext:value-type="float">
            <text:p>5.22096</text:p>
          </table:table-cell>
          <table:table-cell office:value-type="float" office:value="0.371143" calcext:value-type="float">
            <text:p>0.371143</text:p>
          </table:table-cell>
          <table:table-cell office:value-type="float" office:value="0.349669" calcext:value-type="float">
            <text:p>0.349669</text:p>
          </table:table-cell>
          <table:table-cell office:value-type="float" office:value="0.529883" calcext:value-type="float">
            <text:p>0.529883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342761" calcext:value-type="float">
            <text:p>0.342761</text:p>
          </table:table-cell>
          <table:table-cell office:value-type="float" office:value="0.162482" calcext:value-type="float">
            <text:p>0.1624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03026" calcext:value-type="float">
            <text:p>5.03026</text:p>
          </table:table-cell>
          <table:table-cell office:value-type="float" office:value="24.829" calcext:value-type="float">
            <text:p>24.829</text:p>
          </table:table-cell>
          <table:table-cell office:value-type="float" office:value="14.6538" calcext:value-type="float">
            <text:p>14.6538</text:p>
          </table:table-cell>
          <table:table-cell office:value-type="float" office:value="20.9533" calcext:value-type="float">
            <text:p>20.9533</text:p>
          </table:table-cell>
          <table:table-cell office:value-type="float" office:value="3.3782" calcext:value-type="float">
            <text:p>3.3782</text:p>
          </table:table-cell>
          <table:table-cell office:value-type="float" office:value="5.72399" calcext:value-type="float">
            <text:p>5.72399</text:p>
          </table:table-cell>
          <table:table-cell office:value-type="float" office:value="0.372859" calcext:value-type="float">
            <text:p>0.372859</text:p>
          </table:table-cell>
          <table:table-cell office:value-type="float" office:value="0.353796" calcext:value-type="float">
            <text:p>0.353796</text:p>
          </table:table-cell>
          <table:table-cell office:value-type="float" office:value="0.53732" calcext:value-type="float">
            <text:p>0.53732</text:p>
          </table:table-cell>
          <table:table-cell office:value-type="float" office:value="0.25113" calcext:value-type="float">
            <text:p>0.25113</text:p>
          </table:table-cell>
          <table:table-cell office:value-type="float" office:value="0.330174" calcext:value-type="float">
            <text:p>0.330174</text:p>
          </table:table-cell>
          <table:table-cell office:value-type="float" office:value="0.17285" calcext:value-type="float">
            <text:p>0.172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8417" calcext:value-type="float">
            <text:p>4.8417</text:p>
          </table:table-cell>
          <table:table-cell office:value-type="float" office:value="25.7865" calcext:value-type="float">
            <text:p>25.7865</text:p>
          </table:table-cell>
          <table:table-cell office:value-type="float" office:value="14.9796" calcext:value-type="float">
            <text:p>14.9796</text:p>
          </table:table-cell>
          <table:table-cell office:value-type="float" office:value="20.6405" calcext:value-type="float">
            <text:p>20.6405</text:p>
          </table:table-cell>
          <table:table-cell office:value-type="float" office:value="3.34576" calcext:value-type="float">
            <text:p>3.34576</text:p>
          </table:table-cell>
          <table:table-cell office:value-type="float" office:value="5.63745" calcext:value-type="float">
            <text:p>5.63745</text:p>
          </table:table-cell>
          <table:table-cell office:value-type="float" office:value="0.37789" calcext:value-type="float">
            <text:p>0.37789</text:p>
          </table:table-cell>
          <table:table-cell office:value-type="float" office:value="0.353874" calcext:value-type="float">
            <text:p>0.353874</text:p>
          </table:table-cell>
          <table:table-cell office:value-type="float" office:value="0.54871" calcext:value-type="float">
            <text:p>0.54871</text:p>
          </table:table-cell>
          <table:table-cell office:value-type="float" office:value="0.270942" calcext:value-type="float">
            <text:p>0.270942</text:p>
          </table:table-cell>
          <table:table-cell office:value-type="float" office:value="0.353572" calcext:value-type="float">
            <text:p>0.353572</text:p>
          </table:table-cell>
          <table:table-cell office:value-type="float" office:value="0.170423" calcext:value-type="float">
            <text:p>0.17042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05474" calcext:value-type="float">
            <text:p>5.05474</text:p>
          </table:table-cell>
          <table:table-cell office:value-type="float" office:value="26.8104" calcext:value-type="float">
            <text:p>26.8104</text:p>
          </table:table-cell>
          <table:table-cell office:value-type="float" office:value="15.6832" calcext:value-type="float">
            <text:p>15.6832</text:p>
          </table:table-cell>
          <table:table-cell office:value-type="float" office:value="21.5" calcext:value-type="float">
            <text:p>21.5</text:p>
          </table:table-cell>
          <table:table-cell office:value-type="float" office:value="3.48732" calcext:value-type="float">
            <text:p>3.48732</text:p>
          </table:table-cell>
          <table:table-cell office:value-type="float" office:value="5.89988" calcext:value-type="float">
            <text:p>5.89988</text:p>
          </table:table-cell>
          <table:table-cell office:value-type="float" office:value="0.383386" calcext:value-type="float">
            <text:p>0.383386</text:p>
          </table:table-cell>
          <table:table-cell office:value-type="float" office:value="0.363291" calcext:value-type="float">
            <text:p>0.363291</text:p>
          </table:table-cell>
          <table:table-cell office:value-type="float" office:value="0.549401" calcext:value-type="float">
            <text:p>0.549401</text:p>
          </table:table-cell>
          <table:table-cell office:value-type="float" office:value="0.258344" calcext:value-type="float">
            <text:p>0.258344</text:p>
          </table:table-cell>
          <table:table-cell office:value-type="float" office:value="0.352805" calcext:value-type="float">
            <text:p>0.352805</text:p>
          </table:table-cell>
          <table:table-cell office:value-type="float" office:value="0.17328" calcext:value-type="float">
            <text:p>0.173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203" calcext:value-type="float">
            <text:p>5.203</text:p>
          </table:table-cell>
          <table:table-cell office:value-type="float" office:value="27.9299" calcext:value-type="float">
            <text:p>27.9299</text:p>
          </table:table-cell>
          <table:table-cell office:value-type="float" office:value="16.2197" calcext:value-type="float">
            <text:p>16.2197</text:p>
          </table:table-cell>
          <table:table-cell office:value-type="float" office:value="22.2298" calcext:value-type="float">
            <text:p>22.2298</text:p>
          </table:table-cell>
          <table:table-cell office:value-type="float" office:value="3.61823" calcext:value-type="float">
            <text:p>3.61823</text:p>
          </table:table-cell>
          <table:table-cell office:value-type="float" office:value="6.1264" calcext:value-type="float">
            <text:p>6.1264</text:p>
          </table:table-cell>
          <table:table-cell office:value-type="float" office:value="0.390169" calcext:value-type="float">
            <text:p>0.390169</text:p>
          </table:table-cell>
          <table:table-cell office:value-type="float" office:value="0.369782" calcext:value-type="float">
            <text:p>0.369782</text:p>
          </table:table-cell>
          <table:table-cell office:value-type="float" office:value="0.559001" calcext:value-type="float">
            <text:p>0.559001</text:p>
          </table:table-cell>
          <table:table-cell office:value-type="float" office:value="0.281071" calcext:value-type="float">
            <text:p>0.281071</text:p>
          </table:table-cell>
          <table:table-cell office:value-type="float" office:value="0.36438" calcext:value-type="float">
            <text:p>0.36438</text:p>
          </table:table-cell>
          <table:table-cell office:value-type="float" office:value="0.175619" calcext:value-type="float">
            <text:p>0.1756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49876" calcext:value-type="float">
            <text:p>5.49876</text:p>
          </table:table-cell>
          <table:table-cell office:value-type="float" office:value="28.9125" calcext:value-type="float">
            <text:p>28.9125</text:p>
          </table:table-cell>
          <table:table-cell office:value-type="float" office:value="16.9086" calcext:value-type="float">
            <text:p>16.9086</text:p>
          </table:table-cell>
          <table:table-cell office:value-type="float" office:value="23.6035" calcext:value-type="float">
            <text:p>23.6035</text:p>
          </table:table-cell>
          <table:table-cell office:value-type="float" office:value="3.76697" calcext:value-type="float">
            <text:p>3.76697</text:p>
          </table:table-cell>
          <table:table-cell office:value-type="float" office:value="6.42813" calcext:value-type="float">
            <text:p>6.42813</text:p>
          </table:table-cell>
          <table:table-cell office:value-type="float" office:value="0.394472" calcext:value-type="float">
            <text:p>0.394472</text:p>
          </table:table-cell>
          <table:table-cell office:value-type="float" office:value="0.370453" calcext:value-type="float">
            <text:p>0.370453</text:p>
          </table:table-cell>
          <table:table-cell office:value-type="float" office:value="0.56587" calcext:value-type="float">
            <text:p>0.56587</text:p>
          </table:table-cell>
          <table:table-cell office:value-type="float" office:value="0.267113" calcext:value-type="float">
            <text:p>0.267113</text:p>
          </table:table-cell>
          <table:table-cell office:value-type="float" office:value="0.365746" calcext:value-type="float">
            <text:p>0.365746</text:p>
          </table:table-cell>
          <table:table-cell office:value-type="float" office:value="0.175224" calcext:value-type="float">
            <text:p>0.1752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57488" calcext:value-type="float">
            <text:p>5.57488</text:p>
          </table:table-cell>
          <table:table-cell office:value-type="float" office:value="30.2581" calcext:value-type="float">
            <text:p>30.2581</text:p>
          </table:table-cell>
          <table:table-cell office:value-type="float" office:value="17.3704" calcext:value-type="float">
            <text:p>17.3704</text:p>
          </table:table-cell>
          <table:table-cell office:value-type="float" office:value="23.8918" calcext:value-type="float">
            <text:p>23.8918</text:p>
          </table:table-cell>
          <table:table-cell office:value-type="float" office:value="3.91224" calcext:value-type="float">
            <text:p>3.91224</text:p>
          </table:table-cell>
          <table:table-cell office:value-type="float" office:value="6.79669" calcext:value-type="float">
            <text:p>6.79669</text:p>
          </table:table-cell>
          <table:table-cell office:value-type="float" office:value="0.399733" calcext:value-type="float">
            <text:p>0.399733</text:p>
          </table:table-cell>
          <table:table-cell office:value-type="float" office:value="0.378014" calcext:value-type="float">
            <text:p>0.378014</text:p>
          </table:table-cell>
          <table:table-cell office:value-type="float" office:value="0.576492" calcext:value-type="float">
            <text:p>0.576492</text:p>
          </table:table-cell>
          <table:table-cell office:value-type="float" office:value="0.268869" calcext:value-type="float">
            <text:p>0.268869</text:p>
          </table:table-cell>
          <table:table-cell office:value-type="float" office:value="0.354079" calcext:value-type="float">
            <text:p>0.354079</text:p>
          </table:table-cell>
          <table:table-cell office:value-type="float" office:value="0.189792" calcext:value-type="float">
            <text:p>0.1897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76898" calcext:value-type="float">
            <text:p>5.76898</text:p>
          </table:table-cell>
          <table:table-cell office:value-type="float" office:value="31.224" calcext:value-type="float">
            <text:p>31.224</text:p>
          </table:table-cell>
          <table:table-cell office:value-type="float" office:value="18.0106" calcext:value-type="float">
            <text:p>18.0106</text:p>
          </table:table-cell>
          <table:table-cell office:value-type="float" office:value="25.0203" calcext:value-type="float">
            <text:p>25.0203</text:p>
          </table:table-cell>
          <table:table-cell office:value-type="float" office:value="4.04373" calcext:value-type="float">
            <text:p>4.04373</text:p>
          </table:table-cell>
          <table:table-cell office:value-type="float" office:value="6.85208" calcext:value-type="float">
            <text:p>6.85208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8203" calcext:value-type="float">
            <text:p>0.38203</text:p>
          </table:table-cell>
          <table:table-cell office:value-type="float" office:value="0.576738" calcext:value-type="float">
            <text:p>0.576738</text:p>
          </table:table-cell>
          <table:table-cell office:value-type="float" office:value="0.271978" calcext:value-type="float">
            <text:p>0.271978</text:p>
          </table:table-cell>
          <table:table-cell office:value-type="float" office:value="0.376646" calcext:value-type="float">
            <text:p>0.376646</text:p>
          </table:table-cell>
          <table:table-cell office:value-type="float" office:value="0.185371" calcext:value-type="float">
            <text:p>0.1853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89597" calcext:value-type="float">
            <text:p>5.89597</text:p>
          </table:table-cell>
          <table:table-cell office:value-type="float" office:value="32.5424" calcext:value-type="float">
            <text:p>32.5424</text:p>
          </table:table-cell>
          <table:table-cell office:value-type="float" office:value="18.609" calcext:value-type="float">
            <text:p>18.609</text:p>
          </table:table-cell>
          <table:table-cell office:value-type="float" office:value="25.6803" calcext:value-type="float">
            <text:p>25.6803</text:p>
          </table:table-cell>
          <table:table-cell office:value-type="float" office:value="4.18909" calcext:value-type="float">
            <text:p>4.18909</text:p>
          </table:table-cell>
          <table:table-cell office:value-type="float" office:value="7.08121" calcext:value-type="float">
            <text:p>7.08121</text:p>
          </table:table-cell>
          <table:table-cell office:value-type="float" office:value="0.408862" calcext:value-type="float">
            <text:p>0.408862</text:p>
          </table:table-cell>
          <table:table-cell office:value-type="float" office:value="0.385036" calcext:value-type="float">
            <text:p>0.385036</text:p>
          </table:table-cell>
          <table:table-cell office:value-type="float" office:value="0.591405" calcext:value-type="float">
            <text:p>0.591405</text:p>
          </table:table-cell>
          <table:table-cell office:value-type="float" office:value="0.274417" calcext:value-type="float">
            <text:p>0.274417</text:p>
          </table:table-cell>
          <table:table-cell office:value-type="float" office:value="0.365565" calcext:value-type="float">
            <text:p>0.365565</text:p>
          </table:table-cell>
          <table:table-cell office:value-type="float" office:value="0.195772" calcext:value-type="float">
            <text:p>0.1957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4902" calcext:value-type="float">
            <text:p>6.64902</text:p>
          </table:table-cell>
          <table:table-cell office:value-type="float" office:value="33.7369" calcext:value-type="float">
            <text:p>33.7369</text:p>
          </table:table-cell>
          <table:table-cell office:value-type="float" office:value="19.2606" calcext:value-type="float">
            <text:p>19.2606</text:p>
          </table:table-cell>
          <table:table-cell office:value-type="float" office:value="26.5912" calcext:value-type="float">
            <text:p>26.5912</text:p>
          </table:table-cell>
          <table:table-cell office:value-type="float" office:value="4.51985" calcext:value-type="float">
            <text:p>4.51985</text:p>
          </table:table-cell>
          <table:table-cell office:value-type="float" office:value="8.06558" calcext:value-type="float">
            <text:p>8.06558</text:p>
          </table:table-cell>
          <table:table-cell office:value-type="float" office:value="0.413354" calcext:value-type="float">
            <text:p>0.413354</text:p>
          </table:table-cell>
          <table:table-cell office:value-type="float" office:value="0.386126" calcext:value-type="float">
            <text:p>0.386126</text:p>
          </table:table-cell>
          <table:table-cell office:value-type="float" office:value="0.59587" calcext:value-type="float">
            <text:p>0.59587</text:p>
          </table:table-cell>
          <table:table-cell office:value-type="float" office:value="0.280378" calcext:value-type="float">
            <text:p>0.280378</text:p>
          </table:table-cell>
          <table:table-cell office:value-type="float" office:value="0.383359" calcext:value-type="float">
            <text:p>0.383359</text:p>
          </table:table-cell>
          <table:table-cell office:value-type="float" office:value="0.188309" calcext:value-type="float">
            <text:p>0.1883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34885" calcext:value-type="float">
            <text:p>6.34885</text:p>
          </table:table-cell>
          <table:table-cell office:value-type="float" office:value="35.0315" calcext:value-type="float">
            <text:p>35.0315</text:p>
          </table:table-cell>
          <table:table-cell office:value-type="float" office:value="19.8916" calcext:value-type="float">
            <text:p>19.8916</text:p>
          </table:table-cell>
          <table:table-cell office:value-type="float" office:value="27.9903" calcext:value-type="float">
            <text:p>27.9903</text:p>
          </table:table-cell>
          <table:table-cell office:value-type="float" office:value="4.50119" calcext:value-type="float">
            <text:p>4.50119</text:p>
          </table:table-cell>
          <table:table-cell office:value-type="float" office:value="7.6379" calcext:value-type="float">
            <text:p>7.6379</text:p>
          </table:table-cell>
          <table:table-cell office:value-type="float" office:value="0.419006" calcext:value-type="float">
            <text:p>0.419006</text:p>
          </table:table-cell>
          <table:table-cell office:value-type="float" office:value="0.39656" calcext:value-type="float">
            <text:p>0.39656</text:p>
          </table:table-cell>
          <table:table-cell office:value-type="float" office:value="0.602511" calcext:value-type="float">
            <text:p>0.602511</text:p>
          </table:table-cell>
          <table:table-cell office:value-type="float" office:value="0.280052" calcext:value-type="float">
            <text:p>0.280052</text:p>
          </table:table-cell>
          <table:table-cell office:value-type="float" office:value="0.391031" calcext:value-type="float">
            <text:p>0.391031</text:p>
          </table:table-cell>
          <table:table-cell office:value-type="float" office:value="0.185504" calcext:value-type="float">
            <text:p>0.18550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9706" calcext:value-type="float">
            <text:p>6.59706</text:p>
          </table:table-cell>
          <table:table-cell office:value-type="float" office:value="36.4156" calcext:value-type="float">
            <text:p>36.4156</text:p>
          </table:table-cell>
          <table:table-cell office:value-type="float" office:value="20.6562" calcext:value-type="float">
            <text:p>20.6562</text:p>
          </table:table-cell>
          <table:table-cell office:value-type="float" office:value="28.7677" calcext:value-type="float">
            <text:p>28.7677</text:p>
          </table:table-cell>
          <table:table-cell office:value-type="float" office:value="4.68432" calcext:value-type="float">
            <text:p>4.68432</text:p>
          </table:table-cell>
          <table:table-cell office:value-type="float" office:value="7.91754" calcext:value-type="float">
            <text:p>7.91754</text:p>
          </table:table-cell>
          <table:table-cell office:value-type="float" office:value="0.426318" calcext:value-type="float">
            <text:p>0.426318</text:p>
          </table:table-cell>
          <table:table-cell office:value-type="float" office:value="0.397456" calcext:value-type="float">
            <text:p>0.397456</text:p>
          </table:table-cell>
          <table:table-cell office:value-type="float" office:value="0.604365" calcext:value-type="float">
            <text:p>0.604365</text:p>
          </table:table-cell>
          <table:table-cell office:value-type="float" office:value="0.285703" calcext:value-type="float">
            <text:p>0.285703</text:p>
          </table:table-cell>
          <table:table-cell office:value-type="float" office:value="0.414066" calcext:value-type="float">
            <text:p>0.414066</text:p>
          </table:table-cell>
          <table:table-cell office:value-type="float" office:value="0.190269" calcext:value-type="float">
            <text:p>0.19026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3915" calcext:value-type="float">
            <text:p>6.83915</text:p>
          </table:table-cell>
          <table:table-cell office:value-type="float" office:value="37.6149" calcext:value-type="float">
            <text:p>37.6149</text:p>
          </table:table-cell>
          <table:table-cell office:value-type="float" office:value="21.2617" calcext:value-type="float">
            <text:p>21.2617</text:p>
          </table:table-cell>
          <table:table-cell office:value-type="float" office:value="29.6815" calcext:value-type="float">
            <text:p>29.6815</text:p>
          </table:table-cell>
          <table:table-cell office:value-type="float" office:value="4.85846" calcext:value-type="float">
            <text:p>4.85846</text:p>
          </table:table-cell>
          <table:table-cell office:value-type="float" office:value="8.22978" calcext:value-type="float">
            <text:p>8.22978</text:p>
          </table:table-cell>
          <table:table-cell office:value-type="float" office:value="0.428439" calcext:value-type="float">
            <text:p>0.428439</text:p>
          </table:table-cell>
          <table:table-cell office:value-type="float" office:value="0.40608" calcext:value-type="float">
            <text:p>0.40608</text:p>
          </table:table-cell>
          <table:table-cell office:value-type="float" office:value="0.615724" calcext:value-type="float">
            <text:p>0.615724</text:p>
          </table:table-cell>
          <table:table-cell office:value-type="float" office:value="0.289419" calcext:value-type="float">
            <text:p>0.289419</text:p>
          </table:table-cell>
          <table:table-cell office:value-type="float" office:value="0.42068" calcext:value-type="float">
            <text:p>0.42068</text:p>
          </table:table-cell>
          <table:table-cell office:value-type="float" office:value="0.191492" calcext:value-type="float">
            <text:p>0.1914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13795" calcext:value-type="float">
            <text:p>7.13795</text:p>
          </table:table-cell>
          <table:table-cell office:value-type="float" office:value="38.8197" calcext:value-type="float">
            <text:p>38.8197</text:p>
          </table:table-cell>
          <table:table-cell office:value-type="float" office:value="22.1376" calcext:value-type="float">
            <text:p>22.1376</text:p>
          </table:table-cell>
          <table:table-cell office:value-type="float" office:value="31.7637" calcext:value-type="float">
            <text:p>31.7637</text:p>
          </table:table-cell>
          <table:table-cell office:value-type="float" office:value="5.0556" calcext:value-type="float">
            <text:p>5.0556</text:p>
          </table:table-cell>
          <table:table-cell office:value-type="float" office:value="8.58685" calcext:value-type="float">
            <text:p>8.58685</text:p>
          </table:table-cell>
          <table:table-cell office:value-type="float" office:value="0.433714" calcext:value-type="float">
            <text:p>0.433714</text:p>
          </table:table-cell>
          <table:table-cell office:value-type="float" office:value="0.409465" calcext:value-type="float">
            <text:p>0.409465</text:p>
          </table:table-cell>
          <table:table-cell office:value-type="float" office:value="0.620944" calcext:value-type="float">
            <text:p>0.620944</text:p>
          </table:table-cell>
          <table:table-cell office:value-type="float" office:value="0.295297" calcext:value-type="float">
            <text:p>0.295297</text:p>
          </table:table-cell>
          <table:table-cell office:value-type="float" office:value="0.402012" calcext:value-type="float">
            <text:p>0.402012</text:p>
          </table:table-cell>
          <table:table-cell office:value-type="float" office:value="0.193341" calcext:value-type="float">
            <text:p>0.1933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22922" calcext:value-type="float">
            <text:p>7.22922</text:p>
          </table:table-cell>
          <table:table-cell office:value-type="float" office:value="40.3487" calcext:value-type="float">
            <text:p>40.3487</text:p>
          </table:table-cell>
          <table:table-cell office:value-type="float" office:value="22.8228" calcext:value-type="float">
            <text:p>22.8228</text:p>
          </table:table-cell>
          <table:table-cell office:value-type="float" office:value="32.092" calcext:value-type="float">
            <text:p>32.092</text:p>
          </table:table-cell>
          <table:table-cell office:value-type="float" office:value="5.23095" calcext:value-type="float">
            <text:p>5.23095</text:p>
          </table:table-cell>
          <table:table-cell office:value-type="float" office:value="8.78939" calcext:value-type="float">
            <text:p>8.78939</text:p>
          </table:table-cell>
          <table:table-cell office:value-type="float" office:value="0.442419" calcext:value-type="float">
            <text:p>0.442419</text:p>
          </table:table-cell>
          <table:table-cell office:value-type="float" office:value="0.410375" calcext:value-type="float">
            <text:p>0.410375</text:p>
          </table:table-cell>
          <table:table-cell office:value-type="float" office:value="0.636714" calcext:value-type="float">
            <text:p>0.636714</text:p>
          </table:table-cell>
          <table:table-cell office:value-type="float" office:value="0.297433" calcext:value-type="float">
            <text:p>0.297433</text:p>
          </table:table-cell>
          <table:table-cell office:value-type="float" office:value="0.408308" calcext:value-type="float">
            <text:p>0.408308</text:p>
          </table:table-cell>
          <table:table-cell office:value-type="float" office:value="0.205015" calcext:value-type="float">
            <text:p>0.2050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54948" calcext:value-type="float">
            <text:p>7.54948</text:p>
          </table:table-cell>
          <table:table-cell office:value-type="float" office:value="41.6769" calcext:value-type="float">
            <text:p>41.6769</text:p>
          </table:table-cell>
          <table:table-cell office:value-type="float" office:value="23.5626" calcext:value-type="float">
            <text:p>23.5626</text:p>
          </table:table-cell>
          <table:table-cell office:value-type="float" office:value="34.0681" calcext:value-type="float">
            <text:p>34.0681</text:p>
          </table:table-cell>
          <table:table-cell office:value-type="float" office:value="5.41996" calcext:value-type="float">
            <text:p>5.41996</text:p>
          </table:table-cell>
          <table:table-cell office:value-type="float" office:value="9.28078" calcext:value-type="float">
            <text:p>9.28078</text:p>
          </table:table-cell>
          <table:table-cell office:value-type="float" office:value="0.444401" calcext:value-type="float">
            <text:p>0.444401</text:p>
          </table:table-cell>
          <table:table-cell office:value-type="float" office:value="0.417245" calcext:value-type="float">
            <text:p>0.417245</text:p>
          </table:table-cell>
          <table:table-cell office:value-type="float" office:value="0.652919" calcext:value-type="float">
            <text:p>0.652919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413715" calcext:value-type="float">
            <text:p>0.413715</text:p>
          </table:table-cell>
          <table:table-cell office:value-type="float" office:value="0.199077" calcext:value-type="float">
            <text:p>0.1990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7075" calcext:value-type="float">
            <text:p>7.7075</text:p>
          </table:table-cell>
          <table:table-cell office:value-type="float" office:value="43.2831" calcext:value-type="float">
            <text:p>43.2831</text:p>
          </table:table-cell>
          <table:table-cell office:value-type="float" office:value="24.2289" calcext:value-type="float">
            <text:p>24.2289</text:p>
          </table:table-cell>
          <table:table-cell office:value-type="float" office:value="34.0059" calcext:value-type="float">
            <text:p>34.0059</text:p>
          </table:table-cell>
          <table:table-cell office:value-type="float" office:value="5.59112" calcext:value-type="float">
            <text:p>5.59112</text:p>
          </table:table-cell>
          <table:table-cell office:value-type="float" office:value="9.53742" calcext:value-type="float">
            <text:p>9.53742</text:p>
          </table:table-cell>
          <table:table-cell office:value-type="float" office:value="0.448284" calcext:value-type="float">
            <text:p>0.448284</text:p>
          </table:table-cell>
          <table:table-cell office:value-type="float" office:value="0.420293" calcext:value-type="float">
            <text:p>0.420293</text:p>
          </table:table-cell>
          <table:table-cell office:value-type="float" office:value="0.644506" calcext:value-type="float">
            <text:p>0.644506</text:p>
          </table:table-cell>
          <table:table-cell office:value-type="float" office:value="0.304135" calcext:value-type="float">
            <text:p>0.304135</text:p>
          </table:table-cell>
          <table:table-cell office:value-type="float" office:value="0.416606" calcext:value-type="float">
            <text:p>0.416606</text:p>
          </table:table-cell>
          <table:table-cell office:value-type="float" office:value="0.201624" calcext:value-type="float">
            <text:p>0.2016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37126" calcext:value-type="float">
            <text:p>8.37126</text:p>
          </table:table-cell>
          <table:table-cell office:value-type="float" office:value="45.698" calcext:value-type="float">
            <text:p>45.698</text:p>
          </table:table-cell>
          <table:table-cell office:value-type="float" office:value="25.5034" calcext:value-type="float">
            <text:p>25.5034</text:p>
          </table:table-cell>
          <table:table-cell office:value-type="float" office:value="38.1019" calcext:value-type="float">
            <text:p>38.1019</text:p>
          </table:table-cell>
          <table:table-cell office:value-type="float" office:value="5.92717" calcext:value-type="float">
            <text:p>5.92717</text:p>
          </table:table-cell>
          <table:table-cell office:value-type="float" office:value="9.98024" calcext:value-type="float">
            <text:p>9.98024</text:p>
          </table:table-cell>
          <table:table-cell office:value-type="float" office:value="0.458384" calcext:value-type="float">
            <text:p>0.458384</text:p>
          </table:table-cell>
          <table:table-cell office:value-type="float" office:value="0.440001" calcext:value-type="float">
            <text:p>0.440001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30754" calcext:value-type="float">
            <text:p>0.30754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0.204789" calcext:value-type="float">
            <text:p>0.20478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29204" calcext:value-type="float">
            <text:p>8.29204</text:p>
          </table:table-cell>
          <table:table-cell office:value-type="float" office:value="50.2174" calcext:value-type="float">
            <text:p>50.2174</text:p>
          </table:table-cell>
          <table:table-cell office:value-type="float" office:value="25.8096" calcext:value-type="float">
            <text:p>25.8096</text:p>
          </table:table-cell>
          <table:table-cell office:value-type="float" office:value="39.9464" calcext:value-type="float">
            <text:p>39.9464</text:p>
          </table:table-cell>
          <table:table-cell office:value-type="float" office:value="5.97114" calcext:value-type="float">
            <text:p>5.97114</text:p>
          </table:table-cell>
          <table:table-cell office:value-type="float" office:value="10.1163" calcext:value-type="float">
            <text:p>10.1163</text:p>
          </table:table-cell>
          <table:table-cell office:value-type="float" office:value="0.461861" calcext:value-type="float">
            <text:p>0.461861</text:p>
          </table:table-cell>
          <table:table-cell office:value-type="float" office:value="0.429865" calcext:value-type="float">
            <text:p>0.429865</text:p>
          </table:table-cell>
          <table:table-cell office:value-type="float" office:value="0.661503" calcext:value-type="float">
            <text:p>0.661503</text:p>
          </table:table-cell>
          <table:table-cell office:value-type="float" office:value="0.311909" calcext:value-type="float">
            <text:p>0.311909</text:p>
          </table:table-cell>
          <table:table-cell office:value-type="float" office:value="0.423538" calcext:value-type="float">
            <text:p>0.423538</text:p>
          </table:table-cell>
          <table:table-cell office:value-type="float" office:value="0.207116" calcext:value-type="float">
            <text:p>0.2071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49583" calcext:value-type="float">
            <text:p>8.49583</text:p>
          </table:table-cell>
          <table:table-cell office:value-type="float" office:value="51.2996" calcext:value-type="float">
            <text:p>51.2996</text:p>
          </table:table-cell>
          <table:table-cell office:value-type="float" office:value="26.6514" calcext:value-type="float">
            <text:p>26.6514</text:p>
          </table:table-cell>
          <table:table-cell office:value-type="float" office:value="40.9324" calcext:value-type="float">
            <text:p>40.9324</text:p>
          </table:table-cell>
          <table:table-cell office:value-type="float" office:value="6.16836" calcext:value-type="float">
            <text:p>6.16836</text:p>
          </table:table-cell>
          <table:table-cell office:value-type="float" office:value="10.4042" calcext:value-type="float">
            <text:p>10.4042</text:p>
          </table:table-cell>
          <table:table-cell office:value-type="float" office:value="0.464061" calcext:value-type="float">
            <text:p>0.464061</text:p>
          </table:table-cell>
          <table:table-cell office:value-type="float" office:value="0.435371" calcext:value-type="float">
            <text:p>0.435371</text:p>
          </table:table-cell>
          <table:table-cell office:value-type="float" office:value="0.666786" calcext:value-type="float">
            <text:p>0.666786</text:p>
          </table:table-cell>
          <table:table-cell office:value-type="float" office:value="0.314764" calcext:value-type="float">
            <text:p>0.314764</text:p>
          </table:table-cell>
          <table:table-cell office:value-type="float" office:value="0.43119" calcext:value-type="float">
            <text:p>0.43119</text:p>
          </table:table-cell>
          <table:table-cell office:value-type="float" office:value="0.207972" calcext:value-type="float">
            <text:p>0.20797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69978" calcext:value-type="float">
            <text:p>8.69978</text:p>
          </table:table-cell>
          <table:table-cell office:value-type="float" office:value="52.4771" calcext:value-type="float">
            <text:p>52.4771</text:p>
          </table:table-cell>
          <table:table-cell office:value-type="float" office:value="27.3866" calcext:value-type="float">
            <text:p>27.3866</text:p>
          </table:table-cell>
          <table:table-cell office:value-type="float" office:value="41.4683" calcext:value-type="float">
            <text:p>41.4683</text:p>
          </table:table-cell>
          <table:table-cell office:value-type="float" office:value="6.43407" calcext:value-type="float">
            <text:p>6.43407</text:p>
          </table:table-cell>
          <table:table-cell office:value-type="float" office:value="10.7615" calcext:value-type="float">
            <text:p>10.7615</text:p>
          </table:table-cell>
          <table:table-cell office:value-type="float" office:value="0.471751" calcext:value-type="float">
            <text:p>0.471751</text:p>
          </table:table-cell>
          <table:table-cell office:value-type="float" office:value="0.440829" calcext:value-type="float">
            <text:p>0.440829</text:p>
          </table:table-cell>
          <table:table-cell office:value-type="float" office:value="0.673725" calcext:value-type="float">
            <text:p>0.673725</text:p>
          </table:table-cell>
          <table:table-cell office:value-type="float" office:value="0.318641" calcext:value-type="float">
            <text:p>0.318641</text:p>
          </table:table-cell>
          <table:table-cell office:value-type="float" office:value="0.441668" calcext:value-type="float">
            <text:p>0.441668</text:p>
          </table:table-cell>
          <table:table-cell office:value-type="float" office:value="0.210576" calcext:value-type="float">
            <text:p>0.21057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18511" calcext:value-type="float">
            <text:p>9.18511</text:p>
          </table:table-cell>
          <table:table-cell office:value-type="float" office:value="53.33" calcext:value-type="float">
            <text:p>53.33</text:p>
          </table:table-cell>
          <table:table-cell office:value-type="float" office:value="28.4524" calcext:value-type="float">
            <text:p>28.4524</text:p>
          </table:table-cell>
          <table:table-cell office:value-type="float" office:value="43.1546" calcext:value-type="float">
            <text:p>43.1546</text:p>
          </table:table-cell>
          <table:table-cell office:value-type="float" office:value="6.60247" calcext:value-type="float">
            <text:p>6.60247</text:p>
          </table:table-cell>
          <table:table-cell office:value-type="float" office:value="11.2991" calcext:value-type="float">
            <text:p>11.2991</text:p>
          </table:table-cell>
          <table:table-cell office:value-type="float" office:value="0.478506" calcext:value-type="float">
            <text:p>0.478506</text:p>
          </table:table-cell>
          <table:table-cell office:value-type="float" office:value="0.447189" calcext:value-type="float">
            <text:p>0.447189</text:p>
          </table:table-cell>
          <table:table-cell office:value-type="float" office:value="0.680767" calcext:value-type="float">
            <text:p>0.680767</text:p>
          </table:table-cell>
          <table:table-cell office:value-type="float" office:value="0.322632" calcext:value-type="float">
            <text:p>0.322632</text:p>
          </table:table-cell>
          <table:table-cell office:value-type="float" office:value="0.412816" calcext:value-type="float">
            <text:p>0.412816</text:p>
          </table:table-cell>
          <table:table-cell office:value-type="float" office:value="0.225293" calcext:value-type="float">
            <text:p>0.22529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35696" calcext:value-type="float">
            <text:p>9.35696</text:p>
          </table:table-cell>
          <table:table-cell office:value-type="float" office:value="57.7501" calcext:value-type="float">
            <text:p>57.7501</text:p>
          </table:table-cell>
          <table:table-cell office:value-type="float" office:value="28.95" calcext:value-type="float">
            <text:p>28.95</text:p>
          </table:table-cell>
          <table:table-cell office:value-type="float" office:value="45.3344" calcext:value-type="float">
            <text:p>45.3344</text:p>
          </table:table-cell>
          <table:table-cell office:value-type="float" office:value="6.80781" calcext:value-type="float">
            <text:p>6.80781</text:p>
          </table:table-cell>
          <table:table-cell office:value-type="float" office:value="11.6959" calcext:value-type="float">
            <text:p>11.6959</text:p>
          </table:table-cell>
          <table:table-cell office:value-type="float" office:value="0.482808" calcext:value-type="float">
            <text:p>0.482808</text:p>
          </table:table-cell>
          <table:table-cell office:value-type="float" office:value="0.45342" calcext:value-type="float">
            <text:p>0.45342</text:p>
          </table:table-cell>
          <table:table-cell office:value-type="float" office:value="0.692433" calcext:value-type="float">
            <text:p>0.692433</text:p>
          </table:table-cell>
          <table:table-cell office:value-type="float" office:value="0.35169" calcext:value-type="float">
            <text:p>0.35169</text:p>
          </table:table-cell>
          <table:table-cell office:value-type="float" office:value="0.446092" calcext:value-type="float">
            <text:p>0.446092</text:p>
          </table:table-cell>
          <table:table-cell office:value-type="float" office:value="0.215969" calcext:value-type="float">
            <text:p>0.21596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5957" calcext:value-type="float">
            <text:p>9.5957</text:p>
          </table:table-cell>
          <table:table-cell office:value-type="float" office:value="58.7889" calcext:value-type="float">
            <text:p>58.7889</text:p>
          </table:table-cell>
          <table:table-cell office:value-type="float" office:value="29.9225" calcext:value-type="float">
            <text:p>29.9225</text:p>
          </table:table-cell>
          <table:table-cell office:value-type="float" office:value="44.04" calcext:value-type="float">
            <text:p>44.04</text:p>
          </table:table-cell>
          <table:table-cell office:value-type="float" office:value="7.03667" calcext:value-type="float">
            <text:p>7.03667</text:p>
          </table:table-cell>
          <table:table-cell office:value-type="float" office:value="12.1603" calcext:value-type="float">
            <text:p>12.1603</text:p>
          </table:table-cell>
          <table:table-cell office:value-type="float" office:value="0.479793" calcext:value-type="float">
            <text:p>0.479793</text:p>
          </table:table-cell>
          <table:table-cell office:value-type="float" office:value="0.453972" calcext:value-type="float">
            <text:p>0.453972</text:p>
          </table:table-cell>
          <table:table-cell office:value-type="float" office:value="0.698531" calcext:value-type="float">
            <text:p>0.698531</text:p>
          </table:table-cell>
          <table:table-cell office:value-type="float" office:value="0.337544" calcext:value-type="float">
            <text:p>0.337544</text:p>
          </table:table-cell>
          <table:table-cell office:value-type="float" office:value="0.448865" calcext:value-type="float">
            <text:p>0.448865</text:p>
          </table:table-cell>
          <table:table-cell office:value-type="float" office:value="0.21851" calcext:value-type="float">
            <text:p>0.218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7954" calcext:value-type="float">
            <text:p>9.7954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30.7115" calcext:value-type="float">
            <text:p>30.7115</text:p>
          </table:table-cell>
          <table:table-cell office:value-type="float" office:value="44.2011" calcext:value-type="float">
            <text:p>44.2011</text:p>
          </table:table-cell>
          <table:table-cell office:value-type="float" office:value="7.23114" calcext:value-type="float">
            <text:p>7.23114</text:p>
          </table:table-cell>
          <table:table-cell office:value-type="float" office:value="12.4903" calcext:value-type="float">
            <text:p>12.4903</text:p>
          </table:table-cell>
          <table:table-cell office:value-type="float" office:value="0.485942" calcext:value-type="float">
            <text:p>0.485942</text:p>
          </table:table-cell>
          <table:table-cell office:value-type="float" office:value="0.465622" calcext:value-type="float">
            <text:p>0.465622</text:p>
          </table:table-cell>
          <table:table-cell office:value-type="float" office:value="0.705988" calcext:value-type="float">
            <text:p>0.705988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0.430266" calcext:value-type="float">
            <text:p>0.430266</text:p>
          </table:table-cell>
          <table:table-cell office:value-type="float" office:value="0.221711" calcext:value-type="float">
            <text:p>0.2217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.2329" calcext:value-type="float">
            <text:p>11.2329</text:p>
          </table:table-cell>
          <table:table-cell office:value-type="float" office:value="58.2289" calcext:value-type="float">
            <text:p>58.2289</text:p>
          </table:table-cell>
          <table:table-cell office:value-type="float" office:value="31.6016" calcext:value-type="float">
            <text:p>31.6016</text:p>
          </table:table-cell>
          <table:table-cell office:value-type="float" office:value="45.7102" calcext:value-type="float">
            <text:p>45.7102</text:p>
          </table:table-cell>
          <table:table-cell office:value-type="float" office:value="7.52523" calcext:value-type="float">
            <text:p>7.52523</text:p>
          </table:table-cell>
          <table:table-cell office:value-type="float" office:value="13.9888" calcext:value-type="float">
            <text:p>13.9888</text:p>
          </table:table-cell>
          <table:table-cell office:value-type="float" office:value="0.486332" calcext:value-type="float">
            <text:p>0.486332</text:p>
          </table:table-cell>
          <table:table-cell office:value-type="float" office:value="0.461315" calcext:value-type="float">
            <text:p>0.461315</text:p>
          </table:table-cell>
          <table:table-cell office:value-type="float" office:value="0.711714" calcext:value-type="float">
            <text:p>0.711714</text:p>
          </table:table-cell>
          <table:table-cell office:value-type="float" office:value="0.363205" calcext:value-type="float">
            <text:p>0.363205</text:p>
          </table:table-cell>
          <table:table-cell office:value-type="float" office:value="0.458071" calcext:value-type="float">
            <text:p>0.458071</text:p>
          </table:table-cell>
          <table:table-cell office:value-type="float" office:value="0.223674" calcext:value-type="float">
            <text:p>0.22367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8864" calcext:value-type="float">
            <text:p>10.8864</text:p>
          </table:table-cell>
          <table:table-cell office:value-type="float" office:value="62.2141" calcext:value-type="float">
            <text:p>62.2141</text:p>
          </table:table-cell>
          <table:table-cell office:value-type="float" office:value="32.5251" calcext:value-type="float">
            <text:p>32.5251</text:p>
          </table:table-cell>
          <table:table-cell office:value-type="float" office:value="47.3032" calcext:value-type="float">
            <text:p>47.3032</text:p>
          </table:table-cell>
          <table:table-cell office:value-type="float" office:value="7.52086" calcext:value-type="float">
            <text:p>7.52086</text:p>
          </table:table-cell>
          <table:table-cell office:value-type="float" office:value="13.3496" calcext:value-type="float">
            <text:p>13.3496</text:p>
          </table:table-cell>
          <table:table-cell office:value-type="float" office:value="0.497617" calcext:value-type="float">
            <text:p>0.497617</text:p>
          </table:table-cell>
          <table:table-cell office:value-type="float" office:value="0.46171" calcext:value-type="float">
            <text:p>0.46171</text:p>
          </table:table-cell>
          <table:table-cell office:value-type="float" office:value="0.723118" calcext:value-type="float">
            <text:p>0.723118</text:p>
          </table:table-cell>
          <table:table-cell office:value-type="float" office:value="0.342179" calcext:value-type="float">
            <text:p>0.342179</text:p>
          </table:table-cell>
          <table:table-cell office:value-type="float" office:value="0.462532" calcext:value-type="float">
            <text:p>0.462532</text:p>
          </table:table-cell>
          <table:table-cell office:value-type="float" office:value="0.22603" calcext:value-type="float">
            <text:p>0.226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.2742" calcext:value-type="float">
            <text:p>11.2742</text:p>
          </table:table-cell>
          <table:table-cell office:value-type="float" office:value="63.3104" calcext:value-type="float">
            <text:p>63.3104</text:p>
          </table:table-cell>
          <table:table-cell office:value-type="float" office:value="33.5336" calcext:value-type="float">
            <text:p>33.5336</text:p>
          </table:table-cell>
          <table:table-cell office:value-type="float" office:value="51.3025" calcext:value-type="float">
            <text:p>51.3025</text:p>
          </table:table-cell>
          <table:table-cell office:value-type="float" office:value="7.87541" calcext:value-type="float">
            <text:p>7.87541</text:p>
          </table:table-cell>
          <table:table-cell office:value-type="float" office:value="13.953" calcext:value-type="float">
            <text:p>13.953</text:p>
          </table:table-cell>
          <table:table-cell office:value-type="float" office:value="0.506403" calcext:value-type="float">
            <text:p>0.506403</text:p>
          </table:table-cell>
          <table:table-cell office:value-type="float" office:value="0.465483" calcext:value-type="float">
            <text:p>0.465483</text:p>
          </table:table-cell>
          <table:table-cell office:value-type="float" office:value="0.727294" calcext:value-type="float">
            <text:p>0.727294</text:p>
          </table:table-cell>
          <table:table-cell office:value-type="float" office:value="0.342092" calcext:value-type="float">
            <text:p>0.342092</text:p>
          </table:table-cell>
          <table:table-cell office:value-type="float" office:value="0.467237" calcext:value-type="float">
            <text:p>0.467237</text:p>
          </table:table-cell>
          <table:table-cell office:value-type="float" office:value="0.229045" calcext:value-type="float">
            <text:p>0.2290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.044" calcext:value-type="float">
            <text:p>12.044</text:p>
          </table:table-cell>
          <table:table-cell office:value-type="float" office:value="72.4041" calcext:value-type="float">
            <text:p>72.4041</text:p>
          </table:table-cell>
          <table:table-cell office:value-type="float" office:value="34.5496" calcext:value-type="float">
            <text:p>34.5496</text:p>
          </table:table-cell>
          <table:table-cell office:value-type="float" office:value="51.168" calcext:value-type="float">
            <text:p>51.168</text:p>
          </table:table-cell>
          <table:table-cell office:value-type="float" office:value="8.06616" calcext:value-type="float">
            <text:p>8.06616</text:p>
          </table:table-cell>
          <table:table-cell office:value-type="float" office:value="14.274" calcext:value-type="float">
            <text:p>14.274</text:p>
          </table:table-cell>
          <table:table-cell office:value-type="float" office:value="0.50478" calcext:value-type="float">
            <text:p>0.50478</text:p>
          </table:table-cell>
          <table:table-cell office:value-type="float" office:value="0.476736" calcext:value-type="float">
            <text:p>0.476736</text:p>
          </table:table-cell>
          <table:table-cell office:value-type="float" office:value="0.737816" calcext:value-type="float">
            <text:p>0.737816</text:p>
          </table:table-cell>
          <table:table-cell office:value-type="float" office:value="0.345139" calcext:value-type="float">
            <text:p>0.345139</text:p>
          </table:table-cell>
          <table:table-cell office:value-type="float" office:value="0.476619" calcext:value-type="float">
            <text:p>0.476619</text:p>
          </table:table-cell>
          <table:table-cell office:value-type="float" office:value="0.228818" calcext:value-type="float">
            <text:p>0.2288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071" calcext:value-type="float">
            <text:p>12.071</text:p>
          </table:table-cell>
          <table:table-cell office:value-type="float" office:value="70.0286" calcext:value-type="float">
            <text:p>70.0286</text:p>
          </table:table-cell>
          <table:table-cell office:value-type="float" office:value="35.5112" calcext:value-type="float">
            <text:p>35.5112</text:p>
          </table:table-cell>
          <table:table-cell office:value-type="float" office:value="56.1373" calcext:value-type="float">
            <text:p>56.1373</text:p>
          </table:table-cell>
          <table:table-cell office:value-type="float" office:value="8.42727" calcext:value-type="float">
            <text:p>8.42727</text:p>
          </table:table-cell>
          <table:table-cell office:value-type="float" office:value="15.0706" calcext:value-type="float">
            <text:p>15.0706</text:p>
          </table:table-cell>
          <table:table-cell office:value-type="float" office:value="0.513022" calcext:value-type="float">
            <text:p>0.513022</text:p>
          </table:table-cell>
          <table:table-cell office:value-type="float" office:value="0.478374" calcext:value-type="float">
            <text:p>0.478374</text:p>
          </table:table-cell>
          <table:table-cell office:value-type="float" office:value="0.74579" calcext:value-type="float">
            <text:p>0.74579</text:p>
          </table:table-cell>
          <table:table-cell office:value-type="float" office:value="0.350005" calcext:value-type="float">
            <text:p>0.350005</text:p>
          </table:table-cell>
          <table:table-cell office:value-type="float" office:value="0.482003" calcext:value-type="float">
            <text:p>0.482003</text:p>
          </table:table-cell>
          <table:table-cell office:value-type="float" office:value="0.232938" calcext:value-type="float">
            <text:p>0.2329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.2451" calcext:value-type="float">
            <text:p>12.2451</text:p>
          </table:table-cell>
          <table:table-cell office:value-type="float" office:value="72.2953" calcext:value-type="float">
            <text:p>72.2953</text:p>
          </table:table-cell>
          <table:table-cell office:value-type="float" office:value="36.5581" calcext:value-type="float">
            <text:p>36.5581</text:p>
          </table:table-cell>
          <table:table-cell office:value-type="float" office:value="56.1659" calcext:value-type="float">
            <text:p>56.1659</text:p>
          </table:table-cell>
          <table:table-cell office:value-type="float" office:value="8.67226" calcext:value-type="float">
            <text:p>8.67226</text:p>
          </table:table-cell>
          <table:table-cell office:value-type="float" office:value="15.5403" calcext:value-type="float">
            <text:p>15.5403</text:p>
          </table:table-cell>
          <table:table-cell office:value-type="float" office:value="0.525219" calcext:value-type="float">
            <text:p>0.525219</text:p>
          </table:table-cell>
          <table:table-cell office:value-type="float" office:value="0.485541" calcext:value-type="float">
            <text:p>0.485541</text:p>
          </table:table-cell>
          <table:table-cell office:value-type="float" office:value="0.759803" calcext:value-type="float">
            <text:p>0.759803</text:p>
          </table:table-cell>
          <table:table-cell office:value-type="float" office:value="0.371649" calcext:value-type="float">
            <text:p>0.371649</text:p>
          </table:table-cell>
          <table:table-cell office:value-type="float" office:value="0.485371" calcext:value-type="float">
            <text:p>0.485371</text:p>
          </table:table-cell>
          <table:table-cell office:value-type="float" office:value="0.235151" calcext:value-type="float">
            <text:p>0.235151</text:p>
          </table:table-cell>
        </table:table-row>
      </table:table>
      <table:table table:name="Matrix Update" table:style-name="ta1">
        <table:shapes>
          <draw:frame draw:z-index="0" draw:style-name="gr1" draw:text-style-name="P1" svg:width="540.99pt" svg:height="345.71pt" svg:x="0pt" svg:y="0pt">
            <draw:object draw:notify-on-update-of-ranges="'Output Data'.A3:'Output Data'.A102 'Output Data'.B2:'Output Data'.B2 'Output Data'.B3:'Output Data'.B102 'Output Data'.A3:'Output Data'.A102 'Output Data'.C2:'Output Data'.C2 'Output Data'.C3:'Output Data'.C102 'Output Data'.A3:'Output Data'.A102 'Output Data'.D2:'Output Data'.D2 'Output Data'.D3:'Output Data'.D102 'Output Data'.A3:'Output Data'.A102 'Output Data'.E2:'Output Data'.E2 'Output Data'.E3:'Output Data'.E102 'Output Data'.A3:'Output Data'.A102 'Output Data'.F2:'Output Data'.F2 'Output Data'.F3:'Output Data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ultiplication" table:style-name="ta1">
        <table:shapes>
          <draw:frame draw:z-index="0" draw:style-name="gr1" draw:text-style-name="P1" svg:width="502.33pt" svg:height="334.01pt" svg:x="0.03pt" svg:y="0.03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02.33pt" svg:height="334.01pt" svg:x="509.58pt" svg:y="0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inear System" table:style-name="ta1">
        <table:shapes>
          <draw:frame draw:z-index="0" draw:style-name="gr1" draw:text-style-name="P1" svg:width="721.11pt" svg:height="483.93pt" svg:x="0.03pt" svg:y="0pt">
            <draw:object draw:notify-on-update-of-ranges="'Output Data'.A312:'Output Data'.A411 'Output Data'.B311:'Output Data'.B311 'Output Data'.B312:'Output Data'.B411 'Output Data'.A312:'Output Data'.A411 'Output Data'.C311:'Output Data'.C311 'Output Data'.C312:'Output Data'.C411 'Output Data'.A312:'Output Data'.A411 'Output Data'.D311:'Output Data'.D311 'Output Data'.D312:'Output Data'.D411 'Output Data'.A312:'Output Data'.A411 'Output Data'.E311:'Output Data'.E311 'Output Data'.E312:'Output Data'.E411 'Output Data'.A312:'Output Data'.A411 'Output Data'.F311:'Output Data'.F311 'Output Data'.F312:'Output Data'.F411 'Output Data'.A312:'Output Data'.A411 'Output Data'.G311:'Output Data'.G311 'Output Data'.G312:'Output Data'.G411 'Output Data'.A312:'Output Data'.A411 'Output Data'.H311:'Output Data'.H311 'Output Data'.H312:'Output Data'.H411 'Output Data'.A312:'Output Data'.A411 'Output Data'.I311:'Output Data'.I311 'Output Data'.I312:'Output Data'.I411 'Output Data'.A312:'Output Data'.A411 'Output Data'.J311:'Output Data'.J311 'Output Data'.J312:'Output Data'.J411 'Output Data'.A312:'Output Data'.A411 'Output Data'.K311:'Output Data'.K311 'Output Data'.K312:'Output Data'.K411 'Output Data'.A312:'Output Data'.A411 'Output Data'.L311:'Output Data'.L311 'Output Data'.L312:'Output Data'.L411 'Output Data'.A312:'Output Data'.A411 'Output Data'.M311:'Output Data'.M311 'Output Data'.M312:'Output Data'.M4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3:58:01.898006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2:15:38.620833447</meta:creation-date>
    <dc:date>2021-10-06T00:05:18.303962928</dc:date>
    <meta:editing-duration>PT18M22S</meta:editing-duration>
    <meta:editing-cycles>3</meta:editing-cycles>
    <meta:generator>LibreOffice/6.0.7.3$Linux_X86_64 LibreOffice_project/00m0$Build-3</meta:generator>
    <meta:document-statistic meta:table-count="4" meta:cell-count="31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86cm" svg:height="12.197cm" xlink:href=".." xlink:type="simple" chart:class="chart:scatter" chart:style-name="ch1">
        <chart:title svg:x="7.28cm" svg:y="0.379cm" chart:style-name="ch2">
          <text:p>Sparse matrix update</text:p>
        </chart:title>
        <chart:legend svg:x="14.525cm" svg:y="7.628cm" style:legend-expansion="custom" chartooo:width="3.179cm" chartooo:height="2.11cm" style:legend-expansion-aspect-ratio="1.50663507109005" chart:style-name="ch3"/>
        <chart:plot-area chart:style-name="ch4" table:cell-range-address="'Output Data'.A3:'Output Data'.F102 'Output Data'.B2:'Output Data'.F2" chart:data-source-has-labels="row" svg:x="1.382cm" svg:y="1.427cm" svg:width="17.323cm" svg:height="9.556cm">
          <chartooo:coordinate-region svg:x="2.691cm" svg:y="1.629cm" svg:width="15.726cm" svg:height="8.701cm"/>
          <chart:axis chart:dimension="x" chart:name="primary-x" chart:style-name="ch5">
            <chart:title svg:x="9.255cm" svg:y="11.226cm" chart:style-name="ch6">
              <text:p>Dimension</text:p>
            </chart:title>
            <chart:grid chart:style-name="ch7" chart:class="major"/>
          </chart:axis>
          <chart:axis chart:dimension="y" chart:name="primary-y" chart:style-name="ch8">
            <chart:title svg:x="0.451cm" svg:y="6.94cm" chart:style-name="ch9">
              <text:p>Time [ms]</text:p>
            </chart:title>
            <chart:grid chart:style-name="ch7" chart:class="major"/>
          </chart:axis>
          <chart:series chart:style-name="ch10" chart:values-cell-range-address="'Output Data'.B3:'Output Data'.B102" chart:label-cell-address="'Output Data'.B2:'Output Data'.B2" chart:class="chart:scatter">
            <chart:domain table:cell-range-address="'Output Data'.A3:'Output Data'.A102"/>
            <chart:data-point chart:repeated="100"/>
          </chart:series>
          <chart:series chart:style-name="ch11" chart:values-cell-range-address="'Output Data'.C3:'Output Data'.C102" chart:label-cell-address="'Output Data'.C2:'Output Data'.C2" chart:class="chart:scatter">
            <chart:data-point chart:repeated="100"/>
          </chart:series>
          <chart:series chart:style-name="ch12" chart:values-cell-range-address="'Output Data'.D3:'Output Data'.D102" chart:label-cell-address="'Output Data'.D2:'Output Data'.D2" chart:class="chart:scatter">
            <chart:data-point chart:repeated="100"/>
          </chart:series>
          <chart:series chart:style-name="ch13" chart:values-cell-range-address="'Output Data'.E3:'Output Data'.E102" chart:label-cell-address="'Output Data'.E2:'Output Data'.E2" chart:class="chart:scatter">
            <chart:data-point chart:repeated="100"/>
          </chart:series>
          <chart:series chart:style-name="ch14" chart:values-cell-range-address="'Output Data'.F3:'Output Data'.F102" chart:label-cell-address="'Output Data'.F2:'Output Data'.F2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effRef</text:p>
                <draw:g>
                  <svg:desc>'Output Data'.B2:'Output Data'.B2</svg:desc>
                </draw:g>
              </table:table-cell>
              <table:table-cell office:value-type="string">
                <text:p>Triplets</text:p>
                <draw:g>
                  <svg:desc>'Output Data'.C2:'Output Data'.C2</svg:desc>
                </draw:g>
              </table:table-cell>
              <table:table-cell office:value-type="string">
                <text:p>Transform</text:p>
                <draw:g>
                  <svg:desc>'Output Data'.D2:'Output Data'.D2</svg:desc>
                </draw:g>
              </table:table-cell>
              <table:table-cell office:value-type="string">
                <text:p>Pointers</text:p>
                <draw:g>
                  <svg:desc>'Output Data'.E2:'Output Data'.E2</svg:desc>
                </draw:g>
              </table:table-cell>
              <table:table-cell office:value-type="string">
                <text:p>Indices</text:p>
                <draw:g>
                  <svg:desc>'Output Data'.F2:'Output Data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Output Data'.A3:'Output Data'.A102</svg:desc>
                </draw:g>
              </table:table-cell>
              <table:table-cell office:value-type="float" office:value="0.00231978">
                <text:p>0.00231978</text:p>
                <draw:g>
                  <svg:desc>'Output Data'.B3:'Output Data'.B102</svg:desc>
                </draw:g>
              </table:table-cell>
              <table:table-cell office:value-type="float" office:value="0.00208635">
                <text:p>0.00208635</text:p>
                <draw:g>
                  <svg:desc>'Output Data'.C3:'Output Data'.C102</svg:desc>
                </draw:g>
              </table:table-cell>
              <table:table-cell office:value-type="float" office:value="0.0106099">
                <text:p>0.0106099</text:p>
                <draw:g>
                  <svg:desc>'Output Data'.D3:'Output Data'.D102</svg:desc>
                </draw:g>
              </table:table-cell>
              <table:table-cell office:value-type="float" office:value="0.00015091">
                <text:p>0.00015091</text:p>
                <draw:g>
                  <svg:desc>'Output Data'.E3:'Output Data'.E102</svg:desc>
                </draw:g>
              </table:table-cell>
              <table:table-cell office:value-type="float" office:value="0.0002877">
                <text:p>0.0002877</text:p>
                <draw:g>
                  <svg:desc>'Output Data'.F3:'Output Data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449989">
                <text:p>0.00449989</text:p>
              </table:table-cell>
              <table:table-cell office:value-type="float" office:value="0.00353899">
                <text:p>0.00353899</text:p>
              </table:table-cell>
              <table:table-cell office:value-type="float" office:value="0.021677">
                <text:p>0.021677</text:p>
              </table:table-cell>
              <table:table-cell office:value-type="float" office:value="0.00034391">
                <text:p>0.00034391</text:p>
              </table:table-cell>
              <table:table-cell office:value-type="float" office:value="0.00048767">
                <text:p>0.00048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704474">
                <text:p>0.00704474</text:p>
              </table:table-cell>
              <table:table-cell office:value-type="float" office:value="0.00637256">
                <text:p>0.00637256</text:p>
              </table:table-cell>
              <table:table-cell office:value-type="float" office:value="0.0376993">
                <text:p>0.0376993</text:p>
              </table:table-cell>
              <table:table-cell office:value-type="float" office:value="0.0004491">
                <text:p>0.0004491</text:p>
              </table:table-cell>
              <table:table-cell office:value-type="float" office:value="0.00079037">
                <text:p>0.00079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929958">
                <text:p>0.00929958</text:p>
              </table:table-cell>
              <table:table-cell office:value-type="float" office:value="0.00735692">
                <text:p>0.00735692</text:p>
              </table:table-cell>
              <table:table-cell office:value-type="float" office:value="0.0526536">
                <text:p>0.0526536</text:p>
              </table:table-cell>
              <table:table-cell office:value-type="float" office:value="0.00055944">
                <text:p>0.00055944</text:p>
              </table:table-cell>
              <table:table-cell office:value-type="float" office:value="0.00113448">
                <text:p>0.00113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116377">
                <text:p>0.0116377</text:p>
              </table:table-cell>
              <table:table-cell office:value-type="float" office:value="0.00859478">
                <text:p>0.00859478</text:p>
              </table:table-cell>
              <table:table-cell office:value-type="float" office:value="0.0703914">
                <text:p>0.0703914</text:p>
              </table:table-cell>
              <table:table-cell office:value-type="float" office:value="0.00089903">
                <text:p>0.00089903</text:p>
              </table:table-cell>
              <table:table-cell office:value-type="float" office:value="0.00124301">
                <text:p>0.00124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141438">
                <text:p>0.0141438</text:p>
              </table:table-cell>
              <table:table-cell office:value-type="float" office:value="0.0104107">
                <text:p>0.0104107</text:p>
              </table:table-cell>
              <table:table-cell office:value-type="float" office:value="0.0846759">
                <text:p>0.0846759</text:p>
              </table:table-cell>
              <table:table-cell office:value-type="float" office:value="0.00081884">
                <text:p>0.00081884</text:p>
              </table:table-cell>
              <table:table-cell office:value-type="float" office:value="0.0017071">
                <text:p>0.0017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166397">
                <text:p>0.0166397</text:p>
              </table:table-cell>
              <table:table-cell office:value-type="float" office:value="0.0112415">
                <text:p>0.0112415</text:p>
              </table:table-cell>
              <table:table-cell office:value-type="float" office:value="0.109272">
                <text:p>0.109272</text:p>
              </table:table-cell>
              <table:table-cell office:value-type="float" office:value="0.00138297">
                <text:p>0.00138297</text:p>
              </table:table-cell>
              <table:table-cell office:value-type="float" office:value="0.00177684">
                <text:p>0.00177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188535">
                <text:p>0.0188535</text:p>
              </table:table-cell>
              <table:table-cell office:value-type="float" office:value="0.0131449">
                <text:p>0.0131449</text:p>
              </table:table-cell>
              <table:table-cell office:value-type="float" office:value="0.12768">
                <text:p>0.12768</text:p>
              </table:table-cell>
              <table:table-cell office:value-type="float" office:value="0.00107214">
                <text:p>0.00107214</text:p>
              </table:table-cell>
              <table:table-cell office:value-type="float" office:value="0.00187699">
                <text:p>0.00187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21465">
                <text:p>0.021465</text:p>
              </table:table-cell>
              <table:table-cell office:value-type="float" office:value="0.0157603">
                <text:p>0.0157603</text:p>
              </table:table-cell>
              <table:table-cell office:value-type="float" office:value="0.155069">
                <text:p>0.155069</text:p>
              </table:table-cell>
              <table:table-cell office:value-type="float" office:value="0.0012082">
                <text:p>0.0012082</text:p>
              </table:table-cell>
              <table:table-cell office:value-type="float" office:value="0.00219748">
                <text:p>0.00219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239105">
                <text:p>0.0239105</text:p>
              </table:table-cell>
              <table:table-cell office:value-type="float" office:value="0.0177489">
                <text:p>0.0177489</text:p>
              </table:table-cell>
              <table:table-cell office:value-type="float" office:value="0.179853">
                <text:p>0.179853</text:p>
              </table:table-cell>
              <table:table-cell office:value-type="float" office:value="0.00134759">
                <text:p>0.00134759</text:p>
              </table:table-cell>
              <table:table-cell office:value-type="float" office:value="0.00256443">
                <text:p>0.00256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262851">
                <text:p>0.0262851</text:p>
              </table:table-cell>
              <table:table-cell office:value-type="float" office:value="0.0186255">
                <text:p>0.0186255</text:p>
              </table:table-cell>
              <table:table-cell office:value-type="float" office:value="0.207207">
                <text:p>0.207207</text:p>
              </table:table-cell>
              <table:table-cell office:value-type="float" office:value="0.00152823">
                <text:p>0.00152823</text:p>
              </table:table-cell>
              <table:table-cell office:value-type="float" office:value="0.00278647">
                <text:p>0.00278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290861">
                <text:p>0.0290861</text:p>
              </table:table-cell>
              <table:table-cell office:value-type="float" office:value="0.0207208">
                <text:p>0.0207208</text:p>
              </table:table-cell>
              <table:table-cell office:value-type="float" office:value="0.236469">
                <text:p>0.236469</text:p>
              </table:table-cell>
              <table:table-cell office:value-type="float" office:value="0.00160452">
                <text:p>0.00160452</text:p>
              </table:table-cell>
              <table:table-cell office:value-type="float" office:value="0.00316873">
                <text:p>0.00316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0313301">
                <text:p>0.0313301</text:p>
              </table:table-cell>
              <table:table-cell office:value-type="float" office:value="0.0214212">
                <text:p>0.0214212</text:p>
              </table:table-cell>
              <table:table-cell office:value-type="float" office:value="0.264616">
                <text:p>0.264616</text:p>
              </table:table-cell>
              <table:table-cell office:value-type="float" office:value="0.00174181">
                <text:p>0.00174181</text:p>
              </table:table-cell>
              <table:table-cell office:value-type="float" office:value="0.00353109">
                <text:p>0.00353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339209">
                <text:p>0.0339209</text:p>
              </table:table-cell>
              <table:table-cell office:value-type="float" office:value="0.0238161">
                <text:p>0.0238161</text:p>
              </table:table-cell>
              <table:table-cell office:value-type="float" office:value="0.296396">
                <text:p>0.296396</text:p>
              </table:table-cell>
              <table:table-cell office:value-type="float" office:value="0.00187914">
                <text:p>0.00187914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366425">
                <text:p>0.0366425</text:p>
              </table:table-cell>
              <table:table-cell office:value-type="float" office:value="0.0241017">
                <text:p>0.0241017</text:p>
              </table:table-cell>
              <table:table-cell office:value-type="float" office:value="0.326796">
                <text:p>0.326796</text:p>
              </table:table-cell>
              <table:table-cell office:value-type="float" office:value="0.0020044">
                <text:p>0.0020044</text:p>
              </table:table-cell>
              <table:table-cell office:value-type="float" office:value="0.00379139">
                <text:p>0.00379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0395034">
                <text:p>0.0395034</text:p>
              </table:table-cell>
              <table:table-cell office:value-type="float" office:value="0.0258883">
                <text:p>0.0258883</text:p>
              </table:table-cell>
              <table:table-cell office:value-type="float" office:value="0.372438">
                <text:p>0.372438</text:p>
              </table:table-cell>
              <table:table-cell office:value-type="float" office:value="0.00220853">
                <text:p>0.00220853</text:p>
              </table:table-cell>
              <table:table-cell office:value-type="float" office:value="0.00402432">
                <text:p>0.00402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0413416">
                <text:p>0.0413416</text:p>
              </table:table-cell>
              <table:table-cell office:value-type="float" office:value="0.0283533">
                <text:p>0.0283533</text:p>
              </table:table-cell>
              <table:table-cell office:value-type="float" office:value="0.403124">
                <text:p>0.403124</text:p>
              </table:table-cell>
              <table:table-cell office:value-type="float" office:value="0.00255481">
                <text:p>0.00255481</text:p>
              </table:table-cell>
              <table:table-cell office:value-type="float" office:value="0.00505256">
                <text:p>0.00505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0436276">
                <text:p>0.0436276</text:p>
              </table:table-cell>
              <table:table-cell office:value-type="float" office:value="0.0305286">
                <text:p>0.0305286</text:p>
              </table:table-cell>
              <table:table-cell office:value-type="float" office:value="0.454395">
                <text:p>0.454395</text:p>
              </table:table-cell>
              <table:table-cell office:value-type="float" office:value="0.00289898">
                <text:p>0.00289898</text:p>
              </table:table-cell>
              <table:table-cell office:value-type="float" office:value="0.00461403">
                <text:p>0.00461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0472695">
                <text:p>0.0472695</text:p>
              </table:table-cell>
              <table:table-cell office:value-type="float" office:value="0.0318534">
                <text:p>0.0318534</text:p>
              </table:table-cell>
              <table:table-cell office:value-type="float" office:value="0.49378">
                <text:p>0.49378</text:p>
              </table:table-cell>
              <table:table-cell office:value-type="float" office:value="0.00371508">
                <text:p>0.00371508</text:p>
              </table:table-cell>
              <table:table-cell office:value-type="float" office:value="0.00485425">
                <text:p>0.00485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0493805">
                <text:p>0.0493805</text:p>
              </table:table-cell>
              <table:table-cell office:value-type="float" office:value="0.0343817">
                <text:p>0.0343817</text:p>
              </table:table-cell>
              <table:table-cell office:value-type="float" office:value="0.529039">
                <text:p>0.529039</text:p>
              </table:table-cell>
              <table:table-cell office:value-type="float" office:value="0.00326376">
                <text:p>0.00326376</text:p>
              </table:table-cell>
              <table:table-cell office:value-type="float" office:value="0.00515049">
                <text:p>0.00515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0528897">
                <text:p>0.0528897</text:p>
              </table:table-cell>
              <table:table-cell office:value-type="float" office:value="0.0365706">
                <text:p>0.0365706</text:p>
              </table:table-cell>
              <table:table-cell office:value-type="float" office:value="0.587206">
                <text:p>0.587206</text:p>
              </table:table-cell>
              <table:table-cell office:value-type="float" office:value="0.00372019">
                <text:p>0.00372019</text:p>
              </table:table-cell>
              <table:table-cell office:value-type="float" office:value="0.00557959">
                <text:p>0.00557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0556456">
                <text:p>0.0556456</text:p>
              </table:table-cell>
              <table:table-cell office:value-type="float" office:value="0.0366329">
                <text:p>0.0366329</text:p>
              </table:table-cell>
              <table:table-cell office:value-type="float" office:value="0.614628">
                <text:p>0.614628</text:p>
              </table:table-cell>
              <table:table-cell office:value-type="float" office:value="0.00395948">
                <text:p>0.00395948</text:p>
              </table:table-cell>
              <table:table-cell office:value-type="float" office:value="0.00601512">
                <text:p>0.00601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0585567">
                <text:p>0.0585567</text:p>
              </table:table-cell>
              <table:table-cell office:value-type="float" office:value="0.0402217">
                <text:p>0.0402217</text:p>
              </table:table-cell>
              <table:table-cell office:value-type="float" office:value="0.667377">
                <text:p>0.667377</text:p>
              </table:table-cell>
              <table:table-cell office:value-type="float" office:value="0.00361282">
                <text:p>0.00361282</text:p>
              </table:table-cell>
              <table:table-cell office:value-type="float" office:value="0.00619925">
                <text:p>0.00619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610477">
                <text:p>0.0610477</text:p>
              </table:table-cell>
              <table:table-cell office:value-type="float" office:value="0.0416172">
                <text:p>0.0416172</text:p>
              </table:table-cell>
              <table:table-cell office:value-type="float" office:value="0.713079">
                <text:p>0.713079</text:p>
              </table:table-cell>
              <table:table-cell office:value-type="float" office:value="0.00528372">
                <text:p>0.00528372</text:p>
              </table:table-cell>
              <table:table-cell office:value-type="float" office:value="0.00651402">
                <text:p>0.00651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064149">
                <text:p>0.064149</text:p>
              </table:table-cell>
              <table:table-cell office:value-type="float" office:value="0.0423409">
                <text:p>0.0423409</text:p>
              </table:table-cell>
              <table:table-cell office:value-type="float" office:value="0.75971">
                <text:p>0.75971</text:p>
              </table:table-cell>
              <table:table-cell office:value-type="float" office:value="0.00386481">
                <text:p>0.00386481</text:p>
              </table:table-cell>
              <table:table-cell office:value-type="float" office:value="0.00775688">
                <text:p>0.00775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0.068199">
                <text:p>0.068199</text:p>
              </table:table-cell>
              <table:table-cell office:value-type="float" office:value="0.0436384">
                <text:p>0.0436384</text:p>
              </table:table-cell>
              <table:table-cell office:value-type="float" office:value="0.813093">
                <text:p>0.813093</text:p>
              </table:table-cell>
              <table:table-cell office:value-type="float" office:value="0.00430764">
                <text:p>0.00430764</text:p>
              </table:table-cell>
              <table:table-cell office:value-type="float" office:value="0.00696064">
                <text:p>0.00696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0.0700967">
                <text:p>0.0700967</text:p>
              </table:table-cell>
              <table:table-cell office:value-type="float" office:value="0.0465297">
                <text:p>0.0465297</text:p>
              </table:table-cell>
              <table:table-cell office:value-type="float" office:value="0.872599">
                <text:p>0.872599</text:p>
              </table:table-cell>
              <table:table-cell office:value-type="float" office:value="0.00448053">
                <text:p>0.00448053</text:p>
              </table:table-cell>
              <table:table-cell office:value-type="float" office:value="0.00735459">
                <text:p>0.00735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0.0737441">
                <text:p>0.0737441</text:p>
              </table:table-cell>
              <table:table-cell office:value-type="float" office:value="0.0466277">
                <text:p>0.0466277</text:p>
              </table:table-cell>
              <table:table-cell office:value-type="float" office:value="0.930906">
                <text:p>0.930906</text:p>
              </table:table-cell>
              <table:table-cell office:value-type="float" office:value="0.00550388">
                <text:p>0.00550388</text:p>
              </table:table-cell>
              <table:table-cell office:value-type="float" office:value="0.00749267">
                <text:p>0.00749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0764402">
                <text:p>0.0764402</text:p>
              </table:table-cell>
              <table:table-cell office:value-type="float" office:value="0.0482489">
                <text:p>0.0482489</text:p>
              </table:table-cell>
              <table:table-cell office:value-type="float" office:value="1.00143">
                <text:p>1.00143</text:p>
              </table:table-cell>
              <table:table-cell office:value-type="float" office:value="0.00540053">
                <text:p>0.00540053</text:p>
              </table:table-cell>
              <table:table-cell office:value-type="float" office:value="0.00942602">
                <text:p>0.00942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0.0789786">
                <text:p>0.0789786</text:p>
              </table:table-cell>
              <table:table-cell office:value-type="float" office:value="0.0493684">
                <text:p>0.0493684</text:p>
              </table:table-cell>
              <table:table-cell office:value-type="float" office:value="1.04257">
                <text:p>1.04257</text:p>
              </table:table-cell>
              <table:table-cell office:value-type="float" office:value="0.00547745">
                <text:p>0.00547745</text:p>
              </table:table-cell>
              <table:table-cell office:value-type="float" office:value="0.00819436">
                <text:p>0.00819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0826811">
                <text:p>0.0826811</text:p>
              </table:table-cell>
              <table:table-cell office:value-type="float" office:value="0.0515457">
                <text:p>0.0515457</text:p>
              </table:table-cell>
              <table:table-cell office:value-type="float" office:value="1.1009">
                <text:p>1.1009</text:p>
              </table:table-cell>
              <table:table-cell office:value-type="float" office:value="0.00569515">
                <text:p>0.00569515</text:p>
              </table:table-cell>
              <table:table-cell office:value-type="float" office:value="0.008372">
                <text:p>0.008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0.0864354">
                <text:p>0.0864354</text:p>
              </table:table-cell>
              <table:table-cell office:value-type="float" office:value="0.0528978">
                <text:p>0.0528978</text:p>
              </table:table-cell>
              <table:table-cell office:value-type="float" office:value="1.17215">
                <text:p>1.17215</text:p>
              </table:table-cell>
              <table:table-cell office:value-type="float" office:value="0.00636128">
                <text:p>0.00636128</text:p>
              </table:table-cell>
              <table:table-cell office:value-type="float" office:value="0.0088612">
                <text:p>0.0088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0.0892722">
                <text:p>0.0892722</text:p>
              </table:table-cell>
              <table:table-cell office:value-type="float" office:value="0.0554392">
                <text:p>0.0554392</text:p>
              </table:table-cell>
              <table:table-cell office:value-type="float" office:value="1.22605">
                <text:p>1.22605</text:p>
              </table:table-cell>
              <table:table-cell office:value-type="float" office:value="0.0064888">
                <text:p>0.0064888</text:p>
              </table:table-cell>
              <table:table-cell office:value-type="float" office:value="0.00943098">
                <text:p>0.009430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0929488">
                <text:p>0.0929488</text:p>
              </table:table-cell>
              <table:table-cell office:value-type="float" office:value="0.05846">
                <text:p>0.05846</text:p>
              </table:table-cell>
              <table:table-cell office:value-type="float" office:value="1.2864">
                <text:p>1.2864</text:p>
              </table:table-cell>
              <table:table-cell office:value-type="float" office:value="0.00663737">
                <text:p>0.00663737</text:p>
              </table:table-cell>
              <table:table-cell office:value-type="float" office:value="0.00945801">
                <text:p>0.00945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0.0948643">
                <text:p>0.0948643</text:p>
              </table:table-cell>
              <table:table-cell office:value-type="float" office:value="0.0574125">
                <text:p>0.0574125</text:p>
              </table:table-cell>
              <table:table-cell office:value-type="float" office:value="1.36708">
                <text:p>1.36708</text:p>
              </table:table-cell>
              <table:table-cell office:value-type="float" office:value="0.00664711">
                <text:p>0.00664711</text:p>
              </table:table-cell>
              <table:table-cell office:value-type="float" office:value="0.00975801">
                <text:p>0.00975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0.0995344">
                <text:p>0.0995344</text:p>
              </table:table-cell>
              <table:table-cell office:value-type="float" office:value="0.0587899">
                <text:p>0.0587899</text:p>
              </table:table-cell>
              <table:table-cell office:value-type="float" office:value="1.43021">
                <text:p>1.43021</text:p>
              </table:table-cell>
              <table:table-cell office:value-type="float" office:value="0.00672677">
                <text:p>0.00672677</text:p>
              </table:table-cell>
              <table:table-cell office:value-type="float" office:value="0.0100819">
                <text:p>0.0100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0.103099">
                <text:p>0.103099</text:p>
              </table:table-cell>
              <table:table-cell office:value-type="float" office:value="0.060534">
                <text:p>0.060534</text:p>
              </table:table-cell>
              <table:table-cell office:value-type="float" office:value="1.49157">
                <text:p>1.49157</text:p>
              </table:table-cell>
              <table:table-cell office:value-type="float" office:value="0.00717944">
                <text:p>0.00717944</text:p>
              </table:table-cell>
              <table:table-cell office:value-type="float" office:value="0.0105382">
                <text:p>0.0105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0.105834">
                <text:p>0.105834</text:p>
              </table:table-cell>
              <table:table-cell office:value-type="float" office:value="0.0618495">
                <text:p>0.0618495</text:p>
              </table:table-cell>
              <table:table-cell office:value-type="float" office:value="1.56954">
                <text:p>1.56954</text:p>
              </table:table-cell>
              <table:table-cell office:value-type="float" office:value="0.0074029">
                <text:p>0.0074029</text:p>
              </table:table-cell>
              <table:table-cell office:value-type="float" office:value="0.0107351">
                <text:p>0.0107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0.108678">
                <text:p>0.108678</text:p>
              </table:table-cell>
              <table:table-cell office:value-type="float" office:value="0.0658819">
                <text:p>0.0658819</text:p>
              </table:table-cell>
              <table:table-cell office:value-type="float" office:value="1.64949">
                <text:p>1.64949</text:p>
              </table:table-cell>
              <table:table-cell office:value-type="float" office:value="0.00790925">
                <text:p>0.00790925</text:p>
              </table:table-cell>
              <table:table-cell office:value-type="float" office:value="0.0120328">
                <text:p>0.0120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0.111299">
                <text:p>0.111299</text:p>
              </table:table-cell>
              <table:table-cell office:value-type="float" office:value="0.0659314">
                <text:p>0.0659314</text:p>
              </table:table-cell>
              <table:table-cell office:value-type="float" office:value="1.72231">
                <text:p>1.72231</text:p>
              </table:table-cell>
              <table:table-cell office:value-type="float" office:value="0.00727481">
                <text:p>0.00727481</text:p>
              </table:table-cell>
              <table:table-cell office:value-type="float" office:value="0.0112667">
                <text:p>0.0112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0.11607">
                <text:p>0.11607</text:p>
              </table:table-cell>
              <table:table-cell office:value-type="float" office:value="0.0675464">
                <text:p>0.0675464</text:p>
              </table:table-cell>
              <table:table-cell office:value-type="float" office:value="1.81952">
                <text:p>1.81952</text:p>
              </table:table-cell>
              <table:table-cell office:value-type="float" office:value="0.00892312">
                <text:p>0.00892312</text:p>
              </table:table-cell>
              <table:table-cell office:value-type="float" office:value="0.0117284">
                <text:p>0.0117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0.119077">
                <text:p>0.119077</text:p>
              </table:table-cell>
              <table:table-cell office:value-type="float" office:value="0.0682243">
                <text:p>0.0682243</text:p>
              </table:table-cell>
              <table:table-cell office:value-type="float" office:value="1.87525">
                <text:p>1.87525</text:p>
              </table:table-cell>
              <table:table-cell office:value-type="float" office:value="0.00798027">
                <text:p>0.00798027</text:p>
              </table:table-cell>
              <table:table-cell office:value-type="float" office:value="0.0119105">
                <text:p>0.0119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0.122384">
                <text:p>0.122384</text:p>
              </table:table-cell>
              <table:table-cell office:value-type="float" office:value="0.0701204">
                <text:p>0.0701204</text:p>
              </table:table-cell>
              <table:table-cell office:value-type="float" office:value="1.95277">
                <text:p>1.95277</text:p>
              </table:table-cell>
              <table:table-cell office:value-type="float" office:value="0.00887244">
                <text:p>0.00887244</text:p>
              </table:table-cell>
              <table:table-cell office:value-type="float" office:value="0.0122763">
                <text:p>0.0122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0.125619">
                <text:p>0.125619</text:p>
              </table:table-cell>
              <table:table-cell office:value-type="float" office:value="0.0715758">
                <text:p>0.0715758</text:p>
              </table:table-cell>
              <table:table-cell office:value-type="float" office:value="2.05367">
                <text:p>2.05367</text:p>
              </table:table-cell>
              <table:table-cell office:value-type="float" office:value="0.00878466">
                <text:p>0.00878466</text:p>
              </table:table-cell>
              <table:table-cell office:value-type="float" office:value="0.0123139">
                <text:p>0.0123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0.129194">
                <text:p>0.129194</text:p>
              </table:table-cell>
              <table:table-cell office:value-type="float" office:value="0.0735733">
                <text:p>0.0735733</text:p>
              </table:table-cell>
              <table:table-cell office:value-type="float" office:value="2.15015">
                <text:p>2.15015</text:p>
              </table:table-cell>
              <table:table-cell office:value-type="float" office:value="0.00990211">
                <text:p>0.00990211</text:p>
              </table:table-cell>
              <table:table-cell office:value-type="float" office:value="0.0131596">
                <text:p>0.0131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13287">
                <text:p>0.13287</text:p>
              </table:table-cell>
              <table:table-cell office:value-type="float" office:value="0.0730237">
                <text:p>0.0730237</text:p>
              </table:table-cell>
              <table:table-cell office:value-type="float" office:value="2.22343">
                <text:p>2.22343</text:p>
              </table:table-cell>
              <table:table-cell office:value-type="float" office:value="0.00889658">
                <text:p>0.00889658</text:p>
              </table:table-cell>
              <table:table-cell office:value-type="float" office:value="0.0128632">
                <text:p>0.0128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0.136557">
                <text:p>0.136557</text:p>
              </table:table-cell>
              <table:table-cell office:value-type="float" office:value="0.0754744">
                <text:p>0.0754744</text:p>
              </table:table-cell>
              <table:table-cell office:value-type="float" office:value="2.31893">
                <text:p>2.31893</text:p>
              </table:table-cell>
              <table:table-cell office:value-type="float" office:value="0.00926316">
                <text:p>0.00926316</text:p>
              </table:table-cell>
              <table:table-cell office:value-type="float" office:value="0.0154068">
                <text:p>0.0154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0.139914">
                <text:p>0.139914</text:p>
              </table:table-cell>
              <table:table-cell office:value-type="float" office:value="0.0779487">
                <text:p>0.0779487</text:p>
              </table:table-cell>
              <table:table-cell office:value-type="float" office:value="2.37824">
                <text:p>2.37824</text:p>
              </table:table-cell>
              <table:table-cell office:value-type="float" office:value="0.009872">
                <text:p>0.009872</text:p>
              </table:table-cell>
              <table:table-cell office:value-type="float" office:value="0.0139013">
                <text:p>0.0139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0.143452">
                <text:p>0.143452</text:p>
              </table:table-cell>
              <table:table-cell office:value-type="float" office:value="0.0793531">
                <text:p>0.0793531</text:p>
              </table:table-cell>
              <table:table-cell office:value-type="float" office:value="2.46434">
                <text:p>2.46434</text:p>
              </table:table-cell>
              <table:table-cell office:value-type="float" office:value="0.0106315">
                <text:p>0.0106315</text:p>
              </table:table-cell>
              <table:table-cell office:value-type="float" office:value="0.0141046">
                <text:p>0.0141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0.147466">
                <text:p>0.147466</text:p>
              </table:table-cell>
              <table:table-cell office:value-type="float" office:value="0.0793507">
                <text:p>0.0793507</text:p>
              </table:table-cell>
              <table:table-cell office:value-type="float" office:value="2.58145">
                <text:p>2.58145</text:p>
              </table:table-cell>
              <table:table-cell office:value-type="float" office:value="0.00999011">
                <text:p>0.00999011</text:p>
              </table:table-cell>
              <table:table-cell office:value-type="float" office:value="0.0143547">
                <text:p>0.0143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0.149911">
                <text:p>0.149911</text:p>
              </table:table-cell>
              <table:table-cell office:value-type="float" office:value="0.0814257">
                <text:p>0.0814257</text:p>
              </table:table-cell>
              <table:table-cell office:value-type="float" office:value="2.6517">
                <text:p>2.6517</text:p>
              </table:table-cell>
              <table:table-cell office:value-type="float" office:value="0.0114999">
                <text:p>0.0114999</text:p>
              </table:table-cell>
              <table:table-cell office:value-type="float" office:value="0.0145875">
                <text:p>0.0145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0.154486">
                <text:p>0.154486</text:p>
              </table:table-cell>
              <table:table-cell office:value-type="float" office:value="0.0857275">
                <text:p>0.0857275</text:p>
              </table:table-cell>
              <table:table-cell office:value-type="float" office:value="2.72835">
                <text:p>2.72835</text:p>
              </table:table-cell>
              <table:table-cell office:value-type="float" office:value="0.0108001">
                <text:p>0.0108001</text:p>
              </table:table-cell>
              <table:table-cell office:value-type="float" office:value="0.0153507">
                <text:p>0.0153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0.158403">
                <text:p>0.158403</text:p>
              </table:table-cell>
              <table:table-cell office:value-type="float" office:value="0.0886612">
                <text:p>0.0886612</text:p>
              </table:table-cell>
              <table:table-cell office:value-type="float" office:value="2.89357">
                <text:p>2.89357</text:p>
              </table:table-cell>
              <table:table-cell office:value-type="float" office:value="0.0103997">
                <text:p>0.0103997</text:p>
              </table:table-cell>
              <table:table-cell office:value-type="float" office:value="0.0179893">
                <text:p>0.01798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0.162143">
                <text:p>0.162143</text:p>
              </table:table-cell>
              <table:table-cell office:value-type="float" office:value="0.0887046">
                <text:p>0.0887046</text:p>
              </table:table-cell>
              <table:table-cell office:value-type="float" office:value="2.94227">
                <text:p>2.94227</text:p>
              </table:table-cell>
              <table:table-cell office:value-type="float" office:value="0.0121841">
                <text:p>0.0121841</text:p>
              </table:table-cell>
              <table:table-cell office:value-type="float" office:value="0.0181001">
                <text:p>0.0181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0.166522">
                <text:p>0.166522</text:p>
              </table:table-cell>
              <table:table-cell office:value-type="float" office:value="0.0877785">
                <text:p>0.0877785</text:p>
              </table:table-cell>
              <table:table-cell office:value-type="float" office:value="3.07429">
                <text:p>3.07429</text:p>
              </table:table-cell>
              <table:table-cell office:value-type="float" office:value="0.011843">
                <text:p>0.011843</text:p>
              </table:table-cell>
              <table:table-cell office:value-type="float" office:value="0.0158466">
                <text:p>0.0158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0.169564">
                <text:p>0.169564</text:p>
              </table:table-cell>
              <table:table-cell office:value-type="float" office:value="0.0912885">
                <text:p>0.0912885</text:p>
              </table:table-cell>
              <table:table-cell office:value-type="float" office:value="3.2356">
                <text:p>3.2356</text:p>
              </table:table-cell>
              <table:table-cell office:value-type="float" office:value="0.0127628">
                <text:p>0.0127628</text:p>
              </table:table-cell>
              <table:table-cell office:value-type="float" office:value="0.0188742">
                <text:p>0.0188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0.173238">
                <text:p>0.173238</text:p>
              </table:table-cell>
              <table:table-cell office:value-type="float" office:value="0.0928">
                <text:p>0.0928</text:p>
              </table:table-cell>
              <table:table-cell office:value-type="float" office:value="3.23684">
                <text:p>3.23684</text:p>
              </table:table-cell>
              <table:table-cell office:value-type="float" office:value="0.0109458">
                <text:p>0.0109458</text:p>
              </table:table-cell>
              <table:table-cell office:value-type="float" office:value="0.0166821">
                <text:p>0.0166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0.178131">
                <text:p>0.178131</text:p>
              </table:table-cell>
              <table:table-cell office:value-type="float" office:value="0.0946123">
                <text:p>0.0946123</text:p>
              </table:table-cell>
              <table:table-cell office:value-type="float" office:value="3.33291">
                <text:p>3.33291</text:p>
              </table:table-cell>
              <table:table-cell office:value-type="float" office:value="0.0117961">
                <text:p>0.0117961</text:p>
              </table:table-cell>
              <table:table-cell office:value-type="float" office:value="0.0193372">
                <text:p>0.0193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0.178812">
                <text:p>0.178812</text:p>
              </table:table-cell>
              <table:table-cell office:value-type="float" office:value="0.0933301">
                <text:p>0.0933301</text:p>
              </table:table-cell>
              <table:table-cell office:value-type="float" office:value="3.45477">
                <text:p>3.45477</text:p>
              </table:table-cell>
              <table:table-cell office:value-type="float" office:value="0.0120159">
                <text:p>0.0120159</text:p>
              </table:table-cell>
              <table:table-cell office:value-type="float" office:value="0.0170195">
                <text:p>0.0170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0.198752">
                <text:p>0.198752</text:p>
              </table:table-cell>
              <table:table-cell office:value-type="float" office:value="0.0935706">
                <text:p>0.0935706</text:p>
              </table:table-cell>
              <table:table-cell office:value-type="float" office:value="3.62048">
                <text:p>3.62048</text:p>
              </table:table-cell>
              <table:table-cell office:value-type="float" office:value="0.0128628">
                <text:p>0.0128628</text:p>
              </table:table-cell>
              <table:table-cell office:value-type="float" office:value="0.0175687">
                <text:p>0.0175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0.187854">
                <text:p>0.187854</text:p>
              </table:table-cell>
              <table:table-cell office:value-type="float" office:value="0.0965407">
                <text:p>0.0965407</text:p>
              </table:table-cell>
              <table:table-cell office:value-type="float" office:value="3.70972">
                <text:p>3.70972</text:p>
              </table:table-cell>
              <table:table-cell office:value-type="float" office:value="0.0131145">
                <text:p>0.0131145</text:p>
              </table:table-cell>
              <table:table-cell office:value-type="float" office:value="0.0178033">
                <text:p>0.0178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0.192372">
                <text:p>0.192372</text:p>
              </table:table-cell>
              <table:table-cell office:value-type="float" office:value="0.0980687">
                <text:p>0.0980687</text:p>
              </table:table-cell>
              <table:table-cell office:value-type="float" office:value="3.80271">
                <text:p>3.80271</text:p>
              </table:table-cell>
              <table:table-cell office:value-type="float" office:value="0.0128548">
                <text:p>0.0128548</text:p>
              </table:table-cell>
              <table:table-cell office:value-type="float" office:value="0.0188581">
                <text:p>0.0188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0.194141">
                <text:p>0.194141</text:p>
              </table:table-cell>
              <table:table-cell office:value-type="float" office:value="0.104914">
                <text:p>0.104914</text:p>
              </table:table-cell>
              <table:table-cell office:value-type="float" office:value="3.94457">
                <text:p>3.94457</text:p>
              </table:table-cell>
              <table:table-cell office:value-type="float" office:value="0.0139132">
                <text:p>0.0139132</text:p>
              </table:table-cell>
              <table:table-cell office:value-type="float" office:value="0.018345">
                <text:p>0.01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0.19924">
                <text:p>0.19924</text:p>
              </table:table-cell>
              <table:table-cell office:value-type="float" office:value="0.103767">
                <text:p>0.103767</text:p>
              </table:table-cell>
              <table:table-cell office:value-type="float" office:value="4.05409">
                <text:p>4.05409</text:p>
              </table:table-cell>
              <table:table-cell office:value-type="float" office:value="0.0138357">
                <text:p>0.0138357</text:p>
              </table:table-cell>
              <table:table-cell office:value-type="float" office:value="0.0185795">
                <text:p>0.0185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206485">
                <text:p>0.206485</text:p>
              </table:table-cell>
              <table:table-cell office:value-type="float" office:value="0.10652">
                <text:p>0.10652</text:p>
              </table:table-cell>
              <table:table-cell office:value-type="float" office:value="4.22104">
                <text:p>4.22104</text:p>
              </table:table-cell>
              <table:table-cell office:value-type="float" office:value="0.014602">
                <text:p>0.014602</text:p>
              </table:table-cell>
              <table:table-cell office:value-type="float" office:value="0.0191894">
                <text:p>0.0191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0.209241">
                <text:p>0.209241</text:p>
              </table:table-cell>
              <table:table-cell office:value-type="float" office:value="0.109078">
                <text:p>0.109078</text:p>
              </table:table-cell>
              <table:table-cell office:value-type="float" office:value="4.2976">
                <text:p>4.2976</text:p>
              </table:table-cell>
              <table:table-cell office:value-type="float" office:value="0.0146744">
                <text:p>0.0146744</text:p>
              </table:table-cell>
              <table:table-cell office:value-type="float" office:value="0.0193973">
                <text:p>0.0193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0.212779">
                <text:p>0.212779</text:p>
              </table:table-cell>
              <table:table-cell office:value-type="float" office:value="0.11012">
                <text:p>0.11012</text:p>
              </table:table-cell>
              <table:table-cell office:value-type="float" office:value="4.39572">
                <text:p>4.39572</text:p>
              </table:table-cell>
              <table:table-cell office:value-type="float" office:value="0.0144489">
                <text:p>0.0144489</text:p>
              </table:table-cell>
              <table:table-cell office:value-type="float" office:value="0.0197957">
                <text:p>0.0197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0.216918">
                <text:p>0.216918</text:p>
              </table:table-cell>
              <table:table-cell office:value-type="float" office:value="0.11185">
                <text:p>0.11185</text:p>
              </table:table-cell>
              <table:table-cell office:value-type="float" office:value="4.55577">
                <text:p>4.55577</text:p>
              </table:table-cell>
              <table:table-cell office:value-type="float" office:value="0.014319">
                <text:p>0.014319</text:p>
              </table:table-cell>
              <table:table-cell office:value-type="float" office:value="0.0197061">
                <text:p>0.0197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0.221564">
                <text:p>0.221564</text:p>
              </table:table-cell>
              <table:table-cell office:value-type="float" office:value="0.110571">
                <text:p>0.110571</text:p>
              </table:table-cell>
              <table:table-cell office:value-type="float" office:value="4.71734">
                <text:p>4.71734</text:p>
              </table:table-cell>
              <table:table-cell office:value-type="float" office:value="0.014601">
                <text:p>0.014601</text:p>
              </table:table-cell>
              <table:table-cell office:value-type="float" office:value="0.0202735">
                <text:p>0.02027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0.226179">
                <text:p>0.226179</text:p>
              </table:table-cell>
              <table:table-cell office:value-type="float" office:value="0.111449">
                <text:p>0.111449</text:p>
              </table:table-cell>
              <table:table-cell office:value-type="float" office:value="4.82244">
                <text:p>4.82244</text:p>
              </table:table-cell>
              <table:table-cell office:value-type="float" office:value="0.0133868">
                <text:p>0.0133868</text:p>
              </table:table-cell>
              <table:table-cell office:value-type="float" office:value="0.0205885">
                <text:p>0.0205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0.230132">
                <text:p>0.230132</text:p>
              </table:table-cell>
              <table:table-cell office:value-type="float" office:value="0.112958">
                <text:p>0.112958</text:p>
              </table:table-cell>
              <table:table-cell office:value-type="float" office:value="4.83814">
                <text:p>4.83814</text:p>
              </table:table-cell>
              <table:table-cell office:value-type="float" office:value="0.0158143">
                <text:p>0.0158143</text:p>
              </table:table-cell>
              <table:table-cell office:value-type="float" office:value="0.0209159">
                <text:p>0.0209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0.234868">
                <text:p>0.234868</text:p>
              </table:table-cell>
              <table:table-cell office:value-type="float" office:value="0.114321">
                <text:p>0.114321</text:p>
              </table:table-cell>
              <table:table-cell office:value-type="float" office:value="5.05126">
                <text:p>5.05126</text:p>
              </table:table-cell>
              <table:table-cell office:value-type="float" office:value="0.0146286">
                <text:p>0.0146286</text:p>
              </table:table-cell>
              <table:table-cell office:value-type="float" office:value="0.0210972">
                <text:p>0.0210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0.239264">
                <text:p>0.239264</text:p>
              </table:table-cell>
              <table:table-cell office:value-type="float" office:value="0.118516">
                <text:p>0.118516</text:p>
              </table:table-cell>
              <table:table-cell office:value-type="float" office:value="5.19158">
                <text:p>5.19158</text:p>
              </table:table-cell>
              <table:table-cell office:value-type="float" office:value="0.0176011">
                <text:p>0.0176011</text:p>
              </table:table-cell>
              <table:table-cell office:value-type="float" office:value="0.0216726">
                <text:p>0.02167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0.242145">
                <text:p>0.242145</text:p>
              </table:table-cell>
              <table:table-cell office:value-type="float" office:value="0.114967">
                <text:p>0.114967</text:p>
              </table:table-cell>
              <table:table-cell office:value-type="float" office:value="5.29012">
                <text:p>5.29012</text:p>
              </table:table-cell>
              <table:table-cell office:value-type="float" office:value="0.0159344">
                <text:p>0.0159344</text:p>
              </table:table-cell>
              <table:table-cell office:value-type="float" office:value="0.0214784">
                <text:p>0.02147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0.246659">
                <text:p>0.246659</text:p>
              </table:table-cell>
              <table:table-cell office:value-type="float" office:value="0.117794">
                <text:p>0.117794</text:p>
              </table:table-cell>
              <table:table-cell office:value-type="float" office:value="5.45752">
                <text:p>5.45752</text:p>
              </table:table-cell>
              <table:table-cell office:value-type="float" office:value="0.0150335">
                <text:p>0.0150335</text:p>
              </table:table-cell>
              <table:table-cell office:value-type="float" office:value="0.0221894">
                <text:p>0.0221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0.252256">
                <text:p>0.252256</text:p>
              </table:table-cell>
              <table:table-cell office:value-type="float" office:value="0.12924">
                <text:p>0.12924</text:p>
              </table:table-cell>
              <table:table-cell office:value-type="float" office:value="5.56723">
                <text:p>5.56723</text:p>
              </table:table-cell>
              <table:table-cell office:value-type="float" office:value="0.0146289">
                <text:p>0.0146289</text:p>
              </table:table-cell>
              <table:table-cell office:value-type="float" office:value="0.0227658">
                <text:p>0.02276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0.259019">
                <text:p>0.259019</text:p>
              </table:table-cell>
              <table:table-cell office:value-type="float" office:value="0.124179">
                <text:p>0.124179</text:p>
              </table:table-cell>
              <table:table-cell office:value-type="float" office:value="5.69043">
                <text:p>5.69043</text:p>
              </table:table-cell>
              <table:table-cell office:value-type="float" office:value="0.01611">
                <text:p>0.01611</text:p>
              </table:table-cell>
              <table:table-cell office:value-type="float" office:value="0.0230407">
                <text:p>0.0230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0.262477">
                <text:p>0.262477</text:p>
              </table:table-cell>
              <table:table-cell office:value-type="float" office:value="0.12728">
                <text:p>0.12728</text:p>
              </table:table-cell>
              <table:table-cell office:value-type="float" office:value="5.89925">
                <text:p>5.89925</text:p>
              </table:table-cell>
              <table:table-cell office:value-type="float" office:value="0.0157309">
                <text:p>0.0157309</text:p>
              </table:table-cell>
              <table:table-cell office:value-type="float" office:value="0.0232305">
                <text:p>0.0232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0.264469">
                <text:p>0.264469</text:p>
              </table:table-cell>
              <table:table-cell office:value-type="float" office:value="0.130976">
                <text:p>0.130976</text:p>
              </table:table-cell>
              <table:table-cell office:value-type="float" office:value="5.98168">
                <text:p>5.98168</text:p>
              </table:table-cell>
              <table:table-cell office:value-type="float" office:value="0.0167005">
                <text:p>0.0167005</text:p>
              </table:table-cell>
              <table:table-cell office:value-type="float" office:value="0.0231747">
                <text:p>0.02317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0.268139">
                <text:p>0.268139</text:p>
              </table:table-cell>
              <table:table-cell office:value-type="float" office:value="0.132494">
                <text:p>0.132494</text:p>
              </table:table-cell>
              <table:table-cell office:value-type="float" office:value="6.0954">
                <text:p>6.0954</text:p>
              </table:table-cell>
              <table:table-cell office:value-type="float" office:value="0.0179067">
                <text:p>0.0179067</text:p>
              </table:table-cell>
              <table:table-cell office:value-type="float" office:value="0.0239123">
                <text:p>0.0239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0.272766">
                <text:p>0.272766</text:p>
              </table:table-cell>
              <table:table-cell office:value-type="float" office:value="0.130622">
                <text:p>0.130622</text:p>
              </table:table-cell>
              <table:table-cell office:value-type="float" office:value="6.33171">
                <text:p>6.33171</text:p>
              </table:table-cell>
              <table:table-cell office:value-type="float" office:value="0.0175065">
                <text:p>0.0175065</text:p>
              </table:table-cell>
              <table:table-cell office:value-type="float" office:value="0.0244207">
                <text:p>0.0244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0.277395">
                <text:p>0.277395</text:p>
              </table:table-cell>
              <table:table-cell office:value-type="float" office:value="0.134057">
                <text:p>0.134057</text:p>
              </table:table-cell>
              <table:table-cell office:value-type="float" office:value="6.43004">
                <text:p>6.43004</text:p>
              </table:table-cell>
              <table:table-cell office:value-type="float" office:value="0.017526">
                <text:p>0.017526</text:p>
              </table:table-cell>
              <table:table-cell office:value-type="float" office:value="0.0242896">
                <text:p>0.0242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0.282634">
                <text:p>0.282634</text:p>
              </table:table-cell>
              <table:table-cell office:value-type="float" office:value="0.137988">
                <text:p>0.137988</text:p>
              </table:table-cell>
              <table:table-cell office:value-type="float" office:value="6.61962">
                <text:p>6.61962</text:p>
              </table:table-cell>
              <table:table-cell office:value-type="float" office:value="0.0163788">
                <text:p>0.0163788</text:p>
              </table:table-cell>
              <table:table-cell office:value-type="float" office:value="0.0241182">
                <text:p>0.02411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0.286804">
                <text:p>0.286804</text:p>
              </table:table-cell>
              <table:table-cell office:value-type="float" office:value="0.139578">
                <text:p>0.139578</text:p>
              </table:table-cell>
              <table:table-cell office:value-type="float" office:value="6.7147">
                <text:p>6.7147</text:p>
              </table:table-cell>
              <table:table-cell office:value-type="float" office:value="0.0181478">
                <text:p>0.0181478</text:p>
              </table:table-cell>
              <table:table-cell office:value-type="float" office:value="0.0252417">
                <text:p>0.0252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0.292485">
                <text:p>0.292485</text:p>
              </table:table-cell>
              <table:table-cell office:value-type="float" office:value="0.143965">
                <text:p>0.143965</text:p>
              </table:table-cell>
              <table:table-cell office:value-type="float" office:value="6.91494">
                <text:p>6.91494</text:p>
              </table:table-cell>
              <table:table-cell office:value-type="float" office:value="0.0179948">
                <text:p>0.0179948</text:p>
              </table:table-cell>
              <table:table-cell office:value-type="float" office:value="0.0250569">
                <text:p>0.0250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0.294402">
                <text:p>0.294402</text:p>
              </table:table-cell>
              <table:table-cell office:value-type="float" office:value="0.140391">
                <text:p>0.140391</text:p>
              </table:table-cell>
              <table:table-cell office:value-type="float" office:value="6.93103">
                <text:p>6.93103</text:p>
              </table:table-cell>
              <table:table-cell office:value-type="float" office:value="0.0190417">
                <text:p>0.0190417</text:p>
              </table:table-cell>
              <table:table-cell office:value-type="float" office:value="0.0255627">
                <text:p>0.0255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0.298491">
                <text:p>0.298491</text:p>
              </table:table-cell>
              <table:table-cell office:value-type="float" office:value="0.145557">
                <text:p>0.145557</text:p>
              </table:table-cell>
              <table:table-cell office:value-type="float" office:value="7.13793">
                <text:p>7.13793</text:p>
              </table:table-cell>
              <table:table-cell office:value-type="float" office:value="0.0190581">
                <text:p>0.0190581</text:p>
              </table:table-cell>
              <table:table-cell office:value-type="float" office:value="0.0259752">
                <text:p>0.02597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0.302908">
                <text:p>0.302908</text:p>
              </table:table-cell>
              <table:table-cell office:value-type="float" office:value="0.143581">
                <text:p>0.143581</text:p>
              </table:table-cell>
              <table:table-cell office:value-type="float" office:value="7.30807">
                <text:p>7.30807</text:p>
              </table:table-cell>
              <table:table-cell office:value-type="float" office:value="0.0184377">
                <text:p>0.0184377</text:p>
              </table:table-cell>
              <table:table-cell office:value-type="float" office:value="0.0261501">
                <text:p>0.026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0.30841">
                <text:p>0.30841</text:p>
              </table:table-cell>
              <table:table-cell office:value-type="float" office:value="0.14754">
                <text:p>0.14754</text:p>
              </table:table-cell>
              <table:table-cell office:value-type="float" office:value="7.43525">
                <text:p>7.43525</text:p>
              </table:table-cell>
              <table:table-cell office:value-type="float" office:value="0.0193122">
                <text:p>0.0193122</text:p>
              </table:table-cell>
              <table:table-cell office:value-type="float" office:value="0.0259569">
                <text:p>0.0259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0.312692">
                <text:p>0.312692</text:p>
              </table:table-cell>
              <table:table-cell office:value-type="float" office:value="0.150142">
                <text:p>0.150142</text:p>
              </table:table-cell>
              <table:table-cell office:value-type="float" office:value="7.64028">
                <text:p>7.64028</text:p>
              </table:table-cell>
              <table:table-cell office:value-type="float" office:value="0.0197021">
                <text:p>0.0197021</text:p>
              </table:table-cell>
              <table:table-cell office:value-type="float" office:value="0.0266819">
                <text:p>0.0266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0.317955">
                <text:p>0.317955</text:p>
              </table:table-cell>
              <table:table-cell office:value-type="float" office:value="0.15241">
                <text:p>0.15241</text:p>
              </table:table-cell>
              <table:table-cell office:value-type="float" office:value="7.70733">
                <text:p>7.70733</text:p>
              </table:table-cell>
              <table:table-cell office:value-type="float" office:value="0.0193485">
                <text:p>0.0193485</text:p>
              </table:table-cell>
              <table:table-cell office:value-type="float" office:value="0.0268487">
                <text:p>0.02684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0.320919">
                <text:p>0.320919</text:p>
              </table:table-cell>
              <table:table-cell office:value-type="float" office:value="0.151699">
                <text:p>0.151699</text:p>
              </table:table-cell>
              <table:table-cell office:value-type="float" office:value="7.89832">
                <text:p>7.89832</text:p>
              </table:table-cell>
              <table:table-cell office:value-type="float" office:value="0.0198947">
                <text:p>0.0198947</text:p>
              </table:table-cell>
              <table:table-cell office:value-type="float" office:value="0.0277302">
                <text:p>0.0277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0.325875">
                <text:p>0.325875</text:p>
              </table:table-cell>
              <table:table-cell office:value-type="float" office:value="0.149379">
                <text:p>0.149379</text:p>
              </table:table-cell>
              <table:table-cell office:value-type="float" office:value="8.15763">
                <text:p>8.15763</text:p>
              </table:table-cell>
              <table:table-cell office:value-type="float" office:value="0.0195452">
                <text:p>0.0195452</text:p>
              </table:table-cell>
              <table:table-cell office:value-type="float" office:value="0.0276888">
                <text:p>0.0276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0.33081">
                <text:p>0.33081</text:p>
              </table:table-cell>
              <table:table-cell office:value-type="float" office:value="0.152488">
                <text:p>0.152488</text:p>
              </table:table-cell>
              <table:table-cell office:value-type="float" office:value="8.2601">
                <text:p>8.2601</text:p>
              </table:table-cell>
              <table:table-cell office:value-type="float" office:value="0.0197703">
                <text:p>0.0197703</text:p>
              </table:table-cell>
              <table:table-cell office:value-type="float" office:value="0.0287882">
                <text:p>0.0287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0.334344">
                <text:p>0.334344</text:p>
              </table:table-cell>
              <table:table-cell office:value-type="float" office:value="0.15789">
                <text:p>0.15789</text:p>
              </table:table-cell>
              <table:table-cell office:value-type="float" office:value="8.44583">
                <text:p>8.44583</text:p>
              </table:table-cell>
              <table:table-cell office:value-type="float" office:value="0.0207174">
                <text:p>0.0207174</text:p>
              </table:table-cell>
              <table:table-cell office:value-type="float" office:value="0.0290977">
                <text:p>0.0290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0.33857">
                <text:p>0.33857</text:p>
              </table:table-cell>
              <table:table-cell office:value-type="float" office:value="0.154805">
                <text:p>0.154805</text:p>
              </table:table-cell>
              <table:table-cell office:value-type="float" office:value="8.62589">
                <text:p>8.62589</text:p>
              </table:table-cell>
              <table:table-cell office:value-type="float" office:value="0.0210304">
                <text:p>0.0210304</text:p>
              </table:table-cell>
              <table:table-cell office:value-type="float" office:value="0.0279545">
                <text:p>0.0279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0.34429">
                <text:p>0.34429</text:p>
              </table:table-cell>
              <table:table-cell office:value-type="float" office:value="0.153941">
                <text:p>0.153941</text:p>
              </table:table-cell>
              <table:table-cell office:value-type="float" office:value="8.76101">
                <text:p>8.76101</text:p>
              </table:table-cell>
              <table:table-cell office:value-type="float" office:value="0.0198274">
                <text:p>0.0198274</text:p>
              </table:table-cell>
              <table:table-cell office:value-type="float" office:value="0.0288798">
                <text:p>0.02887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0.348507">
                <text:p>0.348507</text:p>
              </table:table-cell>
              <table:table-cell office:value-type="float" office:value="0.159998">
                <text:p>0.159998</text:p>
              </table:table-cell>
              <table:table-cell office:value-type="float" office:value="9.00559">
                <text:p>9.00559</text:p>
              </table:table-cell>
              <table:table-cell office:value-type="float" office:value="0.0220285">
                <text:p>0.0220285</text:p>
              </table:table-cell>
              <table:table-cell office:value-type="float" office:value="0.0290374">
                <text:p>0.0290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0.353642">
                <text:p>0.353642</text:p>
              </table:table-cell>
              <table:table-cell office:value-type="float" office:value="0.163369">
                <text:p>0.163369</text:p>
              </table:table-cell>
              <table:table-cell office:value-type="float" office:value="9.07403">
                <text:p>9.07403</text:p>
              </table:table-cell>
              <table:table-cell office:value-type="float" office:value="0.0216816">
                <text:p>0.0216816</text:p>
              </table:table-cell>
              <table:table-cell office:value-type="float" office:value="0.02915">
                <text:p>0.029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0.357324">
                <text:p>0.357324</text:p>
              </table:table-cell>
              <table:table-cell office:value-type="float" office:value="0.157768">
                <text:p>0.157768</text:p>
              </table:table-cell>
              <table:table-cell office:value-type="float" office:value="9.39783">
                <text:p>9.39783</text:p>
              </table:table-cell>
              <table:table-cell office:value-type="float" office:value="0.0212705">
                <text:p>0.0212705</text:p>
              </table:table-cell>
              <table:table-cell office:value-type="float" office:value="0.0296773">
                <text:p>0.0296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22cm" svg:height="11.784cm" xlink:href="." xlink:type="simple" chart:class="chart:scatter" chart:style-name="ch1">
        <chart:title svg:x="6.058cm" svg:y="0.371cm" chart:style-name="ch2">
          <text:p>Matrix-vector multiplication</text:p>
        </chart:title>
        <chart:legend svg:x="11.212cm" svg:y="7.65cm" style:legend-expansion="custom" chartooo:width="5.868cm" chartooo:height="1.751cm" style:legend-expansion-aspect-ratio="3.35122786978869" chart:style-name="ch3"/>
        <chart:plot-area chart:style-name="ch4" chart:data-source-has-labels="both" svg:x="1.355cm" svg:y="1.411cm" svg:width="16.013cm" svg:height="9.167cm">
          <chartooo:coordinate-region svg:x="2.664cm" svg:y="1.614cm" svg:width="14.416cm" svg:height="8.311cm"/>
          <chart:axis chart:dimension="x" chart:name="primary-x" chart:style-name="ch5" chartooo:axis-type="auto">
            <chart:title svg:x="8.235cm" svg:y="10.813cm" chart:style-name="ch6">
              <text:p>Dimension [ms]</text:p>
            </chart:title>
            <chart:categories table:cell-range-address="local-table.$A$2:.$A$101"/>
            <chart:grid chart:style-name="ch7" chart:class="major"/>
          </chart:axis>
          <chart:axis chart:dimension="y" chart:name="primary-y" chart:style-name="ch8">
            <chart:title svg:x="0.451cm" svg:y="6.729cm" chart:style-name="ch9">
              <text:p>Time [ms]</text:p>
            </chart:title>
            <chart:grid chart:style-name="ch7" chart:class="major"/>
          </chart:axis>
          <chart:series chart:style-name="ch10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11" chart:values-cell-range-address="local-table.$D$2:.$D$101" chart:label-cell-address="local-table.$D$1" chart:class="chart:scatter">
            <chart:data-point chart:repeated="100"/>
          </chart:series>
          <chart:series chart:style-name="ch12" chart:values-cell-range-address="local-table.$E$2:.$E$101" chart:label-cell-address="local-table.$E$1" chart:class="chart:scatter">
            <chart:data-point chart:repeated="100"/>
          </chart:series>
          <chart:series chart:style-name="ch13" chart:values-cell-range-address="local-table.$F$2:.$F$101" chart:label-cell-address="local-table.$F$1" chart:class="chart:scatter">
            <chart:data-point chart:repeated="100"/>
          </chart:series>
          <chart:series chart:style-name="ch14" chart:values-cell-range-address="local-table.$G$2:.$G$101" chart:label-cell-address="local-table.$G$1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nse (Threads: 1)</text:p>
              </table:table-cell>
              <table:table-cell office:value-type="string">
                <text:p>Dense (Threads: 2)</text:p>
              </table:table-cell>
              <table:table-cell office:value-type="string">
                <text:p>Dense (Threads: 3)</text:p>
              </table:table-cell>
              <table:table-cell office:value-type="string">
                <text:p>Dense (Threads: 4)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2414">
                <text:p>0.0002414</text:p>
              </table:table-cell>
              <table:table-cell office:value-type="float" office:value="0.0002158">
                <text:p>0.0002158</text:p>
              </table:table-cell>
              <table:table-cell office:value-type="float" office:value="0.0002248">
                <text:p>0.0002248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3272">
                <text:p>0.0003272</text:p>
              </table:table-cell>
              <table:table-cell office:value-type="float" office:value="0.0003076">
                <text:p>0.0003076</text:p>
              </table:table-cell>
              <table:table-cell office:value-type="float" office:value="0.0003082">
                <text:p>0.0003082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4242">
                <text:p>0.0004242</text:p>
              </table:table-cell>
              <table:table-cell office:value-type="float" office:value="0.0003866">
                <text:p>0.0003866</text:p>
              </table:table-cell>
              <table:table-cell office:value-type="float" office:value="0.0003864">
                <text:p>0.0003864</text:p>
              </table:table-cell>
              <table:table-cell office:value-type="float" office:value="0.0003834">
                <text:p>0.0003834</text:p>
              </table:table-cell>
              <table:table-cell office:value-type="float" office:value="0.0006114">
                <text:p>0.0006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5714">
                <text:p>0.0005714</text:p>
              </table:table-cell>
              <table:table-cell office:value-type="float" office:value="0.0005232">
                <text:p>0.0005232</text:p>
              </table:table-cell>
              <table:table-cell office:value-type="float" office:value="0.0005098">
                <text:p>0.0005098</text:p>
              </table:table-cell>
              <table:table-cell office:value-type="float" office:value="0.0005076">
                <text:p>0.0005076</text:p>
              </table:table-cell>
              <table:table-cell office:value-type="float" office:value="0.0007706">
                <text:p>0.0007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006984">
                <text:p>0.0006984</text:p>
              </table:table-cell>
              <table:table-cell office:value-type="float" office:value="0.0006242">
                <text:p>0.0006242</text:p>
              </table:table-cell>
              <table:table-cell office:value-type="float" office:value="0.0006314">
                <text:p>0.0006314</text:p>
              </table:table-cell>
              <table:table-cell office:value-type="float" office:value="0.0006354">
                <text:p>0.0006354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00888">
                <text:p>0.000888</text:p>
              </table:table-cell>
              <table:table-cell office:value-type="float" office:value="0.000815">
                <text:p>0.000815</text:p>
              </table:table-cell>
              <table:table-cell office:value-type="float" office:value="0.0008112">
                <text:p>0.0008112</text:p>
              </table:table-cell>
              <table:table-cell office:value-type="float" office:value="0.0008142">
                <text:p>0.0008142</text:p>
              </table:table-cell>
              <table:table-cell office:value-type="float" office:value="0.0010392">
                <text:p>0.0010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10442">
                <text:p>0.0010442</text:p>
              </table:table-cell>
              <table:table-cell office:value-type="float" office:value="0.0009458">
                <text:p>0.0009458</text:p>
              </table:table-cell>
              <table:table-cell office:value-type="float" office:value="0.0009812">
                <text:p>0.0009812</text:p>
              </table:table-cell>
              <table:table-cell office:value-type="float" office:value="0.000958">
                <text:p>0.000958</text:p>
              </table:table-cell>
              <table:table-cell office:value-type="float" office:value="0.0010556">
                <text:p>0.0010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012812">
                <text:p>0.0012812</text:p>
              </table:table-cell>
              <table:table-cell office:value-type="float" office:value="0.0012218">
                <text:p>0.0012218</text:p>
              </table:table-cell>
              <table:table-cell office:value-type="float" office:value="0.001194">
                <text:p>0.001194</text:p>
              </table:table-cell>
              <table:table-cell office:value-type="float" office:value="0.0011878">
                <text:p>0.0011878</text:p>
              </table:table-cell>
              <table:table-cell office:value-type="float" office:value="0.0011978">
                <text:p>0.0011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14218">
                <text:p>0.0014218</text:p>
              </table:table-cell>
              <table:table-cell office:value-type="float" office:value="0.0014302">
                <text:p>0.0014302</text:p>
              </table:table-cell>
              <table:table-cell office:value-type="float" office:value="0.0014194">
                <text:p>0.0014194</text:p>
              </table:table-cell>
              <table:table-cell office:value-type="float" office:value="0.0013008">
                <text:p>0.0013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017818">
                <text:p>0.0017818</text:p>
              </table:table-cell>
              <table:table-cell office:value-type="float" office:value="0.001691">
                <text:p>0.001691</text:p>
              </table:table-cell>
              <table:table-cell office:value-type="float" office:value="0.0017382">
                <text:p>0.0017382</text:p>
              </table:table-cell>
              <table:table-cell office:value-type="float" office:value="0.0017254">
                <text:p>0.0017254</text:p>
              </table:table-cell>
              <table:table-cell office:value-type="float" office:value="0.0014856">
                <text:p>0.0014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020954">
                <text:p>0.0020954</text:p>
              </table:table-cell>
              <table:table-cell office:value-type="float" office:value="0.001991">
                <text:p>0.001991</text:p>
              </table:table-cell>
              <table:table-cell office:value-type="float" office:value="0.0020044">
                <text:p>0.0020044</text:p>
              </table:table-cell>
              <table:table-cell office:value-type="float" office:value="0.0019902">
                <text:p>0.0019902</text:p>
              </table:table-cell>
              <table:table-cell office:value-type="float" office:value="0.0015962">
                <text:p>0.0015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062458">
                <text:p>0.0062458</text:p>
              </table:table-cell>
              <table:table-cell office:value-type="float" office:value="0.0023074">
                <text:p>0.0023074</text:p>
              </table:table-cell>
              <table:table-cell office:value-type="float" office:value="0.0022992">
                <text:p>0.0022992</text:p>
              </table:table-cell>
              <table:table-cell office:value-type="float" office:value="0.0022918">
                <text:p>0.0022918</text:p>
              </table:table-cell>
              <table:table-cell office:value-type="float" office:value="0.0018534">
                <text:p>0.0018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002775">
                <text:p>0.002775</text:p>
              </table:table-cell>
              <table:table-cell office:value-type="float" office:value="0.0026428">
                <text:p>0.0026428</text:p>
              </table:table-cell>
              <table:table-cell office:value-type="float" office:value="0.002667">
                <text:p>0.002667</text:p>
              </table:table-cell>
              <table:table-cell office:value-type="float" office:value="0.0026632">
                <text:p>0.0026632</text:p>
              </table:table-cell>
              <table:table-cell office:value-type="float" office:value="0.0018144">
                <text:p>0.0018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033254">
                <text:p>0.0033254</text:p>
              </table:table-cell>
              <table:table-cell office:value-type="float" office:value="0.003282">
                <text:p>0.003282</text:p>
              </table:table-cell>
              <table:table-cell office:value-type="float" office:value="0.003218">
                <text:p>0.003218</text:p>
              </table:table-cell>
              <table:table-cell office:value-type="float" office:value="0.0032578">
                <text:p>0.0032578</text:p>
              </table:table-cell>
              <table:table-cell office:value-type="float" office:value="0.0019562">
                <text:p>0.0019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041504">
                <text:p>0.0041504</text:p>
              </table:table-cell>
              <table:table-cell office:value-type="float" office:value="0.004288">
                <text:p>0.004288</text:p>
              </table:table-cell>
              <table:table-cell office:value-type="float" office:value="0.0041292">
                <text:p>0.0041292</text:p>
              </table:table-cell>
              <table:table-cell office:value-type="float" office:value="0.0041398">
                <text:p>0.0041398</text:p>
              </table:table-cell>
              <table:table-cell office:value-type="float" office:value="0.0020106">
                <text:p>0.0020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0048076">
                <text:p>0.0048076</text:p>
              </table:table-cell>
              <table:table-cell office:value-type="float" office:value="0.0051444">
                <text:p>0.0051444</text:p>
              </table:table-cell>
              <table:table-cell office:value-type="float" office:value="0.0049736">
                <text:p>0.0049736</text:p>
              </table:table-cell>
              <table:table-cell office:value-type="float" office:value="0.0050648">
                <text:p>0.0050648</text:p>
              </table:table-cell>
              <table:table-cell office:value-type="float" office:value="0.002164">
                <text:p>0.002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0058956">
                <text:p>0.0058956</text:p>
              </table:table-cell>
              <table:table-cell office:value-type="float" office:value="0.005527">
                <text:p>0.005527</text:p>
              </table:table-cell>
              <table:table-cell office:value-type="float" office:value="0.0055188">
                <text:p>0.0055188</text:p>
              </table:table-cell>
              <table:table-cell office:value-type="float" office:value="0.0055502">
                <text:p>0.0055502</text:p>
              </table:table-cell>
              <table:table-cell office:value-type="float" office:value="0.0023556">
                <text:p>0.0023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0060984">
                <text:p>0.0060984</text:p>
              </table:table-cell>
              <table:table-cell office:value-type="float" office:value="0.005973">
                <text:p>0.005973</text:p>
              </table:table-cell>
              <table:table-cell office:value-type="float" office:value="0.0059488">
                <text:p>0.0059488</text:p>
              </table:table-cell>
              <table:table-cell office:value-type="float" office:value="0.0060022">
                <text:p>0.0060022</text:p>
              </table:table-cell>
              <table:table-cell office:value-type="float" office:value="0.0023564">
                <text:p>0.0023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0067482">
                <text:p>0.0067482</text:p>
              </table:table-cell>
              <table:table-cell office:value-type="float" office:value="0.0067608">
                <text:p>0.0067608</text:p>
              </table:table-cell>
              <table:table-cell office:value-type="float" office:value="0.0067272">
                <text:p>0.0067272</text:p>
              </table:table-cell>
              <table:table-cell office:value-type="float" office:value="0.0066654">
                <text:p>0.0066654</text:p>
              </table:table-cell>
              <table:table-cell office:value-type="float" office:value="0.002642">
                <text:p>0.002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0072098">
                <text:p>0.0072098</text:p>
              </table:table-cell>
              <table:table-cell office:value-type="float" office:value="0.0071466">
                <text:p>0.0071466</text:p>
              </table:table-cell>
              <table:table-cell office:value-type="float" office:value="0.0071698">
                <text:p>0.0071698</text:p>
              </table:table-cell>
              <table:table-cell office:value-type="float" office:value="0.0071444">
                <text:p>0.0071444</text:p>
              </table:table-cell>
              <table:table-cell office:value-type="float" office:value="0.0027444">
                <text:p>0.0027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0083232">
                <text:p>0.0083232</text:p>
              </table:table-cell>
              <table:table-cell office:value-type="float" office:value="0.0081052">
                <text:p>0.0081052</text:p>
              </table:table-cell>
              <table:table-cell office:value-type="float" office:value="0.0082504">
                <text:p>0.0082504</text:p>
              </table:table-cell>
              <table:table-cell office:value-type="float" office:value="0.0085022">
                <text:p>0.0085022</text:p>
              </table:table-cell>
              <table:table-cell office:value-type="float" office:value="0.0028766">
                <text:p>0.0028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00907">
                <text:p>0.00907</text:p>
              </table:table-cell>
              <table:table-cell office:value-type="float" office:value="0.008827">
                <text:p>0.008827</text:p>
              </table:table-cell>
              <table:table-cell office:value-type="float" office:value="0.0084954">
                <text:p>0.0084954</text:p>
              </table:table-cell>
              <table:table-cell office:value-type="float" office:value="0.0084398">
                <text:p>0.0084398</text:p>
              </table:table-cell>
              <table:table-cell office:value-type="float" office:value="0.002858">
                <text:p>0.002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009521">
                <text:p>0.009521</text:p>
              </table:table-cell>
              <table:table-cell office:value-type="float" office:value="0.0094458">
                <text:p>0.0094458</text:p>
              </table:table-cell>
              <table:table-cell office:value-type="float" office:value="0.009452">
                <text:p>0.009452</text:p>
              </table:table-cell>
              <table:table-cell office:value-type="float" office:value="0.009427">
                <text:p>0.009427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3864">
                <text:p>0.0103864</text:p>
              </table:table-cell>
              <table:table-cell office:value-type="float" office:value="0.0142766">
                <text:p>0.0142766</text:p>
              </table:table-cell>
              <table:table-cell office:value-type="float" office:value="0.010273">
                <text:p>0.010273</text:p>
              </table:table-cell>
              <table:table-cell office:value-type="float" office:value="0.010155">
                <text:p>0.010155</text:p>
              </table:table-cell>
              <table:table-cell office:value-type="float" office:value="0.0033308">
                <text:p>0.0033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0120368">
                <text:p>0.0120368</text:p>
              </table:table-cell>
              <table:table-cell office:value-type="float" office:value="0.0118284">
                <text:p>0.0118284</text:p>
              </table:table-cell>
              <table:table-cell office:value-type="float" office:value="0.0119008">
                <text:p>0.0119008</text:p>
              </table:table-cell>
              <table:table-cell office:value-type="float" office:value="0.0118406">
                <text:p>0.0118406</text:p>
              </table:table-cell>
              <table:table-cell office:value-type="float" office:value="0.0034286">
                <text:p>0.003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0.0121488">
                <text:p>0.0121488</text:p>
              </table:table-cell>
              <table:table-cell office:value-type="float" office:value="0.0120038">
                <text:p>0.0120038</text:p>
              </table:table-cell>
              <table:table-cell office:value-type="float" office:value="0.0119586">
                <text:p>0.0119586</text:p>
              </table:table-cell>
              <table:table-cell office:value-type="float" office:value="0.0119766">
                <text:p>0.0119766</text:p>
              </table:table-cell>
              <table:table-cell office:value-type="float" office:value="0.0035496">
                <text:p>0.0035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0.0129482">
                <text:p>0.0129482</text:p>
              </table:table-cell>
              <table:table-cell office:value-type="float" office:value="0.0128278">
                <text:p>0.0128278</text:p>
              </table:table-cell>
              <table:table-cell office:value-type="float" office:value="0.01286">
                <text:p>0.01286</text:p>
              </table:table-cell>
              <table:table-cell office:value-type="float" office:value="0.0128286">
                <text:p>0.0128286</text:p>
              </table:table-cell>
              <table:table-cell office:value-type="float" office:value="0.0036414">
                <text:p>0.0036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0.0144668">
                <text:p>0.0144668</text:p>
              </table:table-cell>
              <table:table-cell office:value-type="float" office:value="0.0173066">
                <text:p>0.0173066</text:p>
              </table:table-cell>
              <table:table-cell office:value-type="float" office:value="0.0143428">
                <text:p>0.0143428</text:p>
              </table:table-cell>
              <table:table-cell office:value-type="float" office:value="0.0143556">
                <text:p>0.0143556</text:p>
              </table:table-cell>
              <table:table-cell office:value-type="float" office:value="0.0036924">
                <text:p>0.0036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0153352">
                <text:p>0.0153352</text:p>
              </table:table-cell>
              <table:table-cell office:value-type="float" office:value="0.0154978">
                <text:p>0.0154978</text:p>
              </table:table-cell>
              <table:table-cell office:value-type="float" office:value="0.0148496">
                <text:p>0.0148496</text:p>
              </table:table-cell>
              <table:table-cell office:value-type="float" office:value="0.0147902">
                <text:p>0.0147902</text:p>
              </table:table-cell>
              <table:table-cell office:value-type="float" office:value="0.0037782">
                <text:p>0.0037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0.015797">
                <text:p>0.015797</text:p>
              </table:table-cell>
              <table:table-cell office:value-type="float" office:value="0.015581">
                <text:p>0.015581</text:p>
              </table:table-cell>
              <table:table-cell office:value-type="float" office:value="0.0155624">
                <text:p>0.0155624</text:p>
              </table:table-cell>
              <table:table-cell office:value-type="float" office:value="0.0155894">
                <text:p>0.0155894</text:p>
              </table:table-cell>
              <table:table-cell office:value-type="float" office:value="0.0040872">
                <text:p>0.0040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0178466">
                <text:p>0.0178466</text:p>
              </table:table-cell>
              <table:table-cell office:value-type="float" office:value="0.0176338">
                <text:p>0.0176338</text:p>
              </table:table-cell>
              <table:table-cell office:value-type="float" office:value="0.0176828">
                <text:p>0.0176828</text:p>
              </table:table-cell>
              <table:table-cell office:value-type="float" office:value="0.0178216">
                <text:p>0.0178216</text:p>
              </table:table-cell>
              <table:table-cell office:value-type="float" office:value="0.0041714">
                <text:p>0.0041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0.0193714">
                <text:p>0.0193714</text:p>
              </table:table-cell>
              <table:table-cell office:value-type="float" office:value="0.019691">
                <text:p>0.019691</text:p>
              </table:table-cell>
              <table:table-cell office:value-type="float" office:value="0.0194376">
                <text:p>0.0194376</text:p>
              </table:table-cell>
              <table:table-cell office:value-type="float" office:value="0.0191324">
                <text:p>0.0191324</text:p>
              </table:table-cell>
              <table:table-cell office:value-type="float" office:value="0.0043692">
                <text:p>0.0043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0.0206992">
                <text:p>0.0206992</text:p>
              </table:table-cell>
              <table:table-cell office:value-type="float" office:value="0.0203828">
                <text:p>0.0203828</text:p>
              </table:table-cell>
              <table:table-cell office:value-type="float" office:value="0.0203022">
                <text:p>0.0203022</text:p>
              </table:table-cell>
              <table:table-cell office:value-type="float" office:value="0.0203856">
                <text:p>0.0203856</text:p>
              </table:table-cell>
              <table:table-cell office:value-type="float" office:value="0.0045194">
                <text:p>0.00451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0214594">
                <text:p>0.0214594</text:p>
              </table:table-cell>
              <table:table-cell office:value-type="float" office:value="0.0211796">
                <text:p>0.0211796</text:p>
              </table:table-cell>
              <table:table-cell office:value-type="float" office:value="0.0212414">
                <text:p>0.0212414</text:p>
              </table:table-cell>
              <table:table-cell office:value-type="float" office:value="0.0211992">
                <text:p>0.0211992</text:p>
              </table:table-cell>
              <table:table-cell office:value-type="float" office:value="0.0045224">
                <text:p>0.0045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0.0226602">
                <text:p>0.0226602</text:p>
              </table:table-cell>
              <table:table-cell office:value-type="float" office:value="0.022372">
                <text:p>0.022372</text:p>
              </table:table-cell>
              <table:table-cell office:value-type="float" office:value="0.0224174">
                <text:p>0.0224174</text:p>
              </table:table-cell>
              <table:table-cell office:value-type="float" office:value="0.0223496">
                <text:p>0.0223496</text:p>
              </table:table-cell>
              <table:table-cell office:value-type="float" office:value="0.0048218">
                <text:p>0.00482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0.0239194">
                <text:p>0.0239194</text:p>
              </table:table-cell>
              <table:table-cell office:value-type="float" office:value="0.0237578">
                <text:p>0.0237578</text:p>
              </table:table-cell>
              <table:table-cell office:value-type="float" office:value="0.0238398">
                <text:p>0.0238398</text:p>
              </table:table-cell>
              <table:table-cell office:value-type="float" office:value="0.0246098">
                <text:p>0.0246098</text:p>
              </table:table-cell>
              <table:table-cell office:value-type="float" office:value="0.0048616">
                <text:p>0.0048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0.025666">
                <text:p>0.025666</text:p>
              </table:table-cell>
              <table:table-cell office:value-type="float" office:value="0.0251216">
                <text:p>0.0251216</text:p>
              </table:table-cell>
              <table:table-cell office:value-type="float" office:value="0.0251344">
                <text:p>0.0251344</text:p>
              </table:table-cell>
              <table:table-cell office:value-type="float" office:value="0.0252262">
                <text:p>0.0252262</text:p>
              </table:table-cell>
              <table:table-cell office:value-type="float" office:value="0.0048458">
                <text:p>0.0048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0.026173">
                <text:p>0.026173</text:p>
              </table:table-cell>
              <table:table-cell office:value-type="float" office:value="0.0261352">
                <text:p>0.0261352</text:p>
              </table:table-cell>
              <table:table-cell office:value-type="float" office:value="0.0260976">
                <text:p>0.0260976</text:p>
              </table:table-cell>
              <table:table-cell office:value-type="float" office:value="0.0263374">
                <text:p>0.0263374</text:p>
              </table:table-cell>
              <table:table-cell office:value-type="float" office:value="0.005664">
                <text:p>0.005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0.0289992">
                <text:p>0.0289992</text:p>
              </table:table-cell>
              <table:table-cell office:value-type="float" office:value="0.0277406">
                <text:p>0.0277406</text:p>
              </table:table-cell>
              <table:table-cell office:value-type="float" office:value="0.0276842">
                <text:p>0.0276842</text:p>
              </table:table-cell>
              <table:table-cell office:value-type="float" office:value="0.0276496">
                <text:p>0.0276496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0.0289758">
                <text:p>0.0289758</text:p>
              </table:table-cell>
              <table:table-cell office:value-type="float" office:value="0.0288894">
                <text:p>0.0288894</text:p>
              </table:table-cell>
              <table:table-cell office:value-type="float" office:value="0.0289526">
                <text:p>0.0289526</text:p>
              </table:table-cell>
              <table:table-cell office:value-type="float" office:value="0.0289164">
                <text:p>0.0289164</text:p>
              </table:table-cell>
              <table:table-cell office:value-type="float" office:value="0.0052708">
                <text:p>0.00527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0.0309246">
                <text:p>0.0309246</text:p>
              </table:table-cell>
              <table:table-cell office:value-type="float" office:value="0.0306796">
                <text:p>0.0306796</text:p>
              </table:table-cell>
              <table:table-cell office:value-type="float" office:value="0.0315496">
                <text:p>0.0315496</text:p>
              </table:table-cell>
              <table:table-cell office:value-type="float" office:value="0.0309502">
                <text:p>0.0309502</text:p>
              </table:table-cell>
              <table:table-cell office:value-type="float" office:value="0.0054594">
                <text:p>0.0054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0.0320292">
                <text:p>0.0320292</text:p>
              </table:table-cell>
              <table:table-cell office:value-type="float" office:value="0.0330232">
                <text:p>0.0330232</text:p>
              </table:table-cell>
              <table:table-cell office:value-type="float" office:value="0.0319156">
                <text:p>0.0319156</text:p>
              </table:table-cell>
              <table:table-cell office:value-type="float" office:value="0.0317218">
                <text:p>0.0317218</text:p>
              </table:table-cell>
              <table:table-cell office:value-type="float" office:value="0.0056256">
                <text:p>0.0056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0.0336758">
                <text:p>0.0336758</text:p>
              </table:table-cell>
              <table:table-cell office:value-type="float" office:value="0.0333624">
                <text:p>0.0333624</text:p>
              </table:table-cell>
              <table:table-cell office:value-type="float" office:value="0.0334248">
                <text:p>0.0334248</text:p>
              </table:table-cell>
              <table:table-cell office:value-type="float" office:value="0.0334376">
                <text:p>0.0334376</text:p>
              </table:table-cell>
              <table:table-cell office:value-type="float" office:value="0.0061412">
                <text:p>0.0061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0.0365744">
                <text:p>0.0365744</text:p>
              </table:table-cell>
              <table:table-cell office:value-type="float" office:value="0.035651">
                <text:p>0.035651</text:p>
              </table:table-cell>
              <table:table-cell office:value-type="float" office:value="0.0348136">
                <text:p>0.0348136</text:p>
              </table:table-cell>
              <table:table-cell office:value-type="float" office:value="0.0347466">
                <text:p>0.0347466</text:p>
              </table:table-cell>
              <table:table-cell office:value-type="float" office:value="0.0060104">
                <text:p>0.0060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0.0369924">
                <text:p>0.0369924</text:p>
              </table:table-cell>
              <table:table-cell office:value-type="float" office:value="0.0368068">
                <text:p>0.0368068</text:p>
              </table:table-cell>
              <table:table-cell office:value-type="float" office:value="0.0368006">
                <text:p>0.0368006</text:p>
              </table:table-cell>
              <table:table-cell office:value-type="float" office:value="0.0367548">
                <text:p>0.0367548</text:p>
              </table:table-cell>
              <table:table-cell office:value-type="float" office:value="0.0059956">
                <text:p>0.0059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0386278">
                <text:p>0.0386278</text:p>
              </table:table-cell>
              <table:table-cell office:value-type="float" office:value="0.037912">
                <text:p>0.037912</text:p>
              </table:table-cell>
              <table:table-cell office:value-type="float" office:value="0.0380782">
                <text:p>0.0380782</text:p>
              </table:table-cell>
              <table:table-cell office:value-type="float" office:value="0.0394472">
                <text:p>0.0394472</text:p>
              </table:table-cell>
              <table:table-cell office:value-type="float" office:value="0.0063932">
                <text:p>0.00639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0.0399894">
                <text:p>0.0399894</text:p>
              </table:table-cell>
              <table:table-cell office:value-type="float" office:value="0.0395894">
                <text:p>0.0395894</text:p>
              </table:table-cell>
              <table:table-cell office:value-type="float" office:value="0.0396096">
                <text:p>0.0396096</text:p>
              </table:table-cell>
              <table:table-cell office:value-type="float" office:value="0.039551">
                <text:p>0.039551</text:p>
              </table:table-cell>
              <table:table-cell office:value-type="float" office:value="0.0061798">
                <text:p>0.0061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0.041491">
                <text:p>0.041491</text:p>
              </table:table-cell>
              <table:table-cell office:value-type="float" office:value="0.041885">
                <text:p>0.041885</text:p>
              </table:table-cell>
              <table:table-cell office:value-type="float" office:value="0.0423978">
                <text:p>0.0423978</text:p>
              </table:table-cell>
              <table:table-cell office:value-type="float" office:value="0.041263">
                <text:p>0.041263</text:p>
              </table:table-cell>
              <table:table-cell office:value-type="float" office:value="0.0066106">
                <text:p>0.0066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0.0434812">
                <text:p>0.0434812</text:p>
              </table:table-cell>
              <table:table-cell office:value-type="float" office:value="0.043318">
                <text:p>0.043318</text:p>
              </table:table-cell>
              <table:table-cell office:value-type="float" office:value="0.0432722">
                <text:p>0.0432722</text:p>
              </table:table-cell>
              <table:table-cell office:value-type="float" office:value="0.0433278">
                <text:p>0.0433278</text:p>
              </table:table-cell>
              <table:table-cell office:value-type="float" office:value="0.006715">
                <text:p>0.006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0.04503">
                <text:p>0.04503</text:p>
              </table:table-cell>
              <table:table-cell office:value-type="float" office:value="0.0456556">
                <text:p>0.0456556</text:p>
              </table:table-cell>
              <table:table-cell office:value-type="float" office:value="0.0440586">
                <text:p>0.0440586</text:p>
              </table:table-cell>
              <table:table-cell office:value-type="float" office:value="0.0443774">
                <text:p>0.0443774</text:p>
              </table:table-cell>
              <table:table-cell office:value-type="float" office:value="0.0067436">
                <text:p>0.0067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0.0489232">
                <text:p>0.0489232</text:p>
              </table:table-cell>
              <table:table-cell office:value-type="float" office:value="0.0470436">
                <text:p>0.0470436</text:p>
              </table:table-cell>
              <table:table-cell office:value-type="float" office:value="0.0550164">
                <text:p>0.0550164</text:p>
              </table:table-cell>
              <table:table-cell office:value-type="float" office:value="0.0464344">
                <text:p>0.0464344</text:p>
              </table:table-cell>
              <table:table-cell office:value-type="float" office:value="0.0068082">
                <text:p>0.0068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0.0479578">
                <text:p>0.0479578</text:p>
              </table:table-cell>
              <table:table-cell office:value-type="float" office:value="0.0481308">
                <text:p>0.0481308</text:p>
              </table:table-cell>
              <table:table-cell office:value-type="float" office:value="0.0497518">
                <text:p>0.0497518</text:p>
              </table:table-cell>
              <table:table-cell office:value-type="float" office:value="0.0491218">
                <text:p>0.0491218</text:p>
              </table:table-cell>
              <table:table-cell office:value-type="float" office:value="0.0071782">
                <text:p>0.0071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0.0508292">
                <text:p>0.0508292</text:p>
              </table:table-cell>
              <table:table-cell office:value-type="float" office:value="0.050545">
                <text:p>0.050545</text:p>
              </table:table-cell>
              <table:table-cell office:value-type="float" office:value="0.0504224">
                <text:p>0.0504224</text:p>
              </table:table-cell>
              <table:table-cell office:value-type="float" office:value="0.0503962">
                <text:p>0.0503962</text:p>
              </table:table-cell>
              <table:table-cell office:value-type="float" office:value="0.0075172">
                <text:p>0.0075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0.0524254">
                <text:p>0.0524254</text:p>
              </table:table-cell>
              <table:table-cell office:value-type="float" office:value="0.0518548">
                <text:p>0.0518548</text:p>
              </table:table-cell>
              <table:table-cell office:value-type="float" office:value="0.052284">
                <text:p>0.052284</text:p>
              </table:table-cell>
              <table:table-cell office:value-type="float" office:value="0.0532676">
                <text:p>0.0532676</text:p>
              </table:table-cell>
              <table:table-cell office:value-type="float" office:value="0.007354">
                <text:p>0.007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0.0542902">
                <text:p>0.0542902</text:p>
              </table:table-cell>
              <table:table-cell office:value-type="float" office:value="0.0539774">
                <text:p>0.0539774</text:p>
              </table:table-cell>
              <table:table-cell office:value-type="float" office:value="0.0540488">
                <text:p>0.0540488</text:p>
              </table:table-cell>
              <table:table-cell office:value-type="float" office:value="0.054296">
                <text:p>0.054296</text:p>
              </table:table-cell>
              <table:table-cell office:value-type="float" office:value="0.0078204">
                <text:p>0.0078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0.0573916">
                <text:p>0.0573916</text:p>
              </table:table-cell>
              <table:table-cell office:value-type="float" office:value="0.0556398">
                <text:p>0.0556398</text:p>
              </table:table-cell>
              <table:table-cell office:value-type="float" office:value="0.055612">
                <text:p>0.055612</text:p>
              </table:table-cell>
              <table:table-cell office:value-type="float" office:value="0.0553314">
                <text:p>0.0553314</text:p>
              </table:table-cell>
              <table:table-cell office:value-type="float" office:value="0.0075444">
                <text:p>0.0075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0.0601946">
                <text:p>0.0601946</text:p>
              </table:table-cell>
              <table:table-cell office:value-type="float" office:value="0.059339">
                <text:p>0.059339</text:p>
              </table:table-cell>
              <table:table-cell office:value-type="float" office:value="0.0602096">
                <text:p>0.0602096</text:p>
              </table:table-cell>
              <table:table-cell office:value-type="float" office:value="0.060309">
                <text:p>0.060309</text:p>
              </table:table-cell>
              <table:table-cell office:value-type="float" office:value="0.008854">
                <text:p>0.0088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0.0600172">
                <text:p>0.0600172</text:p>
              </table:table-cell>
              <table:table-cell office:value-type="float" office:value="0.0590684">
                <text:p>0.0590684</text:p>
              </table:table-cell>
              <table:table-cell office:value-type="float" office:value="0.0590804">
                <text:p>0.0590804</text:p>
              </table:table-cell>
              <table:table-cell office:value-type="float" office:value="0.0593344">
                <text:p>0.0593344</text:p>
              </table:table-cell>
              <table:table-cell office:value-type="float" office:value="0.0083708">
                <text:p>0.0083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0.0653276">
                <text:p>0.0653276</text:p>
              </table:table-cell>
              <table:table-cell office:value-type="float" office:value="0.06249">
                <text:p>0.06249</text:p>
              </table:table-cell>
              <table:table-cell office:value-type="float" office:value="0.0623052">
                <text:p>0.0623052</text:p>
              </table:table-cell>
              <table:table-cell office:value-type="float" office:value="0.0620112">
                <text:p>0.0620112</text:p>
              </table:table-cell>
              <table:table-cell office:value-type="float" office:value="0.0080008">
                <text:p>0.0080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0.0638058">
                <text:p>0.0638058</text:p>
              </table:table-cell>
              <table:table-cell office:value-type="float" office:value="0.0650984">
                <text:p>0.0650984</text:p>
              </table:table-cell>
              <table:table-cell office:value-type="float" office:value="0.0658564">
                <text:p>0.0658564</text:p>
              </table:table-cell>
              <table:table-cell office:value-type="float" office:value="0.063566">
                <text:p>0.063566</text:p>
              </table:table-cell>
              <table:table-cell office:value-type="float" office:value="0.0083736">
                <text:p>0.00837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0.0710916">
                <text:p>0.0710916</text:p>
              </table:table-cell>
              <table:table-cell office:value-type="float" office:value="0.0671194">
                <text:p>0.0671194</text:p>
              </table:table-cell>
              <table:table-cell office:value-type="float" office:value="0.0665668">
                <text:p>0.0665668</text:p>
              </table:table-cell>
              <table:table-cell office:value-type="float" office:value="0.0665112">
                <text:p>0.0665112</text:p>
              </table:table-cell>
              <table:table-cell office:value-type="float" office:value="0.0081264">
                <text:p>0.0081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0.074842">
                <text:p>0.074842</text:p>
              </table:table-cell>
              <table:table-cell office:value-type="float" office:value="0.0699104">
                <text:p>0.0699104</text:p>
              </table:table-cell>
              <table:table-cell office:value-type="float" office:value="0.0689338">
                <text:p>0.0689338</text:p>
              </table:table-cell>
              <table:table-cell office:value-type="float" office:value="0.0677908">
                <text:p>0.0677908</text:p>
              </table:table-cell>
              <table:table-cell office:value-type="float" office:value="0.008343">
                <text:p>0.008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0.0731246">
                <text:p>0.0731246</text:p>
              </table:table-cell>
              <table:table-cell office:value-type="float" office:value="0.075666">
                <text:p>0.075666</text:p>
              </table:table-cell>
              <table:table-cell office:value-type="float" office:value="0.0808518">
                <text:p>0.0808518</text:p>
              </table:table-cell>
              <table:table-cell office:value-type="float" office:value="0.0813096">
                <text:p>0.0813096</text:p>
              </table:table-cell>
              <table:table-cell office:value-type="float" office:value="0.0089924">
                <text:p>0.00899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0.0738976">
                <text:p>0.0738976</text:p>
              </table:table-cell>
              <table:table-cell office:value-type="float" office:value="0.0727654">
                <text:p>0.0727654</text:p>
              </table:table-cell>
              <table:table-cell office:value-type="float" office:value="0.0879262">
                <text:p>0.0879262</text:p>
              </table:table-cell>
              <table:table-cell office:value-type="float" office:value="0.0805202">
                <text:p>0.0805202</text:p>
              </table:table-cell>
              <table:table-cell office:value-type="float" office:value="0.0089368">
                <text:p>0.0089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0786712">
                <text:p>0.0786712</text:p>
              </table:table-cell>
              <table:table-cell office:value-type="float" office:value="0.0761886">
                <text:p>0.0761886</text:p>
              </table:table-cell>
              <table:table-cell office:value-type="float" office:value="0.0777744">
                <text:p>0.0777744</text:p>
              </table:table-cell>
              <table:table-cell office:value-type="float" office:value="0.0768216">
                <text:p>0.0768216</text:p>
              </table:table-cell>
              <table:table-cell office:value-type="float" office:value="0.0089308">
                <text:p>0.0089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0.0829382">
                <text:p>0.0829382</text:p>
              </table:table-cell>
              <table:table-cell office:value-type="float" office:value="0.095908">
                <text:p>0.095908</text:p>
              </table:table-cell>
              <table:table-cell office:value-type="float" office:value="0.077633">
                <text:p>0.077633</text:p>
              </table:table-cell>
              <table:table-cell office:value-type="float" office:value="0.0773442">
                <text:p>0.0773442</text:p>
              </table:table-cell>
              <table:table-cell office:value-type="float" office:value="0.0089324">
                <text:p>0.0089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0.09162">
                <text:p>0.09162</text:p>
              </table:table-cell>
              <table:table-cell office:value-type="float" office:value="0.0825772">
                <text:p>0.0825772</text:p>
              </table:table-cell>
              <table:table-cell office:value-type="float" office:value="0.0812916">
                <text:p>0.0812916</text:p>
              </table:table-cell>
              <table:table-cell office:value-type="float" office:value="0.0817766">
                <text:p>0.0817766</text:p>
              </table:table-cell>
              <table:table-cell office:value-type="float" office:value="0.0093044">
                <text:p>0.0093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0.0917412">
                <text:p>0.0917412</text:p>
              </table:table-cell>
              <table:table-cell office:value-type="float" office:value="0.0891884">
                <text:p>0.0891884</text:p>
              </table:table-cell>
              <table:table-cell office:value-type="float" office:value="0.0851208">
                <text:p>0.0851208</text:p>
              </table:table-cell>
              <table:table-cell office:value-type="float" office:value="0.0900336">
                <text:p>0.0900336</text:p>
              </table:table-cell>
              <table:table-cell office:value-type="float" office:value="0.0098864">
                <text:p>0.0098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0.0884872">
                <text:p>0.0884872</text:p>
              </table:table-cell>
              <table:table-cell office:value-type="float" office:value="0.0882396">
                <text:p>0.0882396</text:p>
              </table:table-cell>
              <table:table-cell office:value-type="float" office:value="0.0902962">
                <text:p>0.0902962</text:p>
              </table:table-cell>
              <table:table-cell office:value-type="float" office:value="0.0928594">
                <text:p>0.0928594</text:p>
              </table:table-cell>
              <table:table-cell office:value-type="float" office:value="0.0095848">
                <text:p>0.0095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0.087648">
                <text:p>0.087648</text:p>
              </table:table-cell>
              <table:table-cell office:value-type="float" office:value="0.0906788">
                <text:p>0.0906788</text:p>
              </table:table-cell>
              <table:table-cell office:value-type="float" office:value="0.099333">
                <text:p>0.099333</text:p>
              </table:table-cell>
              <table:table-cell office:value-type="float" office:value="0.0929494">
                <text:p>0.0929494</text:p>
              </table:table-cell>
              <table:table-cell office:value-type="float" office:value="0.0099278">
                <text:p>0.0099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0.102836">
                <text:p>0.102836</text:p>
              </table:table-cell>
              <table:table-cell office:value-type="float" office:value="0.0927104">
                <text:p>0.0927104</text:p>
              </table:table-cell>
              <table:table-cell office:value-type="float" office:value="0.0934128">
                <text:p>0.0934128</text:p>
              </table:table-cell>
              <table:table-cell office:value-type="float" office:value="0.110262">
                <text:p>0.110262</text:p>
              </table:table-cell>
              <table:table-cell office:value-type="float" office:value="0.0101046">
                <text:p>0.0101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0.0968284">
                <text:p>0.0968284</text:p>
              </table:table-cell>
              <table:table-cell office:value-type="float" office:value="0.0937878">
                <text:p>0.0937878</text:p>
              </table:table-cell>
              <table:table-cell office:value-type="float" office:value="0.098187">
                <text:p>0.098187</text:p>
              </table:table-cell>
              <table:table-cell office:value-type="float" office:value="0.119286">
                <text:p>0.119286</text:p>
              </table:table-cell>
              <table:table-cell office:value-type="float" office:value="0.010152">
                <text:p>0.010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0.124831">
                <text:p>0.124831</text:p>
              </table:table-cell>
              <table:table-cell office:value-type="float" office:value="0.0979148">
                <text:p>0.0979148</text:p>
              </table:table-cell>
              <table:table-cell office:value-type="float" office:value="0.106285">
                <text:p>0.106285</text:p>
              </table:table-cell>
              <table:table-cell office:value-type="float" office:value="0.110528">
                <text:p>0.110528</text:p>
              </table:table-cell>
              <table:table-cell office:value-type="float" office:value="0.0109918">
                <text:p>0.010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0.100169">
                <text:p>0.100169</text:p>
              </table:table-cell>
              <table:table-cell office:value-type="float" office:value="0.107484">
                <text:p>0.107484</text:p>
              </table:table-cell>
              <table:table-cell office:value-type="float" office:value="0.103242">
                <text:p>0.103242</text:p>
              </table:table-cell>
              <table:table-cell office:value-type="float" office:value="0.115468">
                <text:p>0.115468</text:p>
              </table:table-cell>
              <table:table-cell office:value-type="float" office:value="0.0103526">
                <text:p>0.0103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0.130402">
                <text:p>0.130402</text:p>
              </table:table-cell>
              <table:table-cell office:value-type="float" office:value="0.103246">
                <text:p>0.103246</text:p>
              </table:table-cell>
              <table:table-cell office:value-type="float" office:value="0.102586">
                <text:p>0.102586</text:p>
              </table:table-cell>
              <table:table-cell office:value-type="float" office:value="0.123543">
                <text:p>0.123543</text:p>
              </table:table-cell>
              <table:table-cell office:value-type="float" office:value="0.0102768">
                <text:p>0.0102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0.108197">
                <text:p>0.108197</text:p>
              </table:table-cell>
              <table:table-cell office:value-type="float" office:value="0.104829">
                <text:p>0.104829</text:p>
              </table:table-cell>
              <table:table-cell office:value-type="float" office:value="0.10741">
                <text:p>0.10741</text:p>
              </table:table-cell>
              <table:table-cell office:value-type="float" office:value="0.113588">
                <text:p>0.113588</text:p>
              </table:table-cell>
              <table:table-cell office:value-type="float" office:value="0.0109052">
                <text:p>0.0109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0.112354">
                <text:p>0.112354</text:p>
              </table:table-cell>
              <table:table-cell office:value-type="float" office:value="0.108725">
                <text:p>0.108725</text:p>
              </table:table-cell>
              <table:table-cell office:value-type="float" office:value="0.119999">
                <text:p>0.119999</text:p>
              </table:table-cell>
              <table:table-cell office:value-type="float" office:value="0.116631">
                <text:p>0.116631</text:p>
              </table:table-cell>
              <table:table-cell office:value-type="float" office:value="0.0102044">
                <text:p>0.0102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0.132165">
                <text:p>0.132165</text:p>
              </table:table-cell>
              <table:table-cell office:value-type="float" office:value="0.152626">
                <text:p>0.152626</text:p>
              </table:table-cell>
              <table:table-cell office:value-type="float" office:value="0.14419">
                <text:p>0.14419</text:p>
              </table:table-cell>
              <table:table-cell office:value-type="float" office:value="0.124594">
                <text:p>0.124594</text:p>
              </table:table-cell>
              <table:table-cell office:value-type="float" office:value="0.0103708">
                <text:p>0.0103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0.177841">
                <text:p>0.177841</text:p>
              </table:table-cell>
              <table:table-cell office:value-type="float" office:value="0.135033">
                <text:p>0.135033</text:p>
              </table:table-cell>
              <table:table-cell office:value-type="float" office:value="0.1304">
                <text:p>0.1304</text:p>
              </table:table-cell>
              <table:table-cell office:value-type="float" office:value="0.159608">
                <text:p>0.159608</text:p>
              </table:table-cell>
              <table:table-cell office:value-type="float" office:value="0.010833">
                <text:p>0.010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0.216356">
                <text:p>0.216356</text:p>
              </table:table-cell>
              <table:table-cell office:value-type="float" office:value="0.133302">
                <text:p>0.133302</text:p>
              </table:table-cell>
              <table:table-cell office:value-type="float" office:value="0.139894">
                <text:p>0.139894</text:p>
              </table:table-cell>
              <table:table-cell office:value-type="float" office:value="0.156367">
                <text:p>0.15636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0.145085">
                <text:p>0.145085</text:p>
              </table:table-cell>
              <table:table-cell office:value-type="float" office:value="0.170371">
                <text:p>0.170371</text:p>
              </table:table-cell>
              <table:table-cell office:value-type="float" office:value="0.167073">
                <text:p>0.167073</text:p>
              </table:table-cell>
              <table:table-cell office:value-type="float" office:value="0.149245">
                <text:p>0.149245</text:p>
              </table:table-cell>
              <table:table-cell office:value-type="float" office:value="0.0110812">
                <text:p>0.0110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0.149034">
                <text:p>0.149034</text:p>
              </table:table-cell>
              <table:table-cell office:value-type="float" office:value="0.200382">
                <text:p>0.200382</text:p>
              </table:table-cell>
              <table:table-cell office:value-type="float" office:value="0.147216">
                <text:p>0.147216</text:p>
              </table:table-cell>
              <table:table-cell office:value-type="float" office:value="0.170844">
                <text:p>0.170844</text:p>
              </table:table-cell>
              <table:table-cell office:value-type="float" office:value="0.0111708">
                <text:p>0.0111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0.20217">
                <text:p>0.20217</text:p>
              </table:table-cell>
              <table:table-cell office:value-type="float" office:value="0.15049">
                <text:p>0.15049</text:p>
              </table:table-cell>
              <table:table-cell office:value-type="float" office:value="0.155609">
                <text:p>0.155609</text:p>
              </table:table-cell>
              <table:table-cell office:value-type="float" office:value="0.23994">
                <text:p>0.23994</text:p>
              </table:table-cell>
              <table:table-cell office:value-type="float" office:value="0.0111864">
                <text:p>0.0111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0.164632">
                <text:p>0.164632</text:p>
              </table:table-cell>
              <table:table-cell office:value-type="float" office:value="0.211992">
                <text:p>0.211992</text:p>
              </table:table-cell>
              <table:table-cell office:value-type="float" office:value="0.261043">
                <text:p>0.261043</text:p>
              </table:table-cell>
              <table:table-cell office:value-type="float" office:value="0.153953">
                <text:p>0.153953</text:p>
              </table:table-cell>
              <table:table-cell office:value-type="float" office:value="0.0113052">
                <text:p>0.0113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0.217804">
                <text:p>0.217804</text:p>
              </table:table-cell>
              <table:table-cell office:value-type="float" office:value="0.163375">
                <text:p>0.163375</text:p>
              </table:table-cell>
              <table:table-cell office:value-type="float" office:value="0.206527">
                <text:p>0.206527</text:p>
              </table:table-cell>
              <table:table-cell office:value-type="float" office:value="0.233887">
                <text:p>0.233887</text:p>
              </table:table-cell>
              <table:table-cell office:value-type="float" office:value="0.0116398">
                <text:p>0.0116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0.159312">
                <text:p>0.159312</text:p>
              </table:table-cell>
              <table:table-cell office:value-type="float" office:value="0.248036">
                <text:p>0.248036</text:p>
              </table:table-cell>
              <table:table-cell office:value-type="float" office:value="0.162631">
                <text:p>0.162631</text:p>
              </table:table-cell>
              <table:table-cell office:value-type="float" office:value="0.201762">
                <text:p>0.201762</text:p>
              </table:table-cell>
              <table:table-cell office:value-type="float" office:value="0.011615">
                <text:p>0.0116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0.222763">
                <text:p>0.222763</text:p>
              </table:table-cell>
              <table:table-cell office:value-type="float" office:value="0.160663">
                <text:p>0.160663</text:p>
              </table:table-cell>
              <table:table-cell office:value-type="float" office:value="0.179613">
                <text:p>0.179613</text:p>
              </table:table-cell>
              <table:table-cell office:value-type="float" office:value="0.176874">
                <text:p>0.176874</text:p>
              </table:table-cell>
              <table:table-cell office:value-type="float" office:value="0.012242">
                <text:p>0.012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0.224791">
                <text:p>0.224791</text:p>
              </table:table-cell>
              <table:table-cell office:value-type="float" office:value="0.219016">
                <text:p>0.219016</text:p>
              </table:table-cell>
              <table:table-cell office:value-type="float" office:value="0.187069">
                <text:p>0.187069</text:p>
              </table:table-cell>
              <table:table-cell office:value-type="float" office:value="0.19117">
                <text:p>0.19117</text:p>
              </table:table-cell>
              <table:table-cell office:value-type="float" office:value="0.0128738">
                <text:p>0.0128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0.165989">
                <text:p>0.165989</text:p>
              </table:table-cell>
              <table:table-cell office:value-type="float" office:value="0.207793">
                <text:p>0.207793</text:p>
              </table:table-cell>
              <table:table-cell office:value-type="float" office:value="0.211595">
                <text:p>0.211595</text:p>
              </table:table-cell>
              <table:table-cell office:value-type="float" office:value="0.165349">
                <text:p>0.165349</text:p>
              </table:table-cell>
              <table:table-cell office:value-type="float" office:value="0.0121098">
                <text:p>0.012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0.245313">
                <text:p>0.245313</text:p>
              </table:table-cell>
              <table:table-cell office:value-type="float" office:value="0.180507">
                <text:p>0.180507</text:p>
              </table:table-cell>
              <table:table-cell office:value-type="float" office:value="0.221145">
                <text:p>0.221145</text:p>
              </table:table-cell>
              <table:table-cell office:value-type="float" office:value="0.244908">
                <text:p>0.244908</text:p>
              </table:table-cell>
              <table:table-cell office:value-type="float" office:value="0.012364">
                <text:p>0.012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0.213473">
                <text:p>0.213473</text:p>
              </table:table-cell>
              <table:table-cell office:value-type="float" office:value="0.194506">
                <text:p>0.194506</text:p>
              </table:table-cell>
              <table:table-cell office:value-type="float" office:value="0.195189">
                <text:p>0.195189</text:p>
              </table:table-cell>
              <table:table-cell office:value-type="float" office:value="0.222997">
                <text:p>0.222997</text:p>
              </table:table-cell>
              <table:table-cell office:value-type="float" office:value="0.0132286">
                <text:p>0.0132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0.185694">
                <text:p>0.185694</text:p>
              </table:table-cell>
              <table:table-cell office:value-type="float" office:value="0.275153">
                <text:p>0.275153</text:p>
              </table:table-cell>
              <table:table-cell office:value-type="float" office:value="0.183776">
                <text:p>0.183776</text:p>
              </table:table-cell>
              <table:table-cell office:value-type="float" office:value="0.237556">
                <text:p>0.237556</text:p>
              </table:table-cell>
              <table:table-cell office:value-type="float" office:value="0.0126286">
                <text:p>0.01262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0.3182">
                <text:p>0.3182</text:p>
              </table:table-cell>
              <table:table-cell office:value-type="float" office:value="0.180577">
                <text:p>0.180577</text:p>
              </table:table-cell>
              <table:table-cell office:value-type="float" office:value="0.309185">
                <text:p>0.309185</text:p>
              </table:table-cell>
              <table:table-cell office:value-type="float" office:value="0.183707">
                <text:p>0.183707</text:p>
              </table:table-cell>
              <table:table-cell office:value-type="float" office:value="0.0126654">
                <text:p>0.0126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0.25097">
                <text:p>0.25097</text:p>
              </table:table-cell>
              <table:table-cell office:value-type="float" office:value="0.206422">
                <text:p>0.206422</text:p>
              </table:table-cell>
              <table:table-cell office:value-type="float" office:value="0.276787">
                <text:p>0.276787</text:p>
              </table:table-cell>
              <table:table-cell office:value-type="float" office:value="0.19797">
                <text:p>0.19797</text:p>
              </table:table-cell>
              <table:table-cell office:value-type="float" office:value="0.0126978">
                <text:p>0.0126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0.280876">
                <text:p>0.280876</text:p>
              </table:table-cell>
              <table:table-cell office:value-type="float" office:value="0.298274">
                <text:p>0.298274</text:p>
              </table:table-cell>
              <table:table-cell office:value-type="float" office:value="0.202174">
                <text:p>0.202174</text:p>
              </table:table-cell>
              <table:table-cell office:value-type="float" office:value="0.234082">
                <text:p>0.234082</text:p>
              </table:table-cell>
              <table:table-cell office:value-type="float" office:value="0.0128188">
                <text:p>0.0128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0.290103">
                <text:p>0.290103</text:p>
              </table:table-cell>
              <table:table-cell office:value-type="float" office:value="0.34457">
                <text:p>0.34457</text:p>
              </table:table-cell>
              <table:table-cell office:value-type="float" office:value="0.203513">
                <text:p>0.203513</text:p>
              </table:table-cell>
              <table:table-cell office:value-type="float" office:value="0.307812">
                <text:p>0.307812</text:p>
              </table:table-cell>
              <table:table-cell office:value-type="float" office:value="0.0127992">
                <text:p>0.0127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0.291696">
                <text:p>0.291696</text:p>
              </table:table-cell>
              <table:table-cell office:value-type="float" office:value="0.306482">
                <text:p>0.306482</text:p>
              </table:table-cell>
              <table:table-cell office:value-type="float" office:value="0.208928">
                <text:p>0.208928</text:p>
              </table:table-cell>
              <table:table-cell office:value-type="float" office:value="0.234332">
                <text:p>0.234332</text:p>
              </table:table-cell>
              <table:table-cell office:value-type="float" office:value="0.0130638">
                <text:p>0.01306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0.297369">
                <text:p>0.297369</text:p>
              </table:table-cell>
              <table:table-cell office:value-type="float" office:value="0.359705">
                <text:p>0.359705</text:p>
              </table:table-cell>
              <table:table-cell office:value-type="float" office:value="0.216573">
                <text:p>0.216573</text:p>
              </table:table-cell>
              <table:table-cell office:value-type="float" office:value="0.270282">
                <text:p>0.270282</text:p>
              </table:table-cell>
              <table:table-cell office:value-type="float" office:value="0.0135436">
                <text:p>0.0135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0.304202">
                <text:p>0.304202</text:p>
              </table:table-cell>
              <table:table-cell office:value-type="float" office:value="0.360808">
                <text:p>0.360808</text:p>
              </table:table-cell>
              <table:table-cell office:value-type="float" office:value="0.211952">
                <text:p>0.211952</text:p>
              </table:table-cell>
              <table:table-cell office:value-type="float" office:value="0.282091">
                <text:p>0.282091</text:p>
              </table:table-cell>
              <table:table-cell office:value-type="float" office:value="0.0132134">
                <text:p>0.0132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0.326238">
                <text:p>0.326238</text:p>
              </table:table-cell>
              <table:table-cell office:value-type="float" office:value="0.396674">
                <text:p>0.396674</text:p>
              </table:table-cell>
              <table:table-cell office:value-type="float" office:value="0.229994">
                <text:p>0.229994</text:p>
              </table:table-cell>
              <table:table-cell office:value-type="float" office:value="0.261673">
                <text:p>0.261673</text:p>
              </table:table-cell>
              <table:table-cell office:value-type="float" office:value="0.0132962">
                <text:p>0.013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22cm" svg:height="11.784cm" xlink:href="." xlink:type="simple" chart:class="chart:scatter" chart:style-name="ch1">
        <chart:title svg:x="6.058cm" svg:y="0.371cm" chart:style-name="ch2">
          <text:p>Matrix-matrix multiplication</text:p>
        </chart:title>
        <chart:legend svg:x="11.212cm" svg:y="7.65cm" style:legend-expansion="custom" chartooo:width="5.868cm" chartooo:height="1.751cm" style:legend-expansion-aspect-ratio="3.35122786978869" chart:style-name="ch3"/>
        <chart:plot-area chart:style-name="ch4" chart:data-source-has-labels="both" svg:x="1.355cm" svg:y="1.411cm" svg:width="16.013cm" svg:height="9.167cm">
          <chartooo:coordinate-region svg:x="2.474cm" svg:y="1.613cm" svg:width="14.606cm" svg:height="8.312cm"/>
          <chart:axis chart:dimension="x" chart:name="primary-x" chart:style-name="ch5" chartooo:axis-type="auto">
            <chart:title svg:x="8.235cm" svg:y="10.813cm" chart:style-name="ch6">
              <text:p>Dimension [ms]</text:p>
            </chart:title>
            <chart:categories table:cell-range-address="local-table.$A$2:.$A$101"/>
            <chart:grid chart:style-name="ch7" chart:class="major"/>
          </chart:axis>
          <chart:axis chart:dimension="y" chart:name="primary-y" chart:style-name="ch8">
            <chart:title svg:x="0.451cm" svg:y="6.729cm" chart:style-name="ch9">
              <text:p>Time [ms]</text:p>
            </chart:title>
            <chart:grid chart:style-name="ch7" chart:class="major"/>
          </chart:axis>
          <chart:series chart:style-name="ch10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11" chart:values-cell-range-address="local-table.$D$2:.$D$101" chart:label-cell-address="local-table.$D$1" chart:class="chart:scatter">
            <chart:data-point chart:repeated="100"/>
          </chart:series>
          <chart:series chart:style-name="ch12" chart:values-cell-range-address="local-table.$E$2:.$E$101" chart:label-cell-address="local-table.$E$1" chart:class="chart:scatter">
            <chart:data-point chart:repeated="100"/>
          </chart:series>
          <chart:series chart:style-name="ch13" chart:values-cell-range-address="local-table.$F$2:.$F$101" chart:label-cell-address="local-table.$F$1" chart:class="chart:scatter">
            <chart:data-point chart:repeated="100"/>
          </chart:series>
          <chart:series chart:style-name="ch14" chart:values-cell-range-address="local-table.$G$2:.$G$101" chart:label-cell-address="local-table.$G$1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nse (Threads: 1)</text:p>
              </table:table-cell>
              <table:table-cell office:value-type="string">
                <text:p>Dense (Threads: 2)</text:p>
              </table:table-cell>
              <table:table-cell office:value-type="string">
                <text:p>Dense (Threads: 3)</text:p>
              </table:table-cell>
              <table:table-cell office:value-type="string">
                <text:p>Dense (Threads: 4)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020458">
                <text:p>0.0020458</text:p>
              </table:table-cell>
              <table:table-cell office:value-type="float" office:value="0.0010564">
                <text:p>0.0010564</text:p>
              </table:table-cell>
              <table:table-cell office:value-type="float" office:value="0.0010428">
                <text:p>0.0010428</text:p>
              </table:table-cell>
              <table:table-cell office:value-type="float" office:value="0.001042">
                <text:p>0.001042</text:p>
              </table:table-cell>
              <table:table-cell office:value-type="float" office:value="0.0069714">
                <text:p>0.0069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24638">
                <text:p>0.0024638</text:p>
              </table:table-cell>
              <table:table-cell office:value-type="float" office:value="0.0022812">
                <text:p>0.0022812</text:p>
              </table:table-cell>
              <table:table-cell office:value-type="float" office:value="0.0022504">
                <text:p>0.0022504</text:p>
              </table:table-cell>
              <table:table-cell office:value-type="float" office:value="0.0022602">
                <text:p>0.0022602</text:p>
              </table:table-cell>
              <table:table-cell office:value-type="float" office:value="0.0104744">
                <text:p>0.0104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50098">
                <text:p>0.0050098</text:p>
              </table:table-cell>
              <table:table-cell office:value-type="float" office:value="0.0041354">
                <text:p>0.0041354</text:p>
              </table:table-cell>
              <table:table-cell office:value-type="float" office:value="0.004103">
                <text:p>0.004103</text:p>
              </table:table-cell>
              <table:table-cell office:value-type="float" office:value="0.0041376">
                <text:p>0.0041376</text:p>
              </table:table-cell>
              <table:table-cell office:value-type="float" office:value="0.0147586">
                <text:p>0.0147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7372">
                <text:p>0.007372</text:p>
              </table:table-cell>
              <table:table-cell office:value-type="float" office:value="0.007027">
                <text:p>0.007027</text:p>
              </table:table-cell>
              <table:table-cell office:value-type="float" office:value="0.0070052">
                <text:p>0.0070052</text:p>
              </table:table-cell>
              <table:table-cell office:value-type="float" office:value="0.006994">
                <text:p>0.006994</text:p>
              </table:table-cell>
              <table:table-cell office:value-type="float" office:value="0.0221164">
                <text:p>0.0221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158932">
                <text:p>0.0158932</text:p>
              </table:table-cell>
              <table:table-cell office:value-type="float" office:value="0.0113526">
                <text:p>0.0113526</text:p>
              </table:table-cell>
              <table:table-cell office:value-type="float" office:value="0.0113502">
                <text:p>0.0113502</text:p>
              </table:table-cell>
              <table:table-cell office:value-type="float" office:value="0.011382">
                <text:p>0.011382</text:p>
              </table:table-cell>
              <table:table-cell office:value-type="float" office:value="0.0261736">
                <text:p>0.0261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200068">
                <text:p>0.0200068</text:p>
              </table:table-cell>
              <table:table-cell office:value-type="float" office:value="0.0170158">
                <text:p>0.0170158</text:p>
              </table:table-cell>
              <table:table-cell office:value-type="float" office:value="0.0169924">
                <text:p>0.0169924</text:p>
              </table:table-cell>
              <table:table-cell office:value-type="float" office:value="0.0170074">
                <text:p>0.0170074</text:p>
              </table:table-cell>
              <table:table-cell office:value-type="float" office:value="0.030418">
                <text:p>0.030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27618">
                <text:p>0.027618</text:p>
              </table:table-cell>
              <table:table-cell office:value-type="float" office:value="0.0254798">
                <text:p>0.0254798</text:p>
              </table:table-cell>
              <table:table-cell office:value-type="float" office:value="0.0257728">
                <text:p>0.0257728</text:p>
              </table:table-cell>
              <table:table-cell office:value-type="float" office:value="0.0246768">
                <text:p>0.0246768</text:p>
              </table:table-cell>
              <table:table-cell office:value-type="float" office:value="0.0349534">
                <text:p>0.0349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403616">
                <text:p>0.0403616</text:p>
              </table:table-cell>
              <table:table-cell office:value-type="float" office:value="0.0336678">
                <text:p>0.0336678</text:p>
              </table:table-cell>
              <table:table-cell office:value-type="float" office:value="0.033757">
                <text:p>0.033757</text:p>
              </table:table-cell>
              <table:table-cell office:value-type="float" office:value="0.0337134">
                <text:p>0.0337134</text:p>
              </table:table-cell>
              <table:table-cell office:value-type="float" office:value="0.0421338">
                <text:p>0.0421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547572">
                <text:p>0.0547572</text:p>
              </table:table-cell>
              <table:table-cell office:value-type="float" office:value="0.0450444">
                <text:p>0.0450444</text:p>
              </table:table-cell>
              <table:table-cell office:value-type="float" office:value="0.045442">
                <text:p>0.045442</text:p>
              </table:table-cell>
              <table:table-cell office:value-type="float" office:value="0.0456578">
                <text:p>0.0456578</text:p>
              </table:table-cell>
              <table:table-cell office:value-type="float" office:value="0.0479924">
                <text:p>0.04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67336">
                <text:p>0.067336</text:p>
              </table:table-cell>
              <table:table-cell office:value-type="float" office:value="0.0588722">
                <text:p>0.0588722</text:p>
              </table:table-cell>
              <table:table-cell office:value-type="float" office:value="0.0590082">
                <text:p>0.0590082</text:p>
              </table:table-cell>
              <table:table-cell office:value-type="float" office:value="0.0590848">
                <text:p>0.0590848</text:p>
              </table:table-cell>
              <table:table-cell office:value-type="float" office:value="0.0510782">
                <text:p>0.0510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835938">
                <text:p>0.0835938</text:p>
              </table:table-cell>
              <table:table-cell office:value-type="float" office:value="3.21096">
                <text:p>3.21096</text:p>
              </table:table-cell>
              <table:table-cell office:value-type="float" office:value="0.0466368">
                <text:p>0.0466368</text:p>
              </table:table-cell>
              <table:table-cell office:value-type="float" office:value="0.0464924">
                <text:p>0.0464924</text:p>
              </table:table-cell>
              <table:table-cell office:value-type="float" office:value="0.0550684">
                <text:p>0.0550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9463">
                <text:p>0.09463</text:p>
              </table:table-cell>
              <table:table-cell office:value-type="float" office:value="0.060021">
                <text:p>0.060021</text:p>
              </table:table-cell>
              <table:table-cell office:value-type="float" office:value="0.0574804">
                <text:p>0.0574804</text:p>
              </table:table-cell>
              <table:table-cell office:value-type="float" office:value="0.0576722">
                <text:p>0.0576722</text:p>
              </table:table-cell>
              <table:table-cell office:value-type="float" office:value="0.0615112">
                <text:p>0.0615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122373">
                <text:p>0.122373</text:p>
              </table:table-cell>
              <table:table-cell office:value-type="float" office:value="3.0673">
                <text:p>3.0673</text:p>
              </table:table-cell>
              <table:table-cell office:value-type="float" office:value="10.5763">
                <text:p>10.5763</text:p>
              </table:table-cell>
              <table:table-cell office:value-type="float" office:value="11.9456">
                <text:p>11.9456</text:p>
              </table:table-cell>
              <table:table-cell office:value-type="float" office:value="0.064539">
                <text:p>0.064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146835">
                <text:p>0.146835</text:p>
              </table:table-cell>
              <table:table-cell office:value-type="float" office:value="1.71724">
                <text:p>1.71724</text:p>
              </table:table-cell>
              <table:table-cell office:value-type="float" office:value="11.4532">
                <text:p>11.4532</text:p>
              </table:table-cell>
              <table:table-cell office:value-type="float" office:value="12.7447">
                <text:p>12.7447</text:p>
              </table:table-cell>
              <table:table-cell office:value-type="float" office:value="0.071227">
                <text:p>0.071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228904">
                <text:p>0.228904</text:p>
              </table:table-cell>
              <table:table-cell office:value-type="float" office:value="1.70231">
                <text:p>1.70231</text:p>
              </table:table-cell>
              <table:table-cell office:value-type="float" office:value="7.35421">
                <text:p>7.35421</text:p>
              </table:table-cell>
              <table:table-cell office:value-type="float" office:value="14.3406">
                <text:p>14.3406</text:p>
              </table:table-cell>
              <table:table-cell office:value-type="float" office:value="0.074293">
                <text:p>0.074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206847">
                <text:p>0.206847</text:p>
              </table:table-cell>
              <table:table-cell office:value-type="float" office:value="2.01776">
                <text:p>2.01776</text:p>
              </table:table-cell>
              <table:table-cell office:value-type="float" office:value="7.0544">
                <text:p>7.0544</text:p>
              </table:table-cell>
              <table:table-cell office:value-type="float" office:value="11.9434">
                <text:p>11.9434</text:p>
              </table:table-cell>
              <table:table-cell office:value-type="float" office:value="0.0800734">
                <text:p>0.0800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242836">
                <text:p>0.242836</text:p>
              </table:table-cell>
              <table:table-cell office:value-type="float" office:value="1.53022">
                <text:p>1.53022</text:p>
              </table:table-cell>
              <table:table-cell office:value-type="float" office:value="11.4771">
                <text:p>11.4771</text:p>
              </table:table-cell>
              <table:table-cell office:value-type="float" office:value="11.1344">
                <text:p>11.1344</text:p>
              </table:table-cell>
              <table:table-cell office:value-type="float" office:value="0.0851292">
                <text:p>0.0851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283476">
                <text:p>0.283476</text:p>
              </table:table-cell>
              <table:table-cell office:value-type="float" office:value="1.12494">
                <text:p>1.12494</text:p>
              </table:table-cell>
              <table:table-cell office:value-type="float" office:value="10.6513">
                <text:p>10.6513</text:p>
              </table:table-cell>
              <table:table-cell office:value-type="float" office:value="11.1365">
                <text:p>11.1365</text:p>
              </table:table-cell>
              <table:table-cell office:value-type="float" office:value="0.0918788">
                <text:p>0.0918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328578">
                <text:p>0.328578</text:p>
              </table:table-cell>
              <table:table-cell office:value-type="float" office:value="1.09676">
                <text:p>1.09676</text:p>
              </table:table-cell>
              <table:table-cell office:value-type="float" office:value="9.07635">
                <text:p>9.07635</text:p>
              </table:table-cell>
              <table:table-cell office:value-type="float" office:value="11.8423">
                <text:p>11.8423</text:p>
              </table:table-cell>
              <table:table-cell office:value-type="float" office:value="0.0963908">
                <text:p>0.09639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575537">
                <text:p>0.575537</text:p>
              </table:table-cell>
              <table:table-cell office:value-type="float" office:value="1.25582">
                <text:p>1.25582</text:p>
              </table:table-cell>
              <table:table-cell office:value-type="float" office:value="8.15008">
                <text:p>8.15008</text:p>
              </table:table-cell>
              <table:table-cell office:value-type="float" office:value="11.9246">
                <text:p>11.9246</text:p>
              </table:table-cell>
              <table:table-cell office:value-type="float" office:value="0.101398">
                <text:p>0.101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436003">
                <text:p>0.436003</text:p>
              </table:table-cell>
              <table:table-cell office:value-type="float" office:value="1.74198">
                <text:p>1.74198</text:p>
              </table:table-cell>
              <table:table-cell office:value-type="float" office:value="8.55273">
                <text:p>8.55273</text:p>
              </table:table-cell>
              <table:table-cell office:value-type="float" office:value="12.7247">
                <text:p>12.7247</text:p>
              </table:table-cell>
              <table:table-cell office:value-type="float" office:value="0.102474">
                <text:p>0.102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66944">
                <text:p>0.66944</text:p>
              </table:table-cell>
              <table:table-cell office:value-type="float" office:value="1.58571">
                <text:p>1.58571</text:p>
              </table:table-cell>
              <table:table-cell office:value-type="float" office:value="8.46201">
                <text:p>8.46201</text:p>
              </table:table-cell>
              <table:table-cell office:value-type="float" office:value="12.7319">
                <text:p>12.7319</text:p>
              </table:table-cell>
              <table:table-cell office:value-type="float" office:value="0.113926">
                <text:p>0.113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721469">
                <text:p>0.721469</text:p>
              </table:table-cell>
              <table:table-cell office:value-type="float" office:value="1.53233">
                <text:p>1.53233</text:p>
              </table:table-cell>
              <table:table-cell office:value-type="float" office:value="8.44324">
                <text:p>8.44324</text:p>
              </table:table-cell>
              <table:table-cell office:value-type="float" office:value="11.9118">
                <text:p>11.9118</text:p>
              </table:table-cell>
              <table:table-cell office:value-type="float" office:value="0.117151">
                <text:p>0.117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653342">
                <text:p>0.653342</text:p>
              </table:table-cell>
              <table:table-cell office:value-type="float" office:value="0.946384">
                <text:p>0.946384</text:p>
              </table:table-cell>
              <table:table-cell office:value-type="float" office:value="9.08016">
                <text:p>9.08016</text:p>
              </table:table-cell>
              <table:table-cell office:value-type="float" office:value="12.6991">
                <text:p>12.6991</text:p>
              </table:table-cell>
              <table:table-cell office:value-type="float" office:value="0.117974">
                <text:p>0.117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1.10602">
                <text:p>1.10602</text:p>
              </table:table-cell>
              <table:table-cell office:value-type="float" office:value="0.388473">
                <text:p>0.388473</text:p>
              </table:table-cell>
              <table:table-cell office:value-type="float" office:value="7.5694">
                <text:p>7.5694</text:p>
              </table:table-cell>
              <table:table-cell office:value-type="float" office:value="11.9027">
                <text:p>11.9027</text:p>
              </table:table-cell>
              <table:table-cell office:value-type="float" office:value="0.123196">
                <text:p>0.123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1.22787">
                <text:p>1.22787</text:p>
              </table:table-cell>
              <table:table-cell office:value-type="float" office:value="0.811343">
                <text:p>0.811343</text:p>
              </table:table-cell>
              <table:table-cell office:value-type="float" office:value="6.99662">
                <text:p>6.99662</text:p>
              </table:table-cell>
              <table:table-cell office:value-type="float" office:value="11.9183">
                <text:p>11.9183</text:p>
              </table:table-cell>
              <table:table-cell office:value-type="float" office:value="0.129383">
                <text:p>0.129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1.30803">
                <text:p>1.30803</text:p>
              </table:table-cell>
              <table:table-cell office:value-type="float" office:value="0.459154">
                <text:p>0.459154</text:p>
              </table:table-cell>
              <table:table-cell office:value-type="float" office:value="11.2638">
                <text:p>11.2638</text:p>
              </table:table-cell>
              <table:table-cell office:value-type="float" office:value="11.0713">
                <text:p>11.0713</text:p>
              </table:table-cell>
              <table:table-cell office:value-type="float" office:value="0.133337">
                <text:p>0.133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1.74915">
                <text:p>1.74915</text:p>
              </table:table-cell>
              <table:table-cell office:value-type="float" office:value="0.552129">
                <text:p>0.552129</text:p>
              </table:table-cell>
              <table:table-cell office:value-type="float" office:value="10.7112">
                <text:p>10.7112</text:p>
              </table:table-cell>
              <table:table-cell office:value-type="float" office:value="11.8562">
                <text:p>11.8562</text:p>
              </table:table-cell>
              <table:table-cell office:value-type="float" office:value="0.138986">
                <text:p>0.138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.51171">
                <text:p>1.51171</text:p>
              </table:table-cell>
              <table:table-cell office:value-type="float" office:value="0.584519">
                <text:p>0.584519</text:p>
              </table:table-cell>
              <table:table-cell office:value-type="float" office:value="10.7284">
                <text:p>10.7284</text:p>
              </table:table-cell>
              <table:table-cell office:value-type="float" office:value="12.679">
                <text:p>12.679</text:p>
              </table:table-cell>
              <table:table-cell office:value-type="float" office:value="0.142879">
                <text:p>0.142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1.86194">
                <text:p>1.86194</text:p>
              </table:table-cell>
              <table:table-cell office:value-type="float" office:value="0.634524">
                <text:p>0.634524</text:p>
              </table:table-cell>
              <table:table-cell office:value-type="float" office:value="8.85647">
                <text:p>8.85647</text:p>
              </table:table-cell>
              <table:table-cell office:value-type="float" office:value="11.9171">
                <text:p>11.9171</text:p>
              </table:table-cell>
              <table:table-cell office:value-type="float" office:value="0.145426">
                <text:p>0.145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1.43454">
                <text:p>1.43454</text:p>
              </table:table-cell>
              <table:table-cell office:value-type="float" office:value="0.975685">
                <text:p>0.975685</text:p>
              </table:table-cell>
              <table:table-cell office:value-type="float" office:value="6.51784">
                <text:p>6.51784</text:p>
              </table:table-cell>
              <table:table-cell office:value-type="float" office:value="11.505">
                <text:p>11.505</text:p>
              </table:table-cell>
              <table:table-cell office:value-type="float" office:value="0.162857">
                <text:p>0.16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2.08204">
                <text:p>2.08204</text:p>
              </table:table-cell>
              <table:table-cell office:value-type="float" office:value="0.75369">
                <text:p>0.75369</text:p>
              </table:table-cell>
              <table:table-cell office:value-type="float" office:value="6.40185">
                <text:p>6.40185</text:p>
              </table:table-cell>
              <table:table-cell office:value-type="float" office:value="11.8479">
                <text:p>11.8479</text:p>
              </table:table-cell>
              <table:table-cell office:value-type="float" office:value="0.156725">
                <text:p>0.156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2.21241">
                <text:p>2.21241</text:p>
              </table:table-cell>
              <table:table-cell office:value-type="float" office:value="0.798621">
                <text:p>0.798621</text:p>
              </table:table-cell>
              <table:table-cell office:value-type="float" office:value="6.7499">
                <text:p>6.7499</text:p>
              </table:table-cell>
              <table:table-cell office:value-type="float" office:value="11.0359">
                <text:p>11.0359</text:p>
              </table:table-cell>
              <table:table-cell office:value-type="float" office:value="0.160947">
                <text:p>0.160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2.36551">
                <text:p>2.36551</text:p>
              </table:table-cell>
              <table:table-cell office:value-type="float" office:value="0.895874">
                <text:p>0.895874</text:p>
              </table:table-cell>
              <table:table-cell office:value-type="float" office:value="7.24403">
                <text:p>7.24403</text:p>
              </table:table-cell>
              <table:table-cell office:value-type="float" office:value="12.6593">
                <text:p>12.6593</text:p>
              </table:table-cell>
              <table:table-cell office:value-type="float" office:value="0.164907">
                <text:p>0.164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1.99516">
                <text:p>1.99516</text:p>
              </table:table-cell>
              <table:table-cell office:value-type="float" office:value="1.33255">
                <text:p>1.33255</text:p>
              </table:table-cell>
              <table:table-cell office:value-type="float" office:value="6.29948">
                <text:p>6.29948</text:p>
              </table:table-cell>
              <table:table-cell office:value-type="float" office:value="11.0286">
                <text:p>11.0286</text:p>
              </table:table-cell>
              <table:table-cell office:value-type="float" office:value="0.172157">
                <text:p>0.172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2.67221">
                <text:p>2.67221</text:p>
              </table:table-cell>
              <table:table-cell office:value-type="float" office:value="1.05122">
                <text:p>1.05122</text:p>
              </table:table-cell>
              <table:table-cell office:value-type="float" office:value="7.86875">
                <text:p>7.86875</text:p>
              </table:table-cell>
              <table:table-cell office:value-type="float" office:value="10.71">
                <text:p>10.71</text:p>
              </table:table-cell>
              <table:table-cell office:value-type="float" office:value="0.177228">
                <text:p>0.177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2.30695">
                <text:p>2.30695</text:p>
              </table:table-cell>
              <table:table-cell office:value-type="float" office:value="1.10959">
                <text:p>1.10959</text:p>
              </table:table-cell>
              <table:table-cell office:value-type="float" office:value="9.41127">
                <text:p>9.41127</text:p>
              </table:table-cell>
              <table:table-cell office:value-type="float" office:value="11.8476">
                <text:p>11.8476</text:p>
              </table:table-cell>
              <table:table-cell office:value-type="float" office:value="0.181915">
                <text:p>0.181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2.50315">
                <text:p>2.50315</text:p>
              </table:table-cell>
              <table:table-cell office:value-type="float" office:value="1.23601">
                <text:p>1.23601</text:p>
              </table:table-cell>
              <table:table-cell office:value-type="float" office:value="7.47562">
                <text:p>7.47562</text:p>
              </table:table-cell>
              <table:table-cell office:value-type="float" office:value="10.9661">
                <text:p>10.9661</text:p>
              </table:table-cell>
              <table:table-cell office:value-type="float" office:value="0.196158">
                <text:p>0.196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2.72146">
                <text:p>2.72146</text:p>
              </table:table-cell>
              <table:table-cell office:value-type="float" office:value="1.54642">
                <text:p>1.54642</text:p>
              </table:table-cell>
              <table:table-cell office:value-type="float" office:value="8.46973">
                <text:p>8.46973</text:p>
              </table:table-cell>
              <table:table-cell office:value-type="float" office:value="12.6226">
                <text:p>12.6226</text:p>
              </table:table-cell>
              <table:table-cell office:value-type="float" office:value="0.191373">
                <text:p>0.191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3.16256">
                <text:p>3.16256</text:p>
              </table:table-cell>
              <table:table-cell office:value-type="float" office:value="1.90886">
                <text:p>1.90886</text:p>
              </table:table-cell>
              <table:table-cell office:value-type="float" office:value="9.65887">
                <text:p>9.65887</text:p>
              </table:table-cell>
              <table:table-cell office:value-type="float" office:value="8.05065">
                <text:p>8.05065</text:p>
              </table:table-cell>
              <table:table-cell office:value-type="float" office:value="0.191203">
                <text:p>0.191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3.70271">
                <text:p>3.70271</text:p>
              </table:table-cell>
              <table:table-cell office:value-type="float" office:value="1.67951">
                <text:p>1.67951</text:p>
              </table:table-cell>
              <table:table-cell office:value-type="float" office:value="7.8133">
                <text:p>7.8133</text:p>
              </table:table-cell>
              <table:table-cell office:value-type="float" office:value="10.4714">
                <text:p>10.4714</text:p>
              </table:table-cell>
              <table:table-cell office:value-type="float" office:value="0.200192">
                <text:p>0.200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3.75836">
                <text:p>3.75836</text:p>
              </table:table-cell>
              <table:table-cell office:value-type="float" office:value="1.79765">
                <text:p>1.79765</text:p>
              </table:table-cell>
              <table:table-cell office:value-type="float" office:value="8.77258">
                <text:p>8.77258</text:p>
              </table:table-cell>
              <table:table-cell office:value-type="float" office:value="12.4816">
                <text:p>12.4816</text:p>
              </table:table-cell>
              <table:table-cell office:value-type="float" office:value="0.204801">
                <text:p>0.204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3.93872">
                <text:p>3.93872</text:p>
              </table:table-cell>
              <table:table-cell office:value-type="float" office:value="2.53633">
                <text:p>2.53633</text:p>
              </table:table-cell>
              <table:table-cell office:value-type="float" office:value="7.07903">
                <text:p>7.07903</text:p>
              </table:table-cell>
              <table:table-cell office:value-type="float" office:value="13.3111">
                <text:p>13.3111</text:p>
              </table:table-cell>
              <table:table-cell office:value-type="float" office:value="0.219389">
                <text:p>0.21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3.80021">
                <text:p>3.80021</text:p>
              </table:table-cell>
              <table:table-cell office:value-type="float" office:value="1.93386">
                <text:p>1.93386</text:p>
              </table:table-cell>
              <table:table-cell office:value-type="float" office:value="7.79113">
                <text:p>7.79113</text:p>
              </table:table-cell>
              <table:table-cell office:value-type="float" office:value="11.7109">
                <text:p>11.7109</text:p>
              </table:table-cell>
              <table:table-cell office:value-type="float" office:value="0.212585">
                <text:p>0.212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4.04115">
                <text:p>4.04115</text:p>
              </table:table-cell>
              <table:table-cell office:value-type="float" office:value="1.98257">
                <text:p>1.98257</text:p>
              </table:table-cell>
              <table:table-cell office:value-type="float" office:value="7.45455">
                <text:p>7.45455</text:p>
              </table:table-cell>
              <table:table-cell office:value-type="float" office:value="10.9175">
                <text:p>10.9175</text:p>
              </table:table-cell>
              <table:table-cell office:value-type="float" office:value="0.220051">
                <text:p>0.220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4.22023">
                <text:p>4.22023</text:p>
              </table:table-cell>
              <table:table-cell office:value-type="float" office:value="2.78931">
                <text:p>2.78931</text:p>
              </table:table-cell>
              <table:table-cell office:value-type="float" office:value="8.69507">
                <text:p>8.69507</text:p>
              </table:table-cell>
              <table:table-cell office:value-type="float" office:value="11.8736">
                <text:p>11.8736</text:p>
              </table:table-cell>
              <table:table-cell office:value-type="float" office:value="0.21883">
                <text:p>0.21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5.39614">
                <text:p>5.39614</text:p>
              </table:table-cell>
              <table:table-cell office:value-type="float" office:value="16.4736">
                <text:p>16.4736</text:p>
              </table:table-cell>
              <table:table-cell office:value-type="float" office:value="12.0277">
                <text:p>12.0277</text:p>
              </table:table-cell>
              <table:table-cell office:value-type="float" office:value="19.0367">
                <text:p>19.0367</text:p>
              </table:table-cell>
              <table:table-cell office:value-type="float" office:value="0.235679">
                <text:p>0.235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5.13236">
                <text:p>5.13236</text:p>
              </table:table-cell>
              <table:table-cell office:value-type="float" office:value="12.2679">
                <text:p>12.2679</text:p>
              </table:table-cell>
              <table:table-cell office:value-type="float" office:value="13.6919">
                <text:p>13.6919</text:p>
              </table:table-cell>
              <table:table-cell office:value-type="float" office:value="16.5574">
                <text:p>16.5574</text:p>
              </table:table-cell>
              <table:table-cell office:value-type="float" office:value="0.24383">
                <text:p>0.24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5.45265">
                <text:p>5.45265</text:p>
              </table:table-cell>
              <table:table-cell office:value-type="float" office:value="5.56575">
                <text:p>5.56575</text:p>
              </table:table-cell>
              <table:table-cell office:value-type="float" office:value="8.01689">
                <text:p>8.01689</text:p>
              </table:table-cell>
              <table:table-cell office:value-type="float" office:value="12.6639">
                <text:p>12.6639</text:p>
              </table:table-cell>
              <table:table-cell office:value-type="float" office:value="0.249164">
                <text:p>0.24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5.45609">
                <text:p>5.45609</text:p>
              </table:table-cell>
              <table:table-cell office:value-type="float" office:value="2.84518">
                <text:p>2.84518</text:p>
              </table:table-cell>
              <table:table-cell office:value-type="float" office:value="8.03122">
                <text:p>8.03122</text:p>
              </table:table-cell>
              <table:table-cell office:value-type="float" office:value="14.187">
                <text:p>14.187</text:p>
              </table:table-cell>
              <table:table-cell office:value-type="float" office:value="0.249498">
                <text:p>0.249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5.79178">
                <text:p>5.79178</text:p>
              </table:table-cell>
              <table:table-cell office:value-type="float" office:value="3.54295">
                <text:p>3.54295</text:p>
              </table:table-cell>
              <table:table-cell office:value-type="float" office:value="7.30415">
                <text:p>7.30415</text:p>
              </table:table-cell>
              <table:table-cell office:value-type="float" office:value="14.4455">
                <text:p>14.4455</text:p>
              </table:table-cell>
              <table:table-cell office:value-type="float" office:value="0.244861">
                <text:p>0.244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6.58603">
                <text:p>6.58603</text:p>
              </table:table-cell>
              <table:table-cell office:value-type="float" office:value="3.78281">
                <text:p>3.78281</text:p>
              </table:table-cell>
              <table:table-cell office:value-type="float" office:value="8.73373">
                <text:p>8.73373</text:p>
              </table:table-cell>
              <table:table-cell office:value-type="float" office:value="12.5175">
                <text:p>12.5175</text:p>
              </table:table-cell>
              <table:table-cell office:value-type="float" office:value="0.259984">
                <text:p>0.259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6.72181">
                <text:p>6.72181</text:p>
              </table:table-cell>
              <table:table-cell office:value-type="float" office:value="4.06115">
                <text:p>4.06115</text:p>
              </table:table-cell>
              <table:table-cell office:value-type="float" office:value="9.3816">
                <text:p>9.3816</text:p>
              </table:table-cell>
              <table:table-cell office:value-type="float" office:value="12.0228">
                <text:p>12.0228</text:p>
              </table:table-cell>
              <table:table-cell office:value-type="float" office:value="0.262995">
                <text:p>0.262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6.94536">
                <text:p>6.94536</text:p>
              </table:table-cell>
              <table:table-cell office:value-type="float" office:value="3.7628">
                <text:p>3.7628</text:p>
              </table:table-cell>
              <table:table-cell office:value-type="float" office:value="8.74447">
                <text:p>8.74447</text:p>
              </table:table-cell>
              <table:table-cell office:value-type="float" office:value="11.893">
                <text:p>11.893</text:p>
              </table:table-cell>
              <table:table-cell office:value-type="float" office:value="0.261147">
                <text:p>0.261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7.87417">
                <text:p>7.87417</text:p>
              </table:table-cell>
              <table:table-cell office:value-type="float" office:value="3.7625">
                <text:p>3.7625</text:p>
              </table:table-cell>
              <table:table-cell office:value-type="float" office:value="8.53318">
                <text:p>8.53318</text:p>
              </table:table-cell>
              <table:table-cell office:value-type="float" office:value="10.2593">
                <text:p>10.2593</text:p>
              </table:table-cell>
              <table:table-cell office:value-type="float" office:value="0.264397">
                <text:p>0.264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7.45376">
                <text:p>7.45376</text:p>
              </table:table-cell>
              <table:table-cell office:value-type="float" office:value="4.57853">
                <text:p>4.57853</text:p>
              </table:table-cell>
              <table:table-cell office:value-type="float" office:value="8.81654">
                <text:p>8.81654</text:p>
              </table:table-cell>
              <table:table-cell office:value-type="float" office:value="11.6794">
                <text:p>11.6794</text:p>
              </table:table-cell>
              <table:table-cell office:value-type="float" office:value="0.280682">
                <text:p>0.280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7.95466">
                <text:p>7.95466</text:p>
              </table:table-cell>
              <table:table-cell office:value-type="float" office:value="5.11528">
                <text:p>5.11528</text:p>
              </table:table-cell>
              <table:table-cell office:value-type="float" office:value="13.2231">
                <text:p>13.2231</text:p>
              </table:table-cell>
              <table:table-cell office:value-type="float" office:value="11.7887">
                <text:p>11.7887</text:p>
              </table:table-cell>
              <table:table-cell office:value-type="float" office:value="0.277395">
                <text:p>0.277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8.3794">
                <text:p>8.3794</text:p>
              </table:table-cell>
              <table:table-cell office:value-type="float" office:value="4.47966">
                <text:p>4.47966</text:p>
              </table:table-cell>
              <table:table-cell office:value-type="float" office:value="11.9181">
                <text:p>11.9181</text:p>
              </table:table-cell>
              <table:table-cell office:value-type="float" office:value="11.6642">
                <text:p>11.6642</text:p>
              </table:table-cell>
              <table:table-cell office:value-type="float" office:value="0.282079">
                <text:p>0.282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8.72836">
                <text:p>8.72836</text:p>
              </table:table-cell>
              <table:table-cell office:value-type="float" office:value="4.71483">
                <text:p>4.71483</text:p>
              </table:table-cell>
              <table:table-cell office:value-type="float" office:value="10.5545">
                <text:p>10.5545</text:p>
              </table:table-cell>
              <table:table-cell office:value-type="float" office:value="14.7296">
                <text:p>14.7296</text:p>
              </table:table-cell>
              <table:table-cell office:value-type="float" office:value="0.284921">
                <text:p>0.284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9.35436">
                <text:p>9.35436</text:p>
              </table:table-cell>
              <table:table-cell office:value-type="float" office:value="5.51164">
                <text:p>5.51164</text:p>
              </table:table-cell>
              <table:table-cell office:value-type="float" office:value="8.87172">
                <text:p>8.87172</text:p>
              </table:table-cell>
              <table:table-cell office:value-type="float" office:value="12.0475">
                <text:p>12.0475</text:p>
              </table:table-cell>
              <table:table-cell office:value-type="float" office:value="0.292045">
                <text:p>0.292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9.96976">
                <text:p>9.96976</text:p>
              </table:table-cell>
              <table:table-cell office:value-type="float" office:value="6.09182">
                <text:p>6.09182</text:p>
              </table:table-cell>
              <table:table-cell office:value-type="float" office:value="11.3111">
                <text:p>11.3111</text:p>
              </table:table-cell>
              <table:table-cell office:value-type="float" office:value="14.1773">
                <text:p>14.1773</text:p>
              </table:table-cell>
              <table:table-cell office:value-type="float" office:value="0.300674">
                <text:p>0.300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10.6082">
                <text:p>10.6082</text:p>
              </table:table-cell>
              <table:table-cell office:value-type="float" office:value="5.4687">
                <text:p>5.4687</text:p>
              </table:table-cell>
              <table:table-cell office:value-type="float" office:value="7.61619">
                <text:p>7.61619</text:p>
              </table:table-cell>
              <table:table-cell office:value-type="float" office:value="15.6862">
                <text:p>15.6862</text:p>
              </table:table-cell>
              <table:table-cell office:value-type="float" office:value="0.304477">
                <text:p>0.3044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10.904">
                <text:p>10.904</text:p>
              </table:table-cell>
              <table:table-cell office:value-type="float" office:value="6.25217">
                <text:p>6.25217</text:p>
              </table:table-cell>
              <table:table-cell office:value-type="float" office:value="11.3086">
                <text:p>11.3086</text:p>
              </table:table-cell>
              <table:table-cell office:value-type="float" office:value="15.7566">
                <text:p>15.7566</text:p>
              </table:table-cell>
              <table:table-cell office:value-type="float" office:value="0.309118">
                <text:p>0.309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11.7866">
                <text:p>11.7866</text:p>
              </table:table-cell>
              <table:table-cell office:value-type="float" office:value="6.06429">
                <text:p>6.06429</text:p>
              </table:table-cell>
              <table:table-cell office:value-type="float" office:value="11.3312">
                <text:p>11.3312</text:p>
              </table:table-cell>
              <table:table-cell office:value-type="float" office:value="15.609">
                <text:p>15.609</text:p>
              </table:table-cell>
              <table:table-cell office:value-type="float" office:value="0.310848">
                <text:p>0.310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12.8862">
                <text:p>12.8862</text:p>
              </table:table-cell>
              <table:table-cell office:value-type="float" office:value="6.2516">
                <text:p>6.2516</text:p>
              </table:table-cell>
              <table:table-cell office:value-type="float" office:value="10.8897">
                <text:p>10.8897</text:p>
              </table:table-cell>
              <table:table-cell office:value-type="float" office:value="14.7441">
                <text:p>14.7441</text:p>
              </table:table-cell>
              <table:table-cell office:value-type="float" office:value="0.316217">
                <text:p>0.316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12.3191">
                <text:p>12.3191</text:p>
              </table:table-cell>
              <table:table-cell office:value-type="float" office:value="7.92489">
                <text:p>7.92489</text:p>
              </table:table-cell>
              <table:table-cell office:value-type="float" office:value="11.3776">
                <text:p>11.3776</text:p>
              </table:table-cell>
              <table:table-cell office:value-type="float" office:value="11.7707">
                <text:p>11.7707</text:p>
              </table:table-cell>
              <table:table-cell office:value-type="float" office:value="0.320797">
                <text:p>0.3207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12.8936">
                <text:p>12.8936</text:p>
              </table:table-cell>
              <table:table-cell office:value-type="float" office:value="7.64788">
                <text:p>7.64788</text:p>
              </table:table-cell>
              <table:table-cell office:value-type="float" office:value="11.871">
                <text:p>11.871</text:p>
              </table:table-cell>
              <table:table-cell office:value-type="float" office:value="15.446">
                <text:p>15.446</text:p>
              </table:table-cell>
              <table:table-cell office:value-type="float" office:value="0.341426">
                <text:p>0.341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13.6313">
                <text:p>13.6313</text:p>
              </table:table-cell>
              <table:table-cell office:value-type="float" office:value="7.60535">
                <text:p>7.60535</text:p>
              </table:table-cell>
              <table:table-cell office:value-type="float" office:value="14.4165">
                <text:p>14.4165</text:p>
              </table:table-cell>
              <table:table-cell office:value-type="float" office:value="14.1761">
                <text:p>14.1761</text:p>
              </table:table-cell>
              <table:table-cell office:value-type="float" office:value="0.335669">
                <text:p>0.335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13.8653">
                <text:p>13.8653</text:p>
              </table:table-cell>
              <table:table-cell office:value-type="float" office:value="7.48321">
                <text:p>7.48321</text:p>
              </table:table-cell>
              <table:table-cell office:value-type="float" office:value="16.1461">
                <text:p>16.1461</text:p>
              </table:table-cell>
              <table:table-cell office:value-type="float" office:value="19.2209">
                <text:p>19.2209</text:p>
              </table:table-cell>
              <table:table-cell office:value-type="float" office:value="0.350126">
                <text:p>0.350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15.552">
                <text:p>15.552</text:p>
              </table:table-cell>
              <table:table-cell office:value-type="float" office:value="13.9094">
                <text:p>13.9094</text:p>
              </table:table-cell>
              <table:table-cell office:value-type="float" office:value="22.2847">
                <text:p>22.2847</text:p>
              </table:table-cell>
              <table:table-cell office:value-type="float" office:value="20.6271">
                <text:p>20.6271</text:p>
              </table:table-cell>
              <table:table-cell office:value-type="float" office:value="0.350338">
                <text:p>0.3503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16.0718">
                <text:p>16.0718</text:p>
              </table:table-cell>
              <table:table-cell office:value-type="float" office:value="8.19931">
                <text:p>8.19931</text:p>
              </table:table-cell>
              <table:table-cell office:value-type="float" office:value="12.0328">
                <text:p>12.0328</text:p>
              </table:table-cell>
              <table:table-cell office:value-type="float" office:value="16.5887">
                <text:p>16.5887</text:p>
              </table:table-cell>
              <table:table-cell office:value-type="float" office:value="0.34469">
                <text:p>0.34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16.2856">
                <text:p>16.2856</text:p>
              </table:table-cell>
              <table:table-cell office:value-type="float" office:value="9.20298">
                <text:p>9.20298</text:p>
              </table:table-cell>
              <table:table-cell office:value-type="float" office:value="11.457">
                <text:p>11.457</text:p>
              </table:table-cell>
              <table:table-cell office:value-type="float" office:value="16.2842">
                <text:p>16.2842</text:p>
              </table:table-cell>
              <table:table-cell office:value-type="float" office:value="0.357862">
                <text:p>0.357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16.0279">
                <text:p>16.0279</text:p>
              </table:table-cell>
              <table:table-cell office:value-type="float" office:value="8.8961">
                <text:p>8.8961</text:p>
              </table:table-cell>
              <table:table-cell office:value-type="float" office:value="11.1353">
                <text:p>11.1353</text:p>
              </table:table-cell>
              <table:table-cell office:value-type="float" office:value="18.4685">
                <text:p>18.4685</text:p>
              </table:table-cell>
              <table:table-cell office:value-type="float" office:value="0.357474">
                <text:p>0.357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16.6109">
                <text:p>16.6109</text:p>
              </table:table-cell>
              <table:table-cell office:value-type="float" office:value="9.74136">
                <text:p>9.74136</text:p>
              </table:table-cell>
              <table:table-cell office:value-type="float" office:value="12.1555">
                <text:p>12.1555</text:p>
              </table:table-cell>
              <table:table-cell office:value-type="float" office:value="15.1463">
                <text:p>15.1463</text:p>
              </table:table-cell>
              <table:table-cell office:value-type="float" office:value="0.352759">
                <text:p>0.3527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17.2719">
                <text:p>17.2719</text:p>
              </table:table-cell>
              <table:table-cell office:value-type="float" office:value="9.60565">
                <text:p>9.60565</text:p>
              </table:table-cell>
              <table:table-cell office:value-type="float" office:value="11.4398">
                <text:p>11.4398</text:p>
              </table:table-cell>
              <table:table-cell office:value-type="float" office:value="19.086">
                <text:p>19.086</text:p>
              </table:table-cell>
              <table:table-cell office:value-type="float" office:value="0.356965">
                <text:p>0.356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18.2399">
                <text:p>18.2399</text:p>
              </table:table-cell>
              <table:table-cell office:value-type="float" office:value="10.8039">
                <text:p>10.8039</text:p>
              </table:table-cell>
              <table:table-cell office:value-type="float" office:value="14.2124">
                <text:p>14.2124</text:p>
              </table:table-cell>
              <table:table-cell office:value-type="float" office:value="16.6728">
                <text:p>16.6728</text:p>
              </table:table-cell>
              <table:table-cell office:value-type="float" office:value="0.360075">
                <text:p>0.360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18.6863">
                <text:p>18.6863</text:p>
              </table:table-cell>
              <table:table-cell office:value-type="float" office:value="10.3653">
                <text:p>10.3653</text:p>
              </table:table-cell>
              <table:table-cell office:value-type="float" office:value="13.31">
                <text:p>13.31</text:p>
              </table:table-cell>
              <table:table-cell office:value-type="float" office:value="17.2127">
                <text:p>17.2127</text:p>
              </table:table-cell>
              <table:table-cell office:value-type="float" office:value="0.367549">
                <text:p>0.3675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19.7745">
                <text:p>19.7745</text:p>
              </table:table-cell>
              <table:table-cell office:value-type="float" office:value="11.01">
                <text:p>11.01</text:p>
              </table:table-cell>
              <table:table-cell office:value-type="float" office:value="15.0432">
                <text:p>15.0432</text:p>
              </table:table-cell>
              <table:table-cell office:value-type="float" office:value="18.6352">
                <text:p>18.6352</text:p>
              </table:table-cell>
              <table:table-cell office:value-type="float" office:value="0.377918">
                <text:p>0.377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20.1923">
                <text:p>20.1923</text:p>
              </table:table-cell>
              <table:table-cell office:value-type="float" office:value="11.1847">
                <text:p>11.1847</text:p>
              </table:table-cell>
              <table:table-cell office:value-type="float" office:value="15.3855">
                <text:p>15.3855</text:p>
              </table:table-cell>
              <table:table-cell office:value-type="float" office:value="21.488">
                <text:p>21.488</text:p>
              </table:table-cell>
              <table:table-cell office:value-type="float" office:value="0.399139">
                <text:p>0.399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21.7711">
                <text:p>21.7711</text:p>
              </table:table-cell>
              <table:table-cell office:value-type="float" office:value="11.734">
                <text:p>11.734</text:p>
              </table:table-cell>
              <table:table-cell office:value-type="float" office:value="31.3718">
                <text:p>31.3718</text:p>
              </table:table-cell>
              <table:table-cell office:value-type="float" office:value="35.475">
                <text:p>35.475</text:p>
              </table:table-cell>
              <table:table-cell office:value-type="float" office:value="0.40446">
                <text:p>0.404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22.5195">
                <text:p>22.5195</text:p>
              </table:table-cell>
              <table:table-cell office:value-type="float" office:value="12.0968">
                <text:p>12.0968</text:p>
              </table:table-cell>
              <table:table-cell office:value-type="float" office:value="27.9298">
                <text:p>27.9298</text:p>
              </table:table-cell>
              <table:table-cell office:value-type="float" office:value="36.2715">
                <text:p>36.2715</text:p>
              </table:table-cell>
              <table:table-cell office:value-type="float" office:value="0.409781">
                <text:p>0.409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23.2631">
                <text:p>23.2631</text:p>
              </table:table-cell>
              <table:table-cell office:value-type="float" office:value="12.528">
                <text:p>12.528</text:p>
              </table:table-cell>
              <table:table-cell office:value-type="float" office:value="31.5359">
                <text:p>31.5359</text:p>
              </table:table-cell>
              <table:table-cell office:value-type="float" office:value="36.2206">
                <text:p>36.2206</text:p>
              </table:table-cell>
              <table:table-cell office:value-type="float" office:value="0.418727">
                <text:p>0.418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23.7942">
                <text:p>23.7942</text:p>
              </table:table-cell>
              <table:table-cell office:value-type="float" office:value="13.0961">
                <text:p>13.0961</text:p>
              </table:table-cell>
              <table:table-cell office:value-type="float" office:value="33.6115">
                <text:p>33.6115</text:p>
              </table:table-cell>
              <table:table-cell office:value-type="float" office:value="34.6071">
                <text:p>34.6071</text:p>
              </table:table-cell>
              <table:table-cell office:value-type="float" office:value="0.4282">
                <text:p>0.4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24.9015">
                <text:p>24.9015</text:p>
              </table:table-cell>
              <table:table-cell office:value-type="float" office:value="13.4465">
                <text:p>13.4465</text:p>
              </table:table-cell>
              <table:table-cell office:value-type="float" office:value="28.8994">
                <text:p>28.8994</text:p>
              </table:table-cell>
              <table:table-cell office:value-type="float" office:value="34.5799">
                <text:p>34.5799</text:p>
              </table:table-cell>
              <table:table-cell office:value-type="float" office:value="0.43026">
                <text:p>0.43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25.734">
                <text:p>25.734</text:p>
              </table:table-cell>
              <table:table-cell office:value-type="float" office:value="13.7707">
                <text:p>13.7707</text:p>
              </table:table-cell>
              <table:table-cell office:value-type="float" office:value="26.9299">
                <text:p>26.9299</text:p>
              </table:table-cell>
              <table:table-cell office:value-type="float" office:value="34.5867">
                <text:p>34.5867</text:p>
              </table:table-cell>
              <table:table-cell office:value-type="float" office:value="0.428261">
                <text:p>0.428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25.6561">
                <text:p>25.6561</text:p>
              </table:table-cell>
              <table:table-cell office:value-type="float" office:value="14.4181">
                <text:p>14.4181</text:p>
              </table:table-cell>
              <table:table-cell office:value-type="float" office:value="30.3897">
                <text:p>30.3897</text:p>
              </table:table-cell>
              <table:table-cell office:value-type="float" office:value="34.5728">
                <text:p>34.5728</text:p>
              </table:table-cell>
              <table:table-cell office:value-type="float" office:value="0.423171">
                <text:p>0.423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26.616">
                <text:p>26.616</text:p>
              </table:table-cell>
              <table:table-cell office:value-type="float" office:value="15.0229">
                <text:p>15.0229</text:p>
              </table:table-cell>
              <table:table-cell office:value-type="float" office:value="28.7533">
                <text:p>28.7533</text:p>
              </table:table-cell>
              <table:table-cell office:value-type="float" office:value="38.5464">
                <text:p>38.5464</text:p>
              </table:table-cell>
              <table:table-cell office:value-type="float" office:value="0.430383">
                <text:p>0.4303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27.4535">
                <text:p>27.4535</text:p>
              </table:table-cell>
              <table:table-cell office:value-type="float" office:value="15.3948">
                <text:p>15.3948</text:p>
              </table:table-cell>
              <table:table-cell office:value-type="float" office:value="27.4318">
                <text:p>27.4318</text:p>
              </table:table-cell>
              <table:table-cell office:value-type="float" office:value="39.3933">
                <text:p>39.3933</text:p>
              </table:table-cell>
              <table:table-cell office:value-type="float" office:value="0.436667">
                <text:p>0.43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28.3351">
                <text:p>28.3351</text:p>
              </table:table-cell>
              <table:table-cell office:value-type="float" office:value="15.8061">
                <text:p>15.8061</text:p>
              </table:table-cell>
              <table:table-cell office:value-type="float" office:value="36.5896">
                <text:p>36.5896</text:p>
              </table:table-cell>
              <table:table-cell office:value-type="float" office:value="36.08">
                <text:p>36.08</text:p>
              </table:table-cell>
              <table:table-cell office:value-type="float" office:value="0.441557">
                <text:p>0.441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29.2568">
                <text:p>29.2568</text:p>
              </table:table-cell>
              <table:table-cell office:value-type="float" office:value="16.3983">
                <text:p>16.3983</text:p>
              </table:table-cell>
              <table:table-cell office:value-type="float" office:value="35.8913">
                <text:p>35.8913</text:p>
              </table:table-cell>
              <table:table-cell office:value-type="float" office:value="40.1268">
                <text:p>40.1268</text:p>
              </table:table-cell>
              <table:table-cell office:value-type="float" office:value="0.432379">
                <text:p>0.4323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30.2238">
                <text:p>30.2238</text:p>
              </table:table-cell>
              <table:table-cell office:value-type="float" office:value="17.1798">
                <text:p>17.1798</text:p>
              </table:table-cell>
              <table:table-cell office:value-type="float" office:value="37.2542">
                <text:p>37.2542</text:p>
              </table:table-cell>
              <table:table-cell office:value-type="float" office:value="40.8304">
                <text:p>40.8304</text:p>
              </table:table-cell>
              <table:table-cell office:value-type="float" office:value="0.440285">
                <text:p>0.440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31.1943">
                <text:p>31.1943</text:p>
              </table:table-cell>
              <table:table-cell office:value-type="float" office:value="17.3909">
                <text:p>17.3909</text:p>
              </table:table-cell>
              <table:table-cell office:value-type="float" office:value="36.7341">
                <text:p>36.7341</text:p>
              </table:table-cell>
              <table:table-cell office:value-type="float" office:value="44.9897">
                <text:p>44.9897</text:p>
              </table:table-cell>
              <table:table-cell office:value-type="float" office:value="0.444932">
                <text:p>0.444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32.2236">
                <text:p>32.2236</text:p>
              </table:table-cell>
              <table:table-cell office:value-type="float" office:value="17.8847">
                <text:p>17.8847</text:p>
              </table:table-cell>
              <table:table-cell office:value-type="float" office:value="35.9648">
                <text:p>35.9648</text:p>
              </table:table-cell>
              <table:table-cell office:value-type="float" office:value="41.059">
                <text:p>41.059</text:p>
              </table:table-cell>
              <table:table-cell office:value-type="float" office:value="0.448214">
                <text:p>0.448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33.2943">
                <text:p>33.2943</text:p>
              </table:table-cell>
              <table:table-cell office:value-type="float" office:value="18.9041">
                <text:p>18.9041</text:p>
              </table:table-cell>
              <table:table-cell office:value-type="float" office:value="33.7942">
                <text:p>33.7942</text:p>
              </table:table-cell>
              <table:table-cell office:value-type="float" office:value="41.7765">
                <text:p>41.7765</text:p>
              </table:table-cell>
              <table:table-cell office:value-type="float" office:value="0.452179">
                <text:p>0.452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34.374">
                <text:p>34.374</text:p>
              </table:table-cell>
              <table:table-cell office:value-type="float" office:value="19.2754">
                <text:p>19.2754</text:p>
              </table:table-cell>
              <table:table-cell office:value-type="float" office:value="34.3119">
                <text:p>34.3119</text:p>
              </table:table-cell>
              <table:table-cell office:value-type="float" office:value="39.9573">
                <text:p>39.9573</text:p>
              </table:table-cell>
              <table:table-cell office:value-type="float" office:value="0.457255">
                <text:p>0.457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35.411">
                <text:p>35.411</text:p>
              </table:table-cell>
              <table:table-cell office:value-type="float" office:value="19.8854">
                <text:p>19.8854</text:p>
              </table:table-cell>
              <table:table-cell office:value-type="float" office:value="33.935">
                <text:p>33.935</text:p>
              </table:table-cell>
              <table:table-cell office:value-type="float" office:value="42.3538">
                <text:p>42.3538</text:p>
              </table:table-cell>
              <table:table-cell office:value-type="float" office:value="0.455008">
                <text:p>0.455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36.5332">
                <text:p>36.5332</text:p>
              </table:table-cell>
              <table:table-cell office:value-type="float" office:value="20.3654">
                <text:p>20.3654</text:p>
              </table:table-cell>
              <table:table-cell office:value-type="float" office:value="35.4764">
                <text:p>35.4764</text:p>
              </table:table-cell>
              <table:table-cell office:value-type="float" office:value="34.2917">
                <text:p>34.2917</text:p>
              </table:table-cell>
              <table:table-cell office:value-type="float" office:value="0.463685">
                <text:p>0.463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38.7703">
                <text:p>38.7703</text:p>
              </table:table-cell>
              <table:table-cell office:value-type="float" office:value="21.1816">
                <text:p>21.1816</text:p>
              </table:table-cell>
              <table:table-cell office:value-type="float" office:value="33.4212">
                <text:p>33.4212</text:p>
              </table:table-cell>
              <table:table-cell office:value-type="float" office:value="43.9323">
                <text:p>43.9323</text:p>
              </table:table-cell>
              <table:table-cell office:value-type="float" office:value="0.477702">
                <text:p>0.477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40.0147">
                <text:p>40.0147</text:p>
              </table:table-cell>
              <table:table-cell office:value-type="float" office:value="21.5117">
                <text:p>21.5117</text:p>
              </table:table-cell>
              <table:table-cell office:value-type="float" office:value="43.156">
                <text:p>43.156</text:p>
              </table:table-cell>
              <table:table-cell office:value-type="float" office:value="44.0209">
                <text:p>44.0209</text:p>
              </table:table-cell>
              <table:table-cell office:value-type="float" office:value="0.491514">
                <text:p>0.4915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41.0469">
                <text:p>41.0469</text:p>
              </table:table-cell>
              <table:table-cell office:value-type="float" office:value="22.3102">
                <text:p>22.3102</text:p>
              </table:table-cell>
              <table:table-cell office:value-type="float" office:value="36.9572">
                <text:p>36.9572</text:p>
              </table:table-cell>
              <table:table-cell office:value-type="float" office:value="39.2073">
                <text:p>39.2073</text:p>
              </table:table-cell>
              <table:table-cell office:value-type="float" office:value="0.490527">
                <text:p>0.4905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44cm" svg:height="17.073cm" xlink:href=".." xlink:type="simple" chart:class="chart:scatter" chart:style-name="ch1">
        <chart:title svg:x="10.266cm" svg:y="0.477cm" chart:style-name="ch2">
          <text:p>Solving a linear system</text:p>
        </chart:title>
        <chart:legend svg:x="15.121cm" svg:y="9.608cm" style:legend-expansion="custom" chartooo:width="9.453cm" chartooo:height="5.406cm" style:legend-expansion-aspect-ratio="1.74861265260821" chart:style-name="ch3"/>
        <chart:plot-area chart:style-name="ch4" table:cell-range-address="'Output Data'.A312:'Output Data'.M411 'Output Data'.B311:'Output Data'.M311" chart:data-source-has-labels="row" svg:x="1.509cm" svg:y="1.623cm" svg:width="23.423cm" svg:height="14.138cm">
          <chartooo:coordinate-region svg:x="2.628cm" svg:y="1.825cm" svg:width="22.017cm" svg:height="13.283cm"/>
          <chart:axis chart:dimension="x" chart:name="primary-x" chart:style-name="ch5">
            <chart:title svg:x="12.432cm" svg:y="16.102cm" chart:style-name="ch6">
              <text:p>Dimension</text:p>
            </chart:title>
            <chart:grid chart:style-name="ch7" chart:class="major"/>
          </chart:axis>
          <chart:axis chart:dimension="y" chart:name="primary-y" chart:style-name="ch8">
            <chart:title svg:x="0.451cm" svg:y="9.427cm" chart:style-name="ch9">
              <text:p>Time [ms]</text:p>
            </chart:title>
            <chart:grid chart:style-name="ch7" chart:class="major"/>
          </chart:axis>
          <chart:series chart:style-name="ch10" chart:values-cell-range-address="'Output Data'.B312:'Output Data'.B411" chart:label-cell-address="'Output Data'.B311:'Output Data'.B311" chart:class="chart:scatter">
            <chart:domain table:cell-range-address="'Output Data'.A312:'Output Data'.A411"/>
            <chart:data-point chart:repeated="100"/>
          </chart:series>
          <chart:series chart:style-name="ch11" chart:values-cell-range-address="'Output Data'.C312:'Output Data'.C411" chart:label-cell-address="'Output Data'.C311:'Output Data'.C311" chart:class="chart:scatter">
            <chart:data-point chart:repeated="100"/>
          </chart:series>
          <chart:series chart:style-name="ch12" chart:values-cell-range-address="'Output Data'.D312:'Output Data'.D411" chart:label-cell-address="'Output Data'.D311:'Output Data'.D311" chart:class="chart:scatter">
            <chart:data-point chart:repeated="100"/>
          </chart:series>
          <chart:series chart:style-name="ch13" chart:values-cell-range-address="'Output Data'.E312:'Output Data'.E411" chart:label-cell-address="'Output Data'.E311:'Output Data'.E311" chart:class="chart:scatter">
            <chart:data-point chart:repeated="100"/>
          </chart:series>
          <chart:series chart:style-name="ch14" chart:values-cell-range-address="'Output Data'.F312:'Output Data'.F411" chart:label-cell-address="'Output Data'.F311:'Output Data'.F311" chart:class="chart:scatter">
            <chart:data-point chart:repeated="100"/>
          </chart:series>
          <chart:series chart:style-name="ch15" chart:values-cell-range-address="'Output Data'.G312:'Output Data'.G411" chart:label-cell-address="'Output Data'.G311:'Output Data'.G311" chart:class="chart:scatter">
            <chart:data-point chart:repeated="100"/>
          </chart:series>
          <chart:series chart:style-name="ch16" chart:values-cell-range-address="'Output Data'.H312:'Output Data'.H411" chart:label-cell-address="'Output Data'.H311:'Output Data'.H311" chart:class="chart:scatter">
            <chart:data-point chart:repeated="100"/>
          </chart:series>
          <chart:series chart:style-name="ch17" chart:values-cell-range-address="'Output Data'.I312:'Output Data'.I411" chart:label-cell-address="'Output Data'.I311:'Output Data'.I311" chart:class="chart:scatter">
            <chart:data-point chart:repeated="100"/>
          </chart:series>
          <chart:series chart:style-name="ch18" chart:values-cell-range-address="'Output Data'.J312:'Output Data'.J411" chart:label-cell-address="'Output Data'.J311:'Output Data'.J311" chart:class="chart:scatter">
            <chart:data-point chart:repeated="100"/>
          </chart:series>
          <chart:series chart:style-name="ch19" chart:values-cell-range-address="'Output Data'.K312:'Output Data'.K411" chart:label-cell-address="'Output Data'.K311:'Output Data'.K311" chart:class="chart:scatter">
            <chart:data-point chart:repeated="100"/>
          </chart:series>
          <chart:series chart:style-name="ch20" chart:values-cell-range-address="'Output Data'.L312:'Output Data'.L411" chart:label-cell-address="'Output Data'.L311:'Output Data'.L311" chart:class="chart:scatter">
            <chart:data-point chart:repeated="100"/>
          </chart:series>
          <chart:series chart:style-name="ch21" chart:values-cell-range-address="'Output Data'.M312:'Output Data'.M411" chart:label-cell-address="'Output Data'.M311:'Output Data'.M311" chart:class="chart:scatter">
            <chart:data-point chart:repeated="10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: PartialPivLU</text:p>
                <draw:g>
                  <svg:desc>'Output Data'.B311:'Output Data'.B311</svg:desc>
                </draw:g>
              </table:table-cell>
              <table:table-cell office:value-type="string">
                <text:p>Dense: FullPivLU</text:p>
                <draw:g>
                  <svg:desc>'Output Data'.C311:'Output Data'.C311</svg:desc>
                </draw:g>
              </table:table-cell>
              <table:table-cell office:value-type="string">
                <text:p>Dense: HouseholderQR</text:p>
                <draw:g>
                  <svg:desc>'Output Data'.D311:'Output Data'.D311</svg:desc>
                </draw:g>
              </table:table-cell>
              <table:table-cell office:value-type="string">
                <text:p>Dense: CompleteOrthogonalDecomposition</text:p>
                <draw:g>
                  <svg:desc>'Output Data'.E311:'Output Data'.E311</svg:desc>
                </draw:g>
              </table:table-cell>
              <table:table-cell office:value-type="string">
                <text:p>Dense: LLT</text:p>
                <draw:g>
                  <svg:desc>'Output Data'.F311:'Output Data'.F311</svg:desc>
                </draw:g>
              </table:table-cell>
              <table:table-cell office:value-type="string">
                <text:p>Dense: LDLT</text:p>
                <draw:g>
                  <svg:desc>'Output Data'.G311:'Output Data'.G311</svg:desc>
                </draw:g>
              </table:table-cell>
              <table:table-cell office:value-type="string">
                <text:p>Sparse: SimplicialLLT</text:p>
                <draw:g>
                  <svg:desc>'Output Data'.H311:'Output Data'.H311</svg:desc>
                </draw:g>
              </table:table-cell>
              <table:table-cell office:value-type="string">
                <text:p>Sparse: SimplicialLDLT</text:p>
                <draw:g>
                  <svg:desc>'Output Data'.I311:'Output Data'.I311</svg:desc>
                </draw:g>
              </table:table-cell>
              <table:table-cell office:value-type="string">
                <text:p>Sparse: SparseLU</text:p>
                <draw:g>
                  <svg:desc>'Output Data'.J311:'Output Data'.J311</svg:desc>
                </draw:g>
              </table:table-cell>
              <table:table-cell office:value-type="string">
                <text:p>Sparse: ConjugateGradient</text:p>
                <draw:g>
                  <svg:desc>'Output Data'.K311:'Output Data'.K311</svg:desc>
                </draw:g>
              </table:table-cell>
              <table:table-cell office:value-type="string">
                <text:p>Sparse: LeastSquaresConjugateGradient</text:p>
                <draw:g>
                  <svg:desc>'Output Data'.L311:'Output Data'.L311</svg:desc>
                </draw:g>
              </table:table-cell>
              <table:table-cell office:value-type="string">
                <text:p>Sparse: BiCGSTAB</text:p>
                <draw:g>
                  <svg:desc>'Output Data'.M311:'Output Data'.M3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Output Data'.A312:'Output Data'.A411</svg:desc>
                </draw:g>
              </table:table-cell>
              <table:table-cell office:value-type="float" office:value="0.00180293">
                <text:p>0.00180293</text:p>
                <draw:g>
                  <svg:desc>'Output Data'.B312:'Output Data'.B411</svg:desc>
                </draw:g>
              </table:table-cell>
              <table:table-cell office:value-type="float" office:value="0.0032312">
                <text:p>0.0032312</text:p>
                <draw:g>
                  <svg:desc>'Output Data'.C312:'Output Data'.C411</svg:desc>
                </draw:g>
              </table:table-cell>
              <table:table-cell office:value-type="float" office:value="0.00493966">
                <text:p>0.00493966</text:p>
                <draw:g>
                  <svg:desc>'Output Data'.D312:'Output Data'.D411</svg:desc>
                </draw:g>
              </table:table-cell>
              <table:table-cell office:value-type="float" office:value="0.00760986">
                <text:p>0.00760986</text:p>
                <draw:g>
                  <svg:desc>'Output Data'.E312:'Output Data'.E411</svg:desc>
                </draw:g>
              </table:table-cell>
              <table:table-cell office:value-type="float" office:value="0.00170658">
                <text:p>0.00170658</text:p>
                <draw:g>
                  <svg:desc>'Output Data'.F312:'Output Data'.F411</svg:desc>
                </draw:g>
              </table:table-cell>
              <table:table-cell office:value-type="float" office:value="0.00197309">
                <text:p>0.00197309</text:p>
                <draw:g>
                  <svg:desc>'Output Data'.G312:'Output Data'.G411</svg:desc>
                </draw:g>
              </table:table-cell>
              <table:table-cell office:value-type="float" office:value="0.00934625">
                <text:p>0.00934625</text:p>
                <draw:g>
                  <svg:desc>'Output Data'.H312:'Output Data'.H411</svg:desc>
                </draw:g>
              </table:table-cell>
              <table:table-cell office:value-type="float" office:value="0.00889091">
                <text:p>0.00889091</text:p>
                <draw:g>
                  <svg:desc>'Output Data'.I312:'Output Data'.I411</svg:desc>
                </draw:g>
              </table:table-cell>
              <table:table-cell office:value-type="float" office:value="0.0141865">
                <text:p>0.0141865</text:p>
                <draw:g>
                  <svg:desc>'Output Data'.J312:'Output Data'.J411</svg:desc>
                </draw:g>
              </table:table-cell>
              <table:table-cell office:value-type="float" office:value="0.00410233">
                <text:p>0.00410233</text:p>
                <draw:g>
                  <svg:desc>'Output Data'.K312:'Output Data'.K411</svg:desc>
                </draw:g>
              </table:table-cell>
              <table:table-cell office:value-type="float" office:value="0.00601523">
                <text:p>0.00601523</text:p>
                <draw:g>
                  <svg:desc>'Output Data'.L312:'Output Data'.L411</svg:desc>
                </draw:g>
              </table:table-cell>
              <table:table-cell office:value-type="float" office:value="0.00499493">
                <text:p>0.00499493</text:p>
                <draw:g>
                  <svg:desc>'Output Data'.M312:'Output Data'.M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389109">
                <text:p>0.00389109</text:p>
              </table:table-cell>
              <table:table-cell office:value-type="float" office:value="0.00724342">
                <text:p>0.00724342</text:p>
              </table:table-cell>
              <table:table-cell office:value-type="float" office:value="0.00964989">
                <text:p>0.00964989</text:p>
              </table:table-cell>
              <table:table-cell office:value-type="float" office:value="0.0158349">
                <text:p>0.0158349</text:p>
              </table:table-cell>
              <table:table-cell office:value-type="float" office:value="0.00329962">
                <text:p>0.00329962</text:p>
              </table:table-cell>
              <table:table-cell office:value-type="float" office:value="0.00398339">
                <text:p>0.00398339</text:p>
              </table:table-cell>
              <table:table-cell office:value-type="float" office:value="0.0150376">
                <text:p>0.0150376</text:p>
              </table:table-cell>
              <table:table-cell office:value-type="float" office:value="0.0150727">
                <text:p>0.0150727</text:p>
              </table:table-cell>
              <table:table-cell office:value-type="float" office:value="0.0215221">
                <text:p>0.0215221</text:p>
              </table:table-cell>
              <table:table-cell office:value-type="float" office:value="0.0100261">
                <text:p>0.0100261</text:p>
              </table:table-cell>
              <table:table-cell office:value-type="float" office:value="0.0160152">
                <text:p>0.0160152</text:p>
              </table:table-cell>
              <table:table-cell office:value-type="float" office:value="0.00737594">
                <text:p>0.00737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659327">
                <text:p>0.00659327</text:p>
              </table:table-cell>
              <table:table-cell office:value-type="float" office:value="0.0129462">
                <text:p>0.0129462</text:p>
              </table:table-cell>
              <table:table-cell office:value-type="float" office:value="0.0154358">
                <text:p>0.0154358</text:p>
              </table:table-cell>
              <table:table-cell office:value-type="float" office:value="0.0261508">
                <text:p>0.0261508</text:p>
              </table:table-cell>
              <table:table-cell office:value-type="float" office:value="0.00527515">
                <text:p>0.00527515</text:p>
              </table:table-cell>
              <table:table-cell office:value-type="float" office:value="0.00698527">
                <text:p>0.00698527</text:p>
              </table:table-cell>
              <table:table-cell office:value-type="float" office:value="0.0237296">
                <text:p>0.0237296</text:p>
              </table:table-cell>
              <table:table-cell office:value-type="float" office:value="0.0215329">
                <text:p>0.0215329</text:p>
              </table:table-cell>
              <table:table-cell office:value-type="float" office:value="0.0308255">
                <text:p>0.0308255</text:p>
              </table:table-cell>
              <table:table-cell office:value-type="float" office:value="0.0132211">
                <text:p>0.0132211</text:p>
              </table:table-cell>
              <table:table-cell office:value-type="float" office:value="0.0251336">
                <text:p>0.0251336</text:p>
              </table:table-cell>
              <table:table-cell office:value-type="float" office:value="0.00944432">
                <text:p>0.00944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13593">
                <text:p>0.0113593</text:p>
              </table:table-cell>
              <table:table-cell office:value-type="float" office:value="0.0208243">
                <text:p>0.0208243</text:p>
              </table:table-cell>
              <table:table-cell office:value-type="float" office:value="0.0229041">
                <text:p>0.0229041</text:p>
              </table:table-cell>
              <table:table-cell office:value-type="float" office:value="0.0394306">
                <text:p>0.0394306</text:p>
              </table:table-cell>
              <table:table-cell office:value-type="float" office:value="0.00783459">
                <text:p>0.00783459</text:p>
              </table:table-cell>
              <table:table-cell office:value-type="float" office:value="0.010747">
                <text:p>0.010747</text:p>
              </table:table-cell>
              <table:table-cell office:value-type="float" office:value="0.0289272">
                <text:p>0.0289272</text:p>
              </table:table-cell>
              <table:table-cell office:value-type="float" office:value="0.0278027">
                <text:p>0.0278027</text:p>
              </table:table-cell>
              <table:table-cell office:value-type="float" office:value="0.038047">
                <text:p>0.038047</text:p>
              </table:table-cell>
              <table:table-cell office:value-type="float" office:value="0.0195107">
                <text:p>0.0195107</text:p>
              </table:table-cell>
              <table:table-cell office:value-type="float" office:value="0.022793">
                <text:p>0.022793</text:p>
              </table:table-cell>
              <table:table-cell office:value-type="float" office:value="0.0123057">
                <text:p>0.0123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150935">
                <text:p>0.0150935</text:p>
              </table:table-cell>
              <table:table-cell office:value-type="float" office:value="0.0315966">
                <text:p>0.0315966</text:p>
              </table:table-cell>
              <table:table-cell office:value-type="float" office:value="0.0323463">
                <text:p>0.0323463</text:p>
              </table:table-cell>
              <table:table-cell office:value-type="float" office:value="0.0555151">
                <text:p>0.0555151</text:p>
              </table:table-cell>
              <table:table-cell office:value-type="float" office:value="0.0106835">
                <text:p>0.0106835</text:p>
              </table:table-cell>
              <table:table-cell office:value-type="float" office:value="0.0145438">
                <text:p>0.0145438</text:p>
              </table:table-cell>
              <table:table-cell office:value-type="float" office:value="0.033298">
                <text:p>0.033298</text:p>
              </table:table-cell>
              <table:table-cell office:value-type="float" office:value="0.0323138">
                <text:p>0.0323138</text:p>
              </table:table-cell>
              <table:table-cell office:value-type="float" office:value="0.0506021">
                <text:p>0.0506021</text:p>
              </table:table-cell>
              <table:table-cell office:value-type="float" office:value="0.0202043">
                <text:p>0.0202043</text:p>
              </table:table-cell>
              <table:table-cell office:value-type="float" office:value="0.0323156">
                <text:p>0.0323156</text:p>
              </table:table-cell>
              <table:table-cell office:value-type="float" office:value="0.0152799">
                <text:p>0.0152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205168">
                <text:p>0.0205168</text:p>
              </table:table-cell>
              <table:table-cell office:value-type="float" office:value="0.0449912">
                <text:p>0.0449912</text:p>
              </table:table-cell>
              <table:table-cell office:value-type="float" office:value="0.0424425">
                <text:p>0.0424425</text:p>
              </table:table-cell>
              <table:table-cell office:value-type="float" office:value="0.0725071">
                <text:p>0.0725071</text:p>
              </table:table-cell>
              <table:table-cell office:value-type="float" office:value="0.0137044">
                <text:p>0.0137044</text:p>
              </table:table-cell>
              <table:table-cell office:value-type="float" office:value="0.0190949">
                <text:p>0.0190949</text:p>
              </table:table-cell>
              <table:table-cell office:value-type="float" office:value="0.038534">
                <text:p>0.038534</text:p>
              </table:table-cell>
              <table:table-cell office:value-type="float" office:value="0.0369122">
                <text:p>0.0369122</text:p>
              </table:table-cell>
              <table:table-cell office:value-type="float" office:value="0.0573885">
                <text:p>0.0573885</text:p>
              </table:table-cell>
              <table:table-cell office:value-type="float" office:value="0.0240992">
                <text:p>0.0240992</text:p>
              </table:table-cell>
              <table:table-cell office:value-type="float" office:value="0.0353122">
                <text:p>0.0353122</text:p>
              </table:table-cell>
              <table:table-cell office:value-type="float" office:value="0.0178438">
                <text:p>0.0178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26811">
                <text:p>0.026811</text:p>
              </table:table-cell>
              <table:table-cell office:value-type="float" office:value="0.0614289">
                <text:p>0.0614289</text:p>
              </table:table-cell>
              <table:table-cell office:value-type="float" office:value="0.0545591">
                <text:p>0.0545591</text:p>
              </table:table-cell>
              <table:table-cell office:value-type="float" office:value="0.0945957">
                <text:p>0.0945957</text:p>
              </table:table-cell>
              <table:table-cell office:value-type="float" office:value="0.0203416">
                <text:p>0.0203416</text:p>
              </table:table-cell>
              <table:table-cell office:value-type="float" office:value="0.0250817">
                <text:p>0.0250817</text:p>
              </table:table-cell>
              <table:table-cell office:value-type="float" office:value="0.0449943">
                <text:p>0.0449943</text:p>
              </table:table-cell>
              <table:table-cell office:value-type="float" office:value="0.0434428">
                <text:p>0.0434428</text:p>
              </table:table-cell>
              <table:table-cell office:value-type="float" office:value="0.065357">
                <text:p>0.065357</text:p>
              </table:table-cell>
              <table:table-cell office:value-type="float" office:value="0.0282617">
                <text:p>0.0282617</text:p>
              </table:table-cell>
              <table:table-cell office:value-type="float" office:value="0.0359177">
                <text:p>0.0359177</text:p>
              </table:table-cell>
              <table:table-cell office:value-type="float" office:value="0.0200343">
                <text:p>0.020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343067">
                <text:p>0.0343067</text:p>
              </table:table-cell>
              <table:table-cell office:value-type="float" office:value="0.0828426">
                <text:p>0.0828426</text:p>
              </table:table-cell>
              <table:table-cell office:value-type="float" office:value="0.0695545">
                <text:p>0.0695545</text:p>
              </table:table-cell>
              <table:table-cell office:value-type="float" office:value="0.117495">
                <text:p>0.117495</text:p>
              </table:table-cell>
              <table:table-cell office:value-type="float" office:value="0.0261019">
                <text:p>0.0261019</text:p>
              </table:table-cell>
              <table:table-cell office:value-type="float" office:value="0.0304587">
                <text:p>0.0304587</text:p>
              </table:table-cell>
              <table:table-cell office:value-type="float" office:value="0.049044">
                <text:p>0.049044</text:p>
              </table:table-cell>
              <table:table-cell office:value-type="float" office:value="0.0482825">
                <text:p>0.0482825</text:p>
              </table:table-cell>
              <table:table-cell office:value-type="float" office:value="0.0751865">
                <text:p>0.0751865</text:p>
              </table:table-cell>
              <table:table-cell office:value-type="float" office:value="0.0310134">
                <text:p>0.0310134</text:p>
              </table:table-cell>
              <table:table-cell office:value-type="float" office:value="0.0411141">
                <text:p>0.0411141</text:p>
              </table:table-cell>
              <table:table-cell office:value-type="float" office:value="0.0218962">
                <text:p>0.0218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433099">
                <text:p>0.0433099</text:p>
              </table:table-cell>
              <table:table-cell office:value-type="float" office:value="0.107955">
                <text:p>0.107955</text:p>
              </table:table-cell>
              <table:table-cell office:value-type="float" office:value="0.0878921">
                <text:p>0.0878921</text:p>
              </table:table-cell>
              <table:table-cell office:value-type="float" office:value="0.14318">
                <text:p>0.14318</text:p>
              </table:table-cell>
              <table:table-cell office:value-type="float" office:value="0.0314881">
                <text:p>0.0314881</text:p>
              </table:table-cell>
              <table:table-cell office:value-type="float" office:value="0.038231">
                <text:p>0.038231</text:p>
              </table:table-cell>
              <table:table-cell office:value-type="float" office:value="0.0538998">
                <text:p>0.0538998</text:p>
              </table:table-cell>
              <table:table-cell office:value-type="float" office:value="0.0513838">
                <text:p>0.0513838</text:p>
              </table:table-cell>
              <table:table-cell office:value-type="float" office:value="0.081313">
                <text:p>0.081313</text:p>
              </table:table-cell>
              <table:table-cell office:value-type="float" office:value="0.0341319">
                <text:p>0.0341319</text:p>
              </table:table-cell>
              <table:table-cell office:value-type="float" office:value="0.0469333">
                <text:p>0.0469333</text:p>
              </table:table-cell>
              <table:table-cell office:value-type="float" office:value="0.0244168">
                <text:p>0.0244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52861">
                <text:p>0.052861</text:p>
              </table:table-cell>
              <table:table-cell office:value-type="float" office:value="0.137751">
                <text:p>0.137751</text:p>
              </table:table-cell>
              <table:table-cell office:value-type="float" office:value="0.109846">
                <text:p>0.109846</text:p>
              </table:table-cell>
              <table:table-cell office:value-type="float" office:value="0.177187">
                <text:p>0.177187</text:p>
              </table:table-cell>
              <table:table-cell office:value-type="float" office:value="0.0392385">
                <text:p>0.0392385</text:p>
              </table:table-cell>
              <table:table-cell office:value-type="float" office:value="0.045112">
                <text:p>0.045112</text:p>
              </table:table-cell>
              <table:table-cell office:value-type="float" office:value="0.0598451">
                <text:p>0.0598451</text:p>
              </table:table-cell>
              <table:table-cell office:value-type="float" office:value="0.0579508">
                <text:p>0.0579508</text:p>
              </table:table-cell>
              <table:table-cell office:value-type="float" office:value="0.0892508">
                <text:p>0.0892508</text:p>
              </table:table-cell>
              <table:table-cell office:value-type="float" office:value="0.037484">
                <text:p>0.037484</text:p>
              </table:table-cell>
              <table:table-cell office:value-type="float" office:value="0.0541829">
                <text:p>0.0541829</text:p>
              </table:table-cell>
              <table:table-cell office:value-type="float" office:value="0.0256898">
                <text:p>0.0256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660763">
                <text:p>0.0660763</text:p>
              </table:table-cell>
              <table:table-cell office:value-type="float" office:value="0.171008">
                <text:p>0.171008</text:p>
              </table:table-cell>
              <table:table-cell office:value-type="float" office:value="0.130389">
                <text:p>0.130389</text:p>
              </table:table-cell>
              <table:table-cell office:value-type="float" office:value="0.211184">
                <text:p>0.211184</text:p>
              </table:table-cell>
              <table:table-cell office:value-type="float" office:value="0.0461145">
                <text:p>0.0461145</text:p>
              </table:table-cell>
              <table:table-cell office:value-type="float" office:value="0.0540364">
                <text:p>0.0540364</text:p>
              </table:table-cell>
              <table:table-cell office:value-type="float" office:value="0.0649696">
                <text:p>0.0649696</text:p>
              </table:table-cell>
              <table:table-cell office:value-type="float" office:value="0.0612227">
                <text:p>0.0612227</text:p>
              </table:table-cell>
              <table:table-cell office:value-type="float" office:value="0.0956489">
                <text:p>0.0956489</text:p>
              </table:table-cell>
              <table:table-cell office:value-type="float" office:value="0.0420242">
                <text:p>0.0420242</text:p>
              </table:table-cell>
              <table:table-cell office:value-type="float" office:value="0.0568789">
                <text:p>0.0568789</text:p>
              </table:table-cell>
              <table:table-cell office:value-type="float" office:value="0.028336">
                <text:p>0.028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802287">
                <text:p>0.0802287</text:p>
              </table:table-cell>
              <table:table-cell office:value-type="float" office:value="0.212754">
                <text:p>0.212754</text:p>
              </table:table-cell>
              <table:table-cell office:value-type="float" office:value="0.266883">
                <text:p>0.266883</text:p>
              </table:table-cell>
              <table:table-cell office:value-type="float" office:value="0.251448">
                <text:p>0.251448</text:p>
              </table:table-cell>
              <table:table-cell office:value-type="float" office:value="0.0557233">
                <text:p>0.0557233</text:p>
              </table:table-cell>
              <table:table-cell office:value-type="float" office:value="0.0644437">
                <text:p>0.0644437</text:p>
              </table:table-cell>
              <table:table-cell office:value-type="float" office:value="0.0709153">
                <text:p>0.0709153</text:p>
              </table:table-cell>
              <table:table-cell office:value-type="float" office:value="0.0672414">
                <text:p>0.0672414</text:p>
              </table:table-cell>
              <table:table-cell office:value-type="float" office:value="0.107658">
                <text:p>0.107658</text:p>
              </table:table-cell>
              <table:table-cell office:value-type="float" office:value="0.0444634">
                <text:p>0.0444634</text:p>
              </table:table-cell>
              <table:table-cell office:value-type="float" office:value="0.0571981">
                <text:p>0.0571981</text:p>
              </table:table-cell>
              <table:table-cell office:value-type="float" office:value="0.0300806">
                <text:p>0.0300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0960215">
                <text:p>0.0960215</text:p>
              </table:table-cell>
              <table:table-cell office:value-type="float" office:value="0.257813">
                <text:p>0.257813</text:p>
              </table:table-cell>
              <table:table-cell office:value-type="float" office:value="0.303144">
                <text:p>0.303144</text:p>
              </table:table-cell>
              <table:table-cell office:value-type="float" office:value="0.298167">
                <text:p>0.298167</text:p>
              </table:table-cell>
              <table:table-cell office:value-type="float" office:value="0.0651418">
                <text:p>0.0651418</text:p>
              </table:table-cell>
              <table:table-cell office:value-type="float" office:value="0.07637">
                <text:p>0.07637</text:p>
              </table:table-cell>
              <table:table-cell office:value-type="float" office:value="0.075107">
                <text:p>0.075107</text:p>
              </table:table-cell>
              <table:table-cell office:value-type="float" office:value="0.0719724">
                <text:p>0.0719724</text:p>
              </table:table-cell>
              <table:table-cell office:value-type="float" office:value="0.111044">
                <text:p>0.111044</text:p>
              </table:table-cell>
              <table:table-cell office:value-type="float" office:value="0.0474697">
                <text:p>0.0474697</text:p>
              </table:table-cell>
              <table:table-cell office:value-type="float" office:value="0.0635061">
                <text:p>0.0635061</text:p>
              </table:table-cell>
              <table:table-cell office:value-type="float" office:value="0.0325998">
                <text:p>0.0325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118903">
                <text:p>0.118903</text:p>
              </table:table-cell>
              <table:table-cell office:value-type="float" office:value="0.310521">
                <text:p>0.310521</text:p>
              </table:table-cell>
              <table:table-cell office:value-type="float" office:value="0.341309">
                <text:p>0.341309</text:p>
              </table:table-cell>
              <table:table-cell office:value-type="float" office:value="0.343276">
                <text:p>0.343276</text:p>
              </table:table-cell>
              <table:table-cell office:value-type="float" office:value="0.0763093">
                <text:p>0.0763093</text:p>
              </table:table-cell>
              <table:table-cell office:value-type="float" office:value="0.0863111">
                <text:p>0.0863111</text:p>
              </table:table-cell>
              <table:table-cell office:value-type="float" office:value="0.0817149">
                <text:p>0.0817149</text:p>
              </table:table-cell>
              <table:table-cell office:value-type="float" office:value="0.0765633">
                <text:p>0.0765633</text:p>
              </table:table-cell>
              <table:table-cell office:value-type="float" office:value="0.119437">
                <text:p>0.119437</text:p>
              </table:table-cell>
              <table:table-cell office:value-type="float" office:value="0.0512966">
                <text:p>0.0512966</text:p>
              </table:table-cell>
              <table:table-cell office:value-type="float" office:value="0.0668193">
                <text:p>0.0668193</text:p>
              </table:table-cell>
              <table:table-cell office:value-type="float" office:value="0.035631">
                <text:p>0.035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139907">
                <text:p>0.139907</text:p>
              </table:table-cell>
              <table:table-cell office:value-type="float" office:value="0.371271">
                <text:p>0.371271</text:p>
              </table:table-cell>
              <table:table-cell office:value-type="float" office:value="0.382997">
                <text:p>0.382997</text:p>
              </table:table-cell>
              <table:table-cell office:value-type="float" office:value="0.396294">
                <text:p>0.396294</text:p>
              </table:table-cell>
              <table:table-cell office:value-type="float" office:value="0.0878038">
                <text:p>0.0878038</text:p>
              </table:table-cell>
              <table:table-cell office:value-type="float" office:value="0.099988">
                <text:p>0.099988</text:p>
              </table:table-cell>
              <table:table-cell office:value-type="float" office:value="0.0862161">
                <text:p>0.0862161</text:p>
              </table:table-cell>
              <table:table-cell office:value-type="float" office:value="0.0820171">
                <text:p>0.0820171</text:p>
              </table:table-cell>
              <table:table-cell office:value-type="float" office:value="0.124522">
                <text:p>0.124522</text:p>
              </table:table-cell>
              <table:table-cell office:value-type="float" office:value="0.054537">
                <text:p>0.054537</text:p>
              </table:table-cell>
              <table:table-cell office:value-type="float" office:value="0.0691452">
                <text:p>0.0691452</text:p>
              </table:table-cell>
              <table:table-cell office:value-type="float" office:value="0.0378274">
                <text:p>0.0378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153721">
                <text:p>0.153721</text:p>
              </table:table-cell>
              <table:table-cell office:value-type="float" office:value="0.433123">
                <text:p>0.433123</text:p>
              </table:table-cell>
              <table:table-cell office:value-type="float" office:value="0.430642">
                <text:p>0.430642</text:p>
              </table:table-cell>
              <table:table-cell office:value-type="float" office:value="0.458309">
                <text:p>0.458309</text:p>
              </table:table-cell>
              <table:table-cell office:value-type="float" office:value="0.101248">
                <text:p>0.101248</text:p>
              </table:table-cell>
              <table:table-cell office:value-type="float" office:value="0.112217">
                <text:p>0.112217</text:p>
              </table:table-cell>
              <table:table-cell office:value-type="float" office:value="0.0911262">
                <text:p>0.0911262</text:p>
              </table:table-cell>
              <table:table-cell office:value-type="float" office:value="0.086599">
                <text:p>0.086599</text:p>
              </table:table-cell>
              <table:table-cell office:value-type="float" office:value="0.139837">
                <text:p>0.139837</text:p>
              </table:table-cell>
              <table:table-cell office:value-type="float" office:value="0.0581149">
                <text:p>0.0581149</text:p>
              </table:table-cell>
              <table:table-cell office:value-type="float" office:value="0.0749501">
                <text:p>0.0749501</text:p>
              </table:table-cell>
              <table:table-cell office:value-type="float" office:value="0.0400185">
                <text:p>0.0400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180149">
                <text:p>0.180149</text:p>
              </table:table-cell>
              <table:table-cell office:value-type="float" office:value="0.501508">
                <text:p>0.501508</text:p>
              </table:table-cell>
              <table:table-cell office:value-type="float" office:value="0.476576">
                <text:p>0.476576</text:p>
              </table:table-cell>
              <table:table-cell office:value-type="float" office:value="0.532508">
                <text:p>0.532508</text:p>
              </table:table-cell>
              <table:table-cell office:value-type="float" office:value="0.115252">
                <text:p>0.115252</text:p>
              </table:table-cell>
              <table:table-cell office:value-type="float" office:value="0.12865">
                <text:p>0.12865</text:p>
              </table:table-cell>
              <table:table-cell office:value-type="float" office:value="0.0946496">
                <text:p>0.0946496</text:p>
              </table:table-cell>
              <table:table-cell office:value-type="float" office:value="0.0913465">
                <text:p>0.0913465</text:p>
              </table:table-cell>
              <table:table-cell office:value-type="float" office:value="0.140236">
                <text:p>0.140236</text:p>
              </table:table-cell>
              <table:table-cell office:value-type="float" office:value="0.0612769">
                <text:p>0.0612769</text:p>
              </table:table-cell>
              <table:table-cell office:value-type="float" office:value="0.079391">
                <text:p>0.079391</text:p>
              </table:table-cell>
              <table:table-cell office:value-type="float" office:value="0.0425007">
                <text:p>0.0425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202149">
                <text:p>0.202149</text:p>
              </table:table-cell>
              <table:table-cell office:value-type="float" office:value="0.582684">
                <text:p>0.582684</text:p>
              </table:table-cell>
              <table:table-cell office:value-type="float" office:value="0.530189">
                <text:p>0.530189</text:p>
              </table:table-cell>
              <table:table-cell office:value-type="float" office:value="0.596174">
                <text:p>0.596174</text:p>
              </table:table-cell>
              <table:table-cell office:value-type="float" office:value="0.130762">
                <text:p>0.130762</text:p>
              </table:table-cell>
              <table:table-cell office:value-type="float" office:value="0.14637">
                <text:p>0.14637</text:p>
              </table:table-cell>
              <table:table-cell office:value-type="float" office:value="0.101245">
                <text:p>0.101245</text:p>
              </table:table-cell>
              <table:table-cell office:value-type="float" office:value="0.0968098">
                <text:p>0.0968098</text:p>
              </table:table-cell>
              <table:table-cell office:value-type="float" office:value="0.149094">
                <text:p>0.149094</text:p>
              </table:table-cell>
              <table:table-cell office:value-type="float" office:value="0.0667658">
                <text:p>0.0667658</text:p>
              </table:table-cell>
              <table:table-cell office:value-type="float" office:value="0.0816574">
                <text:p>0.0816574</text:p>
              </table:table-cell>
              <table:table-cell office:value-type="float" office:value="0.0444085">
                <text:p>0.0444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234896">
                <text:p>0.234896</text:p>
              </table:table-cell>
              <table:table-cell office:value-type="float" office:value="0.663193">
                <text:p>0.663193</text:p>
              </table:table-cell>
              <table:table-cell office:value-type="float" office:value="0.583659">
                <text:p>0.583659</text:p>
              </table:table-cell>
              <table:table-cell office:value-type="float" office:value="0.672919">
                <text:p>0.672919</text:p>
              </table:table-cell>
              <table:table-cell office:value-type="float" office:value="0.146842">
                <text:p>0.146842</text:p>
              </table:table-cell>
              <table:table-cell office:value-type="float" office:value="0.160755">
                <text:p>0.160755</text:p>
              </table:table-cell>
              <table:table-cell office:value-type="float" office:value="0.103909">
                <text:p>0.103909</text:p>
              </table:table-cell>
              <table:table-cell office:value-type="float" office:value="0.0993908">
                <text:p>0.0993908</text:p>
              </table:table-cell>
              <table:table-cell office:value-type="float" office:value="0.156228">
                <text:p>0.156228</text:p>
              </table:table-cell>
              <table:table-cell office:value-type="float" office:value="0.0694623">
                <text:p>0.0694623</text:p>
              </table:table-cell>
              <table:table-cell office:value-type="float" office:value="0.0889639">
                <text:p>0.0889639</text:p>
              </table:table-cell>
              <table:table-cell office:value-type="float" office:value="0.0466469">
                <text:p>0.0466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259739">
                <text:p>0.259739</text:p>
              </table:table-cell>
              <table:table-cell office:value-type="float" office:value="0.757968">
                <text:p>0.757968</text:p>
              </table:table-cell>
              <table:table-cell office:value-type="float" office:value="0.649719">
                <text:p>0.649719</text:p>
              </table:table-cell>
              <table:table-cell office:value-type="float" office:value="0.772659">
                <text:p>0.772659</text:p>
              </table:table-cell>
              <table:table-cell office:value-type="float" office:value="0.165787">
                <text:p>0.165787</text:p>
              </table:table-cell>
              <table:table-cell office:value-type="float" office:value="0.180442">
                <text:p>0.180442</text:p>
              </table:table-cell>
              <table:table-cell office:value-type="float" office:value="0.110759">
                <text:p>0.110759</text:p>
              </table:table-cell>
              <table:table-cell office:value-type="float" office:value="0.105834">
                <text:p>0.105834</text:p>
              </table:table-cell>
              <table:table-cell office:value-type="float" office:value="0.166125">
                <text:p>0.166125</text:p>
              </table:table-cell>
              <table:table-cell office:value-type="float" office:value="0.072108">
                <text:p>0.072108</text:p>
              </table:table-cell>
              <table:table-cell office:value-type="float" office:value="0.100756">
                <text:p>0.100756</text:p>
              </table:table-cell>
              <table:table-cell office:value-type="float" office:value="0.0491632">
                <text:p>0.049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298828">
                <text:p>0.298828</text:p>
              </table:table-cell>
              <table:table-cell office:value-type="float" office:value="0.85102">
                <text:p>0.85102</text:p>
              </table:table-cell>
              <table:table-cell office:value-type="float" office:value="0.713384">
                <text:p>0.713384</text:p>
              </table:table-cell>
              <table:table-cell office:value-type="float" office:value="0.854199">
                <text:p>0.854199</text:p>
              </table:table-cell>
              <table:table-cell office:value-type="float" office:value="0.18458">
                <text:p>0.18458</text:p>
              </table:table-cell>
              <table:table-cell office:value-type="float" office:value="0.203172">
                <text:p>0.203172</text:p>
              </table:table-cell>
              <table:table-cell office:value-type="float" office:value="0.116768">
                <text:p>0.116768</text:p>
              </table:table-cell>
              <table:table-cell office:value-type="float" office:value="0.111085">
                <text:p>0.111085</text:p>
              </table:table-cell>
              <table:table-cell office:value-type="float" office:value="0.172899">
                <text:p>0.172899</text:p>
              </table:table-cell>
              <table:table-cell office:value-type="float" office:value="0.076029">
                <text:p>0.076029</text:p>
              </table:table-cell>
              <table:table-cell office:value-type="float" office:value="0.0961586">
                <text:p>0.0961586</text:p>
              </table:table-cell>
              <table:table-cell office:value-type="float" office:value="0.0510598">
                <text:p>0.0510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327169">
                <text:p>0.327169</text:p>
              </table:table-cell>
              <table:table-cell office:value-type="float" office:value="0.96917">
                <text:p>0.96917</text:p>
              </table:table-cell>
              <table:table-cell office:value-type="float" office:value="0.78472">
                <text:p>0.78472</text:p>
              </table:table-cell>
              <table:table-cell office:value-type="float" office:value="0.962155">
                <text:p>0.962155</text:p>
              </table:table-cell>
              <table:table-cell office:value-type="float" office:value="0.205698">
                <text:p>0.205698</text:p>
              </table:table-cell>
              <table:table-cell office:value-type="float" office:value="0.225875">
                <text:p>0.225875</text:p>
              </table:table-cell>
              <table:table-cell office:value-type="float" office:value="0.121949">
                <text:p>0.121949</text:p>
              </table:table-cell>
              <table:table-cell office:value-type="float" office:value="0.116596">
                <text:p>0.116596</text:p>
              </table:table-cell>
              <table:table-cell office:value-type="float" office:value="0.178322">
                <text:p>0.178322</text:p>
              </table:table-cell>
              <table:table-cell office:value-type="float" office:value="0.0785742">
                <text:p>0.0785742</text:p>
              </table:table-cell>
              <table:table-cell office:value-type="float" office:value="0.109431">
                <text:p>0.109431</text:p>
              </table:table-cell>
              <table:table-cell office:value-type="float" office:value="0.0535959">
                <text:p>0.0535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376506">
                <text:p>0.376506</text:p>
              </table:table-cell>
              <table:table-cell office:value-type="float" office:value="1.08554">
                <text:p>1.08554</text:p>
              </table:table-cell>
              <table:table-cell office:value-type="float" office:value="0.866366">
                <text:p>0.866366</text:p>
              </table:table-cell>
              <table:table-cell office:value-type="float" office:value="1.12228">
                <text:p>1.12228</text:p>
              </table:table-cell>
              <table:table-cell office:value-type="float" office:value="0.227357">
                <text:p>0.227357</text:p>
              </table:table-cell>
              <table:table-cell office:value-type="float" office:value="0.251643">
                <text:p>0.251643</text:p>
              </table:table-cell>
              <table:table-cell office:value-type="float" office:value="0.127096">
                <text:p>0.127096</text:p>
              </table:table-cell>
              <table:table-cell office:value-type="float" office:value="0.120098">
                <text:p>0.120098</text:p>
              </table:table-cell>
              <table:table-cell office:value-type="float" office:value="0.184541">
                <text:p>0.184541</text:p>
              </table:table-cell>
              <table:table-cell office:value-type="float" office:value="0.0836993">
                <text:p>0.0836993</text:p>
              </table:table-cell>
              <table:table-cell office:value-type="float" office:value="0.108503">
                <text:p>0.108503</text:p>
              </table:table-cell>
              <table:table-cell office:value-type="float" office:value="0.0559694">
                <text:p>0.0559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406793">
                <text:p>0.406793</text:p>
              </table:table-cell>
              <table:table-cell office:value-type="float" office:value="1.21374">
                <text:p>1.21374</text:p>
              </table:table-cell>
              <table:table-cell office:value-type="float" office:value="1.04515">
                <text:p>1.04515</text:p>
              </table:table-cell>
              <table:table-cell office:value-type="float" office:value="1.17324">
                <text:p>1.17324</text:p>
              </table:table-cell>
              <table:table-cell office:value-type="float" office:value="0.252107">
                <text:p>0.252107</text:p>
              </table:table-cell>
              <table:table-cell office:value-type="float" office:value="0.272816">
                <text:p>0.272816</text:p>
              </table:table-cell>
              <table:table-cell office:value-type="float" office:value="0.130439">
                <text:p>0.130439</text:p>
              </table:table-cell>
              <table:table-cell office:value-type="float" office:value="0.123998">
                <text:p>0.123998</text:p>
              </table:table-cell>
              <table:table-cell office:value-type="float" office:value="0.194832">
                <text:p>0.194832</text:p>
              </table:table-cell>
              <table:table-cell office:value-type="float" office:value="0.0843481">
                <text:p>0.0843481</text:p>
              </table:table-cell>
              <table:table-cell office:value-type="float" office:value="0.108652">
                <text:p>0.108652</text:p>
              </table:table-cell>
              <table:table-cell office:value-type="float" office:value="0.0581977">
                <text:p>0.0581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469167">
                <text:p>0.469167</text:p>
              </table:table-cell>
              <table:table-cell office:value-type="float" office:value="1.34881">
                <text:p>1.34881</text:p>
              </table:table-cell>
              <table:table-cell office:value-type="float" office:value="1.13429">
                <text:p>1.13429</text:p>
              </table:table-cell>
              <table:table-cell office:value-type="float" office:value="1.31039">
                <text:p>1.31039</text:p>
              </table:table-cell>
              <table:table-cell office:value-type="float" office:value="0.276928">
                <text:p>0.276928</text:p>
              </table:table-cell>
              <table:table-cell office:value-type="float" office:value="0.314763">
                <text:p>0.314763</text:p>
              </table:table-cell>
              <table:table-cell office:value-type="float" office:value="0.138037">
                <text:p>0.138037</text:p>
              </table:table-cell>
              <table:table-cell office:value-type="float" office:value="0.130748">
                <text:p>0.130748</text:p>
              </table:table-cell>
              <table:table-cell office:value-type="float" office:value="0.203884">
                <text:p>0.203884</text:p>
              </table:table-cell>
              <table:table-cell office:value-type="float" office:value="0.0895186">
                <text:p>0.0895186</text:p>
              </table:table-cell>
              <table:table-cell office:value-type="float" office:value="0.119765">
                <text:p>0.119765</text:p>
              </table:table-cell>
              <table:table-cell office:value-type="float" office:value="0.0610249">
                <text:p>0.0610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0.497544">
                <text:p>0.497544</text:p>
              </table:table-cell>
              <table:table-cell office:value-type="float" office:value="1.50494">
                <text:p>1.50494</text:p>
              </table:table-cell>
              <table:table-cell office:value-type="float" office:value="1.22851">
                <text:p>1.22851</text:p>
              </table:table-cell>
              <table:table-cell office:value-type="float" office:value="1.43068">
                <text:p>1.43068</text:p>
              </table:table-cell>
              <table:table-cell office:value-type="float" office:value="0.304588">
                <text:p>0.304588</text:p>
              </table:table-cell>
              <table:table-cell office:value-type="float" office:value="0.339029">
                <text:p>0.339029</text:p>
              </table:table-cell>
              <table:table-cell office:value-type="float" office:value="0.144911">
                <text:p>0.144911</text:p>
              </table:table-cell>
              <table:table-cell office:value-type="float" office:value="0.135709">
                <text:p>0.135709</text:p>
              </table:table-cell>
              <table:table-cell office:value-type="float" office:value="0.207545">
                <text:p>0.207545</text:p>
              </table:table-cell>
              <table:table-cell office:value-type="float" office:value="0.0947829">
                <text:p>0.0947829</text:p>
              </table:table-cell>
              <table:table-cell office:value-type="float" office:value="0.116958">
                <text:p>0.116958</text:p>
              </table:table-cell>
              <table:table-cell office:value-type="float" office:value="0.062751">
                <text:p>0.062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0.561954">
                <text:p>0.561954</text:p>
              </table:table-cell>
              <table:table-cell office:value-type="float" office:value="1.65547">
                <text:p>1.65547</text:p>
              </table:table-cell>
              <table:table-cell office:value-type="float" office:value="1.32894">
                <text:p>1.32894</text:p>
              </table:table-cell>
              <table:table-cell office:value-type="float" office:value="1.54342">
                <text:p>1.54342</text:p>
              </table:table-cell>
              <table:table-cell office:value-type="float" office:value="0.332447">
                <text:p>0.332447</text:p>
              </table:table-cell>
              <table:table-cell office:value-type="float" office:value="0.379822">
                <text:p>0.379822</text:p>
              </table:table-cell>
              <table:table-cell office:value-type="float" office:value="0.146719">
                <text:p>0.146719</text:p>
              </table:table-cell>
              <table:table-cell office:value-type="float" office:value="0.137715">
                <text:p>0.137715</text:p>
              </table:table-cell>
              <table:table-cell office:value-type="float" office:value="0.212465">
                <text:p>0.212465</text:p>
              </table:table-cell>
              <table:table-cell office:value-type="float" office:value="0.0958223">
                <text:p>0.0958223</text:p>
              </table:table-cell>
              <table:table-cell office:value-type="float" office:value="0.12882">
                <text:p>0.12882</text:p>
              </table:table-cell>
              <table:table-cell office:value-type="float" office:value="0.0636347">
                <text:p>0.063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0.60163">
                <text:p>0.60163</text:p>
              </table:table-cell>
              <table:table-cell office:value-type="float" office:value="1.82925">
                <text:p>1.82925</text:p>
              </table:table-cell>
              <table:table-cell office:value-type="float" office:value="1.43952">
                <text:p>1.43952</text:p>
              </table:table-cell>
              <table:table-cell office:value-type="float" office:value="1.71164">
                <text:p>1.71164</text:p>
              </table:table-cell>
              <table:table-cell office:value-type="float" office:value="0.364467">
                <text:p>0.364467</text:p>
              </table:table-cell>
              <table:table-cell office:value-type="float" office:value="0.415334">
                <text:p>0.415334</text:p>
              </table:table-cell>
              <table:table-cell office:value-type="float" office:value="0.14901">
                <text:p>0.14901</text:p>
              </table:table-cell>
              <table:table-cell office:value-type="float" office:value="0.143985">
                <text:p>0.143985</text:p>
              </table:table-cell>
              <table:table-cell office:value-type="float" office:value="0.224138">
                <text:p>0.224138</text:p>
              </table:table-cell>
              <table:table-cell office:value-type="float" office:value="0.100096">
                <text:p>0.100096</text:p>
              </table:table-cell>
              <table:table-cell office:value-type="float" office:value="0.134493">
                <text:p>0.134493</text:p>
              </table:table-cell>
              <table:table-cell office:value-type="float" office:value="0.0664161">
                <text:p>0.0664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798384">
                <text:p>0.798384</text:p>
              </table:table-cell>
              <table:table-cell office:value-type="float" office:value="1.99909">
                <text:p>1.99909</text:p>
              </table:table-cell>
              <table:table-cell office:value-type="float" office:value="1.54643">
                <text:p>1.54643</text:p>
              </table:table-cell>
              <table:table-cell office:value-type="float" office:value="1.86267">
                <text:p>1.86267</text:p>
              </table:table-cell>
              <table:table-cell office:value-type="float" office:value="0.395683">
                <text:p>0.395683</text:p>
              </table:table-cell>
              <table:table-cell office:value-type="float" office:value="0.464446">
                <text:p>0.464446</text:p>
              </table:table-cell>
              <table:table-cell office:value-type="float" office:value="0.156228">
                <text:p>0.156228</text:p>
              </table:table-cell>
              <table:table-cell office:value-type="float" office:value="0.146111">
                <text:p>0.146111</text:p>
              </table:table-cell>
              <table:table-cell office:value-type="float" office:value="0.225369">
                <text:p>0.225369</text:p>
              </table:table-cell>
              <table:table-cell office:value-type="float" office:value="0.101098">
                <text:p>0.101098</text:p>
              </table:table-cell>
              <table:table-cell office:value-type="float" office:value="0.130412">
                <text:p>0.130412</text:p>
              </table:table-cell>
              <table:table-cell office:value-type="float" office:value="0.0689059">
                <text:p>0.0689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0.897831">
                <text:p>0.897831</text:p>
              </table:table-cell>
              <table:table-cell office:value-type="float" office:value="2.19413">
                <text:p>2.19413</text:p>
              </table:table-cell>
              <table:table-cell office:value-type="float" office:value="1.67434">
                <text:p>1.67434</text:p>
              </table:table-cell>
              <table:table-cell office:value-type="float" office:value="2.01826">
                <text:p>2.01826</text:p>
              </table:table-cell>
              <table:table-cell office:value-type="float" office:value="0.430808">
                <text:p>0.430808</text:p>
              </table:table-cell>
              <table:table-cell office:value-type="float" office:value="0.502862">
                <text:p>0.502862</text:p>
              </table:table-cell>
              <table:table-cell office:value-type="float" office:value="0.16136">
                <text:p>0.16136</text:p>
              </table:table-cell>
              <table:table-cell office:value-type="float" office:value="0.152823">
                <text:p>0.152823</text:p>
              </table:table-cell>
              <table:table-cell office:value-type="float" office:value="0.236232">
                <text:p>0.236232</text:p>
              </table:table-cell>
              <table:table-cell office:value-type="float" office:value="0.107024">
                <text:p>0.107024</text:p>
              </table:table-cell>
              <table:table-cell office:value-type="float" office:value="0.136281">
                <text:p>0.136281</text:p>
              </table:table-cell>
              <table:table-cell office:value-type="float" office:value="0.0719055">
                <text:p>0.0719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81864">
                <text:p>0.81864</text:p>
              </table:table-cell>
              <table:table-cell office:value-type="float" office:value="2.43581">
                <text:p>2.43581</text:p>
              </table:table-cell>
              <table:table-cell office:value-type="float" office:value="1.80537">
                <text:p>1.80537</text:p>
              </table:table-cell>
              <table:table-cell office:value-type="float" office:value="2.19781">
                <text:p>2.19781</text:p>
              </table:table-cell>
              <table:table-cell office:value-type="float" office:value="0.407109">
                <text:p>0.407109</text:p>
              </table:table-cell>
              <table:table-cell office:value-type="float" office:value="0.704724">
                <text:p>0.704724</text:p>
              </table:table-cell>
              <table:table-cell office:value-type="float" office:value="0.165233">
                <text:p>0.165233</text:p>
              </table:table-cell>
              <table:table-cell office:value-type="float" office:value="0.156402">
                <text:p>0.156402</text:p>
              </table:table-cell>
              <table:table-cell office:value-type="float" office:value="0.243234">
                <text:p>0.243234</text:p>
              </table:table-cell>
              <table:table-cell office:value-type="float" office:value="0.111196">
                <text:p>0.111196</text:p>
              </table:table-cell>
              <table:table-cell office:value-type="float" office:value="0.141196">
                <text:p>0.141196</text:p>
              </table:table-cell>
              <table:table-cell office:value-type="float" office:value="0.0743241">
                <text:p>0.0743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0.814658">
                <text:p>0.814658</text:p>
              </table:table-cell>
              <table:table-cell office:value-type="float" office:value="2.61555">
                <text:p>2.61555</text:p>
              </table:table-cell>
              <table:table-cell office:value-type="float" office:value="1.92708">
                <text:p>1.92708</text:p>
              </table:table-cell>
              <table:table-cell office:value-type="float" office:value="2.37485">
                <text:p>2.37485</text:p>
              </table:table-cell>
              <table:table-cell office:value-type="float" office:value="0.434784">
                <text:p>0.434784</text:p>
              </table:table-cell>
              <table:table-cell office:value-type="float" office:value="0.606513">
                <text:p>0.606513</text:p>
              </table:table-cell>
              <table:table-cell office:value-type="float" office:value="0.17115">
                <text:p>0.17115</text:p>
              </table:table-cell>
              <table:table-cell office:value-type="float" office:value="0.16147">
                <text:p>0.16147</text:p>
              </table:table-cell>
              <table:table-cell office:value-type="float" office:value="0.25292">
                <text:p>0.25292</text:p>
              </table:table-cell>
              <table:table-cell office:value-type="float" office:value="0.114534">
                <text:p>0.114534</text:p>
              </table:table-cell>
              <table:table-cell office:value-type="float" office:value="0.147505">
                <text:p>0.147505</text:p>
              </table:table-cell>
              <table:table-cell office:value-type="float" office:value="0.0768167">
                <text:p>0.0768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0.913711">
                <text:p>0.913711</text:p>
              </table:table-cell>
              <table:table-cell office:value-type="float" office:value="2.84703">
                <text:p>2.84703</text:p>
              </table:table-cell>
              <table:table-cell office:value-type="float" office:value="2.05936">
                <text:p>2.05936</text:p>
              </table:table-cell>
              <table:table-cell office:value-type="float" office:value="2.62104">
                <text:p>2.62104</text:p>
              </table:table-cell>
              <table:table-cell office:value-type="float" office:value="0.468358">
                <text:p>0.468358</text:p>
              </table:table-cell>
              <table:table-cell office:value-type="float" office:value="0.670808">
                <text:p>0.670808</text:p>
              </table:table-cell>
              <table:table-cell office:value-type="float" office:value="0.179001">
                <text:p>0.179001</text:p>
              </table:table-cell>
              <table:table-cell office:value-type="float" office:value="0.168853">
                <text:p>0.168853</text:p>
              </table:table-cell>
              <table:table-cell office:value-type="float" office:value="0.257562">
                <text:p>0.257562</text:p>
              </table:table-cell>
              <table:table-cell office:value-type="float" office:value="0.119236">
                <text:p>0.119236</text:p>
              </table:table-cell>
              <table:table-cell office:value-type="float" office:value="0.153697">
                <text:p>0.153697</text:p>
              </table:table-cell>
              <table:table-cell office:value-type="float" office:value="0.0796694">
                <text:p>0.079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929366">
                <text:p>0.929366</text:p>
              </table:table-cell>
              <table:table-cell office:value-type="float" office:value="3.10886">
                <text:p>3.10886</text:p>
              </table:table-cell>
              <table:table-cell office:value-type="float" office:value="2.20524">
                <text:p>2.20524</text:p>
              </table:table-cell>
              <table:table-cell office:value-type="float" office:value="2.78769">
                <text:p>2.78769</text:p>
              </table:table-cell>
              <table:table-cell office:value-type="float" office:value="0.505459">
                <text:p>0.505459</text:p>
              </table:table-cell>
              <table:table-cell office:value-type="float" office:value="0.721472">
                <text:p>0.721472</text:p>
              </table:table-cell>
              <table:table-cell office:value-type="float" office:value="0.181891">
                <text:p>0.181891</text:p>
              </table:table-cell>
              <table:table-cell office:value-type="float" office:value="0.171916">
                <text:p>0.171916</text:p>
              </table:table-cell>
              <table:table-cell office:value-type="float" office:value="0.267382">
                <text:p>0.267382</text:p>
              </table:table-cell>
              <table:table-cell office:value-type="float" office:value="0.12111">
                <text:p>0.12111</text:p>
              </table:table-cell>
              <table:table-cell office:value-type="float" office:value="0.164746">
                <text:p>0.164746</text:p>
              </table:table-cell>
              <table:table-cell office:value-type="float" office:value="0.081155">
                <text:p>0.081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0.9511">
                <text:p>0.9511</text:p>
              </table:table-cell>
              <table:table-cell office:value-type="float" office:value="3.36233">
                <text:p>3.36233</text:p>
              </table:table-cell>
              <table:table-cell office:value-type="float" office:value="2.36109">
                <text:p>2.36109</text:p>
              </table:table-cell>
              <table:table-cell office:value-type="float" office:value="3.11567">
                <text:p>3.11567</text:p>
              </table:table-cell>
              <table:table-cell office:value-type="float" office:value="0.541188">
                <text:p>0.541188</text:p>
              </table:table-cell>
              <table:table-cell office:value-type="float" office:value="0.794744">
                <text:p>0.794744</text:p>
              </table:table-cell>
              <table:table-cell office:value-type="float" office:value="0.190725">
                <text:p>0.190725</text:p>
              </table:table-cell>
              <table:table-cell office:value-type="float" office:value="0.176643">
                <text:p>0.176643</text:p>
              </table:table-cell>
              <table:table-cell office:value-type="float" office:value="0.273825">
                <text:p>0.273825</text:p>
              </table:table-cell>
              <table:table-cell office:value-type="float" office:value="0.125158">
                <text:p>0.125158</text:p>
              </table:table-cell>
              <table:table-cell office:value-type="float" office:value="0.162316">
                <text:p>0.162316</text:p>
              </table:table-cell>
              <table:table-cell office:value-type="float" office:value="0.0831806">
                <text:p>0.0831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1.01745">
                <text:p>1.01745</text:p>
              </table:table-cell>
              <table:table-cell office:value-type="float" office:value="3.64504">
                <text:p>3.64504</text:p>
              </table:table-cell>
              <table:table-cell office:value-type="float" office:value="2.62787">
                <text:p>2.62787</text:p>
              </table:table-cell>
              <table:table-cell office:value-type="float" office:value="3.23559">
                <text:p>3.23559</text:p>
              </table:table-cell>
              <table:table-cell office:value-type="float" office:value="0.583699">
                <text:p>0.583699</text:p>
              </table:table-cell>
              <table:table-cell office:value-type="float" office:value="0.846608">
                <text:p>0.846608</text:p>
              </table:table-cell>
              <table:table-cell office:value-type="float" office:value="0.191745">
                <text:p>0.191745</text:p>
              </table:table-cell>
              <table:table-cell office:value-type="float" office:value="0.183396">
                <text:p>0.183396</text:p>
              </table:table-cell>
              <table:table-cell office:value-type="float" office:value="0.279509">
                <text:p>0.279509</text:p>
              </table:table-cell>
              <table:table-cell office:value-type="float" office:value="0.127308">
                <text:p>0.127308</text:p>
              </table:table-cell>
              <table:table-cell office:value-type="float" office:value="0.178755">
                <text:p>0.178755</text:p>
              </table:table-cell>
              <table:table-cell office:value-type="float" office:value="0.0853312">
                <text:p>0.085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1.06753">
                <text:p>1.06753</text:p>
              </table:table-cell>
              <table:table-cell office:value-type="float" office:value="3.92367">
                <text:p>3.92367</text:p>
              </table:table-cell>
              <table:table-cell office:value-type="float" office:value="2.7843">
                <text:p>2.7843</text:p>
              </table:table-cell>
              <table:table-cell office:value-type="float" office:value="3.45423">
                <text:p>3.45423</text:p>
              </table:table-cell>
              <table:table-cell office:value-type="float" office:value="0.622398">
                <text:p>0.622398</text:p>
              </table:table-cell>
              <table:table-cell office:value-type="float" office:value="0.903011">
                <text:p>0.903011</text:p>
              </table:table-cell>
              <table:table-cell office:value-type="float" office:value="0.201904">
                <text:p>0.201904</text:p>
              </table:table-cell>
              <table:table-cell office:value-type="float" office:value="0.190153">
                <text:p>0.190153</text:p>
              </table:table-cell>
              <table:table-cell office:value-type="float" office:value="0.285225">
                <text:p>0.285225</text:p>
              </table:table-cell>
              <table:table-cell office:value-type="float" office:value="0.130685">
                <text:p>0.130685</text:p>
              </table:table-cell>
              <table:table-cell office:value-type="float" office:value="0.178949">
                <text:p>0.178949</text:p>
              </table:table-cell>
              <table:table-cell office:value-type="float" office:value="0.0946555">
                <text:p>0.0946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1.16541">
                <text:p>1.16541</text:p>
              </table:table-cell>
              <table:table-cell office:value-type="float" office:value="4.23761">
                <text:p>4.23761</text:p>
              </table:table-cell>
              <table:table-cell office:value-type="float" office:value="2.97007">
                <text:p>2.97007</text:p>
              </table:table-cell>
              <table:table-cell office:value-type="float" office:value="3.7011">
                <text:p>3.7011</text:p>
              </table:table-cell>
              <table:table-cell office:value-type="float" office:value="0.666665">
                <text:p>0.666665</text:p>
              </table:table-cell>
              <table:table-cell office:value-type="float" office:value="0.979451">
                <text:p>0.979451</text:p>
              </table:table-cell>
              <table:table-cell office:value-type="float" office:value="0.207225">
                <text:p>0.207225</text:p>
              </table:table-cell>
              <table:table-cell office:value-type="float" office:value="0.195259">
                <text:p>0.195259</text:p>
              </table:table-cell>
              <table:table-cell office:value-type="float" office:value="0.292969">
                <text:p>0.292969</text:p>
              </table:table-cell>
              <table:table-cell office:value-type="float" office:value="0.134852">
                <text:p>0.134852</text:p>
              </table:table-cell>
              <table:table-cell office:value-type="float" office:value="0.188774">
                <text:p>0.188774</text:p>
              </table:table-cell>
              <table:table-cell office:value-type="float" office:value="0.0896702">
                <text:p>0.0896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1.25961">
                <text:p>1.25961</text:p>
              </table:table-cell>
              <table:table-cell office:value-type="float" office:value="4.62371">
                <text:p>4.62371</text:p>
              </table:table-cell>
              <table:table-cell office:value-type="float" office:value="3.19649">
                <text:p>3.19649</text:p>
              </table:table-cell>
              <table:table-cell office:value-type="float" office:value="3.99892">
                <text:p>3.99892</text:p>
              </table:table-cell>
              <table:table-cell office:value-type="float" office:value="0.769518">
                <text:p>0.769518</text:p>
              </table:table-cell>
              <table:table-cell office:value-type="float" office:value="1.16978">
                <text:p>1.16978</text:p>
              </table:table-cell>
              <table:table-cell office:value-type="float" office:value="0.209443">
                <text:p>0.209443</text:p>
              </table:table-cell>
              <table:table-cell office:value-type="float" office:value="0.197351">
                <text:p>0.197351</text:p>
              </table:table-cell>
              <table:table-cell office:value-type="float" office:value="0.300922">
                <text:p>0.300922</text:p>
              </table:table-cell>
              <table:table-cell office:value-type="float" office:value="0.13876">
                <text:p>0.13876</text:p>
              </table:table-cell>
              <table:table-cell office:value-type="float" office:value="0.193473">
                <text:p>0.193473</text:p>
              </table:table-cell>
              <table:table-cell office:value-type="float" office:value="0.0932865">
                <text:p>0.09328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1.24611">
                <text:p>1.24611</text:p>
              </table:table-cell>
              <table:table-cell office:value-type="float" office:value="4.8937">
                <text:p>4.8937</text:p>
              </table:table-cell>
              <table:table-cell office:value-type="float" office:value="3.34614">
                <text:p>3.34614</text:p>
              </table:table-cell>
              <table:table-cell office:value-type="float" office:value="4.24021">
                <text:p>4.24021</text:p>
              </table:table-cell>
              <table:table-cell office:value-type="float" office:value="0.758596">
                <text:p>0.758596</text:p>
              </table:table-cell>
              <table:table-cell office:value-type="float" office:value="1.1275">
                <text:p>1.1275</text:p>
              </table:table-cell>
              <table:table-cell office:value-type="float" office:value="0.214939">
                <text:p>0.214939</text:p>
              </table:table-cell>
              <table:table-cell office:value-type="float" office:value="0.201759">
                <text:p>0.201759</text:p>
              </table:table-cell>
              <table:table-cell office:value-type="float" office:value="0.310056">
                <text:p>0.310056</text:p>
              </table:table-cell>
              <table:table-cell office:value-type="float" office:value="0.143255">
                <text:p>0.143255</text:p>
              </table:table-cell>
              <table:table-cell office:value-type="float" office:value="0.184438">
                <text:p>0.184438</text:p>
              </table:table-cell>
              <table:table-cell office:value-type="float" office:value="0.0958145">
                <text:p>0.0958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1.35602">
                <text:p>1.35602</text:p>
              </table:table-cell>
              <table:table-cell office:value-type="float" office:value="5.22275">
                <text:p>5.22275</text:p>
              </table:table-cell>
              <table:table-cell office:value-type="float" office:value="3.53261">
                <text:p>3.53261</text:p>
              </table:table-cell>
              <table:table-cell office:value-type="float" office:value="4.51917">
                <text:p>4.51917</text:p>
              </table:table-cell>
              <table:table-cell office:value-type="float" office:value="0.808343">
                <text:p>0.808343</text:p>
              </table:table-cell>
              <table:table-cell office:value-type="float" office:value="1.19755">
                <text:p>1.19755</text:p>
              </table:table-cell>
              <table:table-cell office:value-type="float" office:value="0.222923">
                <text:p>0.222923</text:p>
              </table:table-cell>
              <table:table-cell office:value-type="float" office:value="0.208765">
                <text:p>0.208765</text:p>
              </table:table-cell>
              <table:table-cell office:value-type="float" office:value="0.314884">
                <text:p>0.314884</text:p>
              </table:table-cell>
              <table:table-cell office:value-type="float" office:value="0.146079">
                <text:p>0.146079</text:p>
              </table:table-cell>
              <table:table-cell office:value-type="float" office:value="0.190059">
                <text:p>0.190059</text:p>
              </table:table-cell>
              <table:table-cell office:value-type="float" office:value="0.0979134">
                <text:p>0.0979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1.4169">
                <text:p>1.4169</text:p>
              </table:table-cell>
              <table:table-cell office:value-type="float" office:value="5.62014">
                <text:p>5.62014</text:p>
              </table:table-cell>
              <table:table-cell office:value-type="float" office:value="3.74943">
                <text:p>3.74943</text:p>
              </table:table-cell>
              <table:table-cell office:value-type="float" office:value="4.86087">
                <text:p>4.86087</text:p>
              </table:table-cell>
              <table:table-cell office:value-type="float" office:value="0.865235">
                <text:p>0.865235</text:p>
              </table:table-cell>
              <table:table-cell office:value-type="float" office:value="1.37348">
                <text:p>1.37348</text:p>
              </table:table-cell>
              <table:table-cell office:value-type="float" office:value="0.226056">
                <text:p>0.226056</text:p>
              </table:table-cell>
              <table:table-cell office:value-type="float" office:value="0.212057">
                <text:p>0.212057</text:p>
              </table:table-cell>
              <table:table-cell office:value-type="float" office:value="0.330294">
                <text:p>0.330294</text:p>
              </table:table-cell>
              <table:table-cell office:value-type="float" office:value="0.150134">
                <text:p>0.150134</text:p>
              </table:table-cell>
              <table:table-cell office:value-type="float" office:value="0.196322">
                <text:p>0.196322</text:p>
              </table:table-cell>
              <table:table-cell office:value-type="float" office:value="0.100916">
                <text:p>0.100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1.44748">
                <text:p>1.44748</text:p>
              </table:table-cell>
              <table:table-cell office:value-type="float" office:value="5.95691">
                <text:p>5.95691</text:p>
              </table:table-cell>
              <table:table-cell office:value-type="float" office:value="3.9552">
                <text:p>3.9552</text:p>
              </table:table-cell>
              <table:table-cell office:value-type="float" office:value="5.18803">
                <text:p>5.18803</text:p>
              </table:table-cell>
              <table:table-cell office:value-type="float" office:value="0.91025">
                <text:p>0.91025</text:p>
              </table:table-cell>
              <table:table-cell office:value-type="float" office:value="1.39124">
                <text:p>1.39124</text:p>
              </table:table-cell>
              <table:table-cell office:value-type="float" office:value="0.230546">
                <text:p>0.230546</text:p>
              </table:table-cell>
              <table:table-cell office:value-type="float" office:value="0.214917">
                <text:p>0.214917</text:p>
              </table:table-cell>
              <table:table-cell office:value-type="float" office:value="0.338218">
                <text:p>0.338218</text:p>
              </table:table-cell>
              <table:table-cell office:value-type="float" office:value="0.155338">
                <text:p>0.155338</text:p>
              </table:table-cell>
              <table:table-cell office:value-type="float" office:value="0.202515">
                <text:p>0.202515</text:p>
              </table:table-cell>
              <table:table-cell office:value-type="float" office:value="0.107739">
                <text:p>0.107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1.50454">
                <text:p>1.50454</text:p>
              </table:table-cell>
              <table:table-cell office:value-type="float" office:value="6.39603">
                <text:p>6.39603</text:p>
              </table:table-cell>
              <table:table-cell office:value-type="float" office:value="4.18995">
                <text:p>4.18995</text:p>
              </table:table-cell>
              <table:table-cell office:value-type="float" office:value="5.45941">
                <text:p>5.45941</text:p>
              </table:table-cell>
              <table:table-cell office:value-type="float" office:value="0.966401">
                <text:p>0.966401</text:p>
              </table:table-cell>
              <table:table-cell office:value-type="float" office:value="1.46052">
                <text:p>1.46052</text:p>
              </table:table-cell>
              <table:table-cell office:value-type="float" office:value="0.235615">
                <text:p>0.235615</text:p>
              </table:table-cell>
              <table:table-cell office:value-type="float" office:value="0.219846">
                <text:p>0.219846</text:p>
              </table:table-cell>
              <table:table-cell office:value-type="float" office:value="0.34004">
                <text:p>0.34004</text:p>
              </table:table-cell>
              <table:table-cell office:value-type="float" office:value="0.155429">
                <text:p>0.155429</text:p>
              </table:table-cell>
              <table:table-cell office:value-type="float" office:value="0.214481">
                <text:p>0.214481</text:p>
              </table:table-cell>
              <table:table-cell office:value-type="float" office:value="0.104456">
                <text:p>0.104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1.60084">
                <text:p>1.60084</text:p>
              </table:table-cell>
              <table:table-cell office:value-type="float" office:value="6.77483">
                <text:p>6.77483</text:p>
              </table:table-cell>
              <table:table-cell office:value-type="float" office:value="4.39463">
                <text:p>4.39463</text:p>
              </table:table-cell>
              <table:table-cell office:value-type="float" office:value="5.79548">
                <text:p>5.79548</text:p>
              </table:table-cell>
              <table:table-cell office:value-type="float" office:value="1.02695">
                <text:p>1.02695</text:p>
              </table:table-cell>
              <table:table-cell office:value-type="float" office:value="1.55024">
                <text:p>1.55024</text:p>
              </table:table-cell>
              <table:table-cell office:value-type="float" office:value="0.241357">
                <text:p>0.241357</text:p>
              </table:table-cell>
              <table:table-cell office:value-type="float" office:value="0.227421">
                <text:p>0.227421</text:p>
              </table:table-cell>
              <table:table-cell office:value-type="float" office:value="0.345946">
                <text:p>0.345946</text:p>
              </table:table-cell>
              <table:table-cell office:value-type="float" office:value="0.159846">
                <text:p>0.159846</text:p>
              </table:table-cell>
              <table:table-cell office:value-type="float" office:value="0.207876">
                <text:p>0.207876</text:p>
              </table:table-cell>
              <table:table-cell office:value-type="float" office:value="0.106895">
                <text:p>0.106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1.70289">
                <text:p>1.70289</text:p>
              </table:table-cell>
              <table:table-cell office:value-type="float" office:value="7.22538">
                <text:p>7.22538</text:p>
              </table:table-cell>
              <table:table-cell office:value-type="float" office:value="4.65315">
                <text:p>4.65315</text:p>
              </table:table-cell>
              <table:table-cell office:value-type="float" office:value="6.12088">
                <text:p>6.12088</text:p>
              </table:table-cell>
              <table:table-cell office:value-type="float" office:value="1.08706">
                <text:p>1.08706</text:p>
              </table:table-cell>
              <table:table-cell office:value-type="float" office:value="1.66117">
                <text:p>1.66117</text:p>
              </table:table-cell>
              <table:table-cell office:value-type="float" office:value="0.24704">
                <text:p>0.24704</text:p>
              </table:table-cell>
              <table:table-cell office:value-type="float" office:value="0.231119">
                <text:p>0.231119</text:p>
              </table:table-cell>
              <table:table-cell office:value-type="float" office:value="0.349095">
                <text:p>0.349095</text:p>
              </table:table-cell>
              <table:table-cell office:value-type="float" office:value="0.16427">
                <text:p>0.16427</text:p>
              </table:table-cell>
              <table:table-cell office:value-type="float" office:value="0.228517">
                <text:p>0.228517</text:p>
              </table:table-cell>
              <table:table-cell office:value-type="float" office:value="0.108403">
                <text:p>0.108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1.96002">
                <text:p>1.96002</text:p>
              </table:table-cell>
              <table:table-cell office:value-type="float" office:value="7.77531">
                <text:p>7.77531</text:p>
              </table:table-cell>
              <table:table-cell office:value-type="float" office:value="4.96047">
                <text:p>4.96047</text:p>
              </table:table-cell>
              <table:table-cell office:value-type="float" office:value="6.55069">
                <text:p>6.55069</text:p>
              </table:table-cell>
              <table:table-cell office:value-type="float" office:value="1.23813">
                <text:p>1.23813</text:p>
              </table:table-cell>
              <table:table-cell office:value-type="float" office:value="2.0855">
                <text:p>2.0855</text:p>
              </table:table-cell>
              <table:table-cell office:value-type="float" office:value="0.248582">
                <text:p>0.248582</text:p>
              </table:table-cell>
              <table:table-cell office:value-type="float" office:value="0.235535">
                <text:p>0.235535</text:p>
              </table:table-cell>
              <table:table-cell office:value-type="float" office:value="0.358795">
                <text:p>0.358795</text:p>
              </table:table-cell>
              <table:table-cell office:value-type="float" office:value="0.170518">
                <text:p>0.170518</text:p>
              </table:table-cell>
              <table:table-cell office:value-type="float" office:value="0.216701">
                <text:p>0.216701</text:p>
              </table:table-cell>
              <table:table-cell office:value-type="float" office:value="0.112023">
                <text:p>0.112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1.85436">
                <text:p>1.85436</text:p>
              </table:table-cell>
              <table:table-cell office:value-type="float" office:value="8.15896">
                <text:p>8.15896</text:p>
              </table:table-cell>
              <table:table-cell office:value-type="float" office:value="5.28991">
                <text:p>5.28991</text:p>
              </table:table-cell>
              <table:table-cell office:value-type="float" office:value="6.85879">
                <text:p>6.85879</text:p>
              </table:table-cell>
              <table:table-cell office:value-type="float" office:value="1.21436">
                <text:p>1.21436</text:p>
              </table:table-cell>
              <table:table-cell office:value-type="float" office:value="1.84339">
                <text:p>1.84339</text:p>
              </table:table-cell>
              <table:table-cell office:value-type="float" office:value="0.254024">
                <text:p>0.254024</text:p>
              </table:table-cell>
              <table:table-cell office:value-type="float" office:value="0.23765">
                <text:p>0.23765</text:p>
              </table:table-cell>
              <table:table-cell office:value-type="float" office:value="0.365942">
                <text:p>0.365942</text:p>
              </table:table-cell>
              <table:table-cell office:value-type="float" office:value="0.171472">
                <text:p>0.171472</text:p>
              </table:table-cell>
              <table:table-cell office:value-type="float" office:value="0.236986">
                <text:p>0.236986</text:p>
              </table:table-cell>
              <table:table-cell office:value-type="float" office:value="0.114723">
                <text:p>0.114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1.92177">
                <text:p>1.92177</text:p>
              </table:table-cell>
              <table:table-cell office:value-type="float" office:value="8.6131">
                <text:p>8.6131</text:p>
              </table:table-cell>
              <table:table-cell office:value-type="float" office:value="5.52382">
                <text:p>5.52382</text:p>
              </table:table-cell>
              <table:table-cell office:value-type="float" office:value="7.24727">
                <text:p>7.24727</text:p>
              </table:table-cell>
              <table:table-cell office:value-type="float" office:value="1.27964">
                <text:p>1.27964</text:p>
              </table:table-cell>
              <table:table-cell office:value-type="float" office:value="1.94803">
                <text:p>1.94803</text:p>
              </table:table-cell>
              <table:table-cell office:value-type="float" office:value="0.256861">
                <text:p>0.256861</text:p>
              </table:table-cell>
              <table:table-cell office:value-type="float" office:value="0.243565">
                <text:p>0.243565</text:p>
              </table:table-cell>
              <table:table-cell office:value-type="float" office:value="0.37168">
                <text:p>0.37168</text:p>
              </table:table-cell>
              <table:table-cell office:value-type="float" office:value="0.173685">
                <text:p>0.173685</text:p>
              </table:table-cell>
              <table:table-cell office:value-type="float" office:value="0.237653">
                <text:p>0.237653</text:p>
              </table:table-cell>
              <table:table-cell office:value-type="float" office:value="0.116839">
                <text:p>0.116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.99878">
                <text:p>1.99878</text:p>
              </table:table-cell>
              <table:table-cell office:value-type="float" office:value="9.11785">
                <text:p>9.11785</text:p>
              </table:table-cell>
              <table:table-cell office:value-type="float" office:value="5.82395">
                <text:p>5.82395</text:p>
              </table:table-cell>
              <table:table-cell office:value-type="float" office:value="7.58889">
                <text:p>7.58889</text:p>
              </table:table-cell>
              <table:table-cell office:value-type="float" office:value="1.35044">
                <text:p>1.35044</text:p>
              </table:table-cell>
              <table:table-cell office:value-type="float" office:value="2.06486">
                <text:p>2.06486</text:p>
              </table:table-cell>
              <table:table-cell office:value-type="float" office:value="0.264759">
                <text:p>0.264759</text:p>
              </table:table-cell>
              <table:table-cell office:value-type="float" office:value="0.250218">
                <text:p>0.250218</text:p>
              </table:table-cell>
              <table:table-cell office:value-type="float" office:value="0.397066">
                <text:p>0.397066</text:p>
              </table:table-cell>
              <table:table-cell office:value-type="float" office:value="0.176173">
                <text:p>0.176173</text:p>
              </table:table-cell>
              <table:table-cell office:value-type="float" office:value="0.245317">
                <text:p>0.245317</text:p>
              </table:table-cell>
              <table:table-cell office:value-type="float" office:value="0.118651">
                <text:p>0.118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2.09434">
                <text:p>2.09434</text:p>
              </table:table-cell>
              <table:table-cell office:value-type="float" office:value="9.62721">
                <text:p>9.62721</text:p>
              </table:table-cell>
              <table:table-cell office:value-type="float" office:value="6.11932">
                <text:p>6.11932</text:p>
              </table:table-cell>
              <table:table-cell office:value-type="float" office:value="8.1445">
                <text:p>8.1445</text:p>
              </table:table-cell>
              <table:table-cell office:value-type="float" office:value="1.42049">
                <text:p>1.42049</text:p>
              </table:table-cell>
              <table:table-cell office:value-type="float" office:value="2.23053">
                <text:p>2.23053</text:p>
              </table:table-cell>
              <table:table-cell office:value-type="float" office:value="0.272419">
                <text:p>0.272419</text:p>
              </table:table-cell>
              <table:table-cell office:value-type="float" office:value="0.253595">
                <text:p>0.253595</text:p>
              </table:table-cell>
              <table:table-cell office:value-type="float" office:value="0.384189">
                <text:p>0.384189</text:p>
              </table:table-cell>
              <table:table-cell office:value-type="float" office:value="0.182328">
                <text:p>0.182328</text:p>
              </table:table-cell>
              <table:table-cell office:value-type="float" office:value="0.249865">
                <text:p>0.249865</text:p>
              </table:table-cell>
              <table:table-cell office:value-type="float" office:value="0.121852">
                <text:p>0.12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2.17799">
                <text:p>2.17799</text:p>
              </table:table-cell>
              <table:table-cell office:value-type="float" office:value="10.2303">
                <text:p>10.2303</text:p>
              </table:table-cell>
              <table:table-cell office:value-type="float" office:value="6.47027">
                <text:p>6.47027</text:p>
              </table:table-cell>
              <table:table-cell office:value-type="float" office:value="8.50422">
                <text:p>8.50422</text:p>
              </table:table-cell>
              <table:table-cell office:value-type="float" office:value="1.49403">
                <text:p>1.49403</text:p>
              </table:table-cell>
              <table:table-cell office:value-type="float" office:value="2.29193">
                <text:p>2.29193</text:p>
              </table:table-cell>
              <table:table-cell office:value-type="float" office:value="0.271588">
                <text:p>0.271588</text:p>
              </table:table-cell>
              <table:table-cell office:value-type="float" office:value="0.253543">
                <text:p>0.253543</text:p>
              </table:table-cell>
              <table:table-cell office:value-type="float" office:value="0.395483">
                <text:p>0.395483</text:p>
              </table:table-cell>
              <table:table-cell office:value-type="float" office:value="0.185073">
                <text:p>0.185073</text:p>
              </table:table-cell>
              <table:table-cell office:value-type="float" office:value="0.254433">
                <text:p>0.254433</text:p>
              </table:table-cell>
              <table:table-cell office:value-type="float" office:value="0.125243">
                <text:p>0.125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2.30307">
                <text:p>2.30307</text:p>
              </table:table-cell>
              <table:table-cell office:value-type="float" office:value="10.7532">
                <text:p>10.7532</text:p>
              </table:table-cell>
              <table:table-cell office:value-type="float" office:value="6.74436">
                <text:p>6.74436</text:p>
              </table:table-cell>
              <table:table-cell office:value-type="float" office:value="8.94518">
                <text:p>8.94518</text:p>
              </table:table-cell>
              <table:table-cell office:value-type="float" office:value="1.57307">
                <text:p>1.57307</text:p>
              </table:table-cell>
              <table:table-cell office:value-type="float" office:value="2.41265">
                <text:p>2.41265</text:p>
              </table:table-cell>
              <table:table-cell office:value-type="float" office:value="0.278457">
                <text:p>0.278457</text:p>
              </table:table-cell>
              <table:table-cell office:value-type="float" office:value="0.260749">
                <text:p>0.260749</text:p>
              </table:table-cell>
              <table:table-cell office:value-type="float" office:value="0.400992">
                <text:p>0.400992</text:p>
              </table:table-cell>
              <table:table-cell office:value-type="float" office:value="0.192743">
                <text:p>0.192743</text:p>
              </table:table-cell>
              <table:table-cell office:value-type="float" office:value="0.269683">
                <text:p>0.269683</text:p>
              </table:table-cell>
              <table:table-cell office:value-type="float" office:value="0.127407">
                <text:p>0.127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2.41058">
                <text:p>2.41058</text:p>
              </table:table-cell>
              <table:table-cell office:value-type="float" office:value="11.3914">
                <text:p>11.3914</text:p>
              </table:table-cell>
              <table:table-cell office:value-type="float" office:value="7.07175">
                <text:p>7.07175</text:p>
              </table:table-cell>
              <table:table-cell office:value-type="float" office:value="9.37311">
                <text:p>9.37311</text:p>
              </table:table-cell>
              <table:table-cell office:value-type="float" office:value="1.66052">
                <text:p>1.66052</text:p>
              </table:table-cell>
              <table:table-cell office:value-type="float" office:value="2.63206">
                <text:p>2.63206</text:p>
              </table:table-cell>
              <table:table-cell office:value-type="float" office:value="0.285012">
                <text:p>0.285012</text:p>
              </table:table-cell>
              <table:table-cell office:value-type="float" office:value="0.265366">
                <text:p>0.265366</text:p>
              </table:table-cell>
              <table:table-cell office:value-type="float" office:value="0.408318">
                <text:p>0.408318</text:p>
              </table:table-cell>
              <table:table-cell office:value-type="float" office:value="0.194166">
                <text:p>0.194166</text:p>
              </table:table-cell>
              <table:table-cell office:value-type="float" office:value="0.265726">
                <text:p>0.265726</text:p>
              </table:table-cell>
              <table:table-cell office:value-type="float" office:value="0.12802">
                <text:p>0.12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2.68872">
                <text:p>2.68872</text:p>
              </table:table-cell>
              <table:table-cell office:value-type="float" office:value="12.0626">
                <text:p>12.0626</text:p>
              </table:table-cell>
              <table:table-cell office:value-type="float" office:value="7.47993">
                <text:p>7.47993</text:p>
              </table:table-cell>
              <table:table-cell office:value-type="float" office:value="9.89491">
                <text:p>9.89491</text:p>
              </table:table-cell>
              <table:table-cell office:value-type="float" office:value="1.85641">
                <text:p>1.85641</text:p>
              </table:table-cell>
              <table:table-cell office:value-type="float" office:value="2.87349">
                <text:p>2.87349</text:p>
              </table:table-cell>
              <table:table-cell office:value-type="float" office:value="0.2908">
                <text:p>0.2908</text:p>
              </table:table-cell>
              <table:table-cell office:value-type="float" office:value="0.272218">
                <text:p>0.272218</text:p>
              </table:table-cell>
              <table:table-cell office:value-type="float" office:value="0.413227">
                <text:p>0.413227</text:p>
              </table:table-cell>
              <table:table-cell office:value-type="float" office:value="0.196179">
                <text:p>0.196179</text:p>
              </table:table-cell>
              <table:table-cell office:value-type="float" office:value="0.267593">
                <text:p>0.267593</text:p>
              </table:table-cell>
              <table:table-cell office:value-type="float" office:value="0.128443">
                <text:p>0.128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2.59126">
                <text:p>2.59126</text:p>
              </table:table-cell>
              <table:table-cell office:value-type="float" office:value="12.6533">
                <text:p>12.6533</text:p>
              </table:table-cell>
              <table:table-cell office:value-type="float" office:value="7.75065">
                <text:p>7.75065</text:p>
              </table:table-cell>
              <table:table-cell office:value-type="float" office:value="10.3081">
                <text:p>10.3081</text:p>
              </table:table-cell>
              <table:table-cell office:value-type="float" office:value="1.82677">
                <text:p>1.82677</text:p>
              </table:table-cell>
              <table:table-cell office:value-type="float" office:value="2.87862">
                <text:p>2.87862</text:p>
              </table:table-cell>
              <table:table-cell office:value-type="float" office:value="0.290017">
                <text:p>0.290017</text:p>
              </table:table-cell>
              <table:table-cell office:value-type="float" office:value="0.277035">
                <text:p>0.277035</text:p>
              </table:table-cell>
              <table:table-cell office:value-type="float" office:value="0.426165">
                <text:p>0.426165</text:p>
              </table:table-cell>
              <table:table-cell office:value-type="float" office:value="0.199377">
                <text:p>0.199377</text:p>
              </table:table-cell>
              <table:table-cell office:value-type="float" office:value="0.272588">
                <text:p>0.272588</text:p>
              </table:table-cell>
              <table:table-cell office:value-type="float" office:value="0.132217">
                <text:p>0.132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2.71071">
                <text:p>2.71071</text:p>
              </table:table-cell>
              <table:table-cell office:value-type="float" office:value="13.2149">
                <text:p>13.2149</text:p>
              </table:table-cell>
              <table:table-cell office:value-type="float" office:value="8.08694">
                <text:p>8.08694</text:p>
              </table:table-cell>
              <table:table-cell office:value-type="float" office:value="10.9087">
                <text:p>10.9087</text:p>
              </table:table-cell>
              <table:table-cell office:value-type="float" office:value="1.91005">
                <text:p>1.91005</text:p>
              </table:table-cell>
              <table:table-cell office:value-type="float" office:value="2.94737">
                <text:p>2.94737</text:p>
              </table:table-cell>
              <table:table-cell office:value-type="float" office:value="0.301402">
                <text:p>0.301402</text:p>
              </table:table-cell>
              <table:table-cell office:value-type="float" office:value="0.283276">
                <text:p>0.283276</text:p>
              </table:table-cell>
              <table:table-cell office:value-type="float" office:value="0.427739">
                <text:p>0.427739</text:p>
              </table:table-cell>
              <table:table-cell office:value-type="float" office:value="0.202856">
                <text:p>0.202856</text:p>
              </table:table-cell>
              <table:table-cell office:value-type="float" office:value="0.263957">
                <text:p>0.263957</text:p>
              </table:table-cell>
              <table:table-cell office:value-type="float" office:value="0.132179">
                <text:p>0.132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2.77685">
                <text:p>2.77685</text:p>
              </table:table-cell>
              <table:table-cell office:value-type="float" office:value="13.8848">
                <text:p>13.8848</text:p>
              </table:table-cell>
              <table:table-cell office:value-type="float" office:value="8.4566">
                <text:p>8.4566</text:p>
              </table:table-cell>
              <table:table-cell office:value-type="float" office:value="11.3871">
                <text:p>11.3871</text:p>
              </table:table-cell>
              <table:table-cell office:value-type="float" office:value="2.01745">
                <text:p>2.01745</text:p>
              </table:table-cell>
              <table:table-cell office:value-type="float" office:value="3.08607">
                <text:p>3.08607</text:p>
              </table:table-cell>
              <table:table-cell office:value-type="float" office:value="0.298221">
                <text:p>0.298221</text:p>
              </table:table-cell>
              <table:table-cell office:value-type="float" office:value="0.282364">
                <text:p>0.282364</text:p>
              </table:table-cell>
              <table:table-cell office:value-type="float" office:value="0.440101">
                <text:p>0.440101</text:p>
              </table:table-cell>
              <table:table-cell office:value-type="float" office:value="0.206376">
                <text:p>0.206376</text:p>
              </table:table-cell>
              <table:table-cell office:value-type="float" office:value="0.292748">
                <text:p>0.292748</text:p>
              </table:table-cell>
              <table:table-cell office:value-type="float" office:value="0.13599">
                <text:p>0.13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.94782">
                <text:p>2.94782</text:p>
              </table:table-cell>
              <table:table-cell office:value-type="float" office:value="14.5376">
                <text:p>14.5376</text:p>
              </table:table-cell>
              <table:table-cell office:value-type="float" office:value="8.82874">
                <text:p>8.82874</text:p>
              </table:table-cell>
              <table:table-cell office:value-type="float" office:value="12.1027">
                <text:p>12.1027</text:p>
              </table:table-cell>
              <table:table-cell office:value-type="float" office:value="2.09638">
                <text:p>2.09638</text:p>
              </table:table-cell>
              <table:table-cell office:value-type="float" office:value="3.28597">
                <text:p>3.28597</text:p>
              </table:table-cell>
              <table:table-cell office:value-type="float" office:value="0.309056">
                <text:p>0.309056</text:p>
              </table:table-cell>
              <table:table-cell office:value-type="float" office:value="0.287714">
                <text:p>0.287714</text:p>
              </table:table-cell>
              <table:table-cell office:value-type="float" office:value="0.440646">
                <text:p>0.440646</text:p>
              </table:table-cell>
              <table:table-cell office:value-type="float" office:value="0.225891">
                <text:p>0.225891</text:p>
              </table:table-cell>
              <table:table-cell office:value-type="float" office:value="0.287278">
                <text:p>0.287278</text:p>
              </table:table-cell>
              <table:table-cell office:value-type="float" office:value="0.139705">
                <text:p>0.139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3.01061">
                <text:p>3.01061</text:p>
              </table:table-cell>
              <table:table-cell office:value-type="float" office:value="15.3595">
                <text:p>15.3595</text:p>
              </table:table-cell>
              <table:table-cell office:value-type="float" office:value="9.31059">
                <text:p>9.31059</text:p>
              </table:table-cell>
              <table:table-cell office:value-type="float" office:value="12.457">
                <text:p>12.457</text:p>
              </table:table-cell>
              <table:table-cell office:value-type="float" office:value="2.1909">
                <text:p>2.1909</text:p>
              </table:table-cell>
              <table:table-cell office:value-type="float" office:value="3.40246">
                <text:p>3.40246</text:p>
              </table:table-cell>
              <table:table-cell office:value-type="float" office:value="0.309407">
                <text:p>0.309407</text:p>
              </table:table-cell>
              <table:table-cell office:value-type="float" office:value="0.292642">
                <text:p>0.292642</text:p>
              </table:table-cell>
              <table:table-cell office:value-type="float" office:value="0.454309">
                <text:p>0.454309</text:p>
              </table:table-cell>
              <table:table-cell office:value-type="float" office:value="0.215905">
                <text:p>0.215905</text:p>
              </table:table-cell>
              <table:table-cell office:value-type="float" office:value="0.294261">
                <text:p>0.294261</text:p>
              </table:table-cell>
              <table:table-cell office:value-type="float" office:value="0.144163">
                <text:p>0.1441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3.15816">
                <text:p>3.15816</text:p>
              </table:table-cell>
              <table:table-cell office:value-type="float" office:value="16.0228">
                <text:p>16.0228</text:p>
              </table:table-cell>
              <table:table-cell office:value-type="float" office:value="9.68013">
                <text:p>9.68013</text:p>
              </table:table-cell>
              <table:table-cell office:value-type="float" office:value="13.0711">
                <text:p>13.0711</text:p>
              </table:table-cell>
              <table:table-cell office:value-type="float" office:value="2.29168">
                <text:p>2.29168</text:p>
              </table:table-cell>
              <table:table-cell office:value-type="float" office:value="3.53331">
                <text:p>3.53331</text:p>
              </table:table-cell>
              <table:table-cell office:value-type="float" office:value="0.316077">
                <text:p>0.316077</text:p>
              </table:table-cell>
              <table:table-cell office:value-type="float" office:value="0.299354">
                <text:p>0.299354</text:p>
              </table:table-cell>
              <table:table-cell office:value-type="float" office:value="0.457209">
                <text:p>0.457209</text:p>
              </table:table-cell>
              <table:table-cell office:value-type="float" office:value="0.213274">
                <text:p>0.213274</text:p>
              </table:table-cell>
              <table:table-cell office:value-type="float" office:value="0.298189">
                <text:p>0.298189</text:p>
              </table:table-cell>
              <table:table-cell office:value-type="float" office:value="0.14634">
                <text:p>0.146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3.26644">
                <text:p>3.26644</text:p>
              </table:table-cell>
              <table:table-cell office:value-type="float" office:value="16.8246">
                <text:p>16.8246</text:p>
              </table:table-cell>
              <table:table-cell office:value-type="float" office:value="10.1538">
                <text:p>10.1538</text:p>
              </table:table-cell>
              <table:table-cell office:value-type="float" office:value="13.6133">
                <text:p>13.6133</text:p>
              </table:table-cell>
              <table:table-cell office:value-type="float" office:value="2.4094">
                <text:p>2.4094</text:p>
              </table:table-cell>
              <table:table-cell office:value-type="float" office:value="3.71946">
                <text:p>3.71946</text:p>
              </table:table-cell>
              <table:table-cell office:value-type="float" office:value="0.327123">
                <text:p>0.327123</text:p>
              </table:table-cell>
              <table:table-cell office:value-type="float" office:value="0.310577">
                <text:p>0.310577</text:p>
              </table:table-cell>
              <table:table-cell office:value-type="float" office:value="0.468095">
                <text:p>0.468095</text:p>
              </table:table-cell>
              <table:table-cell office:value-type="float" office:value="0.220994">
                <text:p>0.220994</text:p>
              </table:table-cell>
              <table:table-cell office:value-type="float" office:value="0.295001">
                <text:p>0.295001</text:p>
              </table:table-cell>
              <table:table-cell office:value-type="float" office:value="0.147589">
                <text:p>0.147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4.04953">
                <text:p>4.04953</text:p>
              </table:table-cell>
              <table:table-cell office:value-type="float" office:value="17.8734">
                <text:p>17.8734</text:p>
              </table:table-cell>
              <table:table-cell office:value-type="float" office:value="10.7184">
                <text:p>10.7184</text:p>
              </table:table-cell>
              <table:table-cell office:value-type="float" office:value="14.5486">
                <text:p>14.5486</text:p>
              </table:table-cell>
              <table:table-cell office:value-type="float" office:value="2.51837">
                <text:p>2.51837</text:p>
              </table:table-cell>
              <table:table-cell office:value-type="float" office:value="4.79476">
                <text:p>4.79476</text:p>
              </table:table-cell>
              <table:table-cell office:value-type="float" office:value="0.332421">
                <text:p>0.332421</text:p>
              </table:table-cell>
              <table:table-cell office:value-type="float" office:value="0.324498">
                <text:p>0.324498</text:p>
              </table:table-cell>
              <table:table-cell office:value-type="float" office:value="0.492926">
                <text:p>0.492926</text:p>
              </table:table-cell>
              <table:table-cell office:value-type="float" office:value="0.243031">
                <text:p>0.243031</text:p>
              </table:table-cell>
              <table:table-cell office:value-type="float" office:value="0.308696">
                <text:p>0.308696</text:p>
              </table:table-cell>
              <table:table-cell office:value-type="float" office:value="0.149993">
                <text:p>0.149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3.64054">
                <text:p>3.64054</text:p>
              </table:table-cell>
              <table:table-cell office:value-type="float" office:value="18.4382">
                <text:p>18.4382</text:p>
              </table:table-cell>
              <table:table-cell office:value-type="float" office:value="11">
                <text:p>11</text:p>
              </table:table-cell>
              <table:table-cell office:value-type="float" office:value="14.9026">
                <text:p>14.9026</text:p>
              </table:table-cell>
              <table:table-cell office:value-type="float" office:value="2.41611">
                <text:p>2.41611</text:p>
              </table:table-cell>
              <table:table-cell office:value-type="float" office:value="4.21041">
                <text:p>4.21041</text:p>
              </table:table-cell>
              <table:table-cell office:value-type="float" office:value="0.339488">
                <text:p>0.339488</text:p>
              </table:table-cell>
              <table:table-cell office:value-type="float" office:value="0.320731">
                <text:p>0.320731</text:p>
              </table:table-cell>
              <table:table-cell office:value-type="float" office:value="0.491327">
                <text:p>0.491327</text:p>
              </table:table-cell>
              <table:table-cell office:value-type="float" office:value="0.226488">
                <text:p>0.226488</text:p>
              </table:table-cell>
              <table:table-cell office:value-type="float" office:value="0.296643">
                <text:p>0.296643</text:p>
              </table:table-cell>
              <table:table-cell office:value-type="float" office:value="0.154811">
                <text:p>0.1548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3.82156">
                <text:p>3.82156</text:p>
              </table:table-cell>
              <table:table-cell office:value-type="float" office:value="19.2138">
                <text:p>19.2138</text:p>
              </table:table-cell>
              <table:table-cell office:value-type="float" office:value="11.5017">
                <text:p>11.5017</text:p>
              </table:table-cell>
              <table:table-cell office:value-type="float" office:value="15.6692">
                <text:p>15.6692</text:p>
              </table:table-cell>
              <table:table-cell office:value-type="float" office:value="2.51594">
                <text:p>2.51594</text:p>
              </table:table-cell>
              <table:table-cell office:value-type="float" office:value="4.32964">
                <text:p>4.32964</text:p>
              </table:table-cell>
              <table:table-cell office:value-type="float" office:value="0.340881">
                <text:p>0.340881</text:p>
              </table:table-cell>
              <table:table-cell office:value-type="float" office:value="0.322371">
                <text:p>0.322371</text:p>
              </table:table-cell>
              <table:table-cell office:value-type="float" office:value="0.503293">
                <text:p>0.503293</text:p>
              </table:table-cell>
              <table:table-cell office:value-type="float" office:value="0.243857">
                <text:p>0.243857</text:p>
              </table:table-cell>
              <table:table-cell office:value-type="float" office:value="0.326597">
                <text:p>0.326597</text:p>
              </table:table-cell>
              <table:table-cell office:value-type="float" office:value="0.152138">
                <text:p>0.152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3.93236">
                <text:p>3.93236</text:p>
              </table:table-cell>
              <table:table-cell office:value-type="float" office:value="20.1081">
                <text:p>20.1081</text:p>
              </table:table-cell>
              <table:table-cell office:value-type="float" office:value="11.9186">
                <text:p>11.9186</text:p>
              </table:table-cell>
              <table:table-cell office:value-type="float" office:value="16.221">
                <text:p>16.221</text:p>
              </table:table-cell>
              <table:table-cell office:value-type="float" office:value="2.62389">
                <text:p>2.62389</text:p>
              </table:table-cell>
              <table:table-cell office:value-type="float" office:value="4.47132">
                <text:p>4.47132</text:p>
              </table:table-cell>
              <table:table-cell office:value-type="float" office:value="0.347551">
                <text:p>0.347551</text:p>
              </table:table-cell>
              <table:table-cell office:value-type="float" office:value="0.327474">
                <text:p>0.327474</text:p>
              </table:table-cell>
              <table:table-cell office:value-type="float" office:value="0.502051">
                <text:p>0.502051</text:p>
              </table:table-cell>
              <table:table-cell office:value-type="float" office:value="0.234825">
                <text:p>0.234825</text:p>
              </table:table-cell>
              <table:table-cell office:value-type="float" office:value="0.325902">
                <text:p>0.325902</text:p>
              </table:table-cell>
              <table:table-cell office:value-type="float" office:value="0.159793">
                <text:p>0.1597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4.19855">
                <text:p>4.19855</text:p>
              </table:table-cell>
              <table:table-cell office:value-type="float" office:value="20.9936">
                <text:p>20.9936</text:p>
              </table:table-cell>
              <table:table-cell office:value-type="float" office:value="12.4814">
                <text:p>12.4814</text:p>
              </table:table-cell>
              <table:table-cell office:value-type="float" office:value="17.2921">
                <text:p>17.2921</text:p>
              </table:table-cell>
              <table:table-cell office:value-type="float" office:value="2.74968">
                <text:p>2.74968</text:p>
              </table:table-cell>
              <table:table-cell office:value-type="float" office:value="4.69086">
                <text:p>4.69086</text:p>
              </table:table-cell>
              <table:table-cell office:value-type="float" office:value="0.352936">
                <text:p>0.352936</text:p>
              </table:table-cell>
              <table:table-cell office:value-type="float" office:value="0.334491">
                <text:p>0.334491</text:p>
              </table:table-cell>
              <table:table-cell office:value-type="float" office:value="0.504695">
                <text:p>0.504695</text:p>
              </table:table-cell>
              <table:table-cell office:value-type="float" office:value="0.255288">
                <text:p>0.255288</text:p>
              </table:table-cell>
              <table:table-cell office:value-type="float" office:value="0.329663">
                <text:p>0.329663</text:p>
              </table:table-cell>
              <table:table-cell office:value-type="float" office:value="0.156284">
                <text:p>0.156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4.19975">
                <text:p>4.19975</text:p>
              </table:table-cell>
              <table:table-cell office:value-type="float" office:value="21.9778">
                <text:p>21.9778</text:p>
              </table:table-cell>
              <table:table-cell office:value-type="float" office:value="12.8713">
                <text:p>12.8713</text:p>
              </table:table-cell>
              <table:table-cell office:value-type="float" office:value="17.5587">
                <text:p>17.5587</text:p>
              </table:table-cell>
              <table:table-cell office:value-type="float" office:value="2.85359">
                <text:p>2.85359</text:p>
              </table:table-cell>
              <table:table-cell office:value-type="float" office:value="4.85393">
                <text:p>4.85393</text:p>
              </table:table-cell>
              <table:table-cell office:value-type="float" office:value="0.355624">
                <text:p>0.355624</text:p>
              </table:table-cell>
              <table:table-cell office:value-type="float" office:value="0.338663">
                <text:p>0.338663</text:p>
              </table:table-cell>
              <table:table-cell office:value-type="float" office:value="0.51576">
                <text:p>0.51576</text:p>
              </table:table-cell>
              <table:table-cell office:value-type="float" office:value="0.257525">
                <text:p>0.257525</text:p>
              </table:table-cell>
              <table:table-cell office:value-type="float" office:value="0.334696">
                <text:p>0.334696</text:p>
              </table:table-cell>
              <table:table-cell office:value-type="float" office:value="0.161713">
                <text:p>0.161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4.43725">
                <text:p>4.43725</text:p>
              </table:table-cell>
              <table:table-cell office:value-type="float" office:value="22.8255">
                <text:p>22.8255</text:p>
              </table:table-cell>
              <table:table-cell office:value-type="float" office:value="13.3671">
                <text:p>13.3671</text:p>
              </table:table-cell>
              <table:table-cell office:value-type="float" office:value="18.4331">
                <text:p>18.4331</text:p>
              </table:table-cell>
              <table:table-cell office:value-type="float" office:value="2.97746">
                <text:p>2.97746</text:p>
              </table:table-cell>
              <table:table-cell office:value-type="float" office:value="5.06837">
                <text:p>5.06837</text:p>
              </table:table-cell>
              <table:table-cell office:value-type="float" office:value="0.365344">
                <text:p>0.365344</text:p>
              </table:table-cell>
              <table:table-cell office:value-type="float" office:value="0.344274">
                <text:p>0.344274</text:p>
              </table:table-cell>
              <table:table-cell office:value-type="float" office:value="0.520382">
                <text:p>0.520382</text:p>
              </table:table-cell>
              <table:table-cell office:value-type="float" office:value="0.243874">
                <text:p>0.243874</text:p>
              </table:table-cell>
              <table:table-cell office:value-type="float" office:value="0.318763">
                <text:p>0.318763</text:p>
              </table:table-cell>
              <table:table-cell office:value-type="float" office:value="0.163192">
                <text:p>0.163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4.58176">
                <text:p>4.58176</text:p>
              </table:table-cell>
              <table:table-cell office:value-type="float" office:value="23.8382">
                <text:p>23.8382</text:p>
              </table:table-cell>
              <table:table-cell office:value-type="float" office:value="13.8728">
                <text:p>13.8728</text:p>
              </table:table-cell>
              <table:table-cell office:value-type="float" office:value="19.0327">
                <text:p>19.0327</text:p>
              </table:table-cell>
              <table:table-cell office:value-type="float" office:value="3.08578">
                <text:p>3.08578</text:p>
              </table:table-cell>
              <table:table-cell office:value-type="float" office:value="5.22096">
                <text:p>5.22096</text:p>
              </table:table-cell>
              <table:table-cell office:value-type="float" office:value="0.371143">
                <text:p>0.371143</text:p>
              </table:table-cell>
              <table:table-cell office:value-type="float" office:value="0.349669">
                <text:p>0.349669</text:p>
              </table:table-cell>
              <table:table-cell office:value-type="float" office:value="0.529883">
                <text:p>0.529883</text:p>
              </table:table-cell>
              <table:table-cell office:value-type="float" office:value="0.247273">
                <text:p>0.247273</text:p>
              </table:table-cell>
              <table:table-cell office:value-type="float" office:value="0.342761">
                <text:p>0.342761</text:p>
              </table:table-cell>
              <table:table-cell office:value-type="float" office:value="0.162482">
                <text:p>0.162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5.03026">
                <text:p>5.03026</text:p>
              </table:table-cell>
              <table:table-cell office:value-type="float" office:value="24.829">
                <text:p>24.829</text:p>
              </table:table-cell>
              <table:table-cell office:value-type="float" office:value="14.6538">
                <text:p>14.6538</text:p>
              </table:table-cell>
              <table:table-cell office:value-type="float" office:value="20.9533">
                <text:p>20.9533</text:p>
              </table:table-cell>
              <table:table-cell office:value-type="float" office:value="3.3782">
                <text:p>3.3782</text:p>
              </table:table-cell>
              <table:table-cell office:value-type="float" office:value="5.72399">
                <text:p>5.72399</text:p>
              </table:table-cell>
              <table:table-cell office:value-type="float" office:value="0.372859">
                <text:p>0.372859</text:p>
              </table:table-cell>
              <table:table-cell office:value-type="float" office:value="0.353796">
                <text:p>0.353796</text:p>
              </table:table-cell>
              <table:table-cell office:value-type="float" office:value="0.53732">
                <text:p>0.53732</text:p>
              </table:table-cell>
              <table:table-cell office:value-type="float" office:value="0.25113">
                <text:p>0.25113</text:p>
              </table:table-cell>
              <table:table-cell office:value-type="float" office:value="0.330174">
                <text:p>0.330174</text:p>
              </table:table-cell>
              <table:table-cell office:value-type="float" office:value="0.17285">
                <text:p>0.17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4.8417">
                <text:p>4.8417</text:p>
              </table:table-cell>
              <table:table-cell office:value-type="float" office:value="25.7865">
                <text:p>25.7865</text:p>
              </table:table-cell>
              <table:table-cell office:value-type="float" office:value="14.9796">
                <text:p>14.9796</text:p>
              </table:table-cell>
              <table:table-cell office:value-type="float" office:value="20.6405">
                <text:p>20.6405</text:p>
              </table:table-cell>
              <table:table-cell office:value-type="float" office:value="3.34576">
                <text:p>3.34576</text:p>
              </table:table-cell>
              <table:table-cell office:value-type="float" office:value="5.63745">
                <text:p>5.63745</text:p>
              </table:table-cell>
              <table:table-cell office:value-type="float" office:value="0.37789">
                <text:p>0.37789</text:p>
              </table:table-cell>
              <table:table-cell office:value-type="float" office:value="0.353874">
                <text:p>0.353874</text:p>
              </table:table-cell>
              <table:table-cell office:value-type="float" office:value="0.54871">
                <text:p>0.54871</text:p>
              </table:table-cell>
              <table:table-cell office:value-type="float" office:value="0.270942">
                <text:p>0.270942</text:p>
              </table:table-cell>
              <table:table-cell office:value-type="float" office:value="0.353572">
                <text:p>0.353572</text:p>
              </table:table-cell>
              <table:table-cell office:value-type="float" office:value="0.170423">
                <text:p>0.170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5.05474">
                <text:p>5.05474</text:p>
              </table:table-cell>
              <table:table-cell office:value-type="float" office:value="26.8104">
                <text:p>26.8104</text:p>
              </table:table-cell>
              <table:table-cell office:value-type="float" office:value="15.6832">
                <text:p>15.6832</text:p>
              </table:table-cell>
              <table:table-cell office:value-type="float" office:value="21.5">
                <text:p>21.5</text:p>
              </table:table-cell>
              <table:table-cell office:value-type="float" office:value="3.48732">
                <text:p>3.48732</text:p>
              </table:table-cell>
              <table:table-cell office:value-type="float" office:value="5.89988">
                <text:p>5.89988</text:p>
              </table:table-cell>
              <table:table-cell office:value-type="float" office:value="0.383386">
                <text:p>0.383386</text:p>
              </table:table-cell>
              <table:table-cell office:value-type="float" office:value="0.363291">
                <text:p>0.363291</text:p>
              </table:table-cell>
              <table:table-cell office:value-type="float" office:value="0.549401">
                <text:p>0.549401</text:p>
              </table:table-cell>
              <table:table-cell office:value-type="float" office:value="0.258344">
                <text:p>0.258344</text:p>
              </table:table-cell>
              <table:table-cell office:value-type="float" office:value="0.352805">
                <text:p>0.352805</text:p>
              </table:table-cell>
              <table:table-cell office:value-type="float" office:value="0.17328">
                <text:p>0.17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5.203">
                <text:p>5.203</text:p>
              </table:table-cell>
              <table:table-cell office:value-type="float" office:value="27.9299">
                <text:p>27.9299</text:p>
              </table:table-cell>
              <table:table-cell office:value-type="float" office:value="16.2197">
                <text:p>16.2197</text:p>
              </table:table-cell>
              <table:table-cell office:value-type="float" office:value="22.2298">
                <text:p>22.2298</text:p>
              </table:table-cell>
              <table:table-cell office:value-type="float" office:value="3.61823">
                <text:p>3.61823</text:p>
              </table:table-cell>
              <table:table-cell office:value-type="float" office:value="6.1264">
                <text:p>6.1264</text:p>
              </table:table-cell>
              <table:table-cell office:value-type="float" office:value="0.390169">
                <text:p>0.390169</text:p>
              </table:table-cell>
              <table:table-cell office:value-type="float" office:value="0.369782">
                <text:p>0.369782</text:p>
              </table:table-cell>
              <table:table-cell office:value-type="float" office:value="0.559001">
                <text:p>0.559001</text:p>
              </table:table-cell>
              <table:table-cell office:value-type="float" office:value="0.281071">
                <text:p>0.281071</text:p>
              </table:table-cell>
              <table:table-cell office:value-type="float" office:value="0.36438">
                <text:p>0.36438</text:p>
              </table:table-cell>
              <table:table-cell office:value-type="float" office:value="0.175619">
                <text:p>0.175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5.49876">
                <text:p>5.49876</text:p>
              </table:table-cell>
              <table:table-cell office:value-type="float" office:value="28.9125">
                <text:p>28.9125</text:p>
              </table:table-cell>
              <table:table-cell office:value-type="float" office:value="16.9086">
                <text:p>16.9086</text:p>
              </table:table-cell>
              <table:table-cell office:value-type="float" office:value="23.6035">
                <text:p>23.6035</text:p>
              </table:table-cell>
              <table:table-cell office:value-type="float" office:value="3.76697">
                <text:p>3.76697</text:p>
              </table:table-cell>
              <table:table-cell office:value-type="float" office:value="6.42813">
                <text:p>6.42813</text:p>
              </table:table-cell>
              <table:table-cell office:value-type="float" office:value="0.394472">
                <text:p>0.394472</text:p>
              </table:table-cell>
              <table:table-cell office:value-type="float" office:value="0.370453">
                <text:p>0.370453</text:p>
              </table:table-cell>
              <table:table-cell office:value-type="float" office:value="0.56587">
                <text:p>0.56587</text:p>
              </table:table-cell>
              <table:table-cell office:value-type="float" office:value="0.267113">
                <text:p>0.267113</text:p>
              </table:table-cell>
              <table:table-cell office:value-type="float" office:value="0.365746">
                <text:p>0.365746</text:p>
              </table:table-cell>
              <table:table-cell office:value-type="float" office:value="0.175224">
                <text:p>0.175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5.57488">
                <text:p>5.57488</text:p>
              </table:table-cell>
              <table:table-cell office:value-type="float" office:value="30.2581">
                <text:p>30.2581</text:p>
              </table:table-cell>
              <table:table-cell office:value-type="float" office:value="17.3704">
                <text:p>17.3704</text:p>
              </table:table-cell>
              <table:table-cell office:value-type="float" office:value="23.8918">
                <text:p>23.8918</text:p>
              </table:table-cell>
              <table:table-cell office:value-type="float" office:value="3.91224">
                <text:p>3.91224</text:p>
              </table:table-cell>
              <table:table-cell office:value-type="float" office:value="6.79669">
                <text:p>6.79669</text:p>
              </table:table-cell>
              <table:table-cell office:value-type="float" office:value="0.399733">
                <text:p>0.399733</text:p>
              </table:table-cell>
              <table:table-cell office:value-type="float" office:value="0.378014">
                <text:p>0.378014</text:p>
              </table:table-cell>
              <table:table-cell office:value-type="float" office:value="0.576492">
                <text:p>0.576492</text:p>
              </table:table-cell>
              <table:table-cell office:value-type="float" office:value="0.268869">
                <text:p>0.268869</text:p>
              </table:table-cell>
              <table:table-cell office:value-type="float" office:value="0.354079">
                <text:p>0.354079</text:p>
              </table:table-cell>
              <table:table-cell office:value-type="float" office:value="0.189792">
                <text:p>0.189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5.76898">
                <text:p>5.76898</text:p>
              </table:table-cell>
              <table:table-cell office:value-type="float" office:value="31.224">
                <text:p>31.224</text:p>
              </table:table-cell>
              <table:table-cell office:value-type="float" office:value="18.0106">
                <text:p>18.0106</text:p>
              </table:table-cell>
              <table:table-cell office:value-type="float" office:value="25.0203">
                <text:p>25.0203</text:p>
              </table:table-cell>
              <table:table-cell office:value-type="float" office:value="4.04373">
                <text:p>4.04373</text:p>
              </table:table-cell>
              <table:table-cell office:value-type="float" office:value="6.85208">
                <text:p>6.85208</text:p>
              </table:table-cell>
              <table:table-cell office:value-type="float" office:value="0.4038">
                <text:p>0.4038</text:p>
              </table:table-cell>
              <table:table-cell office:value-type="float" office:value="0.38203">
                <text:p>0.38203</text:p>
              </table:table-cell>
              <table:table-cell office:value-type="float" office:value="0.576738">
                <text:p>0.576738</text:p>
              </table:table-cell>
              <table:table-cell office:value-type="float" office:value="0.271978">
                <text:p>0.271978</text:p>
              </table:table-cell>
              <table:table-cell office:value-type="float" office:value="0.376646">
                <text:p>0.376646</text:p>
              </table:table-cell>
              <table:table-cell office:value-type="float" office:value="0.185371">
                <text:p>0.1853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5.89597">
                <text:p>5.89597</text:p>
              </table:table-cell>
              <table:table-cell office:value-type="float" office:value="32.5424">
                <text:p>32.5424</text:p>
              </table:table-cell>
              <table:table-cell office:value-type="float" office:value="18.609">
                <text:p>18.609</text:p>
              </table:table-cell>
              <table:table-cell office:value-type="float" office:value="25.6803">
                <text:p>25.6803</text:p>
              </table:table-cell>
              <table:table-cell office:value-type="float" office:value="4.18909">
                <text:p>4.18909</text:p>
              </table:table-cell>
              <table:table-cell office:value-type="float" office:value="7.08121">
                <text:p>7.08121</text:p>
              </table:table-cell>
              <table:table-cell office:value-type="float" office:value="0.408862">
                <text:p>0.408862</text:p>
              </table:table-cell>
              <table:table-cell office:value-type="float" office:value="0.385036">
                <text:p>0.385036</text:p>
              </table:table-cell>
              <table:table-cell office:value-type="float" office:value="0.591405">
                <text:p>0.591405</text:p>
              </table:table-cell>
              <table:table-cell office:value-type="float" office:value="0.274417">
                <text:p>0.274417</text:p>
              </table:table-cell>
              <table:table-cell office:value-type="float" office:value="0.365565">
                <text:p>0.365565</text:p>
              </table:table-cell>
              <table:table-cell office:value-type="float" office:value="0.195772">
                <text:p>0.195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6.64902">
                <text:p>6.64902</text:p>
              </table:table-cell>
              <table:table-cell office:value-type="float" office:value="33.7369">
                <text:p>33.7369</text:p>
              </table:table-cell>
              <table:table-cell office:value-type="float" office:value="19.2606">
                <text:p>19.2606</text:p>
              </table:table-cell>
              <table:table-cell office:value-type="float" office:value="26.5912">
                <text:p>26.5912</text:p>
              </table:table-cell>
              <table:table-cell office:value-type="float" office:value="4.51985">
                <text:p>4.51985</text:p>
              </table:table-cell>
              <table:table-cell office:value-type="float" office:value="8.06558">
                <text:p>8.06558</text:p>
              </table:table-cell>
              <table:table-cell office:value-type="float" office:value="0.413354">
                <text:p>0.413354</text:p>
              </table:table-cell>
              <table:table-cell office:value-type="float" office:value="0.386126">
                <text:p>0.386126</text:p>
              </table:table-cell>
              <table:table-cell office:value-type="float" office:value="0.59587">
                <text:p>0.59587</text:p>
              </table:table-cell>
              <table:table-cell office:value-type="float" office:value="0.280378">
                <text:p>0.280378</text:p>
              </table:table-cell>
              <table:table-cell office:value-type="float" office:value="0.383359">
                <text:p>0.383359</text:p>
              </table:table-cell>
              <table:table-cell office:value-type="float" office:value="0.188309">
                <text:p>0.188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6.34885">
                <text:p>6.34885</text:p>
              </table:table-cell>
              <table:table-cell office:value-type="float" office:value="35.0315">
                <text:p>35.0315</text:p>
              </table:table-cell>
              <table:table-cell office:value-type="float" office:value="19.8916">
                <text:p>19.8916</text:p>
              </table:table-cell>
              <table:table-cell office:value-type="float" office:value="27.9903">
                <text:p>27.9903</text:p>
              </table:table-cell>
              <table:table-cell office:value-type="float" office:value="4.50119">
                <text:p>4.50119</text:p>
              </table:table-cell>
              <table:table-cell office:value-type="float" office:value="7.6379">
                <text:p>7.6379</text:p>
              </table:table-cell>
              <table:table-cell office:value-type="float" office:value="0.419006">
                <text:p>0.419006</text:p>
              </table:table-cell>
              <table:table-cell office:value-type="float" office:value="0.39656">
                <text:p>0.39656</text:p>
              </table:table-cell>
              <table:table-cell office:value-type="float" office:value="0.602511">
                <text:p>0.602511</text:p>
              </table:table-cell>
              <table:table-cell office:value-type="float" office:value="0.280052">
                <text:p>0.280052</text:p>
              </table:table-cell>
              <table:table-cell office:value-type="float" office:value="0.391031">
                <text:p>0.391031</text:p>
              </table:table-cell>
              <table:table-cell office:value-type="float" office:value="0.185504">
                <text:p>0.1855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6.59706">
                <text:p>6.59706</text:p>
              </table:table-cell>
              <table:table-cell office:value-type="float" office:value="36.4156">
                <text:p>36.4156</text:p>
              </table:table-cell>
              <table:table-cell office:value-type="float" office:value="20.6562">
                <text:p>20.6562</text:p>
              </table:table-cell>
              <table:table-cell office:value-type="float" office:value="28.7677">
                <text:p>28.7677</text:p>
              </table:table-cell>
              <table:table-cell office:value-type="float" office:value="4.68432">
                <text:p>4.68432</text:p>
              </table:table-cell>
              <table:table-cell office:value-type="float" office:value="7.91754">
                <text:p>7.91754</text:p>
              </table:table-cell>
              <table:table-cell office:value-type="float" office:value="0.426318">
                <text:p>0.426318</text:p>
              </table:table-cell>
              <table:table-cell office:value-type="float" office:value="0.397456">
                <text:p>0.397456</text:p>
              </table:table-cell>
              <table:table-cell office:value-type="float" office:value="0.604365">
                <text:p>0.604365</text:p>
              </table:table-cell>
              <table:table-cell office:value-type="float" office:value="0.285703">
                <text:p>0.285703</text:p>
              </table:table-cell>
              <table:table-cell office:value-type="float" office:value="0.414066">
                <text:p>0.414066</text:p>
              </table:table-cell>
              <table:table-cell office:value-type="float" office:value="0.190269">
                <text:p>0.190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6.83915">
                <text:p>6.83915</text:p>
              </table:table-cell>
              <table:table-cell office:value-type="float" office:value="37.6149">
                <text:p>37.6149</text:p>
              </table:table-cell>
              <table:table-cell office:value-type="float" office:value="21.2617">
                <text:p>21.2617</text:p>
              </table:table-cell>
              <table:table-cell office:value-type="float" office:value="29.6815">
                <text:p>29.6815</text:p>
              </table:table-cell>
              <table:table-cell office:value-type="float" office:value="4.85846">
                <text:p>4.85846</text:p>
              </table:table-cell>
              <table:table-cell office:value-type="float" office:value="8.22978">
                <text:p>8.22978</text:p>
              </table:table-cell>
              <table:table-cell office:value-type="float" office:value="0.428439">
                <text:p>0.428439</text:p>
              </table:table-cell>
              <table:table-cell office:value-type="float" office:value="0.40608">
                <text:p>0.40608</text:p>
              </table:table-cell>
              <table:table-cell office:value-type="float" office:value="0.615724">
                <text:p>0.615724</text:p>
              </table:table-cell>
              <table:table-cell office:value-type="float" office:value="0.289419">
                <text:p>0.289419</text:p>
              </table:table-cell>
              <table:table-cell office:value-type="float" office:value="0.42068">
                <text:p>0.42068</text:p>
              </table:table-cell>
              <table:table-cell office:value-type="float" office:value="0.191492">
                <text:p>0.191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7.13795">
                <text:p>7.13795</text:p>
              </table:table-cell>
              <table:table-cell office:value-type="float" office:value="38.8197">
                <text:p>38.8197</text:p>
              </table:table-cell>
              <table:table-cell office:value-type="float" office:value="22.1376">
                <text:p>22.1376</text:p>
              </table:table-cell>
              <table:table-cell office:value-type="float" office:value="31.7637">
                <text:p>31.7637</text:p>
              </table:table-cell>
              <table:table-cell office:value-type="float" office:value="5.0556">
                <text:p>5.0556</text:p>
              </table:table-cell>
              <table:table-cell office:value-type="float" office:value="8.58685">
                <text:p>8.58685</text:p>
              </table:table-cell>
              <table:table-cell office:value-type="float" office:value="0.433714">
                <text:p>0.433714</text:p>
              </table:table-cell>
              <table:table-cell office:value-type="float" office:value="0.409465">
                <text:p>0.409465</text:p>
              </table:table-cell>
              <table:table-cell office:value-type="float" office:value="0.620944">
                <text:p>0.620944</text:p>
              </table:table-cell>
              <table:table-cell office:value-type="float" office:value="0.295297">
                <text:p>0.295297</text:p>
              </table:table-cell>
              <table:table-cell office:value-type="float" office:value="0.402012">
                <text:p>0.402012</text:p>
              </table:table-cell>
              <table:table-cell office:value-type="float" office:value="0.193341">
                <text:p>0.193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7.22922">
                <text:p>7.22922</text:p>
              </table:table-cell>
              <table:table-cell office:value-type="float" office:value="40.3487">
                <text:p>40.3487</text:p>
              </table:table-cell>
              <table:table-cell office:value-type="float" office:value="22.8228">
                <text:p>22.8228</text:p>
              </table:table-cell>
              <table:table-cell office:value-type="float" office:value="32.092">
                <text:p>32.092</text:p>
              </table:table-cell>
              <table:table-cell office:value-type="float" office:value="5.23095">
                <text:p>5.23095</text:p>
              </table:table-cell>
              <table:table-cell office:value-type="float" office:value="8.78939">
                <text:p>8.78939</text:p>
              </table:table-cell>
              <table:table-cell office:value-type="float" office:value="0.442419">
                <text:p>0.442419</text:p>
              </table:table-cell>
              <table:table-cell office:value-type="float" office:value="0.410375">
                <text:p>0.410375</text:p>
              </table:table-cell>
              <table:table-cell office:value-type="float" office:value="0.636714">
                <text:p>0.636714</text:p>
              </table:table-cell>
              <table:table-cell office:value-type="float" office:value="0.297433">
                <text:p>0.297433</text:p>
              </table:table-cell>
              <table:table-cell office:value-type="float" office:value="0.408308">
                <text:p>0.408308</text:p>
              </table:table-cell>
              <table:table-cell office:value-type="float" office:value="0.205015">
                <text:p>0.205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7.54948">
                <text:p>7.54948</text:p>
              </table:table-cell>
              <table:table-cell office:value-type="float" office:value="41.6769">
                <text:p>41.6769</text:p>
              </table:table-cell>
              <table:table-cell office:value-type="float" office:value="23.5626">
                <text:p>23.5626</text:p>
              </table:table-cell>
              <table:table-cell office:value-type="float" office:value="34.0681">
                <text:p>34.0681</text:p>
              </table:table-cell>
              <table:table-cell office:value-type="float" office:value="5.41996">
                <text:p>5.41996</text:p>
              </table:table-cell>
              <table:table-cell office:value-type="float" office:value="9.28078">
                <text:p>9.28078</text:p>
              </table:table-cell>
              <table:table-cell office:value-type="float" office:value="0.444401">
                <text:p>0.444401</text:p>
              </table:table-cell>
              <table:table-cell office:value-type="float" office:value="0.417245">
                <text:p>0.417245</text:p>
              </table:table-cell>
              <table:table-cell office:value-type="float" office:value="0.652919">
                <text:p>0.652919</text:p>
              </table:table-cell>
              <table:table-cell office:value-type="float" office:value="0.304312">
                <text:p>0.304312</text:p>
              </table:table-cell>
              <table:table-cell office:value-type="float" office:value="0.413715">
                <text:p>0.413715</text:p>
              </table:table-cell>
              <table:table-cell office:value-type="float" office:value="0.199077">
                <text:p>0.199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7.7075">
                <text:p>7.7075</text:p>
              </table:table-cell>
              <table:table-cell office:value-type="float" office:value="43.2831">
                <text:p>43.2831</text:p>
              </table:table-cell>
              <table:table-cell office:value-type="float" office:value="24.2289">
                <text:p>24.2289</text:p>
              </table:table-cell>
              <table:table-cell office:value-type="float" office:value="34.0059">
                <text:p>34.0059</text:p>
              </table:table-cell>
              <table:table-cell office:value-type="float" office:value="5.59112">
                <text:p>5.59112</text:p>
              </table:table-cell>
              <table:table-cell office:value-type="float" office:value="9.53742">
                <text:p>9.53742</text:p>
              </table:table-cell>
              <table:table-cell office:value-type="float" office:value="0.448284">
                <text:p>0.448284</text:p>
              </table:table-cell>
              <table:table-cell office:value-type="float" office:value="0.420293">
                <text:p>0.420293</text:p>
              </table:table-cell>
              <table:table-cell office:value-type="float" office:value="0.644506">
                <text:p>0.644506</text:p>
              </table:table-cell>
              <table:table-cell office:value-type="float" office:value="0.304135">
                <text:p>0.304135</text:p>
              </table:table-cell>
              <table:table-cell office:value-type="float" office:value="0.416606">
                <text:p>0.416606</text:p>
              </table:table-cell>
              <table:table-cell office:value-type="float" office:value="0.201624">
                <text:p>0.201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8.37126">
                <text:p>8.37126</text:p>
              </table:table-cell>
              <table:table-cell office:value-type="float" office:value="45.698">
                <text:p>45.698</text:p>
              </table:table-cell>
              <table:table-cell office:value-type="float" office:value="25.5034">
                <text:p>25.5034</text:p>
              </table:table-cell>
              <table:table-cell office:value-type="float" office:value="38.1019">
                <text:p>38.1019</text:p>
              </table:table-cell>
              <table:table-cell office:value-type="float" office:value="5.92717">
                <text:p>5.92717</text:p>
              </table:table-cell>
              <table:table-cell office:value-type="float" office:value="9.98024">
                <text:p>9.98024</text:p>
              </table:table-cell>
              <table:table-cell office:value-type="float" office:value="0.458384">
                <text:p>0.458384</text:p>
              </table:table-cell>
              <table:table-cell office:value-type="float" office:value="0.440001">
                <text:p>0.440001</text:p>
              </table:table-cell>
              <table:table-cell office:value-type="float" office:value="0.651893">
                <text:p>0.651893</text:p>
              </table:table-cell>
              <table:table-cell office:value-type="float" office:value="0.30754">
                <text:p>0.30754</text:p>
              </table:table-cell>
              <table:table-cell office:value-type="float" office:value="0.423937">
                <text:p>0.423937</text:p>
              </table:table-cell>
              <table:table-cell office:value-type="float" office:value="0.204789">
                <text:p>0.2047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8.29204">
                <text:p>8.29204</text:p>
              </table:table-cell>
              <table:table-cell office:value-type="float" office:value="50.2174">
                <text:p>50.2174</text:p>
              </table:table-cell>
              <table:table-cell office:value-type="float" office:value="25.8096">
                <text:p>25.8096</text:p>
              </table:table-cell>
              <table:table-cell office:value-type="float" office:value="39.9464">
                <text:p>39.9464</text:p>
              </table:table-cell>
              <table:table-cell office:value-type="float" office:value="5.97114">
                <text:p>5.97114</text:p>
              </table:table-cell>
              <table:table-cell office:value-type="float" office:value="10.1163">
                <text:p>10.1163</text:p>
              </table:table-cell>
              <table:table-cell office:value-type="float" office:value="0.461861">
                <text:p>0.461861</text:p>
              </table:table-cell>
              <table:table-cell office:value-type="float" office:value="0.429865">
                <text:p>0.429865</text:p>
              </table:table-cell>
              <table:table-cell office:value-type="float" office:value="0.661503">
                <text:p>0.661503</text:p>
              </table:table-cell>
              <table:table-cell office:value-type="float" office:value="0.311909">
                <text:p>0.311909</text:p>
              </table:table-cell>
              <table:table-cell office:value-type="float" office:value="0.423538">
                <text:p>0.423538</text:p>
              </table:table-cell>
              <table:table-cell office:value-type="float" office:value="0.207116">
                <text:p>0.207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8.49583">
                <text:p>8.49583</text:p>
              </table:table-cell>
              <table:table-cell office:value-type="float" office:value="51.2996">
                <text:p>51.2996</text:p>
              </table:table-cell>
              <table:table-cell office:value-type="float" office:value="26.6514">
                <text:p>26.6514</text:p>
              </table:table-cell>
              <table:table-cell office:value-type="float" office:value="40.9324">
                <text:p>40.9324</text:p>
              </table:table-cell>
              <table:table-cell office:value-type="float" office:value="6.16836">
                <text:p>6.16836</text:p>
              </table:table-cell>
              <table:table-cell office:value-type="float" office:value="10.4042">
                <text:p>10.4042</text:p>
              </table:table-cell>
              <table:table-cell office:value-type="float" office:value="0.464061">
                <text:p>0.464061</text:p>
              </table:table-cell>
              <table:table-cell office:value-type="float" office:value="0.435371">
                <text:p>0.435371</text:p>
              </table:table-cell>
              <table:table-cell office:value-type="float" office:value="0.666786">
                <text:p>0.666786</text:p>
              </table:table-cell>
              <table:table-cell office:value-type="float" office:value="0.314764">
                <text:p>0.314764</text:p>
              </table:table-cell>
              <table:table-cell office:value-type="float" office:value="0.43119">
                <text:p>0.43119</text:p>
              </table:table-cell>
              <table:table-cell office:value-type="float" office:value="0.207972">
                <text:p>0.207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8.69978">
                <text:p>8.69978</text:p>
              </table:table-cell>
              <table:table-cell office:value-type="float" office:value="52.4771">
                <text:p>52.4771</text:p>
              </table:table-cell>
              <table:table-cell office:value-type="float" office:value="27.3866">
                <text:p>27.3866</text:p>
              </table:table-cell>
              <table:table-cell office:value-type="float" office:value="41.4683">
                <text:p>41.4683</text:p>
              </table:table-cell>
              <table:table-cell office:value-type="float" office:value="6.43407">
                <text:p>6.43407</text:p>
              </table:table-cell>
              <table:table-cell office:value-type="float" office:value="10.7615">
                <text:p>10.7615</text:p>
              </table:table-cell>
              <table:table-cell office:value-type="float" office:value="0.471751">
                <text:p>0.471751</text:p>
              </table:table-cell>
              <table:table-cell office:value-type="float" office:value="0.440829">
                <text:p>0.440829</text:p>
              </table:table-cell>
              <table:table-cell office:value-type="float" office:value="0.673725">
                <text:p>0.673725</text:p>
              </table:table-cell>
              <table:table-cell office:value-type="float" office:value="0.318641">
                <text:p>0.318641</text:p>
              </table:table-cell>
              <table:table-cell office:value-type="float" office:value="0.441668">
                <text:p>0.441668</text:p>
              </table:table-cell>
              <table:table-cell office:value-type="float" office:value="0.210576">
                <text:p>0.210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9.18511">
                <text:p>9.18511</text:p>
              </table:table-cell>
              <table:table-cell office:value-type="float" office:value="53.33">
                <text:p>53.33</text:p>
              </table:table-cell>
              <table:table-cell office:value-type="float" office:value="28.4524">
                <text:p>28.4524</text:p>
              </table:table-cell>
              <table:table-cell office:value-type="float" office:value="43.1546">
                <text:p>43.1546</text:p>
              </table:table-cell>
              <table:table-cell office:value-type="float" office:value="6.60247">
                <text:p>6.60247</text:p>
              </table:table-cell>
              <table:table-cell office:value-type="float" office:value="11.2991">
                <text:p>11.2991</text:p>
              </table:table-cell>
              <table:table-cell office:value-type="float" office:value="0.478506">
                <text:p>0.478506</text:p>
              </table:table-cell>
              <table:table-cell office:value-type="float" office:value="0.447189">
                <text:p>0.447189</text:p>
              </table:table-cell>
              <table:table-cell office:value-type="float" office:value="0.680767">
                <text:p>0.680767</text:p>
              </table:table-cell>
              <table:table-cell office:value-type="float" office:value="0.322632">
                <text:p>0.322632</text:p>
              </table:table-cell>
              <table:table-cell office:value-type="float" office:value="0.412816">
                <text:p>0.412816</text:p>
              </table:table-cell>
              <table:table-cell office:value-type="float" office:value="0.225293">
                <text:p>0.225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9.35696">
                <text:p>9.35696</text:p>
              </table:table-cell>
              <table:table-cell office:value-type="float" office:value="57.7501">
                <text:p>57.7501</text:p>
              </table:table-cell>
              <table:table-cell office:value-type="float" office:value="28.95">
                <text:p>28.95</text:p>
              </table:table-cell>
              <table:table-cell office:value-type="float" office:value="45.3344">
                <text:p>45.3344</text:p>
              </table:table-cell>
              <table:table-cell office:value-type="float" office:value="6.80781">
                <text:p>6.80781</text:p>
              </table:table-cell>
              <table:table-cell office:value-type="float" office:value="11.6959">
                <text:p>11.6959</text:p>
              </table:table-cell>
              <table:table-cell office:value-type="float" office:value="0.482808">
                <text:p>0.482808</text:p>
              </table:table-cell>
              <table:table-cell office:value-type="float" office:value="0.45342">
                <text:p>0.45342</text:p>
              </table:table-cell>
              <table:table-cell office:value-type="float" office:value="0.692433">
                <text:p>0.692433</text:p>
              </table:table-cell>
              <table:table-cell office:value-type="float" office:value="0.35169">
                <text:p>0.35169</text:p>
              </table:table-cell>
              <table:table-cell office:value-type="float" office:value="0.446092">
                <text:p>0.446092</text:p>
              </table:table-cell>
              <table:table-cell office:value-type="float" office:value="0.215969">
                <text:p>0.215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9.5957">
                <text:p>9.5957</text:p>
              </table:table-cell>
              <table:table-cell office:value-type="float" office:value="58.7889">
                <text:p>58.7889</text:p>
              </table:table-cell>
              <table:table-cell office:value-type="float" office:value="29.9225">
                <text:p>29.9225</text:p>
              </table:table-cell>
              <table:table-cell office:value-type="float" office:value="44.04">
                <text:p>44.04</text:p>
              </table:table-cell>
              <table:table-cell office:value-type="float" office:value="7.03667">
                <text:p>7.03667</text:p>
              </table:table-cell>
              <table:table-cell office:value-type="float" office:value="12.1603">
                <text:p>12.1603</text:p>
              </table:table-cell>
              <table:table-cell office:value-type="float" office:value="0.479793">
                <text:p>0.479793</text:p>
              </table:table-cell>
              <table:table-cell office:value-type="float" office:value="0.453972">
                <text:p>0.453972</text:p>
              </table:table-cell>
              <table:table-cell office:value-type="float" office:value="0.698531">
                <text:p>0.698531</text:p>
              </table:table-cell>
              <table:table-cell office:value-type="float" office:value="0.337544">
                <text:p>0.337544</text:p>
              </table:table-cell>
              <table:table-cell office:value-type="float" office:value="0.448865">
                <text:p>0.448865</text:p>
              </table:table-cell>
              <table:table-cell office:value-type="float" office:value="0.21851">
                <text:p>0.21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9.7954">
                <text:p>9.7954</text:p>
              </table:table-cell>
              <table:table-cell office:value-type="float" office:value="58.7785">
                <text:p>58.7785</text:p>
              </table:table-cell>
              <table:table-cell office:value-type="float" office:value="30.7115">
                <text:p>30.7115</text:p>
              </table:table-cell>
              <table:table-cell office:value-type="float" office:value="44.2011">
                <text:p>44.2011</text:p>
              </table:table-cell>
              <table:table-cell office:value-type="float" office:value="7.23114">
                <text:p>7.23114</text:p>
              </table:table-cell>
              <table:table-cell office:value-type="float" office:value="12.4903">
                <text:p>12.4903</text:p>
              </table:table-cell>
              <table:table-cell office:value-type="float" office:value="0.485942">
                <text:p>0.485942</text:p>
              </table:table-cell>
              <table:table-cell office:value-type="float" office:value="0.465622">
                <text:p>0.465622</text:p>
              </table:table-cell>
              <table:table-cell office:value-type="float" office:value="0.705988">
                <text:p>0.705988</text:p>
              </table:table-cell>
              <table:table-cell office:value-type="float" office:value="0.355153">
                <text:p>0.355153</text:p>
              </table:table-cell>
              <table:table-cell office:value-type="float" office:value="0.430266">
                <text:p>0.430266</text:p>
              </table:table-cell>
              <table:table-cell office:value-type="float" office:value="0.221711">
                <text:p>0.2217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11.2329">
                <text:p>11.2329</text:p>
              </table:table-cell>
              <table:table-cell office:value-type="float" office:value="58.2289">
                <text:p>58.2289</text:p>
              </table:table-cell>
              <table:table-cell office:value-type="float" office:value="31.6016">
                <text:p>31.6016</text:p>
              </table:table-cell>
              <table:table-cell office:value-type="float" office:value="45.7102">
                <text:p>45.7102</text:p>
              </table:table-cell>
              <table:table-cell office:value-type="float" office:value="7.52523">
                <text:p>7.52523</text:p>
              </table:table-cell>
              <table:table-cell office:value-type="float" office:value="13.9888">
                <text:p>13.9888</text:p>
              </table:table-cell>
              <table:table-cell office:value-type="float" office:value="0.486332">
                <text:p>0.486332</text:p>
              </table:table-cell>
              <table:table-cell office:value-type="float" office:value="0.461315">
                <text:p>0.461315</text:p>
              </table:table-cell>
              <table:table-cell office:value-type="float" office:value="0.711714">
                <text:p>0.711714</text:p>
              </table:table-cell>
              <table:table-cell office:value-type="float" office:value="0.363205">
                <text:p>0.363205</text:p>
              </table:table-cell>
              <table:table-cell office:value-type="float" office:value="0.458071">
                <text:p>0.458071</text:p>
              </table:table-cell>
              <table:table-cell office:value-type="float" office:value="0.223674">
                <text:p>0.2236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10.8864">
                <text:p>10.8864</text:p>
              </table:table-cell>
              <table:table-cell office:value-type="float" office:value="62.2141">
                <text:p>62.2141</text:p>
              </table:table-cell>
              <table:table-cell office:value-type="float" office:value="32.5251">
                <text:p>32.5251</text:p>
              </table:table-cell>
              <table:table-cell office:value-type="float" office:value="47.3032">
                <text:p>47.3032</text:p>
              </table:table-cell>
              <table:table-cell office:value-type="float" office:value="7.52086">
                <text:p>7.52086</text:p>
              </table:table-cell>
              <table:table-cell office:value-type="float" office:value="13.3496">
                <text:p>13.3496</text:p>
              </table:table-cell>
              <table:table-cell office:value-type="float" office:value="0.497617">
                <text:p>0.497617</text:p>
              </table:table-cell>
              <table:table-cell office:value-type="float" office:value="0.46171">
                <text:p>0.46171</text:p>
              </table:table-cell>
              <table:table-cell office:value-type="float" office:value="0.723118">
                <text:p>0.723118</text:p>
              </table:table-cell>
              <table:table-cell office:value-type="float" office:value="0.342179">
                <text:p>0.342179</text:p>
              </table:table-cell>
              <table:table-cell office:value-type="float" office:value="0.462532">
                <text:p>0.462532</text:p>
              </table:table-cell>
              <table:table-cell office:value-type="float" office:value="0.22603">
                <text:p>0.226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11.2742">
                <text:p>11.2742</text:p>
              </table:table-cell>
              <table:table-cell office:value-type="float" office:value="63.3104">
                <text:p>63.3104</text:p>
              </table:table-cell>
              <table:table-cell office:value-type="float" office:value="33.5336">
                <text:p>33.5336</text:p>
              </table:table-cell>
              <table:table-cell office:value-type="float" office:value="51.3025">
                <text:p>51.3025</text:p>
              </table:table-cell>
              <table:table-cell office:value-type="float" office:value="7.87541">
                <text:p>7.87541</text:p>
              </table:table-cell>
              <table:table-cell office:value-type="float" office:value="13.953">
                <text:p>13.953</text:p>
              </table:table-cell>
              <table:table-cell office:value-type="float" office:value="0.506403">
                <text:p>0.506403</text:p>
              </table:table-cell>
              <table:table-cell office:value-type="float" office:value="0.465483">
                <text:p>0.465483</text:p>
              </table:table-cell>
              <table:table-cell office:value-type="float" office:value="0.727294">
                <text:p>0.727294</text:p>
              </table:table-cell>
              <table:table-cell office:value-type="float" office:value="0.342092">
                <text:p>0.342092</text:p>
              </table:table-cell>
              <table:table-cell office:value-type="float" office:value="0.467237">
                <text:p>0.467237</text:p>
              </table:table-cell>
              <table:table-cell office:value-type="float" office:value="0.229045">
                <text:p>0.2290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12.044">
                <text:p>12.044</text:p>
              </table:table-cell>
              <table:table-cell office:value-type="float" office:value="72.4041">
                <text:p>72.4041</text:p>
              </table:table-cell>
              <table:table-cell office:value-type="float" office:value="34.5496">
                <text:p>34.5496</text:p>
              </table:table-cell>
              <table:table-cell office:value-type="float" office:value="51.168">
                <text:p>51.168</text:p>
              </table:table-cell>
              <table:table-cell office:value-type="float" office:value="8.06616">
                <text:p>8.06616</text:p>
              </table:table-cell>
              <table:table-cell office:value-type="float" office:value="14.274">
                <text:p>14.274</text:p>
              </table:table-cell>
              <table:table-cell office:value-type="float" office:value="0.50478">
                <text:p>0.50478</text:p>
              </table:table-cell>
              <table:table-cell office:value-type="float" office:value="0.476736">
                <text:p>0.476736</text:p>
              </table:table-cell>
              <table:table-cell office:value-type="float" office:value="0.737816">
                <text:p>0.737816</text:p>
              </table:table-cell>
              <table:table-cell office:value-type="float" office:value="0.345139">
                <text:p>0.345139</text:p>
              </table:table-cell>
              <table:table-cell office:value-type="float" office:value="0.476619">
                <text:p>0.476619</text:p>
              </table:table-cell>
              <table:table-cell office:value-type="float" office:value="0.228818">
                <text:p>0.228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2.071">
                <text:p>12.071</text:p>
              </table:table-cell>
              <table:table-cell office:value-type="float" office:value="70.0286">
                <text:p>70.0286</text:p>
              </table:table-cell>
              <table:table-cell office:value-type="float" office:value="35.5112">
                <text:p>35.5112</text:p>
              </table:table-cell>
              <table:table-cell office:value-type="float" office:value="56.1373">
                <text:p>56.1373</text:p>
              </table:table-cell>
              <table:table-cell office:value-type="float" office:value="8.42727">
                <text:p>8.42727</text:p>
              </table:table-cell>
              <table:table-cell office:value-type="float" office:value="15.0706">
                <text:p>15.0706</text:p>
              </table:table-cell>
              <table:table-cell office:value-type="float" office:value="0.513022">
                <text:p>0.513022</text:p>
              </table:table-cell>
              <table:table-cell office:value-type="float" office:value="0.478374">
                <text:p>0.478374</text:p>
              </table:table-cell>
              <table:table-cell office:value-type="float" office:value="0.74579">
                <text:p>0.74579</text:p>
              </table:table-cell>
              <table:table-cell office:value-type="float" office:value="0.350005">
                <text:p>0.350005</text:p>
              </table:table-cell>
              <table:table-cell office:value-type="float" office:value="0.482003">
                <text:p>0.482003</text:p>
              </table:table-cell>
              <table:table-cell office:value-type="float" office:value="0.232938">
                <text:p>0.2329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12.2451">
                <text:p>12.2451</text:p>
              </table:table-cell>
              <table:table-cell office:value-type="float" office:value="72.2953">
                <text:p>72.2953</text:p>
              </table:table-cell>
              <table:table-cell office:value-type="float" office:value="36.5581">
                <text:p>36.5581</text:p>
              </table:table-cell>
              <table:table-cell office:value-type="float" office:value="56.1659">
                <text:p>56.1659</text:p>
              </table:table-cell>
              <table:table-cell office:value-type="float" office:value="8.67226">
                <text:p>8.67226</text:p>
              </table:table-cell>
              <table:table-cell office:value-type="float" office:value="15.5403">
                <text:p>15.5403</text:p>
              </table:table-cell>
              <table:table-cell office:value-type="float" office:value="0.525219">
                <text:p>0.525219</text:p>
              </table:table-cell>
              <table:table-cell office:value-type="float" office:value="0.485541">
                <text:p>0.485541</text:p>
              </table:table-cell>
              <table:table-cell office:value-type="float" office:value="0.759803">
                <text:p>0.759803</text:p>
              </table:table-cell>
              <table:table-cell office:value-type="float" office:value="0.371649">
                <text:p>0.371649</text:p>
              </table:table-cell>
              <table:table-cell office:value-type="float" office:value="0.485371">
                <text:p>0.485371</text:p>
              </table:table-cell>
              <table:table-cell office:value-type="float" office:value="0.235151">
                <text:p>0.2351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